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>
      <style:text-properties fo:font-weight="bold" style:font-weight-asian="bold" style:font-weight-complex="bold"/>
    </style:style>
    <style:style style:name="T21_8" style:family="text">
      <style:text-properties fo:font-weight="bold" style:font-weight-asian="bold" style:font-weight-complex="bold"/>
    </style:style>
    <style:style style:name="T21_9" style:family="text">
      <style:text-properties fo:font-weight="bold" style:font-weight-asian="bold" style:font-weight-complex="bold"/>
    </style:style>
    <style:style style:name="T21_10" style:family="text">
      <style:text-properties fo:font-weight="bold" style:font-weight-asian="bold" style:font-weight-complex="bold"/>
    </style:style>
    <style:style style:name="T21_11" style:family="text">
      <style:text-properties fo:font-weight="bold" style:font-weight-asian="bold" style:font-weight-complex="bold"/>
    </style:style>
    <style:style style:name="T21_12" style:family="text">
      <style:text-properties fo:font-weight="bold" style:font-weight-asian="bold" style:font-weight-complex="bold"/>
    </style:style>
    <style:style style:name="T21_13" style:family="text">
      <style:text-properties fo:font-weight="bold" style:font-weight-asian="bold" style:font-weight-complex="bold"/>
    </style:style>
    <style:style style:name="T21_14" style:family="text">
      <style:text-properties fo:font-weight="bold" style:font-weight-asian="bold" style:font-weight-complex="bold"/>
    </style:style>
    <style:style style:name="T21_15" style:family="text">
      <style:text-properties fo:font-weight="bold" style:font-weight-asian="bold" style:font-weight-complex="bold"/>
    </style:style>
    <style:style style:name="T21_16" style:family="text">
      <style:text-properties fo:font-weight="bold" style:font-weight-asian="bold" style:font-weight-complex="bold"/>
    </style:style>
    <style:style style:name="T21_17" style:family="text">
      <style:text-properties fo:font-weight="bold" style:font-weight-asian="bold" style:font-weight-complex="bold"/>
    </style:style>
    <style:style style:name="T21_18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text-indent="-0.635cm" fo:line-height="115%" fo:margin-left="1.27cm" style:writing-mode="lr-tb"/>
    </style:style>
    <style:style style:name="T49_1" style:family="text">
      <style:text-properties fo:color="#222222"/>
    </style:style>
    <style:style style:name="T49_2" style:family="text">
      <style:text-properties fo:color="#222222"/>
    </style:style>
    <style:style style:name="T49_3" style:family="text">
      <style:text-properties fo:color="#222222"/>
    </style:style>
    <style:style style:name="T49_4" style:family="text">
      <style:text-properties fo:color="#222222"/>
    </style:style>
    <style:style style:name="T49_5" style:family="text">
      <style:text-properties fo:color="#222222"/>
    </style:style>
    <style:style style:name="T49_6" style:family="text">
      <style:text-properties fo:color="#222222"/>
    </style:style>
    <style:style style:name="T49_7" style:family="text">
      <style:text-properties fo:color="#222222"/>
    </style:style>
    <style:style style:name="T49_8" style:family="text">
      <style:text-properties fo:color="#222222"/>
    </style:style>
    <style:style style:name="T49_9" style:family="text">
      <style:text-properties fo:color="#222222"/>
    </style:style>
    <style:style style:name="T49_10" style:family="text">
      <style:text-properties fo:color="#222222"/>
    </style:style>
    <style:style style:name="T49_11" style:family="text">
      <style:text-properties fo:color="#222222"/>
    </style:style>
    <style:style style:name="T49_12" style:family="text">
      <style:text-properties fo:color="#222222"/>
    </style:style>
    <style:style style:name="T49_13" style:family="text">
      <style:text-properties fo:color="#222222"/>
    </style:style>
    <style:style style:name="T49_14" style:family="text">
      <style:text-properties fo:color="#222222"/>
    </style:style>
    <style:style style:name="T49_15" style:family="text">
      <style:text-properties fo:color="#222222"/>
    </style:style>
    <style:style style:name="T49_16" style:family="text">
      <style:text-properties fo:color="#222222"/>
    </style:style>
    <style:style style:name="T49_17" style:family="text">
      <style:text-properties fo:color="#222222"/>
    </style:style>
    <style:style style:name="T49_18" style:family="text">
      <style:text-properties fo:color="#222222"/>
    </style:style>
    <style:style style:name="T49_19" style:family="text">
      <style:text-properties fo:color="#222222"/>
    </style:style>
    <style:style style:name="T49_20" style:family="text">
      <style:text-properties fo:color="#222222"/>
    </style:style>
    <style:style style:name="T49_21" style:family="text">
      <style:text-properties fo:color="#222222"/>
    </style:style>
    <style:style style:name="T49_22" style:family="text">
      <style:text-properties fo:color="#222222"/>
    </style:style>
    <style:style style:name="T49_23" style:family="text">
      <style:text-properties fo:color="#222222"/>
    </style:style>
    <style:style style:name="T49_24" style:family="text">
      <style:text-properties fo:color="#222222"/>
    </style:style>
    <style:style style:name="T49_25" style:family="text">
      <style:text-properties fo:color="#222222"/>
    </style:style>
    <style:style style:name="T49_26" style:family="text">
      <style:text-properties fo:color="#222222"/>
    </style:style>
    <style:style style:name="T49_27" style:family="text">
      <style:text-properties fo:color="#222222"/>
    </style:style>
    <style:style style:name="T49_28" style:family="text">
      <style:text-properties fo:color="#222222"/>
    </style:style>
    <style:style style:name="T49_29" style:family="text">
      <style:text-properties fo:color="#222222"/>
    </style:style>
    <style:style style:name="T49_30" style:family="text">
      <style:text-properties fo:color="#222222"/>
    </style:style>
    <style:style style:name="T49_31" style:family="text">
      <style:text-properties fo:color="#222222"/>
    </style:style>
    <style:style style:name="T49_32" style:family="text">
      <style:text-properties fo:color="#222222"/>
    </style:style>
    <style:style style:name="T49_33" style:family="text">
      <style:text-properties fo:color="#222222"/>
    </style:style>
    <style:style style:name="T49_34" style:family="text">
      <style:text-properties fo:color="#222222"/>
    </style:style>
    <style:style style:name="T49_35" style:family="text">
      <style:text-properties fo:color="#222222"/>
    </style:style>
    <style:style style:name="T49_36" style:family="text">
      <style:text-properties fo:color="#222222"/>
    </style:style>
    <style:style style:name="T49_37" style:family="text">
      <style:text-properties fo:color="#222222"/>
    </style:style>
    <style:style style:name="T49_38" style:family="text">
      <style:text-properties fo:color="#222222"/>
    </style:style>
    <style:style style:name="T49_39" style:family="text">
      <style:text-properties fo:color="#222222"/>
    </style:style>
    <style:style style:name="T49_40" style:family="text">
      <style:text-properties fo:color="#222222"/>
    </style:style>
    <style:style style:name="T49_41" style:family="text">
      <style:text-properties fo:color="#222222"/>
    </style:style>
    <style:style style:name="T49_42" style:family="text">
      <style:text-properties fo:color="#222222"/>
    </style:style>
    <style:style style:name="T49_43" style:family="text">
      <style:text-properties fo:color="#222222"/>
    </style:style>
    <style:style style:name="T49_44" style:family="text">
      <style:text-properties fo:color="#222222"/>
    </style:style>
    <style:style style:name="T49_45" style:family="text">
      <style:text-properties fo:color="#222222"/>
    </style:style>
    <style:style style:name="T49_46" style:family="text">
      <style:text-properties fo:color="#222222"/>
    </style:style>
    <style:style style:name="T49_47" style:family="text">
      <style:text-properties fo:color="#222222"/>
    </style:style>
    <style:style style:name="T49_48" style:family="text">
      <style:text-properties fo:color="#222222"/>
    </style:style>
    <style:style style:name="T49_49" style:family="text">
      <style:text-properties fo:color="#222222"/>
    </style:style>
    <style:style style:name="T49_50" style:family="text">
      <style:text-properties fo:color="#222222"/>
    </style:style>
    <style:style style:name="T49_51" style:family="text">
      <style:text-properties fo:color="#222222"/>
    </style:style>
    <style:style style:name="T49_52" style:family="text">
      <style:text-properties fo:color="#222222"/>
    </style:style>
    <style:style style:name="T49_53" style:family="text">
      <style:text-properties fo:color="#222222"/>
    </style:style>
    <style:style style:name="T49_54" style:family="text">
      <style:text-properties fo:color="#222222"/>
    </style:style>
    <style:style style:name="T49_55" style:family="text">
      <style:text-properties fo:color="#222222"/>
    </style:style>
    <style:style style:name="T49_56" style:family="text">
      <style:text-properties fo:color="#222222"/>
    </style:style>
    <style:style style:name="T49_57" style:family="text">
      <style:text-properties fo:color="#222222"/>
    </style:style>
    <style:style style:name="T49_58" style:family="text">
      <style:text-properties fo:color="#222222"/>
    </style:style>
    <style:style style:name="T49_59" style:family="text">
      <style:text-properties fo:color="#222222"/>
    </style:style>
    <style:style style:name="T49_60" style:family="text">
      <style:text-properties fo:color="#222222"/>
    </style:style>
    <style:style style:name="T49_61" style:family="text">
      <style:text-properties fo:color="#222222"/>
    </style:style>
    <style:style style:name="T49_62" style:family="text">
      <style:text-properties fo:color="#222222"/>
    </style:style>
    <style:style style:name="T49_63" style:family="text">
      <style:text-properties fo:color="#222222"/>
    </style:style>
    <style:style style:name="T49_64" style:family="text">
      <style:text-properties fo:color="#222222"/>
    </style:style>
    <style:style style:name="T49_65" style:family="text">
      <style:text-properties fo:color="#222222"/>
    </style:style>
    <style:style style:name="T49_66" style:family="text">
      <style:text-properties fo:color="#222222"/>
    </style:style>
    <style:style style:name="T49_67" style:family="text">
      <style:text-properties fo:color="#222222"/>
    </style:style>
    <style:style style:name="T49_68" style:family="text">
      <style:text-properties fo:color="#222222"/>
    </style:style>
    <style:style style:name="T49_69" style:family="text">
      <style:text-properties fo:color="#222222"/>
    </style:style>
    <style:style style:name="T49_70" style:family="text">
      <style:text-properties fo:color="#222222"/>
    </style:style>
    <style:style style:name="T49_71" style:family="text">
      <style:text-properties fo:color="#222222"/>
    </style:style>
    <style:style style:name="T49_72" style:family="text">
      <style:text-properties fo:color="#222222"/>
    </style:style>
    <style:style style:name="T49_73" style:family="text">
      <style:text-properties fo:color="#222222"/>
    </style:style>
    <style:style style:name="T49_74" style:family="text">
      <style:text-properties fo:color="#222222"/>
    </style:style>
    <style:style style:name="T49_75" style:family="text">
      <style:text-properties fo:color="#222222"/>
    </style:style>
    <style:style style:name="T49_76" style:family="text">
      <style:text-properties fo:color="#222222"/>
    </style:style>
    <style:style style:name="T49_77" style:family="text">
      <style:text-properties fo:color="#222222"/>
    </style:style>
    <style:style style:name="T49_78" style:family="text">
      <style:text-properties fo:color="#222222"/>
    </style:style>
    <style:style style:name="T49_79" style:family="text">
      <style:text-properties fo:color="#222222"/>
    </style:style>
    <style:style style:name="T49_80" style:family="text">
      <style:text-properties fo:color="#222222"/>
    </style:style>
    <style:style style:name="T49_81" style:family="text">
      <style:text-properties fo:color="#222222"/>
    </style:style>
    <style:style style:name="T49_82" style:family="text">
      <style:text-properties fo:color="#222222"/>
    </style:style>
    <style:style style:name="T49_83" style:family="text">
      <style:text-properties fo:color="#222222"/>
    </style:style>
    <style:style style:name="T49_84" style:family="text">
      <style:text-properties fo:color="#222222"/>
    </style:style>
    <style:style style:name="T49_85" style:family="text">
      <style:text-properties fo:color="#222222"/>
    </style:style>
    <style:style style:name="T49_86" style:family="text">
      <style:text-properties fo:color="#222222"/>
    </style:style>
    <style:style style:name="T49_87" style:family="text">
      <style:text-properties fo:color="#222222"/>
    </style:style>
    <style:style style:name="T49_88" style:family="text">
      <style:text-properties fo:color="#222222"/>
    </style:style>
    <style:style style:name="T49_89" style:family="text">
      <style:text-properties fo:color="#222222"/>
    </style:style>
    <style:style style:name="T49_90" style:family="text">
      <style:text-properties fo:color="#222222"/>
    </style:style>
    <style:style style:name="T49_91" style:family="text">
      <style:text-properties fo:color="#222222"/>
    </style:style>
    <style:style style:name="T49_92" style:family="text">
      <style:text-properties fo:color="#222222"/>
    </style:style>
    <style:style style:name="T49_93" style:family="text">
      <style:text-properties fo:color="#222222"/>
    </style:style>
    <style:style style:name="T49_94" style:family="text">
      <style:text-properties fo:color="#222222"/>
    </style:style>
    <style:style style:name="T49_95" style:family="text">
      <style:text-properties fo:color="#222222"/>
    </style:style>
    <style:style style:name="T49_96" style:family="text">
      <style:text-properties fo:color="#222222"/>
    </style:style>
    <style:style style:name="T49_97" style:family="text">
      <style:text-properties fo:color="#222222"/>
    </style:style>
    <style:style style:name="T49_98" style:family="text">
      <style:text-properties fo:color="#222222"/>
    </style:style>
    <style:style style:name="T49_99" style:family="text">
      <style:text-properties fo:color="#222222"/>
    </style:style>
    <style:style style:name="T49_100" style:family="text">
      <style:text-properties fo:color="#222222"/>
    </style:style>
    <style:style style:name="T49_101" style:family="text">
      <style:text-properties fo:color="#222222"/>
    </style:style>
    <style:style style:name="T49_102" style:family="text">
      <style:text-properties fo:color="#222222"/>
    </style:style>
    <style:style style:name="T49_103" style:family="text">
      <style:text-properties fo:color="#222222"/>
    </style:style>
    <style:style style:name="T49_104" style:family="text">
      <style:text-properties fo:color="#222222"/>
    </style:style>
    <style:style style:name="T49_105" style:family="text">
      <style:text-properties fo:color="#222222"/>
    </style:style>
    <style:style style:name="T49_106" style:family="text">
      <style:text-properties fo:color="#222222"/>
    </style:style>
    <style:style style:name="T49_107" style:family="text">
      <style:text-properties fo:color="#222222" fo:font-weight="bold" style:font-weight-asian="bold" style:font-weight-complex="bold"/>
    </style:style>
    <style:style style:name="T49_108" style:family="text">
      <style:text-properties fo:color="#222222" fo:font-weight="bold" style:font-weight-asian="bold" style:font-weight-complex="bold"/>
    </style:style>
    <style:style style:name="T49_109" style:family="text">
      <style:text-properties fo:color="#222222" fo:font-weight="bold" style:font-weight-asian="bold" style:font-weight-complex="bold"/>
    </style:style>
    <style:style style:name="T49_110" style:family="text">
      <style:text-properties fo:color="#222222" fo:font-weight="bold" style:font-weight-asian="bold" style:font-weight-complex="bold"/>
    </style:style>
    <style:style style:name="T49_111" style:family="text">
      <style:text-properties fo:color="#222222" fo:font-weight="bold" style:font-weight-asian="bold" style:font-weight-complex="bold"/>
    </style:style>
    <style:style style:name="T49_112" style:family="text">
      <style:text-properties fo:color="#222222" fo:font-weight="bold" style:font-weight-asian="bold" style:font-weight-complex="bold"/>
    </style:style>
    <style:style style:name="T49_113" style:family="text">
      <style:text-properties fo:color="#222222" fo:font-weight="bold" style:font-weight-asian="bold" style:font-weight-complex="bold"/>
    </style:style>
    <style:style style:name="T49_114" style:family="text">
      <style:text-properties fo:color="#222222" fo:font-weight="bold" style:font-weight-asian="bold" style:font-weight-complex="bold"/>
    </style:style>
    <style:style style:name="P50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50_1" style:family="text">
      <style:text-properties fo:color="#222222"/>
    </style:style>
    <style:style style:name="T50_2" style:family="text">
      <style:text-properties fo:color="#222222"/>
    </style:style>
    <style:style style:name="T50_3" style:family="text">
      <style:text-properties fo:color="#222222"/>
    </style:style>
    <style:style style:name="T50_4" style:family="text">
      <style:text-properties fo:color="#222222"/>
    </style:style>
    <style:style style:name="T50_5" style:family="text">
      <style:text-properties fo:color="#222222"/>
    </style:style>
    <style:style style:name="T50_6" style:family="text">
      <style:text-properties fo:color="#222222"/>
    </style:style>
    <style:style style:name="T50_7" style:family="text">
      <style:text-properties fo:color="#222222"/>
    </style:style>
    <style:style style:name="T50_8" style:family="text">
      <style:text-properties fo:color="#222222"/>
    </style:style>
    <style:style style:name="T50_9" style:family="text">
      <style:text-properties fo:color="#222222"/>
    </style:style>
    <style:style style:name="T50_10" style:family="text">
      <style:text-properties fo:color="#222222"/>
    </style:style>
    <style:style style:name="P51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51_1" style:family="text">
      <style:text-properties fo:color="#222222"/>
    </style:style>
    <style:style style:name="T51_2" style:family="text">
      <style:text-properties fo:color="#222222"/>
    </style:style>
    <style:style style:name="T51_3" style:family="text">
      <style:text-properties fo:color="#222222"/>
    </style:style>
    <style:style style:name="T51_4" style:family="text">
      <style:text-properties fo:color="#222222"/>
    </style:style>
    <style:style style:name="T51_5" style:family="text">
      <style:text-properties fo:color="#222222"/>
    </style:style>
    <style:style style:name="T51_6" style:family="text">
      <style:text-properties fo:color="#222222"/>
    </style:style>
    <style:style style:name="T51_7" style:family="text">
      <style:text-properties fo:color="#222222"/>
    </style:style>
    <style:style style:name="T51_8" style:family="text">
      <style:text-properties fo:color="#222222"/>
    </style:style>
    <style:style style:name="T51_9" style:family="text">
      <style:text-properties fo:color="#222222"/>
    </style:style>
    <style:style style:name="T51_10" style:family="text">
      <style:text-properties fo:color="#222222"/>
    </style:style>
    <style:style style:name="T51_11" style:family="text">
      <style:text-properties fo:color="#222222"/>
    </style:style>
    <style:style style:name="P52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52_1" style:family="text">
      <style:text-properties fo:color="#222222"/>
    </style:style>
    <style:style style:name="T52_2" style:family="text">
      <style:text-properties fo:color="#222222"/>
    </style:style>
    <style:style style:name="T52_3" style:family="text">
      <style:text-properties fo:color="#222222"/>
    </style:style>
    <style:style style:name="T52_4" style:family="text">
      <style:text-properties fo:color="#222222"/>
    </style:style>
    <style:style style:name="T52_5" style:family="text">
      <style:text-properties fo:color="#222222"/>
    </style:style>
    <style:style style:name="T52_6" style:family="text">
      <style:text-properties fo:color="#222222"/>
    </style:style>
    <style:style style:name="T52_7" style:family="text">
      <style:text-properties fo:color="#222222"/>
    </style:style>
    <style:style style:name="T52_8" style:family="text">
      <style:text-properties fo:color="#222222"/>
    </style:style>
    <style:style style:name="T52_9" style:family="text">
      <style:text-properties fo:color="#222222"/>
    </style:style>
    <style:style style:name="T52_10" style:family="text">
      <style:text-properties fo:color="#222222"/>
    </style:style>
    <style:style style:name="T52_11" style:family="text">
      <style:text-properties fo:color="#222222"/>
    </style:style>
    <style:style style:name="P53" style:family="paragraph" style:parent-style-name="Standard">
      <style:paragraph-properties fo:text-align="justify" fo:break-before="auto" fo:text-indent="0cm" fo:line-height="115%" fo:margin-top="0cm" fo:margin-bottom="0cm" style:writing-mode="lr-tb"/>
    </style:style>
    <style:style style:name="T53_1" style:family="text">
      <style:text-properties fo:color="#222222"/>
    </style:style>
    <style:style style:name="T53_2" style:family="text">
      <style:text-properties fo:color="#222222"/>
    </style:style>
    <style:style style:name="T53_3" style:family="text">
      <style:text-properties fo:color="#222222"/>
    </style:style>
    <style:style style:name="T53_4" style:family="text">
      <style:text-properties fo:color="#222222"/>
    </style:style>
    <style:style style:name="T53_5" style:family="text">
      <style:text-properties fo:color="#222222"/>
    </style:style>
    <style:style style:name="T53_6" style:family="text">
      <style:text-properties fo:color="#222222"/>
    </style:style>
    <style:style style:name="T53_7" style:family="text">
      <style:text-properties fo:color="#222222"/>
    </style:style>
    <style:style style:name="T53_8" style:family="text">
      <style:text-properties fo:color="#222222"/>
    </style:style>
    <style:style style:name="T53_9" style:family="text">
      <style:text-properties fo:color="#222222"/>
    </style:style>
    <style:style style:name="T53_10" style:family="text">
      <style:text-properties fo:color="#222222"/>
    </style:style>
    <style:style style:name="T53_11" style:family="text">
      <style:text-properties fo:color="#222222"/>
    </style:style>
    <style:style style:name="T53_12" style:family="text">
      <style:text-properties fo:color="#222222"/>
    </style:style>
    <style:style style:name="T53_13" style:family="text">
      <style:text-properties fo:color="#222222"/>
    </style:style>
    <style:style style:name="T53_14" style:family="text">
      <style:text-properties fo:color="#222222"/>
    </style:style>
    <style:style style:name="T53_15" style:family="text">
      <style:text-properties fo:color="#222222"/>
    </style:style>
    <style:style style:name="T53_16" style:family="text">
      <style:text-properties fo:color="#222222"/>
    </style:style>
    <style:style style:name="T53_17" style:family="text">
      <style:text-properties fo:color="#222222"/>
    </style:style>
    <style:style style:name="T53_18" style:family="text">
      <style:text-properties fo:color="#222222"/>
    </style:style>
    <style:style style:name="T53_19" style:family="text">
      <style:text-properties fo:color="#222222"/>
    </style:style>
    <style:style style:name="T53_20" style:family="text">
      <style:text-properties fo:color="#222222"/>
    </style:style>
    <style:style style:name="T53_21" style:family="text">
      <style:text-properties fo:color="#222222"/>
    </style:style>
    <style:style style:name="T53_22" style:family="text">
      <style:text-properties fo:color="#222222"/>
    </style:style>
    <style:style style:name="T53_23" style:family="text">
      <style:text-properties fo:color="#222222"/>
    </style:style>
    <style:style style:name="T53_24" style:family="text">
      <style:text-properties fo:color="#222222"/>
    </style:style>
    <style:style style:name="T53_25" style:family="text">
      <style:text-properties fo:color="#222222"/>
    </style:style>
    <style:style style:name="T53_26" style:family="text">
      <style:text-properties fo:color="#222222"/>
    </style:style>
    <style:style style:name="T53_27" style:family="text">
      <style:text-properties fo:color="#222222"/>
    </style:style>
    <style:style style:name="T53_28" style:family="text">
      <style:text-properties fo:color="#222222"/>
    </style:style>
    <style:style style:name="T53_29" style:family="text">
      <style:text-properties fo:color="#222222"/>
    </style:style>
    <style:style style:name="T53_30" style:family="text">
      <style:text-properties fo:color="#222222"/>
    </style:style>
    <style:style style:name="T53_31" style:family="text">
      <style:text-properties fo:color="#222222"/>
    </style:style>
    <style:style style:name="T53_32" style:family="text">
      <style:text-properties fo:color="#222222"/>
    </style:style>
    <style:style style:name="T53_33" style:family="text">
      <style:text-properties fo:color="#222222"/>
    </style:style>
    <style:style style:name="T53_34" style:family="text">
      <style:text-properties fo:color="#222222"/>
    </style:style>
    <style:style style:name="P54" style:family="paragraph" style:parent-style-name="Standard">
      <style:paragraph-properties fo:text-align="justify" fo:break-before="auto" fo:text-indent="-0.635cm" fo:line-height="115%" fo:margin-left="1.27cm" style:writing-mode="lr-tb"/>
    </style:style>
    <style:style style:name="T54_1" style:family="text">
      <style:text-properties fo:color="#222222" fo:font-weight="bold" style:font-weight-asian="bold" style:font-weight-complex="bold"/>
    </style:style>
    <style:style style:name="T54_2" style:family="text">
      <style:text-properties fo:color="#222222" fo:font-weight="bold" style:font-weight-asian="bold" style:font-weight-complex="bold"/>
    </style:style>
    <style:style style:name="T54_3" style:family="text">
      <style:text-properties fo:color="#222222" fo:font-weight="bold" style:font-weight-asian="bold" style:font-weight-complex="bold"/>
    </style:style>
    <style:style style:name="T54_4" style:family="text">
      <style:text-properties fo:color="#222222" fo:font-weight="bold" style:font-weight-asian="bold" style:font-weight-complex="bold"/>
    </style:style>
    <style:style style:name="T54_5" style:family="text">
      <style:text-properties fo:color="#222222" fo:font-weight="bold" style:font-weight-asian="bold" style:font-weight-complex="bold"/>
    </style:style>
    <style:style style:name="T54_6" style:family="text">
      <style:text-properties fo:color="#222222" fo:font-weight="bold" style:font-weight-asian="bold" style:font-weight-complex="bold"/>
    </style:style>
    <style:style style:name="T54_7" style:family="text">
      <style:text-properties fo:color="#222222" fo:font-weight="bold" style:font-weight-asian="bold" style:font-weight-complex="bold"/>
    </style:style>
    <style:style style:name="T54_8" style:family="text">
      <style:text-properties fo:color="#222222" fo:font-weight="bold" style:font-weight-asian="bold" style:font-weight-complex="bold"/>
    </style:style>
    <style:style style:name="P55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55_1" style:family="text">
      <style:text-properties fo:color="#222222"/>
    </style:style>
    <style:style style:name="T55_2" style:family="text">
      <style:text-properties fo:color="#222222"/>
    </style:style>
    <style:style style:name="T55_3" style:family="text">
      <style:text-properties fo:color="#222222"/>
    </style:style>
    <style:style style:name="T55_4" style:family="text">
      <style:text-properties fo:color="#222222"/>
    </style:style>
    <style:style style:name="T55_5" style:family="text">
      <style:text-properties fo:color="#222222"/>
    </style:style>
    <style:style style:name="T55_6" style:family="text">
      <style:text-properties fo:color="#222222"/>
    </style:style>
    <style:style style:name="T55_7" style:family="text">
      <style:text-properties fo:color="#222222"/>
    </style:style>
    <style:style style:name="T55_8" style:family="text">
      <style:text-properties fo:color="#222222"/>
    </style:style>
    <style:style style:name="T55_9" style:family="text">
      <style:text-properties fo:color="#222222"/>
    </style:style>
    <style:style style:name="T55_10" style:family="text">
      <style:text-properties fo:color="#222222"/>
    </style:style>
    <style:style style:name="T55_11" style:family="text">
      <style:text-properties fo:color="#222222"/>
    </style:style>
    <style:style style:name="T55_12" style:family="text">
      <style:text-properties fo:color="#222222"/>
    </style:style>
    <style:style style:name="T55_13" style:family="text">
      <style:text-properties fo:color="#222222"/>
    </style:style>
    <style:style style:name="P56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56_1" style:family="text">
      <style:text-properties fo:color="#222222"/>
    </style:style>
    <style:style style:name="T56_2" style:family="text">
      <style:text-properties fo:color="#222222"/>
    </style:style>
    <style:style style:name="T56_3" style:family="text">
      <style:text-properties fo:color="#222222"/>
    </style:style>
    <style:style style:name="T56_4" style:family="text">
      <style:text-properties fo:color="#222222"/>
    </style:style>
    <style:style style:name="T56_5" style:family="text">
      <style:text-properties fo:color="#222222"/>
    </style:style>
    <style:style style:name="T56_6" style:family="text">
      <style:text-properties fo:color="#222222"/>
    </style:style>
    <style:style style:name="T56_7" style:family="text">
      <style:text-properties fo:color="#222222"/>
    </style:style>
    <style:style style:name="T56_8" style:family="text">
      <style:text-properties fo:color="#222222"/>
    </style:style>
    <style:style style:name="T56_9" style:family="text">
      <style:text-properties fo:color="#222222"/>
    </style:style>
    <style:style style:name="T56_10" style:family="text">
      <style:text-properties fo:color="#222222"/>
    </style:style>
    <style:style style:name="T56_11" style:family="text">
      <style:text-properties fo:color="#222222"/>
    </style:style>
    <style:style style:name="T56_12" style:family="text">
      <style:text-properties fo:color="#222222"/>
    </style:style>
    <style:style style:name="T56_13" style:family="text">
      <style:text-properties fo:color="#222222"/>
    </style:style>
    <style:style style:name="T56_14" style:family="text">
      <style:text-properties fo:color="#222222"/>
    </style:style>
    <style:style style:name="T56_15" style:family="text">
      <style:text-properties fo:color="#222222"/>
    </style:style>
    <style:style style:name="T56_16" style:family="text">
      <style:text-properties fo:color="#222222"/>
    </style:style>
    <style:style style:name="T56_17" style:family="text">
      <style:text-properties fo:color="#222222"/>
    </style:style>
    <style:style style:name="P57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57_1" style:family="text">
      <style:text-properties fo:color="#222222"/>
    </style:style>
    <style:style style:name="T57_2" style:family="text">
      <style:text-properties fo:color="#222222"/>
    </style:style>
    <style:style style:name="T57_3" style:family="text">
      <style:text-properties fo:color="#222222"/>
    </style:style>
    <style:style style:name="T57_4" style:family="text">
      <style:text-properties fo:color="#222222"/>
    </style:style>
    <style:style style:name="T57_5" style:family="text">
      <style:text-properties fo:color="#222222"/>
    </style:style>
    <style:style style:name="T57_6" style:family="text">
      <style:text-properties fo:color="#222222"/>
    </style:style>
    <style:style style:name="T57_7" style:family="text">
      <style:text-properties fo:color="#222222"/>
    </style:style>
    <style:style style:name="T57_8" style:family="text">
      <style:text-properties fo:color="#222222"/>
    </style:style>
    <style:style style:name="T57_9" style:family="text">
      <style:text-properties fo:color="#222222"/>
    </style:style>
    <style:style style:name="T57_10" style:family="text">
      <style:text-properties fo:color="#222222"/>
    </style:style>
    <style:style style:name="T57_11" style:family="text">
      <style:text-properties fo:color="#222222"/>
    </style:style>
    <style:style style:name="T57_12" style:family="text">
      <style:text-properties fo:color="#222222"/>
    </style:style>
    <style:style style:name="T57_13" style:family="text">
      <style:text-properties fo:color="#222222"/>
    </style:style>
    <style:style style:name="T57_14" style:family="text">
      <style:text-properties fo:color="#222222"/>
    </style:style>
    <style:style style:name="T57_15" style:family="text">
      <style:text-properties fo:color="#222222"/>
    </style:style>
    <style:style style:name="T57_16" style:family="text">
      <style:text-properties fo:color="#222222"/>
    </style:style>
    <style:style style:name="T57_17" style:family="text">
      <style:text-properties fo:color="#222222"/>
    </style:style>
    <style:style style:name="T57_18" style:family="text">
      <style:text-properties fo:color="#222222"/>
    </style:style>
    <style:style style:name="T57_19" style:family="text">
      <style:text-properties fo:color="#222222"/>
    </style:style>
    <style:style style:name="T57_20" style:family="text">
      <style:text-properties fo:color="#222222"/>
    </style:style>
    <style:style style:name="T57_21" style:family="text">
      <style:text-properties fo:color="#222222"/>
    </style:style>
    <style:style style:name="T57_22" style:family="text">
      <style:text-properties fo:color="#222222"/>
    </style:style>
    <style:style style:name="T57_23" style:family="text">
      <style:text-properties fo:color="#222222"/>
    </style:style>
    <style:style style:name="T57_24" style:family="text">
      <style:text-properties fo:color="#222222"/>
    </style:style>
    <style:style style:name="T57_25" style:family="text">
      <style:text-properties fo:color="#222222"/>
    </style:style>
    <style:style style:name="T57_26" style:family="text">
      <style:text-properties fo:color="#222222"/>
    </style:style>
    <style:style style:name="T57_27" style:family="text">
      <style:text-properties fo:color="#222222"/>
    </style:style>
    <style:style style:name="T57_28" style:family="text">
      <style:text-properties fo:color="#222222"/>
    </style:style>
    <style:style style:name="T57_29" style:family="text">
      <style:text-properties fo:color="#222222"/>
    </style:style>
    <style:style style:name="T57_30" style:family="text">
      <style:text-properties fo:color="#222222"/>
    </style:style>
    <style:style style:name="P58" style:family="paragraph" style:parent-style-name="Standard">
      <style:paragraph-properties fo:text-align="justify" fo:break-before="auto" fo:text-indent="0cm" fo:line-height="115%" fo:margin-top="0cm" fo:margin-bottom="0cm" style:writing-mode="lr-tb"/>
    </style:style>
    <style:style style:name="T58_1" style:family="text">
      <style:text-properties fo:color="#222222"/>
    </style:style>
    <style:style style:name="T58_2" style:family="text">
      <style:text-properties fo:color="#222222"/>
    </style:style>
    <style:style style:name="T58_3" style:family="text">
      <style:text-properties fo:color="#222222"/>
    </style:style>
    <style:style style:name="T58_4" style:family="text">
      <style:text-properties fo:color="#222222"/>
    </style:style>
    <style:style style:name="T58_5" style:family="text">
      <style:text-properties fo:color="#222222"/>
    </style:style>
    <style:style style:name="T58_6" style:family="text">
      <style:text-properties fo:color="#222222"/>
    </style:style>
    <style:style style:name="T58_7" style:family="text">
      <style:text-properties fo:color="#222222"/>
    </style:style>
    <style:style style:name="T58_8" style:family="text">
      <style:text-properties fo:color="#222222"/>
    </style:style>
    <style:style style:name="T58_9" style:family="text">
      <style:text-properties fo:color="#222222"/>
    </style:style>
    <style:style style:name="T58_10" style:family="text">
      <style:text-properties fo:color="#222222"/>
    </style:style>
    <style:style style:name="T58_11" style:family="text">
      <style:text-properties fo:color="#222222"/>
    </style:style>
    <style:style style:name="T58_12" style:family="text">
      <style:text-properties fo:color="#222222"/>
    </style:style>
    <style:style style:name="T58_13" style:family="text">
      <style:text-properties fo:color="#222222"/>
    </style:style>
    <style:style style:name="T58_14" style:family="text">
      <style:text-properties fo:color="#222222"/>
    </style:style>
    <style:style style:name="T58_15" style:family="text">
      <style:text-properties fo:color="#222222"/>
    </style:style>
    <style:style style:name="T58_16" style:family="text">
      <style:text-properties fo:color="#222222"/>
    </style:style>
    <style:style style:name="P59" style:family="paragraph" style:parent-style-name="Standard">
      <style:paragraph-properties fo:text-align="justify" fo:break-before="auto" fo:text-indent="-0.635cm" fo:line-height="115%" fo:margin-left="1.27cm" style:writing-mode="lr-tb"/>
    </style:style>
    <style:style style:name="T59_1" style:family="text">
      <style:text-properties fo:color="#222222" fo:font-weight="bold" style:font-weight-asian="bold" style:font-weight-complex="bold"/>
    </style:style>
    <style:style style:name="T59_2" style:family="text">
      <style:text-properties fo:color="#222222" fo:font-weight="bold" style:font-weight-asian="bold" style:font-weight-complex="bold"/>
    </style:style>
    <style:style style:name="T59_3" style:family="text">
      <style:text-properties fo:color="#222222" fo:font-weight="bold" style:font-weight-asian="bold" style:font-weight-complex="bold"/>
    </style:style>
    <style:style style:name="T59_4" style:family="text">
      <style:text-properties fo:color="#222222" fo:font-weight="bold" style:font-weight-asian="bold" style:font-weight-complex="bold"/>
    </style:style>
    <style:style style:name="T59_5" style:family="text">
      <style:text-properties fo:color="#222222" fo:font-weight="bold" style:font-weight-asian="bold" style:font-weight-complex="bold"/>
    </style:style>
    <style:style style:name="T59_6" style:family="text">
      <style:text-properties fo:color="#222222" fo:font-weight="bold" style:font-weight-asian="bold" style:font-weight-complex="bold"/>
    </style:style>
    <style:style style:name="T59_7" style:family="text">
      <style:text-properties fo:color="#222222" fo:font-weight="bold" style:font-weight-asian="bold" style:font-weight-complex="bold"/>
    </style:style>
    <style:style style:name="T59_8" style:family="text">
      <style:text-properties fo:color="#222222"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60_1" style:family="text">
      <style:text-properties fo:color="#222222"/>
    </style:style>
    <style:style style:name="T60_2" style:family="text">
      <style:text-properties fo:color="#222222"/>
    </style:style>
    <style:style style:name="T60_3" style:family="text">
      <style:text-properties fo:color="#222222"/>
    </style:style>
    <style:style style:name="T60_4" style:family="text">
      <style:text-properties fo:color="#222222"/>
    </style:style>
    <style:style style:name="T60_5" style:family="text">
      <style:text-properties fo:color="#222222"/>
    </style:style>
    <style:style style:name="T60_6" style:family="text">
      <style:text-properties fo:color="#222222"/>
    </style:style>
    <style:style style:name="T60_7" style:family="text">
      <style:text-properties fo:color="#222222"/>
    </style:style>
    <style:style style:name="T60_8" style:family="text">
      <style:text-properties fo:color="#222222"/>
    </style:style>
    <style:style style:name="T60_9" style:family="text">
      <style:text-properties fo:color="#222222"/>
    </style:style>
    <style:style style:name="T60_10" style:family="text">
      <style:text-properties fo:color="#222222"/>
    </style:style>
    <style:style style:name="T60_11" style:family="text">
      <style:text-properties fo:color="#222222"/>
    </style:style>
    <style:style style:name="T60_12" style:family="text">
      <style:text-properties fo:color="#222222"/>
    </style:style>
    <style:style style:name="T60_13" style:family="text">
      <style:text-properties fo:color="#222222"/>
    </style:style>
    <style:style style:name="T60_14" style:family="text">
      <style:text-properties fo:color="#222222"/>
    </style:style>
    <style:style style:name="T60_15" style:family="text">
      <style:text-properties fo:color="#222222"/>
    </style:style>
    <style:style style:name="T60_16" style:family="text">
      <style:text-properties fo:color="#222222"/>
    </style:style>
    <style:style style:name="T60_17" style:family="text">
      <style:text-properties fo:color="#222222"/>
    </style:style>
    <style:style style:name="T60_18" style:family="text">
      <style:text-properties fo:color="#222222"/>
    </style:style>
    <style:style style:name="T60_19" style:family="text">
      <style:text-properties fo:color="#222222"/>
    </style:style>
    <style:style style:name="T60_20" style:family="text">
      <style:text-properties fo:color="#222222"/>
    </style:style>
    <style:style style:name="T60_21" style:family="text">
      <style:text-properties fo:color="#222222"/>
    </style:style>
    <style:style style:name="P61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61_1" style:family="text">
      <style:text-properties fo:color="#222222"/>
    </style:style>
    <style:style style:name="T61_2" style:family="text">
      <style:text-properties fo:color="#222222"/>
    </style:style>
    <style:style style:name="T61_3" style:family="text">
      <style:text-properties fo:color="#222222"/>
    </style:style>
    <style:style style:name="T61_4" style:family="text">
      <style:text-properties fo:color="#222222"/>
    </style:style>
    <style:style style:name="T61_5" style:family="text">
      <style:text-properties fo:color="#222222"/>
    </style:style>
    <style:style style:name="T61_6" style:family="text">
      <style:text-properties fo:color="#222222"/>
    </style:style>
    <style:style style:name="T61_7" style:family="text">
      <style:text-properties fo:color="#222222"/>
    </style:style>
    <style:style style:name="T61_8" style:family="text">
      <style:text-properties fo:color="#222222"/>
    </style:style>
    <style:style style:name="T61_9" style:family="text">
      <style:text-properties fo:color="#222222"/>
    </style:style>
    <style:style style:name="T61_10" style:family="text">
      <style:text-properties fo:color="#222222"/>
    </style:style>
    <style:style style:name="T61_11" style:family="text">
      <style:text-properties fo:color="#222222"/>
    </style:style>
    <style:style style:name="T61_12" style:family="text">
      <style:text-properties fo:color="#222222"/>
    </style:style>
    <style:style style:name="T61_13" style:family="text">
      <style:text-properties fo:color="#222222"/>
    </style:style>
    <style:style style:name="T61_14" style:family="text">
      <style:text-properties fo:color="#222222"/>
    </style:style>
    <style:style style:name="T61_15" style:family="text">
      <style:text-properties fo:color="#222222"/>
    </style:style>
    <style:style style:name="P62" style:family="paragraph" style:parent-style-name="Standard">
      <style:paragraph-properties fo:text-align="justify" fo:break-before="auto" fo:text-indent="0cm" fo:line-height="115%" fo:margin-top="0cm" fo:margin-bottom="0cm" style:writing-mode="lr-tb"/>
    </style:style>
    <style:style style:name="T62_1" style:family="text">
      <style:text-properties fo:color="#222222"/>
    </style:style>
    <style:style style:name="T62_2" style:family="text">
      <style:text-properties fo:color="#222222"/>
    </style:style>
    <style:style style:name="T62_3" style:family="text">
      <style:text-properties fo:color="#222222"/>
    </style:style>
    <style:style style:name="T62_4" style:family="text">
      <style:text-properties fo:color="#222222"/>
    </style:style>
    <style:style style:name="T62_5" style:family="text">
      <style:text-properties fo:color="#222222"/>
    </style:style>
    <style:style style:name="T62_6" style:family="text">
      <style:text-properties fo:color="#222222"/>
    </style:style>
    <style:style style:name="P63" style:family="paragraph" style:parent-style-name="Standard">
      <style:paragraph-properties fo:text-align="justify" fo:break-before="auto" fo:text-indent="-0.635cm" fo:line-height="115%" fo:margin-left="1.27cm" style:writing-mode="lr-tb"/>
    </style:style>
    <style:style style:name="T63_1" style:family="text">
      <style:text-properties fo:color="#222222" fo:font-weight="bold" style:font-weight-asian="bold" style:font-weight-complex="bold"/>
    </style:style>
    <style:style style:name="T63_2" style:family="text">
      <style:text-properties fo:color="#222222" fo:font-weight="bold" style:font-weight-asian="bold" style:font-weight-complex="bold"/>
    </style:style>
    <style:style style:name="T63_3" style:family="text">
      <style:text-properties fo:color="#222222" fo:font-weight="bold" style:font-weight-asian="bold" style:font-weight-complex="bold"/>
    </style:style>
    <style:style style:name="T63_4" style:family="text">
      <style:text-properties fo:color="#222222" fo:font-weight="bold" style:font-weight-asian="bold" style:font-weight-complex="bold"/>
    </style:style>
    <style:style style:name="T63_5" style:family="text">
      <style:text-properties fo:color="#222222" fo:font-weight="bold" style:font-weight-asian="bold" style:font-weight-complex="bold"/>
    </style:style>
    <style:style style:name="T63_6" style:family="text">
      <style:text-properties fo:color="#222222" fo:font-weight="bold" style:font-weight-asian="bold" style:font-weight-complex="bold"/>
    </style:style>
    <style:style style:name="T63_7" style:family="text">
      <style:text-properties fo:color="#222222" fo:font-weight="bold" style:font-weight-asian="bold" style:font-weight-complex="bold"/>
    </style:style>
    <style:style style:name="T63_8" style:family="text">
      <style:text-properties fo:color="#222222" fo:font-weight="bold" style:font-weight-asian="bold" style:font-weight-complex="bold"/>
    </style:style>
    <style:style style:name="T63_9" style:family="text">
      <style:text-properties fo:color="#222222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64_1" style:family="text">
      <style:text-properties fo:color="#222222" style:text-underline-style="solid" style:text-underline-color="font-color"/>
    </style:style>
    <style:style style:name="T64_2" style:family="text">
      <style:text-properties fo:color="#222222" style:text-underline-style="solid" style:text-underline-color="font-color"/>
    </style:style>
    <style:style style:name="T64_3" style:family="text">
      <style:text-properties fo:color="#222222"/>
    </style:style>
    <style:style style:name="T64_4" style:family="text">
      <style:text-properties fo:color="#222222"/>
    </style:style>
    <style:style style:name="T64_5" style:family="text">
      <style:text-properties fo:color="#222222"/>
    </style:style>
    <style:style style:name="T64_6" style:family="text">
      <style:text-properties fo:color="#222222"/>
    </style:style>
    <style:style style:name="T64_7" style:family="text">
      <style:text-properties fo:color="#222222"/>
    </style:style>
    <style:style style:name="T64_8" style:family="text">
      <style:text-properties fo:color="#222222"/>
    </style:style>
    <style:style style:name="T64_9" style:family="text">
      <style:text-properties fo:color="#222222"/>
    </style:style>
    <style:style style:name="T64_10" style:family="text">
      <style:text-properties fo:color="#222222"/>
    </style:style>
    <style:style style:name="T64_11" style:family="text">
      <style:text-properties fo:color="#222222"/>
    </style:style>
    <style:style style:name="T64_12" style:family="text">
      <style:text-properties fo:color="#222222"/>
    </style:style>
    <style:style style:name="T64_13" style:family="text">
      <style:text-properties fo:color="#222222"/>
    </style:style>
    <style:style style:name="T64_14" style:family="text">
      <style:text-properties fo:color="#222222"/>
    </style:style>
    <style:style style:name="T64_15" style:family="text">
      <style:text-properties fo:color="#222222"/>
    </style:style>
    <style:style style:name="T64_16" style:family="text">
      <style:text-properties fo:color="#222222"/>
    </style:style>
    <style:style style:name="T64_17" style:family="text">
      <style:text-properties fo:color="#222222"/>
    </style:style>
    <style:style style:name="T64_18" style:family="text">
      <style:text-properties fo:color="#222222"/>
    </style:style>
    <style:style style:name="T64_19" style:family="text">
      <style:text-properties fo:color="#222222"/>
    </style:style>
    <style:style style:name="T64_20" style:family="text">
      <style:text-properties fo:color="#222222"/>
    </style:style>
    <style:style style:name="T64_21" style:family="text">
      <style:text-properties fo:color="#222222"/>
    </style:style>
    <style:style style:name="T64_22" style:family="text">
      <style:text-properties fo:color="#222222"/>
    </style:style>
    <style:style style:name="T64_23" style:family="text">
      <style:text-properties fo:color="#222222"/>
    </style:style>
    <style:style style:name="T64_24" style:family="text">
      <style:text-properties fo:color="#222222"/>
    </style:style>
    <style:style style:name="T64_25" style:family="text">
      <style:text-properties fo:color="#222222"/>
    </style:style>
    <style:style style:name="T64_26" style:family="text">
      <style:text-properties fo:color="#222222"/>
    </style:style>
    <style:style style:name="T64_27" style:family="text">
      <style:text-properties fo:color="#222222"/>
    </style:style>
    <style:style style:name="T64_28" style:family="text">
      <style:text-properties fo:color="#222222"/>
    </style:style>
    <style:style style:name="T64_29" style:family="text">
      <style:text-properties fo:color="#222222"/>
    </style:style>
    <style:style style:name="T64_30" style:family="text">
      <style:text-properties fo:color="#222222"/>
    </style:style>
    <style:style style:name="T64_31" style:family="text">
      <style:text-properties fo:color="#222222"/>
    </style:style>
    <style:style style:name="T64_32" style:family="text">
      <style:text-properties fo:color="#222222"/>
    </style:style>
    <style:style style:name="T64_33" style:family="text">
      <style:text-properties fo:color="#222222"/>
    </style:style>
    <style:style style:name="T64_34" style:family="text">
      <style:text-properties fo:color="#222222"/>
    </style:style>
    <style:style style:name="T64_35" style:family="text">
      <style:text-properties fo:color="#222222"/>
    </style:style>
    <style:style style:name="T64_36" style:family="text">
      <style:text-properties fo:color="#222222"/>
    </style:style>
    <style:style style:name="T64_37" style:family="text">
      <style:text-properties fo:color="#222222"/>
    </style:style>
    <style:style style:name="T64_38" style:family="text">
      <style:text-properties fo:color="#222222"/>
    </style:style>
    <style:style style:name="T64_39" style:family="text">
      <style:text-properties fo:color="#222222"/>
    </style:style>
    <style:style style:name="T64_40" style:family="text">
      <style:text-properties fo:color="#222222"/>
    </style:style>
    <style:style style:name="T64_41" style:family="text">
      <style:text-properties fo:color="#222222"/>
    </style:style>
    <style:style style:name="T64_42" style:family="text">
      <style:text-properties fo:color="#222222"/>
    </style:style>
    <style:style style:name="T64_43" style:family="text">
      <style:text-properties fo:color="#222222"/>
    </style:style>
    <style:style style:name="P65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65_1" style:family="text">
      <style:text-properties fo:color="#222222" style:text-underline-style="solid" style:text-underline-color="font-color"/>
    </style:style>
    <style:style style:name="T65_2" style:family="text">
      <style:text-properties fo:color="#222222" style:text-underline-style="solid" style:text-underline-color="font-color"/>
    </style:style>
    <style:style style:name="T65_3" style:family="text">
      <style:text-properties fo:color="#222222"/>
    </style:style>
    <style:style style:name="T65_4" style:family="text">
      <style:text-properties fo:color="#222222"/>
    </style:style>
    <style:style style:name="T65_5" style:family="text">
      <style:text-properties fo:color="#222222"/>
    </style:style>
    <style:style style:name="T65_6" style:family="text">
      <style:text-properties fo:color="#222222"/>
    </style:style>
    <style:style style:name="T65_7" style:family="text">
      <style:text-properties fo:color="#222222"/>
    </style:style>
    <style:style style:name="T65_8" style:family="text">
      <style:text-properties fo:color="#222222"/>
    </style:style>
    <style:style style:name="T65_9" style:family="text">
      <style:text-properties fo:color="#222222"/>
    </style:style>
    <style:style style:name="T65_10" style:family="text">
      <style:text-properties fo:color="#222222"/>
    </style:style>
    <style:style style:name="T65_11" style:family="text">
      <style:text-properties fo:color="#222222"/>
    </style:style>
    <style:style style:name="T65_12" style:family="text">
      <style:text-properties fo:color="#222222"/>
    </style:style>
    <style:style style:name="T65_13" style:family="text">
      <style:text-properties fo:color="#222222"/>
    </style:style>
    <style:style style:name="T65_14" style:family="text">
      <style:text-properties fo:color="#222222"/>
    </style:style>
    <style:style style:name="T65_15" style:family="text">
      <style:text-properties fo:color="#222222"/>
    </style:style>
    <style:style style:name="T65_16" style:family="text">
      <style:text-properties fo:color="#222222"/>
    </style:style>
    <style:style style:name="T65_17" style:family="text">
      <style:text-properties fo:color="#222222"/>
    </style:style>
    <style:style style:name="T65_18" style:family="text">
      <style:text-properties fo:color="#222222"/>
    </style:style>
    <style:style style:name="T65_19" style:family="text">
      <style:text-properties fo:color="#222222"/>
    </style:style>
    <style:style style:name="T65_20" style:family="text">
      <style:text-properties fo:color="#222222"/>
    </style:style>
    <style:style style:name="T65_21" style:family="text">
      <style:text-properties fo:color="#222222"/>
    </style:style>
    <style:style style:name="T65_22" style:family="text">
      <style:text-properties fo:color="#222222"/>
    </style:style>
    <style:style style:name="T65_23" style:family="text">
      <style:text-properties fo:color="#222222"/>
    </style:style>
    <style:style style:name="T65_24" style:family="text">
      <style:text-properties fo:color="#222222"/>
    </style:style>
    <style:style style:name="T65_25" style:family="text">
      <style:text-properties fo:color="#222222"/>
    </style:style>
    <style:style style:name="T65_26" style:family="text">
      <style:text-properties fo:color="#222222"/>
    </style:style>
    <style:style style:name="T65_27" style:family="text">
      <style:text-properties fo:color="#222222"/>
    </style:style>
    <style:style style:name="T65_28" style:family="text">
      <style:text-properties fo:color="#222222"/>
    </style:style>
    <style:style style:name="T65_29" style:family="text">
      <style:text-properties fo:color="#222222"/>
    </style:style>
    <style:style style:name="T65_30" style:family="text">
      <style:text-properties fo:color="#222222"/>
    </style:style>
    <style:style style:name="T65_31" style:family="text">
      <style:text-properties fo:color="#222222"/>
    </style:style>
    <style:style style:name="T65_32" style:family="text">
      <style:text-properties fo:color="#222222"/>
    </style:style>
    <style:style style:name="T65_33" style:family="text">
      <style:text-properties fo:color="#222222"/>
    </style:style>
    <style:style style:name="T65_34" style:family="text">
      <style:text-properties fo:color="#222222"/>
    </style:style>
    <style:style style:name="T65_35" style:family="text">
      <style:text-properties fo:color="#222222"/>
    </style:style>
    <style:style style:name="T65_36" style:family="text">
      <style:text-properties fo:color="#222222"/>
    </style:style>
    <style:style style:name="T65_37" style:family="text">
      <style:text-properties fo:color="#222222"/>
    </style:style>
    <style:style style:name="T65_38" style:family="text">
      <style:text-properties fo:color="#222222"/>
    </style:style>
    <style:style style:name="T65_39" style:family="text">
      <style:text-properties fo:color="#222222"/>
    </style:style>
    <style:style style:name="P66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66_1" style:family="text">
      <style:text-properties fo:color="#222222" style:text-underline-style="solid" style:text-underline-color="font-color"/>
    </style:style>
    <style:style style:name="T66_2" style:family="text">
      <style:text-properties fo:color="#222222" style:text-underline-style="solid" style:text-underline-color="font-color"/>
    </style:style>
    <style:style style:name="T66_3" style:family="text">
      <style:text-properties fo:color="#222222" style:text-underline-style="solid" style:text-underline-color="font-color"/>
    </style:style>
    <style:style style:name="T66_4" style:family="text">
      <style:text-properties fo:color="#222222" style:text-underline-style="solid" style:text-underline-color="font-color"/>
    </style:style>
    <style:style style:name="T66_5" style:family="text">
      <style:text-properties fo:color="#222222" style:text-underline-style="solid" style:text-underline-color="font-color"/>
    </style:style>
    <style:style style:name="T66_6" style:family="text">
      <style:text-properties fo:color="#222222" style:text-underline-style="solid" style:text-underline-color="font-color"/>
    </style:style>
    <style:style style:name="T66_7" style:family="text">
      <style:text-properties fo:color="#222222"/>
    </style:style>
    <style:style style:name="T66_8" style:family="text">
      <style:text-properties fo:color="#222222"/>
    </style:style>
    <style:style style:name="T66_9" style:family="text">
      <style:text-properties fo:color="#222222"/>
    </style:style>
    <style:style style:name="T66_10" style:family="text">
      <style:text-properties fo:color="#222222"/>
    </style:style>
    <style:style style:name="T66_11" style:family="text">
      <style:text-properties fo:color="#222222"/>
    </style:style>
    <style:style style:name="T66_12" style:family="text">
      <style:text-properties fo:color="#222222"/>
    </style:style>
    <style:style style:name="T66_13" style:family="text">
      <style:text-properties fo:color="#222222"/>
    </style:style>
    <style:style style:name="T66_14" style:family="text">
      <style:text-properties fo:color="#222222"/>
    </style:style>
    <style:style style:name="T66_15" style:family="text">
      <style:text-properties fo:color="#222222"/>
    </style:style>
    <style:style style:name="T66_16" style:family="text">
      <style:text-properties fo:color="#222222"/>
    </style:style>
    <style:style style:name="T66_17" style:family="text">
      <style:text-properties fo:color="#222222"/>
    </style:style>
    <style:style style:name="T66_18" style:family="text">
      <style:text-properties fo:color="#222222"/>
    </style:style>
    <style:style style:name="T66_19" style:family="text">
      <style:text-properties fo:color="#222222"/>
    </style:style>
    <style:style style:name="T66_20" style:family="text">
      <style:text-properties fo:color="#222222"/>
    </style:style>
    <style:style style:name="T66_21" style:family="text">
      <style:text-properties fo:color="#222222"/>
    </style:style>
    <style:style style:name="T66_22" style:family="text">
      <style:text-properties fo:color="#222222"/>
    </style:style>
    <style:style style:name="T66_23" style:family="text">
      <style:text-properties fo:color="#222222"/>
    </style:style>
    <style:style style:name="T66_24" style:family="text">
      <style:text-properties fo:color="#222222"/>
    </style:style>
    <style:style style:name="T66_25" style:family="text">
      <style:text-properties fo:color="#222222"/>
    </style:style>
    <style:style style:name="T66_26" style:family="text">
      <style:text-properties fo:color="#222222"/>
    </style:style>
    <style:style style:name="T66_27" style:family="text">
      <style:text-properties fo:color="#222222"/>
    </style:style>
    <style:style style:name="T66_28" style:family="text">
      <style:text-properties fo:color="#222222"/>
    </style:style>
    <style:style style:name="T66_29" style:family="text">
      <style:text-properties fo:color="#222222"/>
    </style:style>
    <style:style style:name="T66_30" style:family="text">
      <style:text-properties fo:color="#222222"/>
    </style:style>
    <style:style style:name="T66_31" style:family="text">
      <style:text-properties fo:color="#222222"/>
    </style:style>
    <style:style style:name="T66_32" style:family="text">
      <style:text-properties fo:color="#222222"/>
    </style:style>
    <style:style style:name="T66_33" style:family="text">
      <style:text-properties fo:color="#222222"/>
    </style:style>
    <style:style style:name="P67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67_1" style:family="text">
      <style:text-properties fo:color="#222222" style:text-underline-style="solid" style:text-underline-color="font-color"/>
    </style:style>
    <style:style style:name="T67_2" style:family="text">
      <style:text-properties fo:color="#222222" style:text-underline-style="solid" style:text-underline-color="font-color"/>
    </style:style>
    <style:style style:name="T67_3" style:family="text">
      <style:text-properties fo:color="#222222"/>
    </style:style>
    <style:style style:name="T67_4" style:family="text">
      <style:text-properties fo:color="#222222"/>
    </style:style>
    <style:style style:name="T67_5" style:family="text">
      <style:text-properties fo:color="#222222"/>
    </style:style>
    <style:style style:name="T67_6" style:family="text">
      <style:text-properties fo:color="#222222"/>
    </style:style>
    <style:style style:name="T67_7" style:family="text">
      <style:text-properties fo:color="#222222"/>
    </style:style>
    <style:style style:name="T67_8" style:family="text">
      <style:text-properties fo:color="#222222"/>
    </style:style>
    <style:style style:name="T67_9" style:family="text">
      <style:text-properties fo:color="#222222"/>
    </style:style>
    <style:style style:name="T67_10" style:family="text">
      <style:text-properties fo:color="#222222"/>
    </style:style>
    <style:style style:name="T67_11" style:family="text">
      <style:text-properties fo:color="#222222"/>
    </style:style>
    <style:style style:name="T67_12" style:family="text">
      <style:text-properties fo:color="#222222"/>
    </style:style>
    <style:style style:name="T67_13" style:family="text">
      <style:text-properties fo:color="#222222"/>
    </style:style>
    <style:style style:name="T67_14" style:family="text">
      <style:text-properties fo:color="#222222"/>
    </style:style>
    <style:style style:name="T67_15" style:family="text">
      <style:text-properties fo:color="#222222"/>
    </style:style>
    <style:style style:name="T67_16" style:family="text">
      <style:text-properties fo:color="#222222"/>
    </style:style>
    <style:style style:name="T67_17" style:family="text">
      <style:text-properties fo:color="#222222"/>
    </style:style>
    <style:style style:name="T67_18" style:family="text">
      <style:text-properties fo:color="#222222"/>
    </style:style>
    <style:style style:name="T67_19" style:family="text">
      <style:text-properties fo:color="#222222"/>
    </style:style>
    <style:style style:name="T67_20" style:family="text">
      <style:text-properties fo:color="#222222"/>
    </style:style>
    <style:style style:name="T67_21" style:family="text">
      <style:text-properties fo:color="#222222"/>
    </style:style>
    <style:style style:name="T67_22" style:family="text">
      <style:text-properties fo:color="#222222"/>
    </style:style>
    <style:style style:name="T67_23" style:family="text">
      <style:text-properties fo:color="#222222"/>
    </style:style>
    <style:style style:name="T67_24" style:family="text">
      <style:text-properties fo:color="#222222"/>
    </style:style>
    <style:style style:name="T67_25" style:family="text">
      <style:text-properties fo:color="#222222"/>
    </style:style>
    <style:style style:name="T67_26" style:family="text">
      <style:text-properties fo:color="#222222"/>
    </style:style>
    <style:style style:name="T67_27" style:family="text">
      <style:text-properties fo:color="#222222"/>
    </style:style>
    <style:style style:name="T67_28" style:family="text">
      <style:text-properties fo:color="#222222"/>
    </style:style>
    <style:style style:name="T67_29" style:family="text">
      <style:text-properties fo:color="#222222"/>
    </style:style>
    <style:style style:name="T67_30" style:family="text">
      <style:text-properties fo:color="#222222"/>
    </style:style>
    <style:style style:name="T67_31" style:family="text">
      <style:text-properties fo:color="#222222"/>
    </style:style>
    <style:style style:name="T67_32" style:family="text">
      <style:text-properties fo:color="#222222"/>
    </style:style>
    <style:style style:name="T67_33" style:family="text">
      <style:text-properties fo:color="#222222"/>
    </style:style>
    <style:style style:name="T67_34" style:family="text">
      <style:text-properties fo:color="#222222"/>
    </style:style>
    <style:style style:name="T67_35" style:family="text">
      <style:text-properties fo:color="#222222"/>
    </style:style>
    <style:style style:name="T67_36" style:family="text">
      <style:text-properties fo:color="#222222"/>
    </style:style>
    <style:style style:name="T67_37" style:family="text">
      <style:text-properties fo:color="#222222"/>
    </style:style>
    <style:style style:name="T67_38" style:family="text">
      <style:text-properties fo:color="#222222"/>
    </style:style>
    <style:style style:name="T67_39" style:family="text">
      <style:text-properties fo:color="#222222"/>
    </style:style>
    <style:style style:name="T67_40" style:family="text">
      <style:text-properties fo:color="#222222"/>
    </style:style>
    <style:style style:name="T67_41" style:family="text">
      <style:text-properties fo:color="#222222"/>
    </style:style>
    <style:style style:name="T67_42" style:family="text">
      <style:text-properties fo:color="#222222"/>
    </style:style>
    <style:style style:name="T67_43" style:family="text">
      <style:text-properties fo:color="#222222"/>
    </style:style>
    <style:style style:name="P68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68_1" style:family="text">
      <style:text-properties fo:color="#222222" style:text-underline-style="solid" style:text-underline-color="font-color"/>
    </style:style>
    <style:style style:name="T68_2" style:family="text">
      <style:text-properties fo:color="#222222" style:text-underline-style="solid" style:text-underline-color="font-color"/>
    </style:style>
    <style:style style:name="T68_3" style:family="text">
      <style:text-properties fo:color="#222222" style:text-underline-style="solid" style:text-underline-color="font-color"/>
    </style:style>
    <style:style style:name="T68_4" style:family="text">
      <style:text-properties fo:color="#222222" style:text-underline-style="solid" style:text-underline-color="font-color"/>
    </style:style>
    <style:style style:name="T68_5" style:family="text">
      <style:text-properties fo:color="#222222"/>
    </style:style>
    <style:style style:name="T68_6" style:family="text">
      <style:text-properties fo:color="#222222"/>
    </style:style>
    <style:style style:name="T68_7" style:family="text">
      <style:text-properties fo:color="#222222"/>
    </style:style>
    <style:style style:name="T68_8" style:family="text">
      <style:text-properties fo:color="#222222"/>
    </style:style>
    <style:style style:name="T68_9" style:family="text">
      <style:text-properties fo:color="#222222"/>
    </style:style>
    <style:style style:name="T68_10" style:family="text">
      <style:text-properties fo:color="#222222"/>
    </style:style>
    <style:style style:name="T68_11" style:family="text">
      <style:text-properties fo:color="#222222"/>
    </style:style>
    <style:style style:name="T68_12" style:family="text">
      <style:text-properties fo:color="#222222"/>
    </style:style>
    <style:style style:name="T68_13" style:family="text">
      <style:text-properties fo:color="#222222"/>
    </style:style>
    <style:style style:name="T68_14" style:family="text">
      <style:text-properties fo:color="#222222"/>
    </style:style>
    <style:style style:name="T68_15" style:family="text">
      <style:text-properties fo:color="#222222"/>
    </style:style>
    <style:style style:name="T68_16" style:family="text">
      <style:text-properties fo:color="#222222"/>
    </style:style>
    <style:style style:name="T68_17" style:family="text">
      <style:text-properties fo:color="#222222"/>
    </style:style>
    <style:style style:name="T68_18" style:family="text">
      <style:text-properties fo:color="#222222"/>
    </style:style>
    <style:style style:name="T68_19" style:family="text">
      <style:text-properties fo:color="#222222"/>
    </style:style>
    <style:style style:name="T68_20" style:family="text">
      <style:text-properties fo:color="#222222"/>
    </style:style>
    <style:style style:name="T68_21" style:family="text">
      <style:text-properties fo:color="#222222"/>
    </style:style>
    <style:style style:name="T68_22" style:family="text">
      <style:text-properties fo:color="#222222"/>
    </style:style>
    <style:style style:name="T68_23" style:family="text">
      <style:text-properties fo:color="#222222"/>
    </style:style>
    <style:style style:name="T68_24" style:family="text">
      <style:text-properties fo:color="#222222"/>
    </style:style>
    <style:style style:name="T68_25" style:family="text">
      <style:text-properties fo:color="#222222"/>
    </style:style>
    <style:style style:name="P69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69_1" style:family="text">
      <style:text-properties fo:color="#222222" style:text-underline-style="solid" style:text-underline-color="font-color"/>
    </style:style>
    <style:style style:name="T69_2" style:family="text">
      <style:text-properties fo:color="#222222" style:text-underline-style="solid" style:text-underline-color="font-color"/>
    </style:style>
    <style:style style:name="T69_3" style:family="text">
      <style:text-properties fo:color="#222222" style:text-underline-style="solid" style:text-underline-color="font-color"/>
    </style:style>
    <style:style style:name="T69_4" style:family="text">
      <style:text-properties fo:color="#222222" style:text-underline-style="solid" style:text-underline-color="font-color"/>
    </style:style>
    <style:style style:name="T69_5" style:family="text">
      <style:text-properties fo:color="#222222" style:text-underline-style="solid" style:text-underline-color="font-color"/>
    </style:style>
    <style:style style:name="T69_6" style:family="text">
      <style:text-properties fo:color="#222222" style:text-underline-style="solid" style:text-underline-color="font-color"/>
    </style:style>
    <style:style style:name="T69_7" style:family="text">
      <style:text-properties fo:color="#222222"/>
    </style:style>
    <style:style style:name="T69_8" style:family="text">
      <style:text-properties fo:color="#222222"/>
    </style:style>
    <style:style style:name="T69_9" style:family="text">
      <style:text-properties fo:color="#222222"/>
    </style:style>
    <style:style style:name="T69_10" style:family="text">
      <style:text-properties fo:color="#222222"/>
    </style:style>
    <style:style style:name="T69_11" style:family="text">
      <style:text-properties fo:color="#222222"/>
    </style:style>
    <style:style style:name="T69_12" style:family="text">
      <style:text-properties fo:color="#222222"/>
    </style:style>
    <style:style style:name="T69_13" style:family="text">
      <style:text-properties fo:color="#222222"/>
    </style:style>
    <style:style style:name="T69_14" style:family="text">
      <style:text-properties fo:color="#222222"/>
    </style:style>
    <style:style style:name="T69_15" style:family="text">
      <style:text-properties fo:color="#222222"/>
    </style:style>
    <style:style style:name="T69_16" style:family="text">
      <style:text-properties fo:color="#222222"/>
    </style:style>
    <style:style style:name="T69_17" style:family="text">
      <style:text-properties fo:color="#222222"/>
    </style:style>
    <style:style style:name="T69_18" style:family="text">
      <style:text-properties fo:color="#222222"/>
    </style:style>
    <style:style style:name="T69_19" style:family="text">
      <style:text-properties fo:color="#222222"/>
    </style:style>
    <style:style style:name="T69_20" style:family="text">
      <style:text-properties fo:color="#222222"/>
    </style:style>
    <style:style style:name="T69_21" style:family="text">
      <style:text-properties fo:color="#222222"/>
    </style:style>
    <style:style style:name="T69_22" style:family="text">
      <style:text-properties fo:color="#222222"/>
    </style:style>
    <style:style style:name="T69_23" style:family="text">
      <style:text-properties fo:color="#222222"/>
    </style:style>
    <style:style style:name="T69_24" style:family="text">
      <style:text-properties fo:color="#222222"/>
    </style:style>
    <style:style style:name="T69_25" style:family="text">
      <style:text-properties fo:color="#222222"/>
    </style:style>
    <style:style style:name="T69_26" style:family="text">
      <style:text-properties fo:color="#222222"/>
    </style:style>
    <style:style style:name="T69_27" style:family="text">
      <style:text-properties fo:color="#222222"/>
    </style:style>
    <style:style style:name="T69_28" style:family="text">
      <style:text-properties fo:color="#222222"/>
    </style:style>
    <style:style style:name="T69_29" style:family="text">
      <style:text-properties fo:color="#222222"/>
    </style:style>
    <style:style style:name="T69_30" style:family="text">
      <style:text-properties fo:color="#222222"/>
    </style:style>
    <style:style style:name="T69_31" style:family="text">
      <style:text-properties fo:color="#222222"/>
    </style:style>
    <style:style style:name="P70" style:family="paragraph" style:parent-style-name="Standard">
      <style:paragraph-properties fo:text-align="justify" fo:break-before="auto" fo:text-indent="0cm" fo:line-height="115%" fo:margin-top="0cm" style:writing-mode="lr-tb"/>
    </style:style>
    <style:style style:name="T70_1" style:family="text">
      <style:text-properties fo:color="#222222" style:text-underline-style="solid" style:text-underline-color="font-color"/>
    </style:style>
    <style:style style:name="T70_2" style:family="text">
      <style:text-properties fo:color="#222222" style:text-underline-style="solid" style:text-underline-color="font-color"/>
    </style:style>
    <style:style style:name="T70_3" style:family="text">
      <style:text-properties fo:color="#222222" style:text-underline-style="solid" style:text-underline-color="font-color"/>
    </style:style>
    <style:style style:name="T70_4" style:family="text">
      <style:text-properties fo:color="#222222" style:text-underline-style="solid" style:text-underline-color="font-color"/>
    </style:style>
    <style:style style:name="T70_5" style:family="text">
      <style:text-properties fo:color="#222222" style:text-underline-style="solid" style:text-underline-color="font-color"/>
    </style:style>
    <style:style style:name="T70_6" style:family="text">
      <style:text-properties fo:color="#222222" style:text-underline-style="solid" style:text-underline-color="font-color"/>
    </style:style>
    <style:style style:name="T70_7" style:family="text">
      <style:text-properties fo:color="#222222"/>
    </style:style>
    <style:style style:name="T70_8" style:family="text">
      <style:text-properties fo:color="#222222"/>
    </style:style>
    <style:style style:name="T70_9" style:family="text">
      <style:text-properties fo:color="#222222"/>
    </style:style>
    <style:style style:name="T70_10" style:family="text">
      <style:text-properties fo:color="#222222"/>
    </style:style>
    <style:style style:name="T70_11" style:family="text">
      <style:text-properties fo:color="#222222"/>
    </style:style>
    <style:style style:name="T70_12" style:family="text">
      <style:text-properties fo:color="#222222"/>
    </style:style>
    <style:style style:name="T70_13" style:family="text">
      <style:text-properties fo:color="#222222"/>
    </style:style>
    <style:style style:name="T70_14" style:family="text">
      <style:text-properties fo:color="#222222"/>
    </style:style>
    <style:style style:name="T70_15" style:family="text">
      <style:text-properties fo:color="#222222"/>
    </style:style>
    <style:style style:name="T70_16" style:family="text">
      <style:text-properties fo:color="#222222"/>
    </style:style>
    <style:style style:name="T70_17" style:family="text">
      <style:text-properties fo:color="#222222"/>
    </style:style>
    <style:style style:name="T70_18" style:family="text">
      <style:text-properties fo:color="#222222"/>
    </style:style>
    <style:style style:name="T70_19" style:family="text">
      <style:text-properties fo:color="#222222"/>
    </style:style>
    <style:style style:name="T70_20" style:family="text">
      <style:text-properties fo:color="#222222"/>
    </style:style>
    <style:style style:name="T70_21" style:family="text">
      <style:text-properties fo:color="#222222"/>
    </style:style>
    <style:style style:name="T70_22" style:family="text">
      <style:text-properties fo:color="#222222"/>
    </style:style>
    <style:style style:name="T70_23" style:family="text">
      <style:text-properties fo:color="#222222"/>
    </style:style>
    <style:style style:name="T70_24" style:family="text">
      <style:text-properties fo:color="#222222"/>
    </style:style>
    <style:style style:name="T70_25" style:family="text">
      <style:text-properties fo:color="#222222"/>
    </style:style>
    <style:style style:name="T70_26" style:family="text">
      <style:text-properties fo:color="#222222"/>
    </style:style>
    <style:style style:name="T70_27" style:family="text">
      <style:text-properties fo:color="#222222"/>
    </style:style>
    <style:style style:name="T70_28" style:family="text">
      <style:text-properties fo:color="#222222"/>
    </style:style>
    <style:style style:name="T70_29" style:family="text">
      <style:text-properties fo:color="#222222"/>
    </style:style>
    <style:style style:name="T70_30" style:family="text">
      <style:text-properties fo:color="#222222"/>
    </style:style>
    <style:style style:name="T70_31" style:family="text">
      <style:text-properties fo:color="#222222"/>
    </style:style>
    <style:style style:name="T70_32" style:family="text">
      <style:text-properties fo:color="#222222"/>
    </style:style>
    <style:style style:name="T70_33" style:family="text">
      <style:text-properties fo:color="#222222"/>
    </style:style>
    <style:style style:name="T70_34" style:family="text">
      <style:text-properties fo:color="#222222"/>
    </style:style>
    <style:style style:name="T70_35" style:family="text">
      <style:text-properties fo:color="#222222"/>
    </style:style>
    <style:style style:name="T70_36" style:family="text">
      <style:text-properties fo:color="#222222"/>
    </style:style>
    <style:style style:name="T70_37" style:family="text">
      <style:text-properties fo:color="#222222"/>
    </style:style>
    <style:style style:name="T70_38" style:family="text">
      <style:text-properties fo:color="#222222"/>
    </style:style>
    <style:style style:name="T70_39" style:family="text">
      <style:text-properties fo:color="#222222"/>
    </style:style>
    <style:style style:name="T70_40" style:family="text">
      <style:text-properties fo:color="#222222"/>
    </style:style>
    <style:style style:name="T70_41" style:family="text">
      <style:text-properties fo:color="#222222"/>
    </style:style>
    <style:style style:name="P71" style:family="paragraph" style:parent-style-name="Standard">
      <style:paragraph-properties fo:text-align="justify" fo:break-before="auto" fo:text-indent="0cm" fo:line-height="115%" fo:margin-top="0cm" fo:margin-bottom="0cm" style:writing-mode="lr-tb"/>
    </style:style>
    <style:style style:name="T71_1" style:family="text">
      <style:text-properties fo:color="#222222" style:text-underline-style="solid" style:text-underline-color="font-color"/>
    </style:style>
    <style:style style:name="T71_2" style:family="text">
      <style:text-properties fo:color="#222222" style:text-underline-style="solid" style:text-underline-color="font-color"/>
    </style:style>
    <style:style style:name="T71_3" style:family="text">
      <style:text-properties fo:color="#222222" style:text-underline-style="solid" style:text-underline-color="font-color"/>
    </style:style>
    <style:style style:name="T71_4" style:family="text">
      <style:text-properties fo:color="#222222" style:text-underline-style="solid" style:text-underline-color="font-color"/>
    </style:style>
    <style:style style:name="T71_5" style:family="text">
      <style:text-properties fo:color="#222222"/>
    </style:style>
    <style:style style:name="T71_6" style:family="text">
      <style:text-properties fo:color="#222222"/>
    </style:style>
    <style:style style:name="T71_7" style:family="text">
      <style:text-properties fo:color="#222222"/>
    </style:style>
    <style:style style:name="T71_8" style:family="text">
      <style:text-properties fo:color="#222222"/>
    </style:style>
    <style:style style:name="T71_9" style:family="text">
      <style:text-properties fo:color="#222222"/>
    </style:style>
    <style:style style:name="T71_10" style:family="text">
      <style:text-properties fo:color="#222222"/>
    </style:style>
    <style:style style:name="T71_11" style:family="text">
      <style:text-properties fo:color="#222222"/>
    </style:style>
    <style:style style:name="T71_12" style:family="text">
      <style:text-properties fo:color="#222222"/>
    </style:style>
    <style:style style:name="T71_13" style:family="text">
      <style:text-properties fo:color="#222222"/>
    </style:style>
    <style:style style:name="T71_14" style:family="text">
      <style:text-properties fo:color="#222222"/>
    </style:style>
    <style:style style:name="T71_15" style:family="text">
      <style:text-properties fo:color="#222222"/>
    </style:style>
    <style:style style:name="T71_16" style:family="text">
      <style:text-properties fo:color="#222222"/>
    </style:style>
    <style:style style:name="T71_17" style:family="text">
      <style:text-properties fo:color="#222222"/>
    </style:style>
    <style:style style:name="T71_18" style:family="text">
      <style:text-properties fo:color="#222222"/>
    </style:style>
    <style:style style:name="T71_19" style:family="text">
      <style:text-properties fo:color="#222222"/>
    </style:style>
    <style:style style:name="T71_20" style:family="text">
      <style:text-properties fo:color="#222222"/>
    </style:style>
    <style:style style:name="T71_21" style:family="text">
      <style:text-properties fo:color="#222222"/>
    </style:style>
    <style:style style:name="T71_22" style:family="text">
      <style:text-properties fo:color="#222222"/>
    </style:style>
    <style:style style:name="T71_23" style:family="text">
      <style:text-properties fo:color="#222222"/>
    </style:style>
    <style:style style:name="T71_24" style:family="text">
      <style:text-properties fo:color="#222222"/>
    </style:style>
    <style:style style:name="T71_25" style:family="text">
      <style:text-properties fo:color="#222222"/>
    </style:style>
    <style:style style:name="T71_26" style:family="text">
      <style:text-properties fo:color="#222222"/>
    </style:style>
    <style:style style:name="T71_27" style:family="text">
      <style:text-properties fo:color="#222222"/>
    </style:style>
    <style:style style:name="T71_28" style:family="text">
      <style:text-properties fo:color="#222222"/>
    </style:style>
    <style:style style:name="T71_29" style:family="text">
      <style:text-properties fo:color="#222222"/>
    </style:style>
    <style:style style:name="T71_30" style:family="text">
      <style:text-properties fo:color="#222222"/>
    </style:style>
    <style:style style:name="T71_31" style:family="text">
      <style:text-properties fo:color="#222222"/>
    </style:style>
    <style:style style:name="T71_32" style:family="text">
      <style:text-properties fo:color="#222222"/>
    </style:style>
    <style:style style:name="T71_33" style:family="text">
      <style:text-properties fo:color="#222222"/>
    </style:style>
    <style:style style:name="T71_34" style:family="text">
      <style:text-properties fo:color="#222222"/>
    </style:style>
    <style:style style:name="T71_35" style:family="text">
      <style:text-properties fo:color="#222222"/>
    </style:style>
    <style:style style:name="T71_36" style:family="text">
      <style:text-properties fo:color="#222222"/>
    </style:style>
    <style:style style:name="T71_37" style:family="text">
      <style:text-properties fo:color="#222222"/>
    </style:style>
    <style:style style:name="T71_38" style:family="text"/>
    <style:style style:name="T71_3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>
      <style:text-properties fo:font-weight="bold" style:font-weight-asian="bold" style:font-weight-complex="bold"/>
    </style:style>
    <style:style style:name="T78_7" style:family="text">
      <style:text-properties fo:font-weight="bold" style:font-weight-asian="bold" style:font-weight-complex="bold"/>
    </style:style>
    <style:style style:name="T78_8" style:family="text">
      <style:text-properties fo:font-weight="bold" style:font-weight-asian="bold" style:font-weight-complex="bold"/>
    </style:style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P7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9_1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>
      <style:text-properties fo:font-style="italic" style:font-style-asian="italic" style:font-style-complex="italic"/>
    </style:style>
    <style:style style:name="T80_70" style:family="text">
      <style:text-properties fo:font-style="italic" style:font-style-asian="italic" style:font-style-complex="italic"/>
    </style:style>
    <style:style style:name="T80_71" style:family="text">
      <style:text-properties fo:font-style="italic" style:font-style-asian="italic" style:font-style-complex="italic"/>
    </style:style>
    <style:style style:name="T80_72" style:family="text">
      <style:text-properties fo:font-style="italic" style:font-style-asian="italic" style:font-style-complex="italic"/>
    </style:style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P8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82" style:family="paragraph" style:parent-style-name="Standard">
      <style:paragraph-properties fo:text-align="justify" fo:break-before="auto" fo:line-height="115%" fo:margin-top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>
      <style:text-properties fo:font-weight="bold" style:font-weight-asian="bold" style:font-weight-complex="bold"/>
    </style:style>
    <style:style style:name="T82_5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justify"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>
      <style:text-properties fo:font-style="italic" style:font-style-asian="italic" style:font-style-complex="italic"/>
    </style:style>
    <style:style style:name="T83_27" style:family="text">
      <style:text-properties fo:font-style="italic" style:font-style-asian="italic" style:font-style-complex="italic"/>
    </style:style>
    <style:style style:name="T83_28" style:family="text">
      <style:text-properties fo:font-style="italic" style:font-style-asian="italic" style:font-style-complex="italic"/>
    </style:style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P84" style:family="paragraph" style:parent-style-name="Standard">
      <style:paragraph-properties fo:text-align="justify"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P85" style:family="paragraph" style:parent-style-name="Standard">
      <style:paragraph-properties fo:text-align="justify"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>
      <style:text-properties fo:font-style="italic" style:font-style-asian="italic" style:font-style-complex="italic"/>
    </style:style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P86" style:family="paragraph" style:parent-style-name="Standard">
      <style:paragraph-properties fo:text-align="justify"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>
      <style:text-properties fo:font-style="italic" style:font-style-asian="italic" style:font-style-complex="italic"/>
    </style:style>
    <style:style style:name="T86_7" style:family="text">
      <style:text-properties fo:font-style="italic" style:font-style-asian="italic" style:font-style-complex="italic"/>
    </style:style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P87" style:family="paragraph" style:parent-style-name="Standard">
      <style:paragraph-properties fo:text-align="justify"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>
      <style:text-properties fo:font-style="italic" style:font-style-asian="italic" style:font-style-complex="italic"/>
    </style:style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>
      <style:text-properties fo:font-style="italic" style:font-style-asian="italic" style:font-style-complex="italic"/>
    </style:style>
    <style:style style:name="T87_15" style:family="text"/>
    <style:style style:name="P88" style:family="paragraph" style:parent-style-name="Standard">
      <style:paragraph-properties fo:text-align="justify"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P89" style:family="paragraph" style:parent-style-name="Standard">
      <style:paragraph-properties fo:text-align="justify"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P90" style:family="paragraph" style:parent-style-name="Standard">
      <style:paragraph-properties fo:text-align="justify"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P9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>
      <style:text-properties fo:font-style="italic" style:font-style-asian="italic" style:font-style-complex="italic"/>
    </style:style>
    <style:style style:name="T92_36" style:family="text">
      <style:text-properties fo:font-style="italic" style:font-style-asian="italic" style:font-style-complex="italic"/>
    </style:style>
    <style:style style:name="T92_37" style:family="text">
      <style:text-properties fo:font-style="italic" style:font-style-asian="italic" style:font-style-complex="italic"/>
    </style:style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>
      <style:text-properties fo:font-style="italic" style:font-style-asian="italic" style:font-style-complex="italic"/>
    </style:style>
    <style:style style:name="T92_76" style:family="text">
      <style:text-properties fo:font-style="italic" style:font-style-asian="italic" style:font-style-complex="italic"/>
    </style:style>
    <style:style style:name="T92_77" style:family="text">
      <style:text-properties fo:font-style="italic" style:font-style-asian="italic" style:font-style-complex="italic"/>
    </style:style>
    <style:style style:name="T92_7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P93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93_1" style:family="text"/>
    <style:style style:name="P94" style:family="paragraph" style:parent-style-name="Standard">
      <style:paragraph-properties fo:break-before="auto" fo:text-indent="0cm" fo:line-height="115%" fo:margin-left="2.54cm" style:writing-mode="lr-tb"/>
      <style:text-properties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T95_107" style:family="text"/>
    <style:style style:name="T95_108" style:family="text"/>
    <style:style style:name="T95_109" style:family="text"/>
    <style:style style:name="T95_110" style:family="text"/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T95_121" style:family="text"/>
    <style:style style:name="T95_122" style:family="text"/>
    <style:style style:name="T95_123" style:family="text"/>
    <style:style style:name="T95_124" style:family="text"/>
    <style:style style:name="T95_125" style:family="text"/>
    <style:style style:name="T95_126" style:family="text"/>
    <style:style style:name="T95_127" style:family="text"/>
    <style:style style:name="T95_128" style:family="text"/>
    <style:style style:name="T95_129" style:family="text"/>
    <style:style style:name="T95_130" style:family="text"/>
    <style:style style:name="T95_131" style:family="text"/>
    <style:style style:name="T95_132" style:family="text"/>
    <style:style style:name="T95_133" style:family="text"/>
    <style:style style:name="T95_134" style:family="text"/>
    <style:style style:name="T95_135" style:family="text"/>
    <style:style style:name="T95_136" style:family="text"/>
    <style:style style:name="T95_137" style:family="text"/>
    <style:style style:name="T95_138" style:family="text"/>
    <style:style style:name="T95_139" style:family="text"/>
    <style:style style:name="T95_140" style:family="text"/>
    <style:style style:name="T95_141" style:family="text"/>
    <style:style style:name="T95_142" style:family="text"/>
    <style:style style:name="T95_143" style:family="text"/>
    <style:style style:name="T95_144" style:family="text"/>
    <style:style style:name="T95_145" style:family="text"/>
    <style:style style:name="T95_146" style:family="text"/>
    <style:style style:name="T95_147" style:family="text"/>
    <style:style style:name="T95_148" style:family="text"/>
    <style:style style:name="T95_149" style:family="text"/>
    <style:style style:name="T95_150" style:family="text"/>
    <style:style style:name="T95_151" style:family="text"/>
    <style:style style:name="T95_152" style:family="text"/>
    <style:style style:name="T95_153" style:family="text"/>
    <style:style style:name="T95_154" style:family="text"/>
    <style:style style:name="T95_155" style:family="text"/>
    <style:style style:name="T95_156" style:family="text"/>
    <style:style style:name="T95_157" style:family="text"/>
    <style:style style:name="T95_158" style:family="text"/>
    <style:style style:name="T95_159" style:family="text"/>
    <style:style style:name="T95_160" style:family="text"/>
    <style:style style:name="T95_161" style:family="text"/>
    <style:style style:name="T95_162" style:family="text"/>
    <style:style style:name="T95_163" style:family="text"/>
    <style:style style:name="T95_164" style:family="text"/>
    <style:style style:name="T95_165" style:family="text"/>
    <style:style style:name="T95_166" style:family="text"/>
    <style:style style:name="T95_167" style:family="text"/>
    <style:style style:name="T95_168" style:family="text"/>
    <style:style style:name="T95_169" style:family="text"/>
    <style:style style:name="T95_170" style:family="text"/>
    <style:style style:name="T95_171" style:family="text"/>
    <style:style style:name="T95_172" style:family="text"/>
    <style:style style:name="T95_173" style:family="text"/>
    <style:style style:name="T95_174" style:family="text"/>
    <style:style style:name="T95_175" style:family="text"/>
    <style:style style:name="T95_176" style:family="text"/>
    <style:style style:name="T95_177" style:family="text"/>
    <style:style style:name="T95_178" style:family="text"/>
    <style:style style:name="T95_179" style:family="text"/>
    <style:style style:name="T95_180" style:family="text"/>
    <style:style style:name="T95_181" style:family="text"/>
    <style:style style:name="T95_182" style:family="text"/>
    <style:style style:name="T95_183" style:family="text"/>
    <style:style style:name="T95_184" style:family="text"/>
    <style:style style:name="T95_185" style:family="text"/>
    <style:style style:name="T95_186" style:family="text"/>
    <style:style style:name="T95_187" style:family="text"/>
    <style:style style:name="T95_188" style:family="text"/>
    <style:style style:name="T95_189" style:family="text"/>
    <style:style style:name="T95_190" style:family="text"/>
    <style:style style:name="T95_191" style:family="text"/>
    <style:style style:name="T95_192" style:family="text"/>
    <style:style style:name="T95_193" style:family="text"/>
    <style:style style:name="T95_194" style:family="text"/>
    <style:style style:name="T95_195" style:family="text"/>
    <style:style style:name="T95_196" style:family="text"/>
    <style:style style:name="T95_197" style:family="text"/>
    <style:style style:name="T95_198" style:family="text"/>
    <style:style style:name="T95_199" style:family="text"/>
    <style:style style:name="T95_200" style:family="text"/>
    <style:style style:name="T95_201" style:family="text"/>
    <style:style style:name="T95_202" style:family="text"/>
    <style:style style:name="T95_203" style:family="text"/>
    <style:style style:name="T95_204" style:family="text"/>
    <style:style style:name="T95_205" style:family="text"/>
    <style:style style:name="T95_206" style:family="text"/>
    <style:style style:name="T95_207" style:family="text"/>
    <style:style style:name="T95_208" style:family="text"/>
    <style:style style:name="T95_209" style:family="text"/>
    <style:style style:name="T95_210" style:family="text"/>
    <style:style style:name="T95_211" style:family="text"/>
    <style:style style:name="T95_212" style:family="text"/>
    <style:style style:name="T95_213" style:family="text"/>
    <style:style style:name="T95_214" style:family="text"/>
    <style:style style:name="T95_215" style:family="text"/>
    <style:style style:name="T95_216" style:family="text"/>
    <style:style style:name="T95_217" style:family="text"/>
    <style:style style:name="T95_218" style:family="text"/>
    <style:style style:name="T95_219" style:family="text"/>
    <style:style style:name="T95_220" style:family="text"/>
    <style:style style:name="T95_221" style:family="text"/>
    <style:style style:name="T95_222" style:family="text"/>
    <style:style style:name="T95_223" style:family="text"/>
    <style:style style:name="T95_224" style:family="text"/>
    <style:style style:name="T95_225" style:family="text"/>
    <style:style style:name="T95_226" style:family="text"/>
    <style:style style:name="T95_227" style:family="text"/>
    <style:style style:name="T95_228" style:family="text"/>
    <style:style style:name="T95_229" style:family="text"/>
    <style:style style:name="T95_230" style:family="text"/>
    <style:style style:name="T95_231" style:family="text"/>
    <style:style style:name="T95_232" style:family="text"/>
    <style:style style:name="T95_233" style:family="text"/>
    <style:style style:name="T95_234" style:family="text"/>
    <style:style style:name="T95_235" style:family="text"/>
    <style:style style:name="T95_236" style:family="text"/>
    <style:style style:name="T95_237" style:family="text"/>
    <style:style style:name="T95_238" style:family="text"/>
    <style:style style:name="T95_239" style:family="text"/>
    <style:style style:name="T95_240" style:family="text"/>
    <style:style style:name="T95_241" style:family="text"/>
    <style:style style:name="T95_242" style:family="text"/>
    <style:style style:name="T95_243" style:family="text"/>
    <style:style style:name="T95_244" style:family="text"/>
    <style:style style:name="T95_245" style:family="text"/>
    <style:style style:name="T95_246" style:family="text"/>
    <style:style style:name="T95_247" style:family="text"/>
    <style:style style:name="T95_248" style:family="text"/>
    <style:style style:name="T95_249" style:family="text"/>
    <style:style style:name="T95_250" style:family="text"/>
    <style:style style:name="T95_251" style:family="text"/>
    <style:style style:name="T95_252" style:family="text"/>
    <style:style style:name="T95_253" style:family="text"/>
    <style:style style:name="T95_254" style:family="text"/>
    <style:style style:name="T95_255" style:family="text"/>
    <style:style style:name="T95_256" style:family="text"/>
    <style:style style:name="T95_257" style:family="text"/>
    <style:style style:name="T95_258" style:family="text"/>
    <style:style style:name="T95_259" style:family="text"/>
    <style:style style:name="T95_260" style:family="text"/>
    <style:style style:name="T95_261" style:family="text"/>
    <style:style style:name="T95_262" style:family="text"/>
    <style:style style:name="T95_263" style:family="text"/>
    <style:style style:name="T95_264" style:family="text"/>
    <style:style style:name="T95_265" style:family="text"/>
    <style:style style:name="T95_266" style:family="text"/>
    <style:style style:name="T95_267" style:family="text"/>
    <style:style style:name="T95_268" style:family="text"/>
    <style:style style:name="T95_269" style:family="text"/>
    <style:style style:name="T95_270" style:family="text"/>
    <style:style style:name="T95_271" style:family="text"/>
    <style:style style:name="T95_272" style:family="text"/>
    <style:style style:name="T95_273" style:family="text"/>
    <style:style style:name="T95_274" style:family="text"/>
    <style:style style:name="T95_275" style:family="text"/>
    <style:style style:name="T95_276" style:family="text"/>
    <style:style style:name="T95_277" style:family="text"/>
    <style:style style:name="T95_278" style:family="text"/>
    <style:style style:name="T95_279" style:family="text"/>
    <style:style style:name="T95_280" style:family="text"/>
    <style:style style:name="T95_281" style:family="text"/>
    <style:style style:name="T95_282" style:family="text"/>
    <style:style style:name="T95_283" style:family="text"/>
    <style:style style:name="T95_284" style:family="text"/>
    <style:style style:name="T95_285" style:family="text"/>
    <style:style style:name="T95_286" style:family="text"/>
    <style:style style:name="T95_287" style:family="text"/>
    <style:style style:name="T95_288" style:family="text"/>
    <style:style style:name="T95_289" style:family="text"/>
    <style:style style:name="T95_290" style:family="text"/>
    <style:style style:name="T95_291" style:family="text"/>
    <style:style style:name="T95_292" style:family="text"/>
    <style:style style:name="T95_293" style:family="text"/>
    <style:style style:name="T95_294" style:family="text"/>
    <style:style style:name="T95_295" style:family="text"/>
    <style:style style:name="T95_296" style:family="text"/>
    <style:style style:name="T95_297" style:family="text"/>
    <style:style style:name="T95_298" style:family="text"/>
    <style:style style:name="T95_299" style:family="text"/>
    <style:style style:name="T95_300" style:family="text"/>
    <style:style style:name="T95_301" style:family="text"/>
    <style:style style:name="T95_302" style:family="text"/>
    <style:style style:name="T95_303" style:family="text"/>
    <style:style style:name="T95_304" style:family="text"/>
    <style:style style:name="T95_305" style:family="text"/>
    <style:style style:name="T95_306" style:family="text"/>
    <style:style style:name="T95_307" style:family="text"/>
    <style:style style:name="T95_308" style:family="text"/>
    <style:style style:name="T95_309" style:family="text"/>
    <style:style style:name="T95_310" style:family="text"/>
    <style:style style:name="T95_311" style:family="text"/>
    <style:style style:name="T95_312" style:family="text"/>
    <style:style style:name="T95_313" style:family="text"/>
    <style:style style:name="T95_314" style:family="text"/>
    <style:style style:name="T95_315" style:family="text"/>
    <style:style style:name="T95_316" style:family="text"/>
    <style:style style:name="T95_317" style:family="text"/>
    <style:style style:name="T95_318" style:family="text"/>
    <style:style style:name="T95_319" style:family="text"/>
    <style:style style:name="T95_320" style:family="text"/>
    <style:style style:name="T95_321" style:family="text"/>
    <style:style style:name="T95_322" style:family="text"/>
    <style:style style:name="T95_323" style:family="text"/>
    <style:style style:name="T95_324" style:family="text"/>
    <style:style style:name="T95_325" style:family="text"/>
    <style:style style:name="T95_326" style:family="text">
      <style:text-properties fo:color="#1155cc" style:text-underline-style="solid" style:text-underline-color="font-color"/>
    </style:style>
    <style:style style:name="T95_327" style:family="text"/>
    <style:style style:name="T95_328" style:family="text">
      <style:text-properties fo:color="#1155cc" style:text-underline-style="solid" style:text-underline-color="font-color"/>
    </style:style>
    <style:style style:name="T95_329" style:family="text"/>
    <style:style style:name="T95_330" style:family="text">
      <style:text-properties fo:color="#1155cc" style:text-underline-style="solid" style:text-underline-color="font-color"/>
    </style:style>
    <style:style style:name="T95_331" style:family="text"/>
    <style:style style:name="T95_332" style:family="text">
      <style:text-properties fo:color="#1155cc" style:text-underline-style="solid" style:text-underline-color="font-color"/>
    </style:style>
    <style:style style:name="T95_333" style:family="text"/>
    <style:style style:name="T95_334" style:family="text">
      <style:text-properties fo:color="#1155cc" style:text-underline-style="solid" style:text-underline-color="font-color"/>
    </style:style>
    <style:style style:name="T95_335" style:family="text"/>
    <style:style style:name="T95_336" style:family="text">
      <style:text-properties fo:color="#1155cc" style:text-underline-style="solid" style:text-underline-color="font-color"/>
    </style:style>
    <style:style style:name="T95_337" style:family="text"/>
    <style:style style:name="T95_338" style:family="text">
      <style:text-properties fo:font-weight="bold" style:font-weight-asian="bold" style:font-weight-complex="bold" style:text-underline-style="solid" style:text-underline-color="font-color"/>
    </style:style>
    <style:style style:name="T95_339" style:family="text"/>
    <style:style style:name="T95_340" style:family="text">
      <style:text-properties fo:font-weight="bold" style:font-weight-asian="bold" style:font-weight-complex="bold" style:text-underline-style="solid" style:text-underline-color="font-color"/>
    </style:style>
    <style:style style:name="P96" style:family="paragraph" style:parent-style-name="Standard">
      <style:paragraph-properties fo:break-before="auto" fo:text-indent="0cm" fo:line-height="115%" fo:margin-left="2.54cm" style:writing-mode="lr-tb"/>
    </style:style>
    <style:style style:name="T96_1" style:family="text"/>
    <style:style style:name="T96_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3" style:family="text"/>
    <style:style style:name="T96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5" style:family="text"/>
    <style:style style:name="T96_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7" style:family="text"/>
    <style:style style:name="T96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9" style:family="text"/>
    <style:style style:name="T96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11" style:family="text"/>
    <style:style style:name="T96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13" style:family="text"/>
    <style:style style:name="T96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15" style:family="text"/>
    <style:style style:name="T96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17" style:family="text"/>
    <style:style style:name="T96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19" style:family="text"/>
    <style:style style:name="T96_2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21" style:family="text"/>
    <style:style style:name="T96_2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23" style:family="text"/>
    <style:style style:name="T96_2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25" style:family="text"/>
    <style:style style:name="T96_2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27" style:family="text"/>
    <style:style style:name="T96_2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29" style:family="text"/>
    <style:style style:name="T96_3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31" style:family="text"/>
    <style:style style:name="T96_3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33" style:family="text"/>
    <style:style style:name="T96_3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35" style:family="text"/>
    <style:style style:name="T96_3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37" style:family="text"/>
    <style:style style:name="T96_3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39" style:family="text"/>
    <style:style style:name="T96_4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41" style:family="text"/>
    <style:style style:name="T96_4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43" style:family="text"/>
    <style:style style:name="T96_4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45" style:family="text"/>
    <style:style style:name="T96_4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47" style:family="text"/>
    <style:style style:name="T96_4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49" style:family="text"/>
    <style:style style:name="T96_5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51" style:family="text"/>
    <style:style style:name="T96_5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53" style:family="text"/>
    <style:style style:name="T96_5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55" style:family="text"/>
    <style:style style:name="T96_5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57" style:family="text"/>
    <style:style style:name="T96_5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59" style:family="text"/>
    <style:style style:name="T96_6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61" style:family="text"/>
    <style:style style:name="T96_6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63" style:family="text"/>
    <style:style style:name="T96_6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65" style:family="text"/>
    <style:style style:name="T96_6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67" style:family="text"/>
    <style:style style:name="T96_6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69" style:family="text"/>
    <style:style style:name="T96_7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96_71" style:family="text"/>
    <style:style style:name="T96_7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text-indent="1.27cm" fo:line-height="115%" fo:margin-left="1.27cm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>
      <style:text-properties fo:font-weight="bold" style:font-weight-asian="bold" style:font-weight-complex="bold"/>
    </style:style>
    <style:style style:name="T98_5" style:family="text">
      <style:text-properties fo:font-weight="bold" style:font-weight-asian="bold" style:font-weight-complex="bold"/>
    </style:style>
    <style:style style:name="T98_6" style:family="text">
      <style:text-properties fo:font-weight="bold" style:font-weight-asian="bold" style:font-weight-complex="bold"/>
    </style:style>
    <style:style style:name="T98_7" style:family="text">
      <style:text-properties fo:font-weight="bold" style:font-weight-asian="bold" style:font-weight-complex="bold"/>
    </style:style>
    <style:style style:name="T98_8" style:family="text">
      <style:text-properties fo:font-weight="bold" style:font-weight-asian="bold" style:font-weight-complex="bold"/>
    </style:style>
    <style:style style:name="T98_9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break-before="auto" fo:text-indent="0cm" fo:line-height="115%" fo:margin-left="2.54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able1" style:family="table">
      <style:table-properties table:align="left" style:width="14.102cm" fo:margin-left="0cm"/>
    </style:style>
    <style:style style:name="Column1" style:family="table-column">
      <style:table-column-properties style:column-width="14.10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2.355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text-indent="1.27cm" fo:line-height="115%" fo:margin-left="1.27cm" style:writing-mode="lr-tb"/>
    </style:style>
    <style:style style:name="P102" style:family="paragraph" style:parent-style-name="Standard">
      <style:paragraph-properties fo:break-before="auto" fo:text-indent="1.27cm" fo:line-height="115%" fo:margin-left="1.27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P103" style:family="paragraph" style:parent-style-name="Standard">
      <style:paragraph-properties fo:break-before="auto" fo:text-indent="1.27cm" fo:line-height="115%" fo:margin-left="1.27cm" style:writing-mode="lr-tb"/>
      <style:text-properties fo:background-color="#ffffff" fo:color="#333333" fo:font-weight="bold" style:font-weight-asian="bold" style:font-weight-complex="bold" style:text-underline-style="solid" style:text-underline-color="font-color"/>
    </style:style>
    <style:style style:name="P104" style:family="paragraph" style:parent-style-name="Standard">
      <style:paragraph-properties fo:break-before="auto" fo:text-indent="1.27cm" fo:line-height="115%" fo:margin-left="1.27cm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T104_5" style:family="text">
      <style:text-properties fo:font-weight="bold" style:font-weight-asian="bold" style:font-weight-complex="bold"/>
    </style:style>
    <style:style style:name="T104_6" style:family="text">
      <style:text-properties fo:font-weight="bold" style:font-weight-asian="bold" style:font-weight-complex="bold"/>
    </style:style>
    <style:style style:name="T104_7" style:family="text">
      <style:text-properties fo:font-weight="bold" style:font-weight-asian="bold" style:font-weight-complex="bold"/>
    </style:style>
    <style:style style:name="T104_8" style:family="text">
      <style:text-properties fo:font-weight="bold" style:font-weight-asian="bold" style:font-weight-complex="bold"/>
    </style:style>
    <style:style style:name="T104_9" style:family="text">
      <style:text-properties fo:font-weight="bold" style:font-weight-asian="bold" style:font-weight-complex="bold"/>
    </style:style>
    <style:style style:name="T104_10" style:family="text">
      <style:text-properties fo:font-weight="bold" style:font-weight-asian="bold" style:font-weight-complex="bold"/>
    </style:style>
    <style:style style:name="T104_11" style:family="text">
      <style:text-properties fo:font-weight="bold" style:font-weight-asian="bold" style:font-weight-complex="bold"/>
    </style:style>
    <style:style style:name="T104_12" style:family="text">
      <style:text-properties fo:font-weight="bold" style:font-weight-asian="bold" style:font-weight-complex="bold"/>
    </style:style>
    <style:style style:name="T104_13" style:family="text">
      <style:text-properties fo:font-weight="bold" style:font-weight-asian="bold" style:font-weight-complex="bold"/>
    </style:style>
    <style:style style:name="T104_14" style:family="text">
      <style:text-properties fo:font-weight="bold" style:font-weight-asian="bold" style:font-weight-complex="bold"/>
    </style:style>
    <style:style style:name="T104_15" style:family="text">
      <style:text-properties fo:font-weight="bold" style:font-weight-asian="bold" style:font-weight-complex="bold"/>
    </style:style>
    <style:style style:name="T104_16" style:family="text">
      <style:text-properties fo:font-weight="bold" style:font-weight-asian="bold" style:font-weight-complex="bold"/>
    </style:style>
    <style:style style:name="T104_17" style:family="text"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fo:text-indent="1.27cm" fo:line-height="115%" fo:margin-left="1.27cm" style:writing-mode="lr-tb"/>
      <style:text-properties fo:font-weight="bold" style:font-weight-asian="bold" style:font-weight-complex="bold" style:text-underline-style="solid" style:text-underline-color="font-color"/>
    </style:style>
    <style:style style:name="Table2" style:family="table">
      <style:table-properties table:align="left" style:width="16.51cm" fo:margin-left="0cm"/>
    </style:style>
    <style:style style:name="Column2" style:family="table-column">
      <style:table-column-properties style:column-width="16.51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/>
    <style:style style:name="T108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8_10" style:family="text"/>
    <style:style style:name="T108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8_12" style:family="text"/>
    <style:style style:name="T108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8_14" style:family="text"/>
    <style:style style:name="T108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8_16" style:family="text"/>
    <style:style style:name="T108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8_18" style:family="text"/>
    <style:style style:name="T108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8_20" style:family="text"/>
    <style:style style:name="T108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8_22" style:family="text"/>
    <style:style style:name="T108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8_24" style:family="text"/>
    <style:style style:name="T108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text-indent="1.27cm" fo:line-height="115%" fo:margin-left="1.27cm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color="#ff0000"/>
    </style:style>
    <style:style style:name="T112_2" style:family="text">
      <style:text-properties fo:color="#ff0000"/>
    </style:style>
    <style:style style:name="T112_3" style:family="text">
      <style:text-properties fo:color="#ff0000"/>
    </style:style>
    <style:style style:name="T112_4" style:family="text">
      <style:text-properties fo:color="#ff0000"/>
    </style:style>
    <style:style style:name="T112_5" style:family="text">
      <style:text-properties fo:color="#ff0000"/>
    </style:style>
    <style:style style:name="T112_6" style:family="text">
      <style:text-properties fo:color="#ff0000"/>
    </style:style>
    <style:style style:name="T112_7" style:family="text">
      <style:text-properties fo:color="#ff0000"/>
    </style:style>
    <style:style style:name="T112_8" style:family="text">
      <style:text-properties fo:color="#ff0000"/>
    </style:style>
    <style:style style:name="T112_9" style:family="text">
      <style:text-properties fo:color="#ff0000"/>
    </style:style>
    <style:style style:name="T112_10" style:family="text">
      <style:text-properties fo:color="#ff0000"/>
    </style:style>
    <style:style style:name="T112_11" style:family="text">
      <style:text-properties fo:color="#ff0000"/>
    </style:style>
    <style:style style:name="T112_12" style:family="text">
      <style:text-properties fo:color="#ff0000"/>
    </style:style>
    <style:style style:name="T112_13" style:family="text">
      <style:text-properties fo:color="#ff0000"/>
    </style:style>
    <style:style style:name="T112_14" style:family="text">
      <style:text-properties fo:color="#ff0000"/>
    </style:style>
    <style:style style:name="T112_15" style:family="text">
      <style:text-properties fo:color="#ff0000"/>
    </style:style>
    <style:style style:name="T112_16" style:family="text">
      <style:text-properties fo:color="#ff0000"/>
    </style:style>
    <style:style style:name="T112_17" style:family="text">
      <style:text-properties fo:color="#ff0000"/>
    </style:style>
    <style:style style:name="T112_18" style:family="text">
      <style:text-properties fo:color="#ff0000"/>
    </style:style>
    <style:style style:name="T112_19" style:family="text">
      <style:text-properties fo:color="#ff0000"/>
    </style:style>
    <style:style style:name="T112_20" style:family="text">
      <style:text-properties fo:color="#ff0000"/>
    </style:style>
    <style:style style:name="T112_21" style:family="text">
      <style:text-properties fo:color="#ff0000"/>
    </style:style>
    <style:style style:name="T112_22" style:family="text">
      <style:text-properties fo:color="#ff0000"/>
    </style:style>
    <style:style style:name="T112_23" style:family="text">
      <style:text-properties fo:color="#ff0000"/>
    </style:style>
    <style:style style:name="T112_24" style:family="text">
      <style:text-properties fo:color="#ff0000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color="#ff0000"/>
    </style:style>
    <style:style style:name="P114" style:family="paragraph" style:parent-style-name="Standard">
      <style:paragraph-properties fo:text-align="justify"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>
      <style:text-properties fo:background-color="#fcfac6"/>
    </style:style>
    <style:style style:name="T114_18" style:family="text">
      <style:text-properties fo:background-color="#fcfac6"/>
    </style:style>
    <style:style style:name="T114_19" style:family="text">
      <style:text-properties fo:background-color="#fcfac6"/>
    </style:style>
    <style:style style:name="T114_20" style:family="text">
      <style:text-properties fo:background-color="#fcfac6"/>
    </style:style>
    <style:style style:name="T114_21" style:family="text">
      <style:text-properties fo:background-color="#fcfac6"/>
    </style:style>
    <style:style style:name="T114_22" style:family="text">
      <style:text-properties fo:background-color="#fcfac6"/>
    </style:style>
    <style:style style:name="T114_23" style:family="text">
      <style:text-properties fo:background-color="#fcfac6"/>
    </style:style>
    <style:style style:name="T114_24" style:family="text">
      <style:text-properties fo:background-color="#fcfac6"/>
    </style:style>
    <style:style style:name="T114_25" style:family="text">
      <style:text-properties fo:background-color="#fcfac6"/>
    </style:style>
    <style:style style:name="T114_26" style:family="text">
      <style:text-properties fo:background-color="#fcfac6"/>
    </style:style>
    <style:style style:name="T114_27" style:family="text">
      <style:text-properties fo:background-color="#fcfac6"/>
    </style:style>
    <style:style style:name="T114_28" style:family="text">
      <style:text-properties fo:background-color="#fcfac6"/>
    </style:style>
    <style:style style:name="T114_29" style:family="text">
      <style:text-properties fo:background-color="#fcfac6"/>
    </style:style>
    <style:style style:name="T114_30" style:family="text">
      <style:text-properties fo:background-color="#fcfac6"/>
    </style:style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>
      <style:text-properties fo:background-color="#fcfac6"/>
    </style:style>
    <style:style style:name="T114_55" style:family="text">
      <style:text-properties fo:background-color="#fcfac6"/>
    </style:style>
    <style:style style:name="T114_56" style:family="text">
      <style:text-properties fo:background-color="#fcfac6"/>
    </style:style>
    <style:style style:name="T114_57" style:family="text">
      <style:text-properties fo:background-color="#fcfac6"/>
    </style:style>
    <style:style style:name="T114_58" style:family="text">
      <style:text-properties fo:background-color="#fcfac6"/>
    </style:style>
    <style:style style:name="T114_59" style:family="text">
      <style:text-properties fo:background-color="#fcfac6"/>
    </style:style>
    <style:style style:name="T114_60" style:family="text">
      <style:text-properties fo:background-color="#fcfac6"/>
    </style:style>
    <style:style style:name="T114_61" style:family="text">
      <style:text-properties fo:background-color="#fcfac6"/>
    </style:style>
    <style:style style:name="T114_62" style:family="text">
      <style:text-properties fo:background-color="#fcfac6"/>
    </style:style>
    <style:style style:name="T114_63" style:family="text">
      <style:text-properties fo:background-color="#fcfac6"/>
    </style:style>
    <style:style style:name="T114_64" style:family="text">
      <style:text-properties fo:background-color="#fcfac6"/>
    </style:style>
    <style:style style:name="T114_65" style:family="text">
      <style:text-properties fo:background-color="#fcfac6"/>
    </style:style>
    <style:style style:name="T114_66" style:family="text">
      <style:text-properties fo:background-color="#fcfac6"/>
    </style:style>
    <style:style style:name="T114_67" style:family="text">
      <style:text-properties fo:background-color="#fcfac6"/>
    </style:style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P117" style:family="paragraph" style:parent-style-name="Standard">
      <style:paragraph-properties fo:break-before="auto" fo:line-height="115%" style:writing-mode="lr-tb"/>
      <style:text-properties fo:color="#ff0000"/>
    </style:style>
    <style:style style:name="Table3" style:family="table">
      <style:table-properties table:align="left" style:width="16.51cm" fo:margin-left="0cm"/>
    </style:style>
    <style:style style:name="Column3" style:family="table-column">
      <style:table-column-properties style:column-width="16.51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text-indent="1.27cm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weight="bold" style:font-weight-asian="bold" style:font-weight-complex="bold"/>
    </style:style>
    <style:style style:name="T127_3" style:family="text">
      <style:text-properties fo:font-weight="bold" style:font-weight-asian="bold" style:font-weight-complex="bold"/>
    </style:style>
    <style:style style:name="T127_4" style:family="text">
      <style:text-properties fo:font-weight="bold" style:font-weight-asian="bold" style:font-weight-complex="bold"/>
    </style:style>
    <style:style style:name="T127_5" style:family="text">
      <style:text-properties fo:font-weight="bold" style:font-weight-asian="bold" style:font-weight-complex="bold"/>
    </style:style>
    <style:style style:name="T127_6" style:family="text">
      <style:text-properties fo:font-weight="bold" style:font-weight-asian="bold" style:font-weight-complex="bold"/>
    </style:style>
    <style:style style:name="P128" style:family="paragraph" style:parent-style-name="Standard">
      <style:paragraph-properties fo:break-before="auto" fo:text-indent="1.27cm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P129" style:family="paragraph" style:parent-style-name="Standard">
      <style:paragraph-properties fo:break-before="auto" fo:text-indent="1.27cm" fo:line-height="115%" style:writing-mode="lr-tb"/>
    </style:style>
    <style:style style:name="Table4" style:family="table">
      <style:table-properties table:align="left" style:width="16.404cm" fo:margin-left="0cm"/>
    </style:style>
    <style:style style:name="Column4" style:family="table-column">
      <style:table-column-properties style:column-width="16.404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/>
    <style:style style:name="T135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5_10" style:family="text"/>
    <style:style style:name="T135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5_12" style:family="text"/>
    <style:style style:name="T135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5_14" style:family="text"/>
    <style:style style:name="T135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5_16" style:family="text"/>
    <style:style style:name="T135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5_18" style:family="text"/>
    <style:style style:name="T135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5_20" style:family="text"/>
    <style:style style:name="T135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5_22" style:family="text"/>
    <style:style style:name="T135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5_24" style:family="text"/>
    <style:style style:name="T135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break-before="auto" fo:text-indent="1.27cm" fo:line-height="115%" style:writing-mode="lr-tb"/>
    </style:style>
    <style:style style:name="P140" style:family="paragraph" style:parent-style-name="Standard">
      <style:paragraph-properties fo:break-before="auto" fo:text-indent="1.27cm" fo:line-height="115%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T140_5" style:family="text">
      <style:text-properties fo:font-weight="bold" style:font-weight-asian="bold" style:font-weight-complex="bold"/>
    </style:style>
    <style:style style:name="T140_6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text-indent="1.27cm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P142" style:family="paragraph" style:parent-style-name="Standard">
      <style:paragraph-properties fo:break-before="auto" fo:text-indent="1.27cm" fo:line-height="115%" style:writing-mode="lr-tb"/>
    </style:style>
    <style:style style:name="Table5" style:family="table">
      <style:table-properties table:align="left" style:width="16.51cm" fo:margin-left="0cm"/>
    </style:style>
    <style:style style:name="Column5" style:family="table-column">
      <style:table-column-properties style:column-width="16.51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/>
    <style:style style:name="T14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4_7" style:family="text"/>
    <style:style style:name="T14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4_9" style:family="text"/>
    <style:style style:name="T14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4_11" style:family="text"/>
    <style:style style:name="T14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4_13" style:family="text"/>
    <style:style style:name="T14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4_15" style:family="text"/>
    <style:style style:name="T144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break-before="auto" fo:text-indent="1.27cm" fo:line-height="115%" style:writing-mode="lr-tb"/>
    </style:style>
    <style:style style:name="P159" style:family="paragraph" style:parent-style-name="Standard">
      <style:paragraph-properties fo:break-before="auto" fo:text-indent="1.27cm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P160" style:family="paragraph" style:parent-style-name="Standard">
      <style:paragraph-properties fo:break-before="auto" fo:text-indent="1.27cm" fo:line-height="115%" style:writing-mode="lr-tb"/>
    </style:style>
    <style:style style:name="Table6" style:family="table">
      <style:table-properties table:align="left" style:width="16.51cm" fo:margin-left="0cm"/>
    </style:style>
    <style:style style:name="Column6" style:family="table-column">
      <style:table-column-properties style:column-width="16.51cm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break-before="auto" fo:text-indent="0cm" fo:line-height="115%" fo:margin-left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P164" style:family="paragraph" style:parent-style-name="Standard">
      <style:paragraph-properties fo:break-before="auto" fo:text-indent="1.27cm" fo:line-height="115%" style:writing-mode="lr-tb"/>
    </style:style>
    <style:style style:name="Table7" style:family="table">
      <style:table-properties table:align="left" style:width="16.51cm" fo:margin-left="0cm"/>
    </style:style>
    <style:style style:name="Column7" style:family="table-column">
      <style:table-column-properties style:column-width="16.51cm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/>
    <style:style style:name="T167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7_7" style:family="text"/>
    <style:style style:name="T167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7_9" style:family="text"/>
    <style:style style:name="T167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7_11" style:family="text"/>
    <style:style style:name="T167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7_13" style:family="text"/>
    <style:style style:name="T167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7_15" style:family="text"/>
    <style:style style:name="T167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7_17" style:family="text"/>
    <style:style style:name="T167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7_19" style:family="text"/>
    <style:style style:name="T167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break-before="auto" fo:text-indent="1.27cm" fo:line-height="115%" style:writing-mode="lr-tb"/>
    </style:style>
    <style:style style:name="P181" style:family="paragraph" style:parent-style-name="Standard">
      <style:paragraph-properties fo:break-before="auto" fo:text-indent="1.27cm" fo:line-height="115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>
      <style:text-properties fo:font-weight="bold" style:font-weight-asian="bold" style:font-weight-complex="bold"/>
    </style:style>
    <style:style style:name="T181_4" style:family="text">
      <style:text-properties fo:font-weight="bold" style:font-weight-asian="bold" style:font-weight-complex="bold"/>
    </style:style>
    <style:style style:name="T181_5" style:family="text">
      <style:text-properties fo:font-weight="bold" style:font-weight-asian="bold" style:font-weight-complex="bold"/>
    </style:style>
    <style:style style:name="T181_6" style:family="text">
      <style:text-properties fo:font-weight="bold" style:font-weight-asian="bold" style:font-weight-complex="bold"/>
    </style:style>
    <style:style style:name="T181_7" style:family="text">
      <style:text-properties fo:font-weight="bold" style:font-weight-asian="bold" style:font-weight-complex="bold"/>
    </style:style>
    <style:style style:name="T181_8" style:family="text">
      <style:text-properties fo:font-weight="bold" style:font-weight-asian="bold" style:font-weight-complex="bold"/>
    </style:style>
    <style:style style:name="T181_9" style:family="text">
      <style:text-properties fo:font-weight="bold" style:font-weight-asian="bold" style:font-weight-complex="bold"/>
    </style:style>
    <style:style style:name="T181_10" style:family="text">
      <style:text-properties fo:font-weight="bold" style:font-weight-asian="bold" style:font-weight-complex="bold"/>
    </style:style>
    <style:style style:name="T181_11" style:family="text">
      <style:text-properties fo:font-weight="bold" style:font-weight-asian="bold" style:font-weight-complex="bold"/>
    </style:style>
    <style:style style:name="T181_12" style:family="text">
      <style:text-properties fo:font-weight="bold" style:font-weight-asian="bold" style:font-weight-complex="bold"/>
    </style:style>
    <style:style style:name="T181_13" style:family="text">
      <style:text-properties fo:font-weight="bold" style:font-weight-asian="bold" style:font-weight-complex="bold"/>
    </style:style>
    <style:style style:name="T181_14" style:family="text">
      <style:text-properties fo:font-weight="bold" style:font-weight-asian="bold" style:font-weight-complex="bold"/>
    </style:style>
    <style:style style:name="T181_15" style:family="text">
      <style:text-properties fo:font-weight="bold" style:font-weight-asian="bold" style:font-weight-complex="bold"/>
    </style:style>
    <style:style style:name="T181_16" style:family="text">
      <style:text-properties fo:font-weight="bold" style:font-weight-asian="bold" style:font-weight-complex="bold"/>
    </style:style>
    <style:style style:name="T181_17" style:family="text">
      <style:text-properties fo:font-weight="bold" style:font-weight-asian="bold" style:font-weight-complex="bold"/>
    </style:style>
    <style:style style:name="T181_18" style:family="text">
      <style:text-properties fo:font-weight="bold" style:font-weight-asian="bold" style:font-weight-complex="bold"/>
    </style:style>
    <style:style style:name="T181_19" style:family="text">
      <style:text-properties fo:font-weight="bold" style:font-weight-asian="bold" style:font-weight-complex="bold"/>
    </style:style>
    <style:style style:name="T181_20" style:family="text">
      <style:text-properties fo:font-weight="bold" style:font-weight-asian="bold" style:font-weight-complex="bold"/>
    </style:style>
    <style:style style:name="T181_21" style:family="text">
      <style:text-properties fo:font-weight="bold" style:font-weight-asian="bold" style:font-weight-complex="bold"/>
    </style:style>
    <style:style style:name="T181_22" style:family="text">
      <style:text-properties fo:font-weight="bold" style:font-weight-asian="bold" style:font-weight-complex="bold"/>
    </style:style>
    <style:style style:name="T181_23" style:family="text">
      <style:text-properties fo:font-weight="bold" style:font-weight-asian="bold" style:font-weight-complex="bold"/>
    </style:style>
    <style:style style:name="T181_24" style:family="text"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text-indent="1.27cm" fo:line-height="115%" style:writing-mode="lr-tb"/>
      <style:text-properties fo:font-weight="bold" style:font-weight-asian="bold" style:font-weight-complex="bold"/>
    </style:style>
    <style:style style:name="Table8" style:family="table">
      <style:table-properties table:align="left" style:width="16.51cm" fo:margin-left="0cm"/>
    </style:style>
    <style:style style:name="Column8" style:family="table-column">
      <style:table-column-properties style:column-width="16.51cm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5" style:family="paragraph" style:parent-style-name="Standard">
      <style:paragraph-properties fo:break-before="auto" fo:text-indent="1.27cm" fo:line-height="115%" style:writing-mode="lr-tb"/>
    </style:style>
    <style:style style:name="P196" style:family="paragraph" style:parent-style-name="Standard">
      <style:paragraph-properties fo:break-before="auto" fo:text-indent="1.27cm" fo:line-height="115%" style:writing-mode="lr-tb"/>
    </style:style>
    <style:style style:name="T196_1" style:family="text"/>
    <style:style style:name="T196_2" style:family="text"/>
    <style:style style:name="T196_3" style:family="text">
      <style:text-properties fo:font-weight="bold" style:font-weight-asian="bold" style:font-weight-complex="bold"/>
    </style:style>
    <style:style style:name="T196_4" style:family="text">
      <style:text-properties fo:font-weight="bold" style:font-weight-asian="bold" style:font-weight-complex="bold"/>
    </style:style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>
      <style:text-properties fo:font-weight="bold" style:font-weight-asian="bold" style:font-weight-complex="bold"/>
    </style:style>
    <style:style style:name="T196_25" style:family="text">
      <style:text-properties fo:font-weight="bold" style:font-weight-asian="bold" style:font-weight-complex="bold"/>
    </style:style>
    <style:style style:name="T196_26" style:family="text">
      <style:text-properties fo:font-weight="bold" style:font-weight-asian="bold" style:font-weight-complex="bold"/>
    </style:style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>
      <style:text-properties fo:font-weight="bold" style:font-weight-asian="bold" style:font-weight-complex="bold"/>
    </style:style>
    <style:style style:name="T196_39" style:family="text">
      <style:text-properties fo:font-weight="bold" style:font-weight-asian="bold" style:font-weight-complex="bold"/>
    </style:style>
    <style:style style:name="T196_40" style:family="text"/>
    <style:style style:name="P197" style:family="paragraph" style:parent-style-name="Standard">
      <style:paragraph-properties fo:break-before="auto" fo:text-indent="1.27cm" fo:line-height="115%" style:writing-mode="lr-tb"/>
    </style:style>
    <style:style style:name="P198" style:family="paragraph" style:parent-style-name="Standard">
      <style:paragraph-properties fo:break-before="auto" fo:text-indent="1.27cm" fo:line-height="115%" style:writing-mode="lr-tb"/>
    </style:style>
    <style:style style:name="T198_1" style:family="text">
      <style:text-properties fo:font-weight="bold" style:font-weight-asian="bold" style:font-weight-complex="bold"/>
    </style:style>
    <style:style style:name="T198_2" style:family="text">
      <style:text-properties fo:font-weight="bold" style:font-weight-asian="bold" style:font-weight-complex="bold"/>
    </style:style>
    <style:style style:name="T198_3" style:family="text">
      <style:text-properties fo:font-weight="bold" style:font-weight-asian="bold" style:font-weight-complex="bold"/>
    </style:style>
    <style:style style:name="T198_4" style:family="text">
      <style:text-properties fo:font-weight="bold" style:font-weight-asian="bold" style:font-weight-complex="bold"/>
    </style:style>
    <style:style style:name="T198_5" style:family="text">
      <style:text-properties fo:font-weight="bold" style:font-weight-asian="bold" style:font-weight-complex="bold"/>
    </style:style>
    <style:style style:name="T198_6" style:family="text">
      <style:text-properties fo:font-weight="bold" style:font-weight-asian="bold" style:font-weight-complex="bold"/>
    </style:style>
    <style:style style:name="T198_7" style:family="text">
      <style:text-properties fo:font-weight="bold" style:font-weight-asian="bold" style:font-weight-complex="bold"/>
    </style:style>
    <style:style style:name="T198_8" style:family="text">
      <style:text-properties fo:font-weight="bold" style:font-weight-asian="bold" style:font-weight-complex="bold"/>
    </style:style>
    <style:style style:name="T198_9" style:family="text">
      <style:text-properties fo:font-weight="bold" style:font-weight-asian="bold" style:font-weight-complex="bold"/>
    </style:style>
    <style:style style:name="T198_10" style:family="text">
      <style:text-properties fo:font-weight="bold" style:font-weight-asian="bold" style:font-weight-complex="bold"/>
    </style:style>
    <style:style style:name="T198_11" style:family="text">
      <style:text-properties fo:font-weight="bold" style:font-weight-asian="bold" style:font-weight-complex="bold"/>
    </style:style>
    <style:style style:name="T198_12" style:family="text">
      <style:text-properties fo:font-weight="bold" style:font-weight-asian="bold" style:font-weight-complex="bold"/>
    </style:style>
    <style:style style:name="T198_13" style:family="text">
      <style:text-properties fo:font-weight="bold" style:font-weight-asian="bold" style:font-weight-complex="bold"/>
    </style:style>
    <style:style style:name="T198_14" style:family="text">
      <style:text-properties fo:font-weight="bold" style:font-weight-asian="bold" style:font-weight-complex="bold"/>
    </style:style>
    <style:style style:name="T198_15" style:family="text">
      <style:text-properties fo:font-weight="bold" style:font-weight-asian="bold" style:font-weight-complex="bold"/>
    </style:style>
    <style:style style:name="T198_16" style:family="text">
      <style:text-properties fo:font-weight="bold" style:font-weight-asian="bold" style:font-weight-complex="bold"/>
    </style:style>
    <style:style style:name="T198_17" style:family="text">
      <style:text-properties fo:font-weight="bold" style:font-weight-asian="bold" style:font-weight-complex="bold"/>
    </style:style>
    <style:style style:name="T198_18" style:family="text">
      <style:text-properties fo:font-weight="bold" style:font-weight-asian="bold" style:font-weight-complex="bold"/>
    </style:style>
    <style:style style:name="T198_19" style:family="text">
      <style:text-properties fo:font-weight="bold" style:font-weight-asian="bold" style:font-weight-complex="bold"/>
    </style:style>
    <style:style style:name="T198_20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text-indent="1.27cm" fo:line-height="115%" style:writing-mode="lr-tb"/>
      <style:text-properties fo:font-weight="bold" style:font-weight-asian="bold" style:font-weight-complex="bold"/>
    </style:style>
    <style:style style:name="P200" style:family="paragraph" style:parent-style-name="Standard">
      <style:paragraph-properties fo:break-before="auto" fo:text-indent="1.27cm" fo:line-height="115%" style:writing-mode="lr-tb"/>
      <style:text-properties fo:font-weight="bold" style:font-weight-asian="bold" style:font-weight-complex="bold"/>
    </style:style>
    <style:style style:name="Table9" style:family="table">
      <style:table-properties table:align="left" style:width="16.51cm" fo:margin-left="0cm"/>
    </style:style>
    <style:style style:name="Column9" style:family="table-column">
      <style:table-column-properties style:column-width="16.51cm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8" style:family="paragraph" style:parent-style-name="Standard">
      <style:paragraph-properties fo:break-before="auto" fo:text-indent="1.27cm" fo:line-height="115%" style:writing-mode="lr-tb"/>
    </style:style>
    <style:style style:name="P209" style:family="paragraph" style:parent-style-name="Standard">
      <style:paragraph-properties fo:break-before="auto" fo:text-indent="1.27cm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P210" style:family="paragraph" style:parent-style-name="Standard">
      <style:paragraph-properties fo:break-before="auto" fo:text-indent="1.27cm" fo:line-height="115%" style:writing-mode="lr-tb"/>
    </style:style>
    <style:style style:name="P211" style:family="paragraph" style:parent-style-name="Standard">
      <style:paragraph-properties fo:break-before="auto" fo:text-indent="1.27cm" fo:line-height="115%" style:writing-mode="lr-tb"/>
    </style:style>
    <style:style style:name="T211_1" style:family="text">
      <style:text-properties fo:font-weight="bold" style:font-weight-asian="bold" style:font-weight-complex="bold"/>
    </style:style>
    <style:style style:name="T211_2" style:family="text">
      <style:text-properties fo:font-weight="bold" style:font-weight-asian="bold" style:font-weight-complex="bold"/>
    </style:style>
    <style:style style:name="T211_3" style:family="text">
      <style:text-properties fo:font-weight="bold" style:font-weight-asian="bold" style:font-weight-complex="bold"/>
    </style:style>
    <style:style style:name="T211_4" style:family="text">
      <style:text-properties fo:font-weight="bold" style:font-weight-asian="bold" style:font-weight-complex="bold"/>
    </style:style>
    <style:style style:name="T211_5" style:family="text">
      <style:text-properties fo:font-weight="bold" style:font-weight-asian="bold" style:font-weight-complex="bold"/>
    </style:style>
    <style:style style:name="T211_6" style:family="text">
      <style:text-properties fo:font-weight="bold" style:font-weight-asian="bold" style:font-weight-complex="bold"/>
    </style:style>
    <style:style style:name="P212" style:family="paragraph" style:parent-style-name="Standard">
      <style:paragraph-properties fo:break-before="auto" fo:text-indent="1.27cm" fo:line-height="115%" style:writing-mode="lr-tb"/>
    </style:style>
    <style:style style:name="P213" style:family="paragraph" style:parent-style-name="Standard">
      <style:paragraph-properties fo:break-before="auto" fo:text-indent="1.27cm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P214" style:family="paragraph" style:parent-style-name="Standard">
      <style:paragraph-properties fo:break-before="auto" fo:text-indent="1.27cm" fo:line-height="115%" style:writing-mode="lr-tb"/>
    </style:style>
    <style:style style:name="Table10" style:family="table">
      <style:table-properties table:align="left" style:width="16.51cm" fo:margin-left="0cm"/>
    </style:style>
    <style:style style:name="Column10" style:family="table-column">
      <style:table-column-properties style:column-width="16.51cm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break-before="auto" fo:text-indent="1.27cm" fo:line-height="115%" style:writing-mode="lr-tb"/>
    </style:style>
    <style:style style:name="P217" style:family="paragraph" style:parent-style-name="Standard">
      <style:paragraph-properties fo:break-before="auto" fo:text-indent="1.27cm" fo:line-height="115%" style:writing-mode="lr-tb"/>
    </style:style>
    <style:style style:name="T217_1" style:family="text">
      <style:text-properties fo:font-weight="bold" style:font-weight-asian="bold" style:font-weight-complex="bold"/>
    </style:style>
    <style:style style:name="T217_2" style:family="text">
      <style:text-properties fo:font-weight="bold" style:font-weight-asian="bold" style:font-weight-complex="bold"/>
    </style:style>
    <style:style style:name="T217_3" style:family="text">
      <style:text-properties fo:font-weight="bold" style:font-weight-asian="bold" style:font-weight-complex="bold"/>
    </style:style>
    <style:style style:name="T217_4" style:family="text">
      <style:text-properties fo:font-weight="bold" style:font-weight-asian="bold" style:font-weight-complex="bold"/>
    </style:style>
    <style:style style:name="T217_5" style:family="text">
      <style:text-properties fo:font-weight="bold" style:font-weight-asian="bold" style:font-weight-complex="bold"/>
    </style:style>
    <style:style style:name="T217_6" style:family="text">
      <style:text-properties fo:font-weight="bold" style:font-weight-asian="bold" style:font-weight-complex="bold"/>
    </style:style>
    <style:style style:name="T217_7" style:family="text">
      <style:text-properties fo:font-weight="bold" style:font-weight-asian="bold" style:font-weight-complex="bold"/>
    </style:style>
    <style:style style:name="T217_8" style:family="text">
      <style:text-properties fo:font-weight="bold" style:font-weight-asian="bold" style:font-weight-complex="bold"/>
    </style:style>
    <style:style style:name="T217_9" style:family="text">
      <style:text-properties fo:font-weight="bold" style:font-weight-asian="bold" style:font-weight-complex="bold"/>
    </style:style>
    <style:style style:name="T217_10" style:family="text">
      <style:text-properties fo:font-weight="bold" style:font-weight-asian="bold" style:font-weight-complex="bold"/>
    </style:style>
    <style:style style:name="T217_11" style:family="text">
      <style:text-properties fo:font-weight="bold" style:font-weight-asian="bold" style:font-weight-complex="bold"/>
    </style:style>
    <style:style style:name="T217_12" style:family="text">
      <style:text-properties fo:font-weight="bold" style:font-weight-asian="bold" style:font-weight-complex="bold"/>
    </style:style>
    <style:style style:name="T217_13" style:family="text">
      <style:text-properties fo:font-weight="bold" style:font-weight-asian="bold" style:font-weight-complex="bold"/>
    </style:style>
    <style:style style:name="T217_14" style:family="text">
      <style:text-properties fo:font-weight="bold" style:font-weight-asian="bold" style:font-weight-complex="bold"/>
    </style:style>
    <style:style style:name="T217_15" style:family="text">
      <style:text-properties fo:font-weight="bold" style:font-weight-asian="bold" style:font-weight-complex="bold"/>
    </style:style>
    <style:style style:name="T217_16" style:family="text">
      <style:text-properties fo:font-weight="bold" style:font-weight-asian="bold" style:font-weight-complex="bold"/>
    </style:style>
    <style:style style:name="T217_17" style:family="text">
      <style:text-properties fo:font-weight="bold" style:font-weight-asian="bold" style:font-weight-complex="bold"/>
    </style:style>
    <style:style style:name="T217_18" style:family="text">
      <style:text-properties fo:font-weight="bold" style:font-weight-asian="bold" style:font-weight-complex="bold"/>
    </style:style>
    <style:style style:name="T217_19" style:family="text">
      <style:text-properties fo:font-weight="bold" style:font-weight-asian="bold" style:font-weight-complex="bold"/>
    </style:style>
    <style:style style:name="P218" style:family="paragraph" style:parent-style-name="Standard">
      <style:paragraph-properties fo:break-before="auto" fo:text-indent="1.27cm" fo:line-height="115%" style:writing-mode="lr-tb"/>
      <style:text-properties fo:font-weight="bold" style:font-weight-asian="bold" style:font-weight-complex="bold"/>
    </style:style>
    <style:style style:name="P219" style:family="paragraph" style:parent-style-name="Standard">
      <style:paragraph-properties fo:break-before="auto" fo:text-indent="1.27cm" fo:line-height="115%" style:writing-mode="lr-tb"/>
      <style:text-properties fo:font-weight="bold" style:font-weight-asian="bold" style:font-weight-complex="bold"/>
    </style:style>
    <style:style style:name="Table11" style:family="table">
      <style:table-properties table:align="left" style:width="16.51cm" fo:margin-left="0cm"/>
    </style:style>
    <style:style style:name="Column11" style:family="table-column">
      <style:table-column-properties style:column-width="16.51cm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break-before="auto" fo:text-indent="1.27cm" fo:line-height="115%" style:writing-mode="lr-tb"/>
    </style:style>
    <style:style style:name="P225" style:family="paragraph" style:parent-style-name="Standard">
      <style:paragraph-properties fo:text-align="justify" fo:break-before="auto" fo:text-indent="1.27cm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T225_95" style:family="text"/>
    <style:style style:name="T225_96" style:family="text"/>
    <style:style style:name="T225_97" style:family="text"/>
    <style:style style:name="T225_98" style:family="text"/>
    <style:style style:name="T225_99" style:family="text"/>
    <style:style style:name="T225_100" style:family="text"/>
    <style:style style:name="T225_101" style:family="text"/>
    <style:style style:name="T225_102" style:family="text"/>
    <style:style style:name="T225_103" style:family="text"/>
    <style:style style:name="T225_104" style:family="text"/>
    <style:style style:name="T225_105" style:family="text"/>
    <style:style style:name="T225_106" style:family="text"/>
    <style:style style:name="T225_107" style:family="text"/>
    <style:style style:name="T225_108" style:family="text"/>
    <style:style style:name="T225_109" style:family="text"/>
    <style:style style:name="T225_110" style:family="text"/>
    <style:style style:name="T225_111" style:family="text"/>
    <style:style style:name="T225_112" style:family="text"/>
    <style:style style:name="T225_113" style:family="text"/>
    <style:style style:name="T225_114" style:family="text"/>
    <style:style style:name="T225_115" style:family="text"/>
    <style:style style:name="T225_116" style:family="text"/>
    <style:style style:name="T225_117" style:family="text"/>
    <style:style style:name="T225_118" style:family="text"/>
    <style:style style:name="T225_119" style:family="text"/>
    <style:style style:name="T225_120" style:family="text"/>
    <style:style style:name="T225_121" style:family="text"/>
    <style:style style:name="T225_122" style:family="text"/>
    <style:style style:name="T225_123" style:family="text"/>
    <style:style style:name="T225_124" style:family="text"/>
    <style:style style:name="T225_125" style:family="text"/>
    <style:style style:name="T225_126" style:family="text"/>
    <style:style style:name="T225_127" style:family="text"/>
    <style:style style:name="T225_128" style:family="text"/>
    <style:style style:name="T225_129" style:family="text"/>
    <style:style style:name="T225_130" style:family="text"/>
    <style:style style:name="P226" style:family="paragraph" style:parent-style-name="Standard">
      <style:paragraph-properties fo:break-before="auto" fo:text-indent="1.27cm" fo:line-height="115%" style:writing-mode="lr-tb"/>
    </style:style>
    <style:style style:name="P227" style:family="paragraph" style:parent-style-name="Standard">
      <style:paragraph-properties fo:break-before="auto" fo:text-indent="1.27cm" fo:line-height="115%" style:writing-mode="lr-tb"/>
    </style:style>
    <style:style style:name="Table12" style:family="table">
      <style:table-properties table:align="left" style:width="16.51cm" fo:margin-left="0cm"/>
    </style:style>
    <style:style style:name="Column12" style:family="table-column">
      <style:table-column-properties style:column-width="16.51cm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break-before="auto" fo:text-indent="1.27cm" fo:line-height="115%" style:writing-mode="lr-tb"/>
    </style:style>
    <style:style style:name="P241" style:family="paragraph" style:parent-style-name="Standard">
      <style:paragraph-properties fo:break-before="auto" fo:text-indent="1.27cm" fo:line-height="115%" style:writing-mode="lr-tb"/>
      <style:text-properties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fo:margin-top="0cm" fo:margin-bottom="0cm" style:writing-mode="lr-tb"/>
    </style:style>
    <style:style style:name="T242_1" style:family="text">
      <style:text-properties fo:font-weight="bold" style:font-weight-asian="bold" style:font-weight-complex="bold"/>
    </style:style>
    <style:style style:name="P243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44" style:family="paragraph" style:parent-style-name="Standard">
      <style:paragraph-properties fo:break-before="auto" fo:text-indent="0cm" fo:line-height="115%" fo:margin-left="1.27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>
      <style:text-properties fo:font-style="italic" style:font-style-asian="italic" style:font-style-complex="italic"/>
    </style:style>
    <style:style style:name="T244_18" style:family="text">
      <style:text-properties fo:font-style="italic" style:font-style-asian="italic" style:font-style-complex="italic"/>
    </style:style>
    <style:style style:name="T244_19" style:family="text">
      <style:text-properties fo:font-style="italic" style:font-style-asian="italic" style:font-style-complex="italic"/>
    </style:style>
    <style:style style:name="T244_20" style:family="text">
      <style:text-properties fo:font-style="italic" style:font-style-asian="italic" style:font-style-complex="italic"/>
    </style:style>
    <style:style style:name="T244_21" style:family="text">
      <style:text-properties fo:font-style="italic" style:font-style-asian="italic" style:font-style-complex="italic"/>
    </style:style>
    <style:style style:name="T244_22" style:family="text">
      <style:text-properties fo:font-style="italic" style:font-style-asian="italic" style:font-style-complex="italic"/>
    </style:style>
    <style:style style:name="T244_23" style:family="text">
      <style:text-properties fo:font-style="italic" style:font-style-asian="italic" style:font-style-complex="italic"/>
    </style:style>
    <style:style style:name="T244_24" style:family="text"/>
    <style:style style:name="T244_25" style:family="text"/>
    <style:style style:name="T244_26" style:family="text"/>
    <style:style style:name="T244_27" style:family="text">
      <style:text-properties fo:font-style="italic" style:font-style-asian="italic" style:font-style-complex="italic"/>
    </style:style>
    <style:style style:name="T244_28" style:family="text">
      <style:text-properties fo:font-style="italic" style:font-style-asian="italic" style:font-style-complex="italic"/>
    </style:style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>
      <style:text-properties fo:font-style="italic" style:font-style-asian="italic" style:font-style-complex="italic"/>
    </style:style>
    <style:style style:name="T244_34" style:family="text">
      <style:text-properties fo:font-style="italic" style:font-style-asian="italic" style:font-style-complex="italic"/>
    </style:style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P245" style:family="paragraph" style:parent-style-name="Standard">
      <style:paragraph-properties fo:text-align="justify" fo:break-before="auto" fo:text-indent="1.27cm" fo:line-height="115%" style:writing-mode="lr-tb"/>
    </style:style>
    <style:style style:name="P246" style:family="paragraph" style:parent-style-name="Standard">
      <style:paragraph-properties fo:text-align="justify" fo:break-before="auto" fo:text-indent="1.27cm" fo:line-height="115%" style:writing-mode="lr-tb"/>
    </style:style>
    <style:style style:name="T246_1" style:family="text">
      <style:text-properties fo:font-weight="bold" style:font-weight-asian="bold" style:font-weight-complex="bold"/>
    </style:style>
    <style:style style:name="P247" style:family="paragraph" style:parent-style-name="Standard">
      <style:paragraph-properties fo:text-align="justify" fo:break-before="auto" fo:text-indent="1.27cm" fo:line-height="115%" style:writing-mode="lr-tb"/>
      <style:text-properties fo:font-weight="bold" style:font-weight-asian="bold" style:font-weight-complex="bold"/>
    </style:style>
    <style:style style:name="P248" style:family="paragraph" style:parent-style-name="Standard">
      <style:paragraph-properties fo:text-align="justify" fo:break-before="auto" fo:text-indent="1.27cm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P249" style:family="paragraph" style:parent-style-name="Standard">
      <style:paragraph-properties fo:break-before="auto" fo:text-indent="1.27cm" fo:line-height="115%" style:writing-mode="lr-tb"/>
    </style:style>
    <style:style style:name="T249_1" style:family="text"/>
    <style:style style:name="T249_2" style:family="text">
      <style:text-properties fo:color="#1155cc" style:text-underline-style="solid" style:text-underline-color="font-color"/>
    </style:style>
    <style:style style:name="T249_3" style:family="text"/>
    <style:style style:name="T249_4" style:family="text">
      <style:text-properties fo:color="#1155cc" style:text-underline-style="solid" style:text-underline-color="font-color"/>
    </style:style>
    <style:style style:name="T249_5" style:family="text"/>
    <style:style style:name="T249_6" style:family="text">
      <style:text-properties fo:color="#1155cc" style:text-underline-style="solid" style:text-underline-color="font-color"/>
    </style:style>
    <style:style style:name="T249_7" style:family="text"/>
    <style:style style:name="T249_8" style:family="text">
      <style:text-properties fo:color="#1155cc" style:text-underline-style="solid" style:text-underline-color="font-color"/>
    </style:style>
    <style:style style:name="T249_9" style:family="text"/>
    <style:style style:name="T249_10" style:family="text">
      <style:text-properties fo:color="#1155cc" style:text-underline-style="solid" style:text-underline-color="font-color"/>
    </style:style>
    <style:style style:name="T249_11" style:family="text"/>
    <style:style style:name="T249_12" style:family="text">
      <style:text-properties fo:color="#1155cc" style:text-underline-style="solid" style:text-underline-color="font-color"/>
    </style:style>
    <style:style style:name="T249_13" style:family="text"/>
    <style:style style:name="T249_14" style:family="text">
      <style:text-properties fo:color="#1155cc" style:text-underline-style="solid" style:text-underline-color="font-color"/>
    </style:style>
    <style:style style:name="T249_15" style:family="text"/>
    <style:style style:name="T249_16" style:family="text">
      <style:text-properties fo:color="#1155cc" style:text-underline-style="solid" style:text-underline-color="font-color"/>
    </style:style>
    <style:style style:name="T249_17" style:family="text"/>
    <style:style style:name="T249_18" style:family="text">
      <style:text-properties fo:color="#1155cc" style:text-underline-style="solid" style:text-underline-color="font-color"/>
    </style:style>
    <style:style style:name="T249_19" style:family="text"/>
    <style:style style:name="T249_20" style:family="text">
      <style:text-properties fo:color="#1155cc" style:text-underline-style="solid" style:text-underline-color="font-color"/>
    </style:style>
    <style:style style:name="T249_21" style:family="text"/>
    <style:style style:name="T249_22" style:family="text">
      <style:text-properties fo:color="#1155cc" style:text-underline-style="solid" style:text-underline-color="font-color"/>
    </style:style>
    <style:style style:name="T249_23" style:family="text"/>
    <style:style style:name="T249_24" style:family="text">
      <style:text-properties fo:color="#1155cc" style:text-underline-style="solid" style:text-underline-color="font-color"/>
    </style:style>
    <style:style style:name="T249_25" style:family="text"/>
    <style:style style:name="T249_26" style:family="text">
      <style:text-properties fo:color="#1155cc" style:text-underline-style="solid" style:text-underline-color="font-color"/>
    </style:style>
    <style:style style:name="T249_27" style:family="text"/>
    <style:style style:name="T249_28" style:family="text">
      <style:text-properties fo:color="#1155cc" style:text-underline-style="solid" style:text-underline-color="font-color"/>
    </style:style>
    <style:style style:name="T249_29" style:family="text"/>
    <style:style style:name="P250" style:family="paragraph" style:parent-style-name="Standard">
      <style:paragraph-properties fo:break-before="auto" fo:text-indent="1.27cm" fo:line-height="115%" style:writing-mode="lr-tb"/>
    </style:style>
    <style:style style:name="P251" style:family="paragraph" style:parent-style-name="Standard">
      <style:paragraph-properties fo:break-before="auto" fo:text-indent="1.27cm" fo:line-height="115%" style:writing-mode="lr-tb"/>
    </style:style>
    <style:style style:name="T251_1" style:family="text"/>
    <style:style style:name="T251_2" style:family="text"/>
    <style:style style:name="P252" style:family="paragraph" style:parent-style-name="Standard">
      <style:paragraph-properties fo:break-before="auto" fo:text-indent="1.27cm" fo:line-height="115%" style:writing-mode="lr-tb"/>
    </style:style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P256" style:family="paragraph" style:parent-style-name="Standard">
      <style:paragraph-properties fo:break-before="auto" fo:line-height="115%" fo:margin-top="0cm" fo:margin-bottom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P257" style:family="paragraph" style:parent-style-name="Standard">
      <style:paragraph-properties fo:break-before="auto" fo:text-indent="0cm" fo:line-height="115%" fo:margin-left="1.27cm" style:writing-mode="lr-tb"/>
    </style:style>
    <style:style style:name="T257_1" style:family="text"/>
    <style:style style:name="T257_2" style:family="text">
      <style:text-properties fo:background-color="#ffffff" fo:color="#333333"/>
    </style:style>
    <style:style style:name="T257_3" style:family="text">
      <style:text-properties fo:background-color="#ffffff" fo:color="#333333"/>
    </style:style>
    <style:style style:name="T257_4" style:family="text">
      <style:text-properties fo:background-color="#ffffff" fo:color="#333333"/>
    </style:style>
    <style:style style:name="T257_5" style:family="text">
      <style:text-properties fo:background-color="#ffffff" fo:color="#333333"/>
    </style:style>
    <style:style style:name="T257_6" style:family="text">
      <style:text-properties fo:background-color="#ffffff" fo:color="#333333"/>
    </style:style>
    <style:style style:name="T257_7" style:family="text">
      <style:text-properties fo:background-color="#ffffff" fo:color="#333333"/>
    </style:style>
    <style:style style:name="T257_8" style:family="text">
      <style:text-properties fo:background-color="#ffffff" fo:color="#333333"/>
    </style:style>
    <style:style style:name="T257_9" style:family="text">
      <style:text-properties fo:background-color="#ffffff" fo:color="#333333"/>
    </style:style>
    <style:style style:name="T257_10" style:family="text">
      <style:text-properties fo:background-color="#ffffff" fo:color="#333333"/>
    </style:style>
    <style:style style:name="P258" style:family="paragraph" style:parent-style-name="Standard">
      <style:paragraph-properties fo:break-before="auto" fo:line-height="115%" fo:margin-top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>
      <style:text-properties fo:color="#1155cc" style:text-underline-style="solid" style:text-underline-color="font-color"/>
    </style:style>
    <style:style style:name="T258_13" style:family="text"/>
    <style:style style:name="T258_14" style:family="text">
      <style:text-properties fo:color="#1155cc" style:text-underline-style="solid" style:text-underline-color="font-color"/>
    </style:style>
    <style:style style:name="T258_15" style:family="text"/>
    <style:style style:name="T258_16" style:family="text">
      <style:text-properties fo:color="#1155cc" style:text-underline-style="solid" style:text-underline-color="font-color"/>
    </style:style>
    <style:style style:name="T258_17" style:family="text"/>
    <style:style style:name="T258_18" style:family="text">
      <style:text-properties fo:color="#1155cc" style:text-underline-style="solid" style:text-underline-color="font-color"/>
    </style:style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>
      <style:text-properties fo:font-style="italic" style:font-style-asian="italic" style:font-style-complex="italic"/>
    </style:style>
    <style:style style:name="T259_8" style:family="text">
      <style:text-properties fo:font-style="italic" style:font-style-asian="italic" style:font-style-complex="italic"/>
    </style:style>
    <style:style style:name="T259_9" style:family="text">
      <style:text-properties fo:font-style="italic" style:font-style-asian="italic" style:font-style-complex="italic"/>
    </style:style>
    <style:style style:name="P260" style:family="paragraph" style:parent-style-name="Standard">
      <style:paragraph-properties fo:break-before="auto" fo:line-height="115%" fo:margin-top="0cm" fo:margin-bottom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>
      <style:text-properties fo:color="#1155cc" style:text-underline-style="solid" style:text-underline-color="font-color"/>
    </style:style>
    <style:style style:name="T262_11" style:family="text"/>
    <style:style style:name="T262_12" style:family="text">
      <style:text-properties fo:color="#1155cc" style:text-underline-style="solid" style:text-underline-color="font-color"/>
    </style:style>
    <style:style style:name="T262_13" style:family="text"/>
    <style:style style:name="T262_14" style:family="text">
      <style:text-properties fo:color="#1155cc" style:text-underline-style="solid" style:text-underline-color="font-color"/>
    </style:style>
    <style:style style:name="T262_15" style:family="text"/>
    <style:style style:name="T262_16" style:family="text">
      <style:text-properties fo:color="#1155cc" style:text-underline-style="solid" style:text-underline-color="font-color"/>
    </style:style>
    <style:style style:name="T262_17" style:family="text"/>
    <style:style style:name="T262_18" style:family="text">
      <style:text-properties fo:color="#1155cc" style:text-underline-style="solid" style:text-underline-color="font-color"/>
    </style:style>
    <style:style style:name="T262_19" style:family="text"/>
    <style:style style:name="T262_20" style:family="text">
      <style:text-properties fo:color="#1155cc" style:text-underline-style="solid" style:text-underline-color="font-color"/>
    </style:style>
    <style:style style:name="T262_21" style:family="text"/>
    <style:style style:name="T262_22" style:family="text">
      <style:text-properties fo:color="#1155cc" style:text-underline-style="solid" style:text-underline-color="font-color"/>
    </style:style>
    <style:style style:name="T262_23" style:family="text"/>
    <style:style style:name="T262_24" style:family="text">
      <style:text-properties fo:color="#1155cc" style:text-underline-style="solid" style:text-underline-color="font-color"/>
    </style:style>
    <style:style style:name="T262_25" style:family="text"/>
    <style:style style:name="T262_26" style:family="text">
      <style:text-properties fo:color="#1155cc" style:text-underline-style="solid" style:text-underline-color="font-color"/>
    </style:style>
    <style:style style:name="T262_27" style:family="text"/>
    <style:style style:name="T262_28" style:family="text">
      <style:text-properties fo:color="#1155cc" style:text-underline-style="solid" style:text-underline-color="font-color"/>
    </style:style>
    <style:style style:name="T262_29" style:family="text"/>
    <style:style style:name="T262_30" style:family="text">
      <style:text-properties fo:color="#1155cc" style:text-underline-style="solid" style:text-underline-color="font-color"/>
    </style:style>
    <style:style style:name="T262_31" style:family="text"/>
    <style:style style:name="T262_32" style:family="text">
      <style:text-properties fo:color="#1155cc" style:text-underline-style="solid" style:text-underline-color="font-color"/>
    </style:style>
    <style:style style:name="T262_33" style:family="text"/>
    <style:style style:name="T262_34" style:family="text">
      <style:text-properties fo:color="#1155cc" style:text-underline-style="solid" style:text-underline-color="font-color"/>
    </style:style>
    <style:style style:name="T262_35" style:family="text"/>
    <style:style style:name="T262_36" style:family="text">
      <style:text-properties fo:color="#1155cc" style:text-underline-style="solid" style:text-underline-color="font-color"/>
    </style:style>
    <style:style style:name="T262_37" style:family="text"/>
    <style:style style:name="T262_38" style:family="text">
      <style:text-properties fo:color="#1155cc" style:text-underline-style="solid" style:text-underline-color="font-color"/>
    </style:style>
    <style:style style:name="T262_39" style:family="text"/>
    <style:style style:name="T262_40" style:family="text">
      <style:text-properties fo:color="#1155cc" style:text-underline-style="solid" style:text-underline-color="font-color"/>
    </style:style>
    <style:style style:name="T262_41" style:family="text"/>
    <style:style style:name="T262_42" style:family="text">
      <style:text-properties fo:color="#1155cc" style:text-underline-style="solid" style:text-underline-color="font-color"/>
    </style:style>
    <style:style style:name="T262_43" style:family="text"/>
    <style:style style:name="T262_44" style:family="text"/>
    <style:style style:name="P263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264" style:family="paragraph" style:parent-style-name="Standard">
      <style:paragraph-properties fo:break-before="auto" fo:text-indent="1.27cm" fo:line-height="115%" style:writing-mode="lr-tb"/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T264_3" style:family="text">
      <style:text-properties fo:font-weight="bold" style:font-weight-asian="bold" style:font-weight-complex="bold"/>
    </style:style>
    <style:style style:name="T264_4" style:family="text">
      <style:text-properties fo:font-weight="bold" style:font-weight-asian="bold" style:font-weight-complex="bold"/>
    </style:style>
    <style:style style:name="T264_5" style:family="text">
      <style:text-properties fo:font-weight="bold" style:font-weight-asian="bold" style:font-weight-complex="bold"/>
    </style:style>
    <style:style style:name="T264_6" style:family="text">
      <style:text-properties fo:font-weight="bold" style:font-weight-asian="bold" style:font-weight-complex="bold"/>
    </style:style>
    <style:style style:name="T264_7" style:family="text">
      <style:text-properties fo:font-weight="bold" style:font-weight-asian="bold" style:font-weight-complex="bold"/>
    </style:style>
    <style:style style:name="T264_8" style:family="text">
      <style:text-properties fo:font-weight="bold" style:font-weight-asian="bold" style:font-weight-complex="bold"/>
    </style:style>
    <style:style style:name="T264_9" style:family="text">
      <style:text-properties fo:font-weight="bold" style:font-weight-asian="bold" style:font-weight-complex="bold"/>
    </style:style>
    <style:style style:name="T264_10" style:family="text">
      <style:text-properties fo:font-weight="bold" style:font-weight-asian="bold" style:font-weight-complex="bold"/>
    </style:style>
    <style:style style:name="T264_11" style:family="text">
      <style:text-properties fo:font-weight="bold" style:font-weight-asian="bold" style:font-weight-complex="bold"/>
    </style:style>
    <style:style style:name="T264_12" style:family="text">
      <style:text-properties fo:font-weight="bold" style:font-weight-asian="bold" style:font-weight-complex="bold"/>
    </style:style>
    <style:style style:name="T264_13" style:family="text">
      <style:text-properties fo:font-weight="bold" style:font-weight-asian="bold" style:font-weight-complex="bold"/>
    </style:style>
    <style:style style:name="T264_14" style:family="text">
      <style:text-properties fo:font-weight="bold" style:font-weight-asian="bold" style:font-weight-complex="bold"/>
    </style:style>
    <style:style style:name="T264_15" style:family="text">
      <style:text-properties fo:font-weight="bold" style:font-weight-asian="bold" style:font-weight-complex="bold"/>
    </style:style>
    <style:style style:name="P265" style:family="paragraph" style:parent-style-name="Standard">
      <style:paragraph-properties fo:text-align="justify" fo:break-before="auto" fo:text-indent="1.27cm" fo:line-height="115%" style:writing-mode="lr-tb"/>
    </style:style>
    <style:style style:name="P266" style:family="paragraph" style:parent-style-name="Standard">
      <style:paragraph-properties fo:text-align="justify" fo:break-before="auto" fo:text-indent="1.27cm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>
      <style:text-properties fo:color="#1155cc" style:text-underline-style="solid" style:text-underline-color="font-color"/>
    </style:style>
    <style:style style:name="T266_6" style:family="text"/>
    <style:style style:name="T266_7" style:family="text">
      <style:text-properties fo:color="#1155cc" style:text-underline-style="solid" style:text-underline-color="font-color"/>
    </style:style>
    <style:style style:name="T266_8" style:family="text"/>
    <style:style style:name="T266_9" style:family="text">
      <style:text-properties fo:color="#1155cc" style:text-underline-style="solid" style:text-underline-color="font-color"/>
    </style:style>
    <style:style style:name="T266_10" style:family="text"/>
    <style:style style:name="T266_11" style:family="text">
      <style:text-properties fo:color="#1155cc" style:text-underline-style="solid" style:text-underline-color="font-color"/>
    </style:style>
    <style:style style:name="T266_12" style:family="text"/>
    <style:style style:name="T266_13" style:family="text">
      <style:text-properties fo:color="#1155cc" style:text-underline-style="solid" style:text-underline-color="font-color"/>
    </style:style>
    <style:style style:name="T266_14" style:family="text"/>
    <style:style style:name="T266_15" style:family="text">
      <style:text-properties fo:color="#1155cc" style:text-underline-style="solid" style:text-underline-color="font-color"/>
    </style:style>
    <style:style style:name="T266_16" style:family="text"/>
    <style:style style:name="T266_17" style:family="text">
      <style:text-properties fo:color="#1155cc" style:text-underline-style="solid" style:text-underline-color="font-color"/>
    </style:style>
    <style:style style:name="T266_18" style:family="text"/>
    <style:style style:name="T266_19" style:family="text">
      <style:text-properties fo:color="#1155cc" style:text-underline-style="solid" style:text-underline-color="font-color"/>
    </style:style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T266_39" style:family="text"/>
    <style:style style:name="T266_40" style:family="text"/>
    <style:style style:name="T266_41" style:family="text"/>
    <style:style style:name="T266_42" style:family="text"/>
    <style:style style:name="T266_43" style:family="text"/>
    <style:style style:name="T266_44" style:family="text"/>
    <style:style style:name="T266_45" style:family="text"/>
    <style:style style:name="T266_46" style:family="text"/>
    <style:style style:name="T266_47" style:family="text"/>
    <style:style style:name="T266_48" style:family="text"/>
    <style:style style:name="T266_49" style:family="text"/>
    <style:style style:name="T266_50" style:family="text"/>
    <style:style style:name="T266_51" style:family="text"/>
    <style:style style:name="T266_52" style:family="text"/>
    <style:style style:name="P267" style:family="paragraph" style:parent-style-name="Standard">
      <style:paragraph-properties fo:text-align="justify" fo:break-before="auto" fo:text-indent="1.27cm" fo:line-height="115%" style:writing-mode="lr-tb"/>
    </style:style>
    <style:style style:name="P268" style:family="paragraph" style:parent-style-name="Standard">
      <style:paragraph-properties fo:text-align="justify" fo:break-before="auto" fo:text-indent="1.27cm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T268_67" style:family="text"/>
    <style:style style:name="T268_68" style:family="text"/>
    <style:style style:name="T268_69" style:family="text"/>
    <style:style style:name="T268_70" style:family="text"/>
    <style:style style:name="T268_71" style:family="text"/>
    <style:style style:name="T268_72" style:family="text"/>
    <style:style style:name="T268_73" style:family="text"/>
    <style:style style:name="T268_74" style:family="text"/>
    <style:style style:name="T268_75" style:family="text"/>
    <style:style style:name="T268_76" style:family="text"/>
    <style:style style:name="P269" style:family="paragraph" style:parent-style-name="Standard">
      <style:paragraph-properties fo:text-align="justify" fo:break-before="auto" fo:text-indent="1.27cm" fo:line-height="115%" style:writing-mode="lr-tb"/>
    </style:style>
    <style:style style:name="P270" style:family="paragraph" style:parent-style-name="Standard">
      <style:paragraph-properties fo:text-align="justify" fo:break-before="auto" fo:text-indent="1.27cm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>
      <style:text-properties fo:color="#1155cc" style:text-underline-style="solid" style:text-underline-color="font-color"/>
    </style:style>
    <style:style style:name="T270_31" style:family="text"/>
    <style:style style:name="T270_32" style:family="text">
      <style:text-properties fo:color="#1155cc" style:text-underline-style="solid" style:text-underline-color="font-color"/>
    </style:style>
    <style:style style:name="T270_33" style:family="text"/>
    <style:style style:name="T270_34" style:family="text">
      <style:text-properties fo:color="#1155cc" style:text-underline-style="solid" style:text-underline-color="font-color"/>
    </style:style>
    <style:style style:name="T270_35" style:family="text"/>
    <style:style style:name="T270_36" style:family="text">
      <style:text-properties fo:color="#1155cc" style:text-underline-style="solid" style:text-underline-color="font-color"/>
    </style:style>
    <style:style style:name="T270_37" style:family="text"/>
    <style:style style:name="T270_38" style:family="text">
      <style:text-properties fo:color="#1155cc" style:text-underline-style="solid" style:text-underline-color="font-color"/>
    </style:style>
    <style:style style:name="T270_39" style:family="text"/>
    <style:style style:name="T270_40" style:family="text">
      <style:text-properties fo:color="#1155cc" style:text-underline-style="solid" style:text-underline-color="font-color"/>
    </style:style>
    <style:style style:name="T270_41" style:family="text"/>
    <style:style style:name="T270_42" style:family="text">
      <style:text-properties fo:color="#1155cc" style:text-underline-style="solid" style:text-underline-color="font-color"/>
    </style:style>
    <style:style style:name="T270_43" style:family="text"/>
    <style:style style:name="T270_44" style:family="text">
      <style:text-properties fo:color="#1155cc" style:text-underline-style="solid" style:text-underline-color="font-color"/>
    </style:style>
    <style:style style:name="T270_45" style:family="text"/>
    <style:style style:name="T270_46" style:family="text">
      <style:text-properties fo:color="#1155cc" style:text-underline-style="solid" style:text-underline-color="font-color"/>
    </style:style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T270_58" style:family="text"/>
    <style:style style:name="T270_59" style:family="text"/>
    <style:style style:name="T270_60" style:family="text"/>
    <style:style style:name="T270_61" style:family="text"/>
    <style:style style:name="T270_62" style:family="text"/>
    <style:style style:name="T270_63" style:family="text"/>
    <style:style style:name="T270_64" style:family="text"/>
    <style:style style:name="T270_65" style:family="text"/>
    <style:style style:name="T270_66" style:family="text"/>
    <style:style style:name="T270_67" style:family="text"/>
    <style:style style:name="T270_68" style:family="text"/>
    <style:style style:name="T270_69" style:family="text"/>
    <style:style style:name="T270_70" style:family="text"/>
    <style:style style:name="T270_71" style:family="text"/>
    <style:style style:name="T270_72" style:family="text"/>
    <style:style style:name="T270_73" style:family="text"/>
    <style:style style:name="T270_74" style:family="text"/>
    <style:style style:name="T270_75" style:family="text"/>
    <style:style style:name="T270_76" style:family="text"/>
    <style:style style:name="T270_77" style:family="text"/>
    <style:style style:name="T270_78" style:family="text"/>
    <style:style style:name="T270_79" style:family="text"/>
    <style:style style:name="T270_80" style:family="text"/>
    <style:style style:name="T270_81" style:family="text"/>
    <style:style style:name="T270_82" style:family="text"/>
    <style:style style:name="T270_83" style:family="text"/>
    <style:style style:name="T270_84" style:family="text"/>
    <style:style style:name="T270_85" style:family="text"/>
    <style:style style:name="T270_86" style:family="text"/>
    <style:style style:name="T270_87" style:family="text"/>
    <style:style style:name="T270_88" style:family="text"/>
    <style:style style:name="T270_89" style:family="text"/>
    <style:style style:name="T270_90" style:family="text"/>
    <style:style style:name="T270_91" style:family="text"/>
    <style:style style:name="T270_92" style:family="text"/>
    <style:style style:name="T270_93" style:family="text"/>
    <style:style style:name="T270_94" style:family="text"/>
    <style:style style:name="T270_95" style:family="text"/>
    <style:style style:name="T270_96" style:family="text"/>
    <style:style style:name="T270_97" style:family="text"/>
    <style:style style:name="T270_98" style:family="text"/>
    <style:style style:name="T270_99" style:family="text"/>
    <style:style style:name="T270_100" style:family="text"/>
    <style:style style:name="T270_101" style:family="text"/>
    <style:style style:name="T270_102" style:family="text"/>
    <style:style style:name="T270_103" style:family="text"/>
    <style:style style:name="T270_104" style:family="text"/>
    <style:style style:name="T270_105" style:family="text"/>
    <style:style style:name="T270_106" style:family="text"/>
    <style:style style:name="T270_107" style:family="text"/>
    <style:style style:name="T270_108" style:family="text"/>
    <style:style style:name="T270_109" style:family="text"/>
    <style:style style:name="T270_110" style:family="text"/>
    <style:style style:name="T270_111" style:family="text"/>
    <style:style style:name="T270_112" style:family="text"/>
    <style:style style:name="T270_113" style:family="text"/>
    <style:style style:name="T270_114" style:family="text"/>
    <style:style style:name="T270_115" style:family="text"/>
    <style:style style:name="T270_116" style:family="text"/>
    <style:style style:name="T270_117" style:family="text"/>
    <style:style style:name="T270_118" style:family="text"/>
    <style:style style:name="T270_119" style:family="text"/>
    <style:style style:name="T270_120" style:family="text"/>
    <style:style style:name="T270_121" style:family="text"/>
    <style:style style:name="P271" style:family="paragraph" style:parent-style-name="Standard">
      <style:paragraph-properties fo:text-align="justify" fo:break-before="auto" fo:text-indent="1.27cm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P272" style:family="paragraph" style:parent-style-name="Standard">
      <style:paragraph-properties fo:text-align="justify" fo:break-before="auto" fo:text-indent="1.27cm" fo:line-height="115%" style:writing-mode="lr-tb"/>
    </style:style>
    <style:style style:name="Table13" style:family="table">
      <style:table-properties table:align="left" style:width="16.51cm" fo:margin-left="0cm"/>
    </style:style>
    <style:style style:name="Column13" style:family="table-column">
      <style:table-column-properties style:column-width="16.51cm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justify" fo:break-before="auto" fo:text-indent="1.27cm" fo:line-height="115%" style:writing-mode="lr-tb"/>
    </style:style>
    <style:style style:name="P287" style:family="paragraph" style:parent-style-name="Standard">
      <style:paragraph-properties fo:text-align="justify" fo:break-before="auto" fo:text-indent="1.27cm" fo:line-height="115%" style:writing-mode="lr-tb"/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>
      <style:text-properties fo:font-weight="bold" style:font-weight-asian="bold" style:font-weight-complex="bold"/>
    </style:style>
    <style:style style:name="T287_4" style:family="text">
      <style:text-properties fo:font-weight="bold" style:font-weight-asian="bold" style:font-weight-complex="bold"/>
    </style:style>
    <style:style style:name="T287_5" style:family="text">
      <style:text-properties fo:font-weight="bold" style:font-weight-asian="bold" style:font-weight-complex="bold"/>
    </style:style>
    <style:style style:name="T287_6" style:family="text">
      <style:text-properties fo:font-weight="bold" style:font-weight-asian="bold" style:font-weight-complex="bold"/>
    </style:style>
    <style:style style:name="T287_7" style:family="text">
      <style:text-properties fo:font-weight="bold" style:font-weight-asian="bold" style:font-weight-complex="bold"/>
    </style:style>
    <style:style style:name="T287_8" style:family="text">
      <style:text-properties fo:font-weight="bold" style:font-weight-asian="bold" style:font-weight-complex="bold"/>
    </style:style>
    <style:style style:name="T287_9" style:family="text">
      <style:text-properties fo:font-weight="bold" style:font-weight-asian="bold" style:font-weight-complex="bold"/>
    </style:style>
    <style:style style:name="T287_10" style:family="text">
      <style:text-properties fo:font-weight="bold" style:font-weight-asian="bold" style:font-weight-complex="bold"/>
    </style:style>
    <style:style style:name="T287_11" style:family="text">
      <style:text-properties fo:font-weight="bold" style:font-weight-asian="bold" style:font-weight-complex="bold"/>
    </style:style>
    <style:style style:name="T287_12" style:family="text">
      <style:text-properties fo:font-weight="bold" style:font-weight-asian="bold" style:font-weight-complex="bold"/>
    </style:style>
    <style:style style:name="T287_13" style:family="text">
      <style:text-properties fo:font-weight="bold" style:font-weight-asian="bold" style:font-weight-complex="bold"/>
    </style:style>
    <style:style style:name="T287_14" style:family="text">
      <style:text-properties fo:font-weight="bold" style:font-weight-asian="bold" style:font-weight-complex="bold"/>
    </style:style>
    <style:style style:name="T287_15" style:family="text">
      <style:text-properties fo:font-weight="bold" style:font-weight-asian="bold" style:font-weight-complex="bold"/>
    </style:style>
    <style:style style:name="T287_16" style:family="text">
      <style:text-properties fo:font-weight="bold" style:font-weight-asian="bold" style:font-weight-complex="bold"/>
    </style:style>
    <style:style style:name="T287_17" style:family="text">
      <style:text-properties fo:font-weight="bold" style:font-weight-asian="bold" style:font-weight-complex="bold"/>
    </style:style>
    <style:style style:name="T287_18" style:family="text">
      <style:text-properties fo:font-weight="bold" style:font-weight-asian="bold" style:font-weight-complex="bold"/>
    </style:style>
    <style:style style:name="T287_19" style:family="text">
      <style:text-properties fo:font-weight="bold" style:font-weight-asian="bold" style:font-weight-complex="bold"/>
    </style:style>
    <style:style style:name="T287_20" style:family="text">
      <style:text-properties fo:font-weight="bold" style:font-weight-asian="bold" style:font-weight-complex="bold"/>
    </style:style>
    <style:style style:name="T287_21" style:family="text">
      <style:text-properties fo:font-weight="bold" style:font-weight-asian="bold" style:font-weight-complex="bold"/>
    </style:style>
    <style:style style:name="T287_22" style:family="text">
      <style:text-properties fo:font-weight="bold" style:font-weight-asian="bold" style:font-weight-complex="bold"/>
    </style:style>
    <style:style style:name="T287_23" style:family="text">
      <style:text-properties fo:font-weight="bold" style:font-weight-asian="bold" style:font-weight-complex="bold"/>
    </style:style>
    <style:style style:name="P288" style:family="paragraph" style:parent-style-name="Standard">
      <style:paragraph-properties fo:text-align="justify" fo:break-before="auto" fo:text-indent="1.27cm" fo:line-height="115%" style:writing-mode="lr-tb"/>
      <style:text-properties fo:font-weight="bold" style:font-weight-asian="bold" style:font-weight-complex="bold"/>
    </style:style>
    <style:style style:name="P289" style:family="paragraph" style:parent-style-name="Standard">
      <style:paragraph-properties fo:text-align="justify" fo:break-before="auto" fo:text-indent="1.27cm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>
      <style:text-properties fo:color="#1155cc" style:text-underline-style="solid" style:text-underline-color="font-color"/>
    </style:style>
    <style:style style:name="T289_31" style:family="text"/>
    <style:style style:name="T289_32" style:family="text">
      <style:text-properties fo:color="#1155cc" style:text-underline-style="solid" style:text-underline-color="font-color"/>
    </style:style>
    <style:style style:name="T289_33" style:family="text"/>
    <style:style style:name="T289_34" style:family="text">
      <style:text-properties fo:color="#1155cc" style:text-underline-style="solid" style:text-underline-color="font-color"/>
    </style:style>
    <style:style style:name="T289_35" style:family="text"/>
    <style:style style:name="T289_36" style:family="text">
      <style:text-properties fo:color="#1155cc" style:text-underline-style="solid" style:text-underline-color="font-color"/>
    </style:style>
    <style:style style:name="T289_37" style:family="text"/>
    <style:style style:name="T289_38" style:family="text">
      <style:text-properties fo:color="#1155cc" style:text-underline-style="solid" style:text-underline-color="font-color"/>
    </style:style>
    <style:style style:name="T289_39" style:family="text"/>
    <style:style style:name="T289_40" style:family="text">
      <style:text-properties fo:color="#1155cc" style:text-underline-style="solid" style:text-underline-color="font-color"/>
    </style:style>
    <style:style style:name="T289_41" style:family="text"/>
    <style:style style:name="T289_42" style:family="text">
      <style:text-properties fo:color="#1155cc" style:text-underline-style="solid" style:text-underline-color="font-color"/>
    </style:style>
    <style:style style:name="T289_43" style:family="text"/>
    <style:style style:name="T289_44" style:family="text">
      <style:text-properties fo:color="#1155cc" style:text-underline-style="solid" style:text-underline-color="font-color"/>
    </style:style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T289_56" style:family="text"/>
    <style:style style:name="T289_57" style:family="text"/>
    <style:style style:name="T289_58" style:family="text"/>
    <style:style style:name="T289_59" style:family="text"/>
    <style:style style:name="T289_60" style:family="text"/>
    <style:style style:name="T289_61" style:family="text"/>
    <style:style style:name="T289_62" style:family="text"/>
    <style:style style:name="T289_63" style:family="text"/>
    <style:style style:name="T289_64" style:family="text"/>
    <style:style style:name="T289_65" style:family="text"/>
    <style:style style:name="T289_66" style:family="text"/>
    <style:style style:name="T289_67" style:family="text"/>
    <style:style style:name="T289_68" style:family="text"/>
    <style:style style:name="T289_69" style:family="text"/>
    <style:style style:name="T289_70" style:family="text"/>
    <style:style style:name="T289_71" style:family="text"/>
    <style:style style:name="T289_72" style:family="text"/>
    <style:style style:name="T289_73" style:family="text"/>
    <style:style style:name="T289_74" style:family="text"/>
    <style:style style:name="T289_75" style:family="text"/>
    <style:style style:name="T289_76" style:family="text"/>
    <style:style style:name="T289_77" style:family="text"/>
    <style:style style:name="T289_78" style:family="text"/>
    <style:style style:name="T289_79" style:family="text"/>
    <style:style style:name="T289_80" style:family="text"/>
    <style:style style:name="T289_81" style:family="text"/>
    <style:style style:name="T289_82" style:family="text"/>
    <style:style style:name="T289_83" style:family="text"/>
    <style:style style:name="T289_84" style:family="text"/>
    <style:style style:name="T289_85" style:family="text"/>
    <style:style style:name="T289_86" style:family="text">
      <style:text-properties fo:font-style="italic" style:font-style-asian="italic" style:font-style-complex="italic"/>
    </style:style>
    <style:style style:name="T289_87" style:family="text">
      <style:text-properties fo:font-style="italic" style:font-style-asian="italic" style:font-style-complex="italic"/>
    </style:style>
    <style:style style:name="T289_88" style:family="text"/>
    <style:style style:name="T289_89" style:family="text"/>
    <style:style style:name="T289_90" style:family="text"/>
    <style:style style:name="T289_91" style:family="text"/>
    <style:style style:name="T289_92" style:family="text"/>
    <style:style style:name="T289_93" style:family="text"/>
    <style:style style:name="T289_94" style:family="text"/>
    <style:style style:name="T289_95" style:family="text"/>
    <style:style style:name="T289_96" style:family="text"/>
    <style:style style:name="T289_97" style:family="text"/>
    <style:style style:name="T289_98" style:family="text"/>
    <style:style style:name="T289_99" style:family="text"/>
    <style:style style:name="P290" style:family="paragraph" style:parent-style-name="Standard">
      <style:paragraph-properties fo:text-align="justify" fo:break-before="auto" fo:text-indent="1.27cm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>
      <style:text-properties fo:font-style="italic" style:font-style-asian="italic" style:font-style-complex="italic"/>
    </style:style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>
      <style:text-properties fo:font-weight="bold" style:font-weight-asian="bold" style:font-weight-complex="bold"/>
    </style:style>
    <style:style style:name="T290_30" style:family="text">
      <style:text-properties fo:font-weight="bold" style:font-weight-asian="bold" style:font-weight-complex="bold"/>
    </style:style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T290_40" style:family="text"/>
    <style:style style:name="T290_41" style:family="text"/>
    <style:style style:name="T290_42" style:family="text"/>
    <style:style style:name="T290_43" style:family="text"/>
    <style:style style:name="T290_44" style:family="text"/>
    <style:style style:name="T290_45" style:family="text"/>
    <style:style style:name="T290_46" style:family="text"/>
    <style:style style:name="T290_47" style:family="text"/>
    <style:style style:name="T290_48" style:family="text"/>
    <style:style style:name="T290_49" style:family="text"/>
    <style:style style:name="T290_50" style:family="text"/>
    <style:style style:name="T290_51" style:family="text"/>
    <style:style style:name="T290_52" style:family="text"/>
    <style:style style:name="T290_53" style:family="text"/>
    <style:style style:name="T290_54" style:family="text"/>
    <style:style style:name="T290_55" style:family="text"/>
    <style:style style:name="T290_56" style:family="text"/>
    <style:style style:name="T290_57" style:family="text"/>
    <style:style style:name="T290_58" style:family="text"/>
    <style:style style:name="T290_59" style:family="text"/>
    <style:style style:name="T290_60" style:family="text"/>
    <style:style style:name="T290_61" style:family="text"/>
    <style:style style:name="T290_62" style:family="text"/>
    <style:style style:name="T290_63" style:family="text"/>
    <style:style style:name="T290_64" style:family="text"/>
    <style:style style:name="T290_65" style:family="text"/>
    <style:style style:name="T290_66" style:family="text"/>
    <style:style style:name="T290_67" style:family="text"/>
    <style:style style:name="T290_68" style:family="text"/>
    <style:style style:name="T290_69" style:family="text"/>
    <style:style style:name="T290_70" style:family="text"/>
    <style:style style:name="T290_71" style:family="text"/>
    <style:style style:name="T290_72" style:family="text"/>
    <style:style style:name="T290_73" style:family="text"/>
    <style:style style:name="T290_74" style:family="text"/>
    <style:style style:name="T290_75" style:family="text"/>
    <style:style style:name="T290_76" style:family="text"/>
    <style:style style:name="T290_77" style:family="text"/>
    <style:style style:name="T290_78" style:family="text"/>
    <style:style style:name="T290_79" style:family="text"/>
    <style:style style:name="T290_80" style:family="text"/>
    <style:style style:name="T290_81" style:family="text"/>
    <style:style style:name="T290_82" style:family="text"/>
    <style:style style:name="T290_83" style:family="text"/>
    <style:style style:name="T290_84" style:family="text"/>
    <style:style style:name="T290_85" style:family="text"/>
    <style:style style:name="T290_86" style:family="text"/>
    <style:style style:name="P291" style:family="paragraph" style:parent-style-name="Standard">
      <style:paragraph-properties fo:text-align="justify" fo:break-before="auto" fo:text-indent="1.27cm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able14" style:family="table">
      <style:table-properties table:align="left" style:width="16.51cm" fo:margin-left="0cm"/>
    </style:style>
    <style:style style:name="Column14" style:family="table-column">
      <style:table-column-properties style:column-width="16.51cm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justify" fo:break-before="auto" fo:text-indent="1.27cm" fo:line-height="115%" style:writing-mode="lr-tb"/>
    </style:style>
    <style:style style:name="P321" style:family="paragraph" style:parent-style-name="Standard">
      <style:paragraph-properties fo:text-align="justify" fo:break-before="auto" fo:text-indent="1.27cm" fo:line-height="115%" style:writing-mode="lr-tb"/>
    </style:style>
    <style:style style:name="T321_1" style:family="text">
      <style:text-properties fo:font-weight="bold" style:font-weight-asian="bold" style:font-weight-complex="bold"/>
    </style:style>
    <style:style style:name="T321_2" style:family="text">
      <style:text-properties fo:font-weight="bold" style:font-weight-asian="bold" style:font-weight-complex="bold"/>
    </style:style>
    <style:style style:name="T321_3" style:family="text">
      <style:text-properties fo:font-weight="bold" style:font-weight-asian="bold" style:font-weight-complex="bold"/>
    </style:style>
    <style:style style:name="T321_4" style:family="text">
      <style:text-properties fo:font-weight="bold" style:font-weight-asian="bold" style:font-weight-complex="bold"/>
    </style:style>
    <style:style style:name="T321_5" style:family="text">
      <style:text-properties fo:font-weight="bold" style:font-weight-asian="bold" style:font-weight-complex="bold"/>
    </style:style>
    <style:style style:name="P322" style:family="paragraph" style:parent-style-name="Standard">
      <style:paragraph-properties fo:text-align="justify" fo:break-before="auto" fo:text-indent="1.27cm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T322_40" style:family="text"/>
    <style:style style:name="T322_41" style:family="text"/>
    <style:style style:name="T322_42" style:family="text"/>
    <style:style style:name="T322_43" style:family="text"/>
    <style:style style:name="T322_44" style:family="text"/>
    <style:style style:name="T322_45" style:family="text"/>
    <style:style style:name="T322_46" style:family="text"/>
    <style:style style:name="T322_47" style:family="text"/>
    <style:style style:name="T322_48" style:family="text"/>
    <style:style style:name="T322_49" style:family="text"/>
    <style:style style:name="T322_50" style:family="text"/>
    <style:style style:name="T322_51" style:family="text"/>
    <style:style style:name="T322_52" style:family="text"/>
    <style:style style:name="T322_53" style:family="text"/>
    <style:style style:name="T322_54" style:family="text"/>
    <style:style style:name="T322_55" style:family="text"/>
    <style:style style:name="T322_56" style:family="text"/>
    <style:style style:name="P323" style:family="paragraph" style:parent-style-name="Standard">
      <style:paragraph-properties fo:text-align="justify" fo:break-before="auto" fo:text-indent="1.27cm" fo:line-height="115%" style:writing-mode="lr-tb"/>
    </style:style>
    <style:style style:name="Table15" style:family="table">
      <style:table-properties table:align="left" style:width="16.272cm" fo:margin-left="0cm"/>
    </style:style>
    <style:style style:name="Column15" style:family="table-column">
      <style:table-column-properties style:column-width="16.272cm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justify" fo:break-before="auto" fo:text-indent="1.27cm" fo:line-height="115%" style:writing-mode="lr-tb"/>
    </style:style>
    <style:style style:name="P360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361" style:family="paragraph" style:parent-style-name="Standard">
      <style:paragraph-properties fo:break-before="auto" fo:line-height="115%" fo:margin-top="0cm" fo:margin-bottom="0cm" style:writing-mode="lr-tb"/>
    </style:style>
    <style:style style:name="T361_1" style:family="text">
      <style:text-properties fo:font-weight="bold" style:font-weight-asian="bold" style:font-weight-complex="bold"/>
    </style:style>
    <style:style style:name="T361_2" style:family="text">
      <style:text-properties fo:font-weight="bold" style:font-weight-asian="bold" style:font-weight-complex="bold"/>
    </style:style>
    <style:style style:name="T361_3" style:family="text">
      <style:text-properties fo:font-weight="bold" style:font-weight-asian="bold" style:font-weight-complex="bold"/>
    </style:style>
    <style:style style:name="P36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T362_25" style:family="text"/>
    <style:style style:name="T362_26" style:family="text"/>
    <style:style style:name="T362_27" style:family="text"/>
    <style:style style:name="T362_28" style:family="text"/>
    <style:style style:name="T362_29" style:family="text"/>
    <style:style style:name="T362_30" style:family="text"/>
    <style:style style:name="T362_31" style:family="text"/>
    <style:style style:name="T362_32" style:family="text"/>
    <style:style style:name="T362_33" style:family="text"/>
    <style:style style:name="T362_34" style:family="text"/>
    <style:style style:name="T362_35" style:family="text"/>
    <style:style style:name="T362_36" style:family="text"/>
    <style:style style:name="T362_37" style:family="text"/>
    <style:style style:name="T362_38" style:family="text"/>
    <style:style style:name="T362_39" style:family="text"/>
    <style:style style:name="T362_40" style:family="text"/>
    <style:style style:name="T362_41" style:family="text"/>
    <style:style style:name="T362_42" style:family="text"/>
    <style:style style:name="T362_43" style:family="text"/>
    <style:style style:name="T362_44" style:family="text"/>
    <style:style style:name="T362_45" style:family="text"/>
    <style:style style:name="T362_46" style:family="text"/>
    <style:style style:name="T362_47" style:family="text"/>
    <style:style style:name="T362_48" style:family="text"/>
    <style:style style:name="T362_49" style:family="text"/>
    <style:style style:name="T362_50" style:family="text"/>
    <style:style style:name="T362_51" style:family="text"/>
    <style:style style:name="T362_52" style:family="text"/>
    <style:style style:name="T362_53" style:family="text"/>
    <style:style style:name="T362_54" style:family="text"/>
    <style:style style:name="T362_55" style:family="text"/>
    <style:style style:name="T362_56" style:family="text"/>
    <style:style style:name="T362_57" style:family="text"/>
    <style:style style:name="T362_58" style:family="text"/>
    <style:style style:name="T362_59" style:family="text"/>
    <style:style style:name="T362_60" style:family="text"/>
    <style:style style:name="T362_61" style:family="text"/>
    <style:style style:name="T362_62" style:family="text"/>
    <style:style style:name="T362_63" style:family="text"/>
    <style:style style:name="T362_64" style:family="text"/>
    <style:style style:name="T362_65" style:family="text"/>
    <style:style style:name="T362_66" style:family="text"/>
    <style:style style:name="T362_67" style:family="text"/>
    <style:style style:name="T362_68" style:family="text"/>
    <style:style style:name="T362_69" style:family="text"/>
    <style:style style:name="T362_70" style:family="text"/>
    <style:style style:name="T362_71" style:family="text"/>
    <style:style style:name="T362_72" style:family="text"/>
    <style:style style:name="T362_73" style:family="text"/>
    <style:style style:name="T362_74" style:family="text"/>
    <style:style style:name="T362_75" style:family="text"/>
    <style:style style:name="T362_76" style:family="text"/>
    <style:style style:name="T362_77" style:family="text"/>
    <style:style style:name="T362_78" style:family="text"/>
    <style:style style:name="T362_79" style:family="text"/>
    <style:style style:name="P363" style:family="paragraph" style:parent-style-name="Standard">
      <style:paragraph-properties fo:text-align="justify"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36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64_1" style:family="text">
      <style:text-properties fo:font-weight="bold" style:font-weight-asian="bold" style:font-weight-complex="bold"/>
    </style:style>
    <style:style style:name="T364_2" style:family="text">
      <style:text-properties fo:font-weight="bold" style:font-weight-asian="bold" style:font-weight-complex="bold"/>
    </style:style>
    <style:style style:name="T364_3" style:family="text">
      <style:text-properties fo:font-weight="bold" style:font-weight-asian="bold" style:font-weight-complex="bold"/>
    </style:style>
    <style:style style:name="T364_4" style:family="text">
      <style:text-properties fo:font-weight="bold" style:font-weight-asian="bold" style:font-weight-complex="bold"/>
    </style:style>
    <style:style style:name="T364_5" style:family="text">
      <style:text-properties fo:font-weight="bold" style:font-weight-asian="bold" style:font-weight-complex="bold"/>
    </style:style>
    <style:style style:name="T364_6" style:family="text">
      <style:text-properties fo:font-weight="bold" style:font-weight-asian="bold" style:font-weight-complex="bold"/>
    </style:style>
    <style:style style:name="P36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T365_39" style:family="text"/>
    <style:style style:name="T365_40" style:family="text"/>
    <style:style style:name="T365_41" style:family="text"/>
    <style:style style:name="T365_42" style:family="text"/>
    <style:style style:name="T365_43" style:family="text"/>
    <style:style style:name="T365_44" style:family="text"/>
    <style:style style:name="T365_45" style:family="text"/>
    <style:style style:name="T365_46" style:family="text"/>
    <style:style style:name="T365_47" style:family="text"/>
    <style:style style:name="T365_48" style:family="text"/>
    <style:style style:name="T365_49" style:family="text"/>
    <style:style style:name="T365_50" style:family="text"/>
    <style:style style:name="T365_51" style:family="text"/>
    <style:style style:name="T365_52" style:family="text"/>
    <style:style style:name="T365_53" style:family="text"/>
    <style:style style:name="T365_54" style:family="text"/>
    <style:style style:name="T365_55" style:family="text"/>
    <style:style style:name="T365_56" style:family="text"/>
    <style:style style:name="T365_57" style:family="text"/>
    <style:style style:name="T365_58" style:family="text"/>
    <style:style style:name="T365_59" style:family="text"/>
    <style:style style:name="T365_60" style:family="text"/>
    <style:style style:name="T365_61" style:family="text"/>
    <style:style style:name="T365_62" style:family="text"/>
    <style:style style:name="T365_63" style:family="text"/>
    <style:style style:name="T365_64" style:family="text"/>
    <style:style style:name="T365_65" style:family="text"/>
    <style:style style:name="T365_66" style:family="text"/>
    <style:style style:name="T365_67" style:family="text"/>
    <style:style style:name="T365_68" style:family="text"/>
    <style:style style:name="T365_69" style:family="text"/>
    <style:style style:name="T365_70" style:family="text"/>
    <style:style style:name="T365_71" style:family="text"/>
    <style:style style:name="T365_72" style:family="text"/>
    <style:style style:name="T365_73" style:family="text"/>
    <style:style style:name="T365_74" style:family="text"/>
    <style:style style:name="T365_75" style:family="text"/>
    <style:style style:name="T365_76" style:family="text"/>
    <style:style style:name="T365_77" style:family="text"/>
    <style:style style:name="T365_78" style:family="text"/>
    <style:style style:name="T365_79" style:family="text"/>
    <style:style style:name="T365_80" style:family="text"/>
    <style:style style:name="T365_81" style:family="text"/>
    <style:style style:name="T365_82" style:family="text"/>
    <style:style style:name="T365_83" style:family="text"/>
    <style:style style:name="T365_84" style:family="text"/>
    <style:style style:name="T365_85" style:family="text"/>
    <style:style style:name="T365_86" style:family="text"/>
    <style:style style:name="T365_87" style:family="text"/>
    <style:style style:name="T365_88" style:family="text"/>
    <style:style style:name="T365_89" style:family="text"/>
    <style:style style:name="T365_90" style:family="text"/>
    <style:style style:name="T365_91" style:family="text"/>
    <style:style style:name="T365_92" style:family="text"/>
    <style:style style:name="T365_93" style:family="text"/>
    <style:style style:name="T365_94" style:family="text"/>
    <style:style style:name="T365_95" style:family="text"/>
    <style:style style:name="T365_96" style:family="text"/>
    <style:style style:name="T365_97" style:family="text"/>
    <style:style style:name="T365_98" style:family="text"/>
    <style:style style:name="T365_99" style:family="text"/>
    <style:style style:name="T365_100" style:family="text"/>
    <style:style style:name="T365_101" style:family="text"/>
    <style:style style:name="T365_102" style:family="text"/>
    <style:style style:name="T365_103" style:family="text"/>
    <style:style style:name="T365_104" style:family="text"/>
    <style:style style:name="P36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P36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P368" style:family="paragraph" style:parent-style-name="Standard">
      <style:paragraph-properties fo:break-before="auto" fo:line-height="115%" fo:margin-top="0cm" style:writing-mode="lr-tb"/>
    </style:style>
    <style:style style:name="T368_1" style:family="text">
      <style:text-properties fo:font-weight="bold" style:font-weight-asian="bold" style:font-weight-complex="bold"/>
    </style:style>
    <style:style style:name="T368_2" style:family="text">
      <style:text-properties fo:font-weight="bold" style:font-weight-asian="bold" style:font-weight-complex="bold"/>
    </style:style>
    <style:style style:name="T368_3" style:family="text">
      <style:text-properties fo:font-weight="bold" style:font-weight-asian="bold" style:font-weight-complex="bold"/>
    </style:style>
    <style:style style:name="T368_4" style:family="text">
      <style:text-properties fo:font-weight="bold" style:font-weight-asian="bold" style:font-weight-complex="bold"/>
    </style:style>
    <style:style style:name="T368_5" style:family="text">
      <style:text-properties fo:font-weight="bold" style:font-weight-asian="bold" style:font-weight-complex="bold"/>
    </style:style>
    <style:style style:name="T368_6" style:family="text">
      <style:text-properties fo:font-weight="bold" style:font-weight-asian="bold" style:font-weight-complex="bold"/>
    </style:style>
    <style:style style:name="T368_7" style:family="text">
      <style:text-properties fo:font-weight="bold" style:font-weight-asian="bold" style:font-weight-complex="bold"/>
    </style:style>
    <style:style style:name="T368_8" style:family="text">
      <style:text-properties fo:font-weight="bold" style:font-weight-asian="bold" style:font-weight-complex="bold"/>
    </style:style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P369" style:family="paragraph" style:parent-style-name="Standard">
      <style:paragraph-properties fo:break-before="auto" fo:line-height="115%" fo:margin-top="0cm" style:writing-mode="lr-tb"/>
    </style:style>
    <style:style style:name="T369_1" style:family="text"/>
    <style:style style:name="P370" style:family="paragraph" style:parent-style-name="Standard">
      <style:paragraph-properties fo:break-before="auto" fo:line-height="115%" fo:margin-top="0cm" style:writing-mode="lr-tb"/>
    </style:style>
    <style:style style:name="T370_1" style:family="text"/>
    <style:style style:name="P371" style:family="paragraph" style:parent-style-name="Standard">
      <style:paragraph-properties fo:break-before="auto" fo:line-height="115%" fo:margin-top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P372" style:family="paragraph" style:parent-style-name="Standard">
      <style:paragraph-properties fo:break-before="auto" fo:line-height="115%" fo:margin-top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P373" style:family="paragraph" style:parent-style-name="Standard">
      <style:paragraph-properties fo:break-before="auto" fo:line-height="115%" fo:margin-top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P374" style:family="paragraph" style:parent-style-name="Standard">
      <style:paragraph-properties fo:break-before="auto" fo:line-height="115%" fo:margin-top="0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P375" style:family="paragraph" style:parent-style-name="Standard">
      <style:paragraph-properties fo:break-before="auto" fo:line-height="115%" fo:margin-top="0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P376" style:family="paragraph" style:parent-style-name="Standard">
      <style:paragraph-properties fo:break-before="auto" fo:line-height="115%" fo:margin-top="0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P377" style:family="paragraph" style:parent-style-name="Standard">
      <style:paragraph-properties fo:break-before="auto" fo:line-height="115%" fo:margin-top="0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T377_27" style:family="text"/>
    <style:style style:name="T377_28" style:family="text"/>
    <style:style style:name="T377_29" style:family="text"/>
    <style:style style:name="P378" style:family="paragraph" style:parent-style-name="Standard">
      <style:paragraph-properties fo:break-before="auto" fo:line-height="115%" fo:margin-top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T378_34" style:family="text"/>
    <style:style style:name="T378_35" style:family="text"/>
    <style:style style:name="T378_36" style:family="text"/>
    <style:style style:name="P379" style:family="paragraph" style:parent-style-name="Standard">
      <style:paragraph-properties fo:break-before="auto" fo:line-height="115%" fo:margin-top="0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P380" style:family="paragraph" style:parent-style-name="Standard">
      <style:paragraph-properties fo:break-before="auto" fo:line-height="115%" fo:margin-top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P381" style:family="paragraph" style:parent-style-name="Standard">
      <style:paragraph-properties fo:break-before="auto" fo:line-height="115%" fo:margin-top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P382" style:family="paragraph" style:parent-style-name="Standard">
      <style:paragraph-properties fo:break-before="auto" fo:line-height="115%" fo:margin-top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P383" style:family="paragraph" style:parent-style-name="Standard">
      <style:paragraph-properties fo:break-before="auto" fo:line-height="115%" fo:margin-top="0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P384" style:family="paragraph" style:parent-style-name="Standard">
      <style:paragraph-properties fo:break-before="auto" fo:line-height="115%" fo:margin-top="0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P385" style:family="paragraph" style:parent-style-name="Standard">
      <style:paragraph-properties fo:break-before="auto" fo:line-height="115%" fo:margin-top="0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P386" style:family="paragraph" style:parent-style-name="Standard">
      <style:paragraph-properties fo:break-before="auto" fo:line-height="115%" fo:margin-top="0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P387" style:family="paragraph" style:parent-style-name="Standard">
      <style:paragraph-properties fo:break-before="auto" fo:line-height="115%" fo:margin-top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P388" style:family="paragraph" style:parent-style-name="Standard">
      <style:paragraph-properties fo:break-before="auto" fo:line-height="115%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P389" style:family="paragraph" style:parent-style-name="Standard">
      <style:paragraph-properties fo:break-before="auto" fo:line-height="115%" fo:margin-top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P390" style:family="paragraph" style:parent-style-name="Standard">
      <style:paragraph-properties fo:break-before="auto" fo:line-height="115%" fo:margin-top="0cm" fo:margin-bottom="0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T390_23" style:family="text"/>
    <style:style style:name="T390_24" style:family="text"/>
    <style:style style:name="T390_25" style:family="text"/>
    <style:style style:name="T390_26" style:family="text"/>
    <style:style style:name="T390_27" style:family="text"/>
    <style:style style:name="P39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fo:font-weight="bold" style:font-weight-asian="bold" style:font-weight-complex="bold"/>
    </style:style>
    <style:style style:name="T394_2" style:family="text">
      <style:text-properties fo:font-weight="bold" style:font-weight-asian="bold" style:font-weight-complex="bold"/>
    </style:style>
    <style:style style:name="T394_3" style:family="text">
      <style:text-properties fo:font-weight="bold" style:font-weight-asian="bold" style:font-weight-complex="bold"/>
    </style:style>
    <style:style style:name="T394_4" style:family="text">
      <style:text-properties fo:font-weight="bold" style:font-weight-asian="bold" style:font-weight-complex="bold"/>
    </style:style>
    <style:style style:name="T394_5" style:family="text">
      <style:text-properties fo:font-weight="bold" style:font-weight-asian="bold" style:font-weight-complex="bold"/>
    </style:style>
    <style:style style:name="P3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8" style:family="paragraph" style:parent-style-name="Standard">
      <style:paragraph-properties fo:text-align="justify" fo:break-before="auto" fo:line-height="100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P399" style:family="paragraph" style:parent-style-name="Standard">
      <style:paragraph-properties fo:text-align="justify" fo:break-before="auto" fo:line-height="100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P400" style:family="paragraph" style:parent-style-name="Standard">
      <style:paragraph-properties fo:text-align="justify" fo:break-before="auto" fo:line-height="100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P401" style:family="paragraph" style:parent-style-name="Standard">
      <style:paragraph-properties fo:text-align="justify" fo:break-before="auto" fo:line-height="100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P402" style:family="paragraph" style:parent-style-name="Standard">
      <style:paragraph-properties fo:text-align="justify" fo:break-before="auto" fo:line-height="100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P403" style:family="paragraph" style:parent-style-name="Standard">
      <style:paragraph-properties fo:text-align="justify" fo:break-before="auto" fo:line-height="100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T403_17" style:family="text"/>
    <style:style style:name="T403_18" style:family="text"/>
    <style:style style:name="P404" style:family="paragraph" style:parent-style-name="Standard">
      <style:paragraph-properties fo:text-align="justify" fo:break-before="auto" fo:line-height="100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P405" style:family="paragraph" style:parent-style-name="Standard">
      <style:paragraph-properties fo:text-align="justify" fo:break-before="auto" fo:line-height="100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P406" style:family="paragraph" style:parent-style-name="Standard">
      <style:paragraph-properties fo:text-align="justify" fo:break-before="auto" fo:line-height="100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>
      <style:text-properties fo:color="#1155cc" style:text-underline-style="solid" style:text-underline-color="font-color"/>
    </style:style>
    <style:style style:name="T406_7" style:family="text"/>
    <style:style style:name="T406_8" style:family="text">
      <style:text-properties fo:color="#1155cc" style:text-underline-style="solid" style:text-underline-color="font-color"/>
    </style:style>
    <style:style style:name="T406_9" style:family="text"/>
    <style:style style:name="T406_10" style:family="text">
      <style:text-properties fo:color="#1155cc" style:text-underline-style="solid" style:text-underline-color="font-color"/>
    </style:style>
    <style:style style:name="T406_11" style:family="text"/>
    <style:style style:name="T406_12" style:family="text">
      <style:text-properties fo:color="#1155cc" style:text-underline-style="solid" style:text-underline-color="font-color"/>
    </style:style>
    <style:style style:name="T406_13" style:family="text"/>
    <style:style style:name="T406_14" style:family="text">
      <style:text-properties fo:color="#1155cc" style:text-underline-style="solid" style:text-underline-color="font-color"/>
    </style:style>
    <style:style style:name="T406_15" style:family="text"/>
    <style:style style:name="T406_16" style:family="text">
      <style:text-properties fo:color="#1155cc" style:text-underline-style="solid" style:text-underline-color="font-color"/>
    </style:style>
    <style:style style:name="T406_17" style:family="text"/>
    <style:style style:name="T406_18" style:family="text">
      <style:text-properties fo:color="#1155cc" style:text-underline-style="solid" style:text-underline-color="font-color"/>
    </style:style>
    <style:style style:name="T406_19" style:family="text"/>
    <style:style style:name="T406_20" style:family="text">
      <style:text-properties fo:color="#1155cc" style:text-underline-style="solid" style:text-underline-color="font-color"/>
    </style:style>
    <style:style style:name="T406_21" style:family="text"/>
    <style:style style:name="P407" style:family="paragraph" style:parent-style-name="Standard">
      <style:paragraph-properties fo:text-align="justify" fo:break-before="auto" fo:line-height="100%" style:writing-mode="lr-tb"/>
    </style:style>
    <style:style style:name="P408" style:family="paragraph" style:parent-style-name="Standard">
      <style:paragraph-properties fo:text-align="justify" fo:break-before="auto" fo:line-height="100%" style:writing-mode="lr-tb"/>
      <style:text-properties fo:font-weight="bold" style:font-weight-asian="bold" style:font-weight-complex="bold"/>
    </style:style>
    <style:style style:name="P409" style:family="paragraph" style:parent-style-name="Standard">
      <style:paragraph-properties fo:text-align="justify" fo:break-before="auto" fo:line-height="100%" style:writing-mode="lr-tb"/>
    </style:style>
    <style:style style:name="T409_1" style:family="text">
      <style:text-properties fo:font-weight="bold" style:font-weight-asian="bold" style:font-weight-complex="bold"/>
    </style:style>
    <style:style style:name="P410" style:family="paragraph" style:parent-style-name="Standard">
      <style:paragraph-properties fo:text-align="justify" fo:break-before="auto" fo:line-height="100%" style:writing-mode="lr-tb"/>
      <style:text-properties fo:font-weight="bold" style:font-weight-asian="bold" style:font-weight-complex="bold"/>
    </style:style>
    <style:style style:name="P411" style:family="paragraph" style:parent-style-name="Standard">
      <style:paragraph-properties fo:text-align="justify" fo:break-before="auto" fo:line-height="100%" style:writing-mode="lr-tb"/>
    </style:style>
    <style:style style:name="T411_1" style:family="text">
      <style:text-properties fo:font-weight="bold" style:font-weight-asian="bold" style:font-weight-complex="bold"/>
    </style:style>
    <style:style style:name="P412" style:family="paragraph" style:parent-style-name="Standard">
      <style:paragraph-properties fo:text-align="justify" fo:break-before="auto" fo:line-height="100%" style:writing-mode="lr-tb"/>
      <style:text-properties fo:font-weight="bold" style:font-weight-asian="bold" style:font-weight-complex="bold"/>
    </style:style>
    <style:style style:name="P413" style:family="paragraph" style:parent-style-name="Standard">
      <style:paragraph-properties fo:text-align="justify" fo:break-before="auto" fo:line-height="100%" style:writing-mode="lr-tb"/>
    </style:style>
    <style:style style:name="T413_1" style:family="text"/>
    <style:style style:name="T413_2" style:family="text">
      <style:text-properties fo:color="#1155cc" style:text-underline-style="solid" style:text-underline-color="font-color"/>
    </style:style>
    <style:style style:name="T413_3" style:family="text"/>
    <style:style style:name="T413_4" style:family="text">
      <style:text-properties fo:color="#1155cc" style:text-underline-style="solid" style:text-underline-color="font-color"/>
    </style:style>
    <style:style style:name="T413_5" style:family="text"/>
    <style:style style:name="T413_6" style:family="text">
      <style:text-properties fo:color="#1155cc" style:text-underline-style="solid" style:text-underline-color="font-color"/>
    </style:style>
    <style:style style:name="T413_7" style:family="text"/>
    <style:style style:name="T413_8" style:family="text">
      <style:text-properties fo:color="#1155cc" style:text-underline-style="solid" style:text-underline-color="font-color"/>
    </style:style>
    <style:style style:name="T413_9" style:family="text"/>
    <style:style style:name="T413_10" style:family="text">
      <style:text-properties fo:color="#1155cc" style:text-underline-style="solid" style:text-underline-color="font-color"/>
    </style:style>
    <style:style style:name="T413_11" style:family="text"/>
    <style:style style:name="T413_12" style:family="text">
      <style:text-properties fo:color="#1155cc" style:text-underline-style="solid" style:text-underline-color="font-color"/>
    </style:style>
    <style:style style:name="T413_13" style:family="text"/>
    <style:style style:name="T413_14" style:family="text">
      <style:text-properties fo:color="#1155cc" style:text-underline-style="solid" style:text-underline-color="font-color"/>
    </style:style>
    <style:style style:name="T413_15" style:family="text"/>
    <style:style style:name="T413_16" style:family="text">
      <style:text-properties fo:color="#1155cc" style:text-underline-style="solid" style:text-underline-color="font-color"/>
    </style:style>
    <style:style style:name="T413_17" style:family="text"/>
    <style:style style:name="T413_18" style:family="text">
      <style:text-properties fo:color="#1155cc" style:text-underline-style="solid" style:text-underline-color="font-color"/>
    </style:style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P414" style:family="paragraph" style:parent-style-name="Standard">
      <style:paragraph-properties fo:text-align="justify" fo:break-before="auto" fo:line-height="100%" style:writing-mode="lr-tb"/>
    </style:style>
    <style:style style:name="P415" style:family="paragraph" style:parent-style-name="Standard">
      <style:paragraph-properties fo:text-align="justify" fo:break-before="auto" fo:line-height="100%" style:writing-mode="lr-tb"/>
    </style:style>
    <style:style style:name="T415_1" style:family="text">
      <style:text-properties fo:font-weight="bold" style:font-weight-asian="bold" style:font-weight-complex="bold"/>
    </style:style>
    <style:style style:name="P416" style:family="paragraph" style:parent-style-name="Standard">
      <style:paragraph-properties fo:text-align="justify" fo:break-before="auto" fo:line-height="100%" style:writing-mode="lr-tb"/>
    </style:style>
    <style:style style:name="T416_1" style:family="text">
      <style:text-properties fo:color="#ff0000"/>
    </style:style>
    <style:style style:name="T416_2" style:family="text">
      <style:text-properties fo:color="#ff0000"/>
    </style:style>
    <style:style style:name="T416_3" style:family="text">
      <style:text-properties fo:color="#ff0000"/>
    </style:style>
    <style:style style:name="T416_4" style:family="text">
      <style:text-properties fo:color="#ff0000"/>
    </style:style>
    <style:style style:name="T416_5" style:family="text">
      <style:text-properties fo:color="#ff0000"/>
    </style:style>
    <style:style style:name="T416_6" style:family="text">
      <style:text-properties fo:color="#ff0000"/>
    </style:style>
    <style:style style:name="T416_7" style:family="text">
      <style:text-properties fo:color="#ff0000"/>
    </style:style>
    <style:style style:name="T416_8" style:family="text">
      <style:text-properties fo:color="#ff0000"/>
    </style:style>
    <style:style style:name="T416_9" style:family="text">
      <style:text-properties fo:color="#ff0000"/>
    </style:style>
    <style:style style:name="T416_10" style:family="text">
      <style:text-properties fo:color="#ff0000"/>
    </style:style>
    <style:style style:name="T416_11" style:family="text">
      <style:text-properties fo:color="#ff0000"/>
    </style:style>
    <style:style style:name="T416_12" style:family="text">
      <style:text-properties fo:color="#ff0000"/>
    </style:style>
    <style:style style:name="T416_13" style:family="text">
      <style:text-properties fo:color="#ff0000"/>
    </style:style>
    <style:style style:name="T416_14" style:family="text">
      <style:text-properties fo:color="#ff0000"/>
    </style:style>
    <style:style style:name="T416_15" style:family="text">
      <style:text-properties fo:color="#ff0000"/>
    </style:style>
    <style:style style:name="P417" style:family="paragraph" style:parent-style-name="Standard">
      <style:paragraph-properties fo:text-align="justify" fo:break-before="auto" fo:line-height="100%" style:writing-mode="lr-tb"/>
    </style:style>
    <style:style style:name="T417_1" style:family="text">
      <style:text-properties fo:color="#ff0000"/>
    </style:style>
    <style:style style:name="T417_2" style:family="text">
      <style:text-properties fo:color="#ff0000"/>
    </style:style>
    <style:style style:name="T417_3" style:family="text">
      <style:text-properties fo:color="#ff0000"/>
    </style:style>
    <style:style style:name="T417_4" style:family="text">
      <style:text-properties fo:color="#ff0000"/>
    </style:style>
    <style:style style:name="T417_5" style:family="text">
      <style:text-properties fo:color="#ff0000"/>
    </style:style>
    <style:style style:name="T417_6" style:family="text">
      <style:text-properties fo:color="#ff0000"/>
    </style:style>
    <style:style style:name="T417_7" style:family="text">
      <style:text-properties fo:color="#ff0000"/>
    </style:style>
    <style:style style:name="T417_8" style:family="text">
      <style:text-properties fo:color="#ff0000"/>
    </style:style>
    <style:style style:name="T417_9" style:family="text">
      <style:text-properties fo:color="#ff0000"/>
    </style:style>
    <style:style style:name="P418" style:family="paragraph" style:parent-style-name="Standard">
      <style:paragraph-properties fo:text-align="justify" fo:break-before="auto" fo:line-height="100%" style:writing-mode="lr-tb"/>
      <style:text-properties fo:color="#ff0000"/>
    </style:style>
    <style:style style:name="P419" style:family="paragraph" style:parent-style-name="Standard">
      <style:paragraph-properties fo:text-align="justify" fo:break-before="auto" fo:line-height="100%" style:writing-mode="lr-tb"/>
    </style:style>
    <style:style style:name="T419_1" style:family="text">
      <style:text-properties fo:color="#ff0000"/>
    </style:style>
    <style:style style:name="P420" style:family="paragraph" style:parent-style-name="Standard">
      <style:paragraph-properties fo:text-align="justify" fo:break-before="auto" fo:line-height="100%" style:writing-mode="lr-tb"/>
    </style:style>
    <style:style style:name="P421" style:family="paragraph" style:parent-style-name="Standard">
      <style:paragraph-properties fo:text-align="justify" fo:break-before="auto" fo:line-height="100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P422" style:family="paragraph" style:parent-style-name="Standard">
      <style:paragraph-properties fo:text-align="justify" fo:break-before="auto" fo:line-height="100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P423" style:family="paragraph" style:parent-style-name="Standard">
      <style:paragraph-properties fo:text-align="justify" fo:break-before="auto" fo:line-height="100%" style:writing-mode="lr-tb"/>
    </style:style>
    <style:style style:name="P424" style:family="paragraph" style:parent-style-name="Standard">
      <style:paragraph-properties fo:text-align="justify" fo:break-before="auto" fo:line-height="100%" style:writing-mode="lr-tb"/>
    </style:style>
    <style:style style:name="P425" style:family="paragraph" style:parent-style-name="Standard">
      <style:paragraph-properties fo:text-align="justify" fo:break-before="auto" fo:line-height="100%" style:writing-mode="lr-tb"/>
    </style:style>
    <style:style style:name="T425_1" style:family="text">
      <style:text-properties fo:font-weight="bold" style:font-weight-asian="bold" style:font-weight-complex="bold"/>
    </style:style>
    <style:style style:name="P426" style:family="paragraph" style:parent-style-name="Standard">
      <style:paragraph-properties fo:text-align="justify" fo:break-before="auto" fo:line-height="100%" style:writing-mode="lr-tb"/>
    </style:style>
    <style:style style:name="P427" style:family="paragraph" style:parent-style-name="Standard">
      <style:paragraph-properties fo:text-align="justify" fo:break-before="auto" fo:line-height="100%" style:writing-mode="lr-tb"/>
    </style:style>
    <style:style style:name="T427_1" style:family="text"/>
    <style:style style:name="T427_2" style:family="text">
      <style:text-properties fo:color="#1155cc" style:text-underline-style="solid" style:text-underline-color="font-color"/>
    </style:style>
    <style:style style:name="T427_3" style:family="text"/>
    <style:style style:name="T427_4" style:family="text">
      <style:text-properties fo:color="#1155cc" style:text-underline-style="solid" style:text-underline-color="font-color"/>
    </style:style>
    <style:style style:name="T427_5" style:family="text"/>
    <style:style style:name="T427_6" style:family="text">
      <style:text-properties fo:color="#1155cc" style:text-underline-style="solid" style:text-underline-color="font-color"/>
    </style:style>
    <style:style style:name="T427_7" style:family="text"/>
    <style:style style:name="T427_8" style:family="text">
      <style:text-properties fo:color="#1155cc" style:text-underline-style="solid" style:text-underline-color="font-color"/>
    </style:style>
    <style:style style:name="T427_9" style:family="text"/>
    <style:style style:name="T427_10" style:family="text">
      <style:text-properties fo:color="#1155cc" style:text-underline-style="solid" style:text-underline-color="font-color"/>
    </style:style>
    <style:style style:name="T427_11" style:family="text"/>
    <style:style style:name="T427_12" style:family="text">
      <style:text-properties fo:color="#1155cc" style:text-underline-style="solid" style:text-underline-color="font-color"/>
    </style:style>
    <style:style style:name="T427_13" style:family="text"/>
    <style:style style:name="T427_14" style:family="text">
      <style:text-properties fo:color="#1155cc" style:text-underline-style="solid" style:text-underline-color="font-color"/>
    </style:style>
    <style:style style:name="T427_15" style:family="text"/>
    <style:style style:name="T427_16" style:family="text">
      <style:text-properties fo:color="#1155cc" style:text-underline-style="solid" style:text-underline-color="font-color"/>
    </style:style>
    <style:style style:name="T427_17" style:family="text"/>
    <style:style style:name="T427_18" style:family="text">
      <style:text-properties fo:color="#1155cc" style:text-underline-style="solid" style:text-underline-color="font-color"/>
    </style:style>
    <style:style style:name="T427_19" style:family="text"/>
    <style:style style:name="T427_20" style:family="text">
      <style:text-properties fo:color="#1155cc" style:text-underline-style="solid" style:text-underline-color="font-color"/>
    </style:style>
    <style:style style:name="T427_21" style:family="text"/>
    <style:style style:name="T427_22" style:family="text">
      <style:text-properties fo:color="#1155cc" style:text-underline-style="solid" style:text-underline-color="font-color"/>
    </style:style>
    <style:style style:name="T427_23" style:family="text"/>
    <style:style style:name="T427_24" style:family="text">
      <style:text-properties fo:color="#1155cc" style:text-underline-style="solid" style:text-underline-color="font-color"/>
    </style:style>
    <style:style style:name="P428" style:family="paragraph" style:parent-style-name="Standard">
      <style:paragraph-properties fo:text-align="justify" fo:break-before="auto" fo:line-height="100%" style:writing-mode="lr-tb"/>
    </style:style>
    <style:style style:name="T428_1" style:family="text"/>
    <style:style style:name="P429" style:family="paragraph" style:parent-style-name="Standard">
      <style:paragraph-properties fo:text-align="justify" fo:break-before="auto" fo:line-height="100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P430" style:family="paragraph" style:parent-style-name="Standard">
      <style:paragraph-properties fo:text-align="justify" fo:break-before="auto" fo:line-height="100%" style:writing-mode="lr-tb"/>
    </style:style>
    <style:style style:name="P431" style:family="paragraph" style:parent-style-name="Standard">
      <style:paragraph-properties fo:text-align="justify" fo:break-before="auto" fo:line-height="100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P432" style:family="paragraph" style:parent-style-name="Standard">
      <style:paragraph-properties fo:text-align="justify" fo:break-before="auto" fo:line-height="100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P433" style:family="paragraph" style:parent-style-name="Standard">
      <style:paragraph-properties fo:text-align="justify" fo:break-before="auto" fo:line-height="100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P434" style:family="paragraph" style:parent-style-name="Standard">
      <style:paragraph-properties fo:text-align="justify" fo:break-before="auto" fo:line-height="100%" style:writing-mode="lr-tb"/>
    </style:style>
    <style:style style:name="P435" style:family="paragraph" style:parent-style-name="Standard">
      <style:paragraph-properties fo:text-align="justify" fo:break-before="auto" fo:line-height="100%" style:writing-mode="lr-tb"/>
    </style:style>
    <style:style style:name="P4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ROTEIRO</text:span><text:span text:style-name="T1_2"><text:s/></text:span><text:span text:style-name="T1_3">WORKSHOP</text:span><text:span text:style-name="T1_4"><text:s/></text:span><text:span text:style-name="T1_5">LOD</text:span><text:span text:style-name="T1_6"><text:s/>(</text:span><text:span text:style-name="T1_7">LINKED</text:span><text:span text:style-name="T1_8"><text:s/></text:span><text:span text:style-name="T1_9">OPEN</text:span><text:span text:style-name="T1_10"><text:s/></text:span><text:span text:style-name="T1_11">DATA</text:span><text:span text:style-name="T1_12">)</text:span></text:p>
      <text:p text:style-name="P2"/>
      <text:p text:style-name="P3"><text:span text:style-name="T3_1">Facilitadores</text:span></text:p>
      <text:p text:style-name="P4"><text:span text:style-name="T4_1">Jandson</text:span><text:span text:style-name="T4_2"><text:s/></text:span><text:span text:style-name="T4_3">Ribeiro</text:span></text:p>
      <text:p text:style-name="P5"><text:span text:style-name="T5_1">Lucas</text:span><text:span text:style-name="T5_2"><text:s/></text:span><text:span text:style-name="T5_3">Lara</text:span></text:p>
      <text:p text:style-name="P6"><text:span text:style-name="T6_1">Matheus</text:span><text:span text:style-name="T6_2"><text:s/></text:span><text:span text:style-name="T6_3">Lessa</text:span></text:p>
      <text:p text:style-name="P7"><text:span text:style-name="T7_1">Renato</text:span><text:span text:style-name="T7_2"><text:s/></text:span><text:span text:style-name="T7_3">Silva</text:span></text:p>
      <text:p text:style-name="P8"><text:span text:style-name="T8_1">Tiago</text:span><text:span text:style-name="T8_2"><text:s/></text:span><text:span text:style-name="T8_3">Gonçalves</text:span></text:p>
      <text:p text:style-name="P9"/>
      <text:p text:style-name="P10"><text:span text:style-name="T10_1">Pré</text:span><text:span text:style-name="T10_2">-</text:span><text:span text:style-name="T10_3">requisitos</text:span></text:p>
      <text:p text:style-name="P11"><text:span text:style-name="T11_1"><text:tab/></text:span><text:span text:style-name="T11_2">O</text:span><text:span text:style-name="T11_3"><text:s/></text:span><text:span text:style-name="T11_4">participante</text:span><text:span text:style-name="T11_5"><text:s/></text:span><text:span text:style-name="T11_6">deve</text:span><text:span text:style-name="T11_7"><text:s/></text:span><text:span text:style-name="T11_8">ter</text:span><text:span text:style-name="T11_9"><text:s/></text:span><text:span text:style-name="T11_10">o</text:span><text:span text:style-name="T11_11"><text:s/></text:span><text:span text:style-name="T11_12">conhecimento</text:span><text:span text:style-name="T11_13"><text:s/></text:span><text:span text:style-name="T11_14">prévio</text:span><text:span text:style-name="T11_15"><text:s/></text:span><text:span text:style-name="T11_16">de</text:span><text:span text:style-name="T11_17">:</text:span></text:p>
      <text:list text:style-name="LS1" xml:id="list0">
        <text:list-item>
          <text:p text:style-name="P12"><text:span text:style-name="T12_1">RDF</text:span></text:p>
        </text:list-item>
        <text:list-item>
          <text:p text:style-name="P13"><text:span text:style-name="T13_1">Ontologias</text:span></text:p>
        </text:list-item>
        <text:list-item>
          <text:p text:style-name="P14"><text:span text:style-name="T14_1">SPARQL</text:span></text:p>
        </text:list-item>
      </text:list>
      <text:p text:style-name="P15"><text:span text:style-name="T15_1"><text:tab/></text:span><text:span text:style-name="T15_2">O</text:span><text:span text:style-name="T15_3"><text:s/></text:span><text:span text:style-name="T15_4">equipamento</text:span><text:span text:style-name="T15_5"><text:s/></text:span><text:span text:style-name="T15_6">utilizado</text:span><text:span text:style-name="T15_7"><text:s/></text:span><text:span text:style-name="T15_8">pelo</text:span><text:span text:style-name="T15_9"><text:s/></text:span><text:span text:style-name="T15_10">participante</text:span><text:span text:style-name="T15_11"><text:s/></text:span><text:span text:style-name="T15_12">deve</text:span><text:span text:style-name="T15_13"><text:s/></text:span><text:span text:style-name="T15_14">conter</text:span><text:span text:style-name="T15_15">:</text:span></text:p>
      <text:list text:style-name="LS2" xml:id="list3">
        <text:list-item>
          <text:p text:style-name="P16"><text:span text:style-name="T16_1">Acesso</text:span><text:span text:style-name="T16_2"><text:s/></text:span><text:span text:style-name="T16_3">a</text:span><text:span text:style-name="T16_4"><text:s/></text:span><text:span text:style-name="T16_5">internet</text:span></text:p>
        </text:list-item>
        <text:list-item>
          <text:p text:style-name="P17"><text:span text:style-name="T17_1">Protegé</text:span><text:span text:style-name="T17_2"><text:s/></text:span><text:span text:style-name="T17_3">versão</text:span><text:span text:style-name="T17_4"><text:s/>3.<text:s/>5<text:s/></text:span><text:span text:style-name="T17_5">ou</text:span><text:span text:style-name="T17_6"><text:s/></text:span><text:span text:style-name="T17_7">superior</text:span></text:p>
        </text:list-item>
        <text:list-item>
          <text:p text:style-name="P18"><text:span text:style-name="T18_1">IDE</text:span><text:span text:style-name="T18_2"><text:s/></text:span><text:span text:style-name="T18_3">Eclipse</text:span><text:span text:style-name="T18_4"><text:s/>+<text:s/></text:span><text:span text:style-name="T18_5">Java</text:span><text:span text:style-name="T18_6"><text:s/></text:span><text:span text:style-name="T18_7">JDK</text:span></text:p>
        </text:list-item>
        <text:list-item>
          <text:p text:style-name="P19"><text:span text:style-name="T19_1">API</text:span><text:span text:style-name="T19_2"><text:s/></text:span><text:span text:style-name="T19_3">Jena</text:span></text:p>
        </text:list-item>
      </text:list>
      <text:p text:style-name="P20"/>
      <text:p text:style-name="P21"><text:span text:style-name="T21_1">Ao</text:span><text:span text:style-name="T21_2"><text:s/></text:span><text:span text:style-name="T21_3">término</text:span><text:span text:style-name="T21_4"><text:s/></text:span><text:span text:style-name="T21_5">deste</text:span><text:span text:style-name="T21_6"><text:s/></text:span><text:span text:style-name="T21_7">workshop</text:span><text:span text:style-name="T21_8"><text:s/></text:span><text:span text:style-name="T21_9">o</text:span><text:span text:style-name="T21_10"><text:s/></text:span><text:span text:style-name="T21_11">participante</text:span><text:span text:style-name="T21_12"><text:s/></text:span><text:span text:style-name="T21_13">será</text:span><text:span text:style-name="T21_14"><text:s/></text:span><text:span text:style-name="T21_15">capaz</text:span><text:span text:style-name="T21_16"><text:s/></text:span><text:span text:style-name="T21_17">de</text:span><text:span text:style-name="T21_18">:</text:span></text:p>
      <text:list text:style-name="LS3" xml:id="list7">
        <text:list-item>
          <text:p text:style-name="P22"><text:span text:style-name="T22_1">Compreender</text:span><text:span text:style-name="T22_2"><text:s/></text:span><text:span text:style-name="T22_3">o</text:span><text:span text:style-name="T22_4"><text:s/></text:span><text:span text:style-name="T22_5">que</text:span><text:span text:style-name="T22_6"><text:s/></text:span><text:span text:style-name="T22_7">são</text:span><text:span text:style-name="T22_8"><text:s/></text:span><text:span text:style-name="T22_9">dados</text:span><text:span text:style-name="T22_10"><text:s/></text:span><text:span text:style-name="T22_11">ligados</text:span><text:span text:style-name="T22_12">;</text:span></text:p>
        </text:list-item>
        <text:list-item>
          <text:p text:style-name="P23"><text:span text:style-name="T23_1">Compreender</text:span><text:span text:style-name="T23_2"><text:s/></text:span><text:span text:style-name="T23_3">o</text:span><text:span text:style-name="T23_4"><text:s/></text:span><text:span text:style-name="T23_5">projeto</text:span><text:span text:style-name="T23_6"><text:s/></text:span><text:span text:style-name="T23_7">Linked</text:span><text:span text:style-name="T23_8"><text:s/></text:span><text:span text:style-name="T23_9">Open</text:span><text:span text:style-name="T23_10"><text:s/></text:span><text:span text:style-name="T23_11">Data</text:span><text:span text:style-name="T23_12">;</text:span></text:p>
        </text:list-item>
        <text:list-item>
          <text:p text:style-name="P24"><text:span text:style-name="T24_1">Consultar</text:span><text:span text:style-name="T24_2"><text:s/></text:span><text:span text:style-name="T24_3">qualquer</text:span><text:span text:style-name="T24_4"><text:s/></text:span><text:span text:style-name="T24_5">informação</text:span><text:span text:style-name="T24_6"><text:s/></text:span><text:span text:style-name="T24_7">disponível</text:span><text:span text:style-name="T24_8"><text:s/></text:span><text:span text:style-name="T24_9">na</text:span><text:span text:style-name="T24_10"><text:s/></text:span><text:span text:style-name="T24_11">Semantic</text:span><text:span text:style-name="T24_12"><text:s/></text:span><text:span text:style-name="T24_13">Web</text:span></text:p>
        </text:list-item>
        <text:list-item>
          <text:p text:style-name="P25"><text:span text:style-name="T25_1">Publicar</text:span><text:span text:style-name="T25_2"><text:s/></text:span><text:span text:style-name="T25_3">dados</text:span><text:span text:style-name="T25_4"><text:s/></text:span><text:span text:style-name="T25_5">ligados</text:span><text:span text:style-name="T25_6">.</text:span></text:p>
        </text:list-item>
      </text:list>
      <text:p text:style-name="P26"><text:span text:style-name="T26_1"><text:s/></text:span></text:p>
      <text:p text:style-name="P27"><text:span text:style-name="T27_1">PARTE</text:span><text:span text:style-name="T27_2"><text:s/></text:span><text:span text:style-name="T27_3">I</text:span><text:span text:style-name="T27_4"><text:s/>-<text:s/></text:span><text:span text:style-name="T27_5">INTRODUÇÃO</text:span><text:span text:style-name="T27_6"><text:s/></text:span><text:span text:style-name="T27_7">(</text:span><text:span text:style-name="T27_8">estimativa</text:span><text:span text:style-name="T27_9"><text:s/>:<text:s/></text:span><text:span text:style-name="T27_10">10<text:s/></text:span><text:span text:style-name="T27_11">min</text:span><text:span text:style-name="T27_12">)</text:span></text:p>
      <text:list text:style-name="LS4" xml:id="list11">
        <text:list-item>
          <text:p text:style-name="P28"><text:span text:style-name="T28_1">Linked</text:span><text:span text:style-name="T28_2"><text:s/></text:span><text:span text:style-name="T28_3">Data</text:span></text:p>
        </text:list-item>
      </text:list>
      <text:p text:style-name="P29"><text:span text:style-name="T29_1"><text:s text:c="12"/></text:span><text:span text:style-name="T29_2">Linked</text:span><text:span text:style-name="T29_3"><text:s/></text:span><text:span text:style-name="T29_4">Data</text:span><text:span text:style-name="T29_5"><text:s/></text:span><text:span text:style-name="T29_6">é</text:span><text:span text:style-name="T29_7"><text:s text:c="2"/></text:span><text:span text:style-name="T29_8">o</text:span><text:span text:style-name="T29_9"><text:s/></text:span><text:span text:style-name="T29_10">uso</text:span><text:span text:style-name="T29_11"><text:s/></text:span><text:span text:style-name="T29_12">da</text:span><text:span text:style-name="T29_13"><text:s/></text:span><text:span text:style-name="T29_14">Web</text:span><text:span text:style-name="T29_15"><text:s/></text:span><text:span text:style-name="T29_16">para</text:span><text:span text:style-name="T29_17"><text:s/></text:span><text:span text:style-name="T29_18">criar</text:span><text:span text:style-name="T29_19"><text:s/></text:span><text:span text:style-name="T29_20">ligações</text:span><text:span text:style-name="T29_21"><text:s/></text:span><text:span text:style-name="T29_22">entre</text:span><text:span text:style-name="T29_23"><text:s/></text:span><text:span text:style-name="T29_24">os</text:span><text:span text:style-name="T29_25"><text:s/></text:span><text:span text:style-name="T29_26">dados</text:span><text:span text:style-name="T29_27"><text:s/></text:span><text:span text:style-name="T29_28">a</text:span><text:span text:style-name="T29_29"><text:s/></text:span><text:span text:style-name="T29_30">partir</text:span><text:span text:style-name="T29_31"><text:s/></text:span><text:span text:style-name="T29_32">de</text:span><text:span text:style-name="T29_33"><text:s/></text:span><text:span text:style-name="T29_34">diferentes</text:span><text:span text:style-name="T29_35"><text:s/></text:span><text:span text:style-name="T29_36">fontes</text:span><text:span text:style-name="T29_37">.<text:s/></text:span><text:span text:style-name="T29_38">Tecnicamente</text:span><text:span text:style-name="T29_39">,<text:s/></text:span><text:span text:style-name="T29_40">Linked</text:span><text:span text:style-name="T29_41"><text:s/></text:span><text:span text:style-name="T29_42">Data</text:span><text:span text:style-name="T29_43"><text:s/></text:span><text:span text:style-name="T29_44">refere</text:span><text:span text:style-name="T29_45">-</text:span><text:span text:style-name="T29_46">se</text:span><text:span text:style-name="T29_47"><text:s/></text:span><text:span text:style-name="T29_48">aos</text:span><text:span text:style-name="T29_49"><text:s/></text:span><text:span text:style-name="T29_50">dados</text:span><text:span text:style-name="T29_51"><text:s/></text:span><text:span text:style-name="T29_52">publicados</text:span><text:span text:style-name="T29_53"><text:s/></text:span><text:span text:style-name="T29_54">na</text:span><text:span text:style-name="T29_55"><text:s/></text:span><text:span text:style-name="T29_56">web</text:span><text:span text:style-name="T29_57">,<text:s/></text:span><text:span text:style-name="T29_58">de</text:span><text:span text:style-name="T29_59"><text:s/></text:span><text:span text:style-name="T29_60">forma</text:span><text:span text:style-name="T29_61"><text:s/></text:span><text:span text:style-name="T29_62">que</text:span><text:span text:style-name="T29_63"><text:s/></text:span><text:span text:style-name="T29_64">seja</text:span><text:span text:style-name="T29_65"><text:s/></text:span><text:span text:style-name="T29_66">légivel</text:span><text:span text:style-name="T29_67"><text:s/></text:span><text:span text:style-name="T29_68">por</text:span><text:span text:style-name="T29_69"><text:s/></text:span><text:span text:style-name="T29_70">máquina</text:span><text:span text:style-name="T29_71">,<text:s/></text:span><text:span text:style-name="T29_72">na</text:span><text:span text:style-name="T29_73"><text:s/></text:span><text:span text:style-name="T29_74">qual</text:span><text:span text:style-name="T29_75"><text:s/></text:span><text:span text:style-name="T29_76">o</text:span><text:span text:style-name="T29_77"><text:s/></text:span><text:span text:style-name="T29_78">significado</text:span><text:span text:style-name="T29_79"><text:s/></text:span><text:span text:style-name="T29_80">esses</text:span><text:span text:style-name="T29_81"><text:s/></text:span><text:span text:style-name="T29_82">dados</text:span><text:span text:style-name="T29_83"><text:s/></text:span><text:span text:style-name="T29_84">são</text:span><text:span text:style-name="T29_85"><text:s/></text:span><text:span text:style-name="T29_86">definidos</text:span><text:span text:style-name="T29_87"><text:s/></text:span><text:span text:style-name="T29_88">explicitamentes</text:span><text:span text:style-name="T29_89"><text:s text:c="2"/></text:span><text:span text:style-name="T29_90">e</text:span><text:span text:style-name="T29_91"><text:s/></text:span><text:span text:style-name="T29_92">ligados</text:span><text:span text:style-name="T29_93"><text:s/></text:span><text:span text:style-name="T29_94">a</text:span><text:span text:style-name="T29_95"><text:s/></text:span><text:span text:style-name="T29_96">outros</text:span><text:span text:style-name="T29_97"><text:s/></text:span><text:span text:style-name="T29_98">conjuntos</text:span><text:span text:style-name="T29_99"><text:s/></text:span><text:span text:style-name="T29_100">de</text:span><text:span text:style-name="T29_101"><text:s/></text:span><text:span text:style-name="T29_102">dados</text:span><text:span text:style-name="T29_103"><text:s/></text:span><text:span text:style-name="T29_104">externos</text:span><text:span text:style-name="T29_105">.</text:span></text:p>
      <text:p text:style-name="P30"><text:span text:style-name="T30_1"><text:s text:c="9"/></text:span><text:span text:style-name="T30_2">Enquanto</text:span><text:span text:style-name="T30_3"><text:s/></text:span><text:span text:style-name="T30_4">que</text:span><text:span text:style-name="T30_5"><text:s/></text:span><text:span text:style-name="T30_6">a</text:span><text:span text:style-name="T30_7"><text:s/></text:span><text:span text:style-name="T30_8">unidade</text:span><text:span text:style-name="T30_9"><text:s/></text:span><text:span text:style-name="T30_10">primária</text:span><text:span text:style-name="T30_11"><text:s/></text:span><text:span text:style-name="T30_12">da</text:span><text:span text:style-name="T30_13"><text:s/></text:span><text:span text:style-name="T30_14">Web</text:span><text:span text:style-name="T30_15"><text:s/></text:span><text:span text:style-name="T30_16">de</text:span><text:span text:style-name="T30_17"><text:s/></text:span><text:span text:style-name="T30_18">hipertexto</text:span><text:span text:style-name="T30_19"><text:s/></text:span><text:span text:style-name="T30_20">é</text:span><text:span text:style-name="T30_21"><text:s/></text:span><text:span text:style-name="T30_22">o</text:span><text:span text:style-name="T30_23"><text:s/></text:span><text:span text:style-name="T30_24">HTML</text:span><text:span text:style-name="T30_25">,</text:span><text:span text:style-name="T30_26">documentos</text:span><text:span text:style-name="T30_27"><text:s/></text:span><text:span text:style-name="T30_28">conectados</text:span><text:span text:style-name="T30_29"><text:s/></text:span><text:span text:style-name="T30_30">por</text:span><text:span text:style-name="T30_31"><text:s/></text:span><text:span text:style-name="T30_32">hiperlinks</text:span><text:span text:style-name="T30_33"><text:s/></text:span><text:span text:style-name="T30_34">sem</text:span><text:span text:style-name="T30_35"><text:s/></text:span><text:span text:style-name="T30_36">tipo</text:span><text:span text:style-name="T30_37"><text:s/>,<text:s/></text:span><text:span text:style-name="T30_38">Linked</text:span><text:span text:style-name="T30_39"><text:s/></text:span><text:span text:style-name="T30_40">Data</text:span><text:span text:style-name="T30_41"><text:s/></text:span><text:span text:style-name="T30_42">conta</text:span><text:span text:style-name="T30_43"><text:s/></text:span><text:span text:style-name="T30_44">com</text:span><text:span text:style-name="T30_45"><text:s/></text:span><text:span text:style-name="T30_46">documentos</text:span><text:span text:style-name="T30_47"><text:s/></text:span><text:span text:style-name="T30_48">que</text:span><text:span text:style-name="T30_49"><text:s/></text:span><text:span text:style-name="T30_50">contêm</text:span><text:span text:style-name="T30_51"><text:s/></text:span><text:span text:style-name="T30_52">dados</text:span><text:span text:style-name="T30_53"><text:s/></text:span><text:span text:style-name="T30_54">em</text:span><text:span text:style-name="T30_55"><text:s/></text:span><text:span text:style-name="T30_56">formato</text:span><text:span text:style-name="T30_57"><text:s/></text:span><text:span text:style-name="T30_58">RDF</text:span><text:span text:style-name="T30_59"><text:s/>.<text:s/></text:span><text:span text:style-name="T30_60">Como</text:span><text:span text:style-name="T30_61"><text:s/></text:span><text:span text:style-name="T30_62">resultado</text:span><text:span text:style-name="T30_63"><text:s/></text:span><text:span text:style-name="T30_64">temos</text:span><text:span text:style-name="T30_65"><text:s/></text:span><text:span text:style-name="T30_66">a</text:span><text:span text:style-name="T30_67"><text:s/></text:span><text:span text:style-name="T30_68">Web</text:span><text:span text:style-name="T30_69"><text:s/></text:span><text:span text:style-name="T30_70">de</text:span><text:span text:style-name="T30_71"><text:s/></text:span><text:span text:style-name="T30_72">Dados</text:span><text:span text:style-name="T30_73">,<text:s/></text:span><text:span text:style-name="T30_74">de</text:span><text:span text:style-name="T30_75"><text:s/></text:span><text:span text:style-name="T30_76">forma</text:span><text:span text:style-name="T30_77"><text:s/></text:span><text:span text:style-name="T30_78">mais</text:span><text:span text:style-name="T30_79"><text:s/></text:span><text:span text:style-name="T30_80">precisa</text:span><text:span text:style-name="T30_81"><text:s/></text:span><text:span text:style-name="T30_82">pode</text:span><text:span text:style-name="T30_83"><text:s/></text:span><text:span text:style-name="T30_84">ser</text:span><text:span text:style-name="T30_85"><text:s/></text:span><text:span text:style-name="T30_86">descrito</text:span><text:span text:style-name="T30_87"><text:s/></text:span><text:span text:style-name="T30_88">como</text:span><text:span text:style-name="T30_89"><text:s/></text:span><text:span text:style-name="T30_90">uma</text:span><text:span text:style-name="T30_91"><text:s/></text:span><text:span text:style-name="T30_92">teia</text:span><text:span text:style-name="T30_93"><text:s/></text:span><text:span text:style-name="T30_94">de</text:span><text:span text:style-name="T30_95"><text:s/></text:span><text:span text:style-name="T30_96">coisas</text:span><text:span text:style-name="T30_97"><text:s/></text:span><text:span text:style-name="T30_98">no</text:span><text:span text:style-name="T30_99"><text:s/></text:span><text:span text:style-name="T30_100">mundo</text:span><text:span text:style-name="T30_101">.</text:span></text:p>
      <text:p text:style-name="P31"/>
      <text:list text:style-name="LS4" xml:id="list12" text:continue-list="list11">
        <text:list-item>
          <text:p text:style-name="P32"><text:span text:style-name="T32_1">Vocabulários</text:span></text:p>
          <text:list>
            <text:list-item>
              <text:p text:style-name="P33"><text:span text:style-name="T33_1">FOAF</text:span><text:span text:style-name="T33_2"><text:s/>(</text:span><text:span text:style-name="T33_3">Friend</text:span><text:span text:style-name="T33_4">-</text:span><text:span text:style-name="T33_5">of</text:span><text:span text:style-name="T33_6">-</text:span><text:span text:style-name="T33_7">a</text:span><text:span text:style-name="T33_8">-</text:span><text:span text:style-name="T33_9">Friend</text:span><text:span text:style-name="T33_10">)<text:s/></text:span><text:span text:style-name="T33_11">para</text:span><text:span text:style-name="T33_12"><text:s/></text:span><text:span text:style-name="T33_13">descrição</text:span><text:span text:style-name="T33_14"><text:s/></text:span><text:span text:style-name="T33_15">de</text:span><text:span text:style-name="T33_16"><text:s/></text:span><text:span text:style-name="T33_17">pessoas</text:span><text:span text:style-name="T33_18"><text:s/></text:span><text:span text:style-name="T33_19">e</text:span><text:span text:style-name="T33_20"><text:s/></text:span><text:span text:style-name="T33_21">suas</text:span><text:span text:style-name="T33_22"><text:s/></text:span><text:span text:style-name="T33_23">redes</text:span><text:span text:style-name="T33_24"><text:s/></text:span></text:p>
            </text:list-item>
            <text:list-item>
              <text:p text:style-name="P34"><text:span text:style-name="T34_1">sociais</text:span><text:span text:style-name="T34_2">.</text:span></text:p>
            </text:list-item>
            <text:list-item>
              <text:p text:style-name="P35"><text:span text:style-name="T35_1">SIOC</text:span><text:span text:style-name="T35_2"><text:s/>(</text:span><text:span text:style-name="T35_3">Semantically</text:span><text:span text:style-name="T35_4">-</text:span><text:span text:style-name="T35_5">Interlinked</text:span><text:span text:style-name="T35_6"><text:s/></text:span><text:span text:style-name="T35_7">Online</text:span><text:span text:style-name="T35_8"><text:s/></text:span><text:span text:style-name="T35_9">Communities</text:span><text:span text:style-name="T35_10">)<text:s/></text:span><text:span text:style-name="T35_11">para</text:span><text:span text:style-name="T35_12"><text:s/></text:span><text:span text:style-name="T35_13">descrição</text:span><text:span text:style-name="T35_14"><text:s/></text:span></text:p>
            </text:list-item>
            <text:list-item>
              <text:p text:style-name="P36"><text:span text:style-name="T36_1">de</text:span><text:span text:style-name="T36_2"><text:s/></text:span><text:span text:style-name="T36_3">forums</text:span><text:span text:style-name="T36_4"><text:s/></text:span><text:span text:style-name="T36_5">e</text:span><text:span text:style-name="T36_6"><text:s/></text:span><text:span text:style-name="T36_7">blogs</text:span><text:span text:style-name="T36_8">.</text:span></text:p>
            </text:list-item>
            <text:list-item>
              <text:p text:style-name="P37"><text:span text:style-name="T37_1">SKOS</text:span><text:span text:style-name="T37_2"><text:s/>(</text:span><text:span text:style-name="T37_3">Simple</text:span><text:span text:style-name="T37_4"><text:s/></text:span><text:span text:style-name="T37_5">Knowledge</text:span><text:span text:style-name="T37_6"><text:s/></text:span><text:span text:style-name="T37_7">Organization</text:span><text:span text:style-name="T37_8"><text:s/></text:span><text:span text:style-name="T37_9">System</text:span><text:span text:style-name="T37_10">)<text:s/></text:span><text:span text:style-name="T37_11">para</text:span><text:span text:style-name="T37_12"><text:s/></text:span><text:span text:style-name="T37_13">representação</text:span><text:span text:style-name="T37_14"><text:s/></text:span></text:p>
            </text:list-item>
            <text:list-item>
              <text:p text:style-name="P38"><text:span text:style-name="T38_1">de</text:span><text:span text:style-name="T38_2"><text:s/></text:span><text:span text:style-name="T38_3">taxonomias</text:span><text:span text:style-name="T38_4"><text:s/></text:span><text:span text:style-name="T38_5">de</text:span><text:span text:style-name="T38_6"><text:s/></text:span><text:span text:style-name="T38_7">tópicos</text:span><text:span text:style-name="T38_8">.</text:span></text:p>
            </text:list-item>
            <text:list-item>
              <text:p text:style-name="P39"><text:span text:style-name="T39_1">DC</text:span><text:span text:style-name="T39_2"><text:s/>(</text:span><text:span text:style-name="T39_3">Dublin</text:span><text:span text:style-name="T39_4"><text:s/></text:span><text:span text:style-name="T39_5">Core</text:span><text:span text:style-name="T39_6">)</text:span></text:p>
            </text:list-item>
            <text:list-item>
              <text:p text:style-name="P40"><text:span text:style-name="T40_1">VoiD</text:span><text:span text:style-name="T40_2"><text:s/>(</text:span><text:span text:style-name="T40_3">Vocabulary</text:span><text:span text:style-name="T40_4"><text:s/></text:span><text:span text:style-name="T40_5">of</text:span><text:span text:style-name="T40_6"><text:s/></text:span><text:span text:style-name="T40_7">Interlinked</text:span><text:span text:style-name="T40_8"><text:s/></text:span><text:span text:style-name="T40_9">Datasets</text:span><text:span text:style-name="T40_10">)<text:s/></text:span><text:span text:style-name="T40_11">para</text:span><text:span text:style-name="T40_12"><text:s/></text:span><text:span text:style-name="T40_13">expressar</text:span><text:span text:style-name="T40_14"><text:s/></text:span><text:span text:style-name="T40_15">metadados</text:span></text:p>
            </text:list-item>
            <text:list-item>
              <text:p text:style-name="P41"><text:span text:style-name="T41_1">gerais</text:span><text:span text:style-name="T41_2"><text:s/></text:span><text:span text:style-name="T41_3">sobre</text:span><text:span text:style-name="T41_4"><text:s/></text:span><text:span text:style-name="T41_5">datasets</text:span><text:span text:style-name="T41_6">.</text:span></text:p>
            </text:list-item>
            <text:list-item>
              <text:p text:style-name="P42"><text:span text:style-name="T42_1">Organization</text:span><text:span text:style-name="T42_2"><text:s/></text:span><text:span text:style-name="T42_3">Ontology</text:span><text:span text:style-name="T42_4"><text:s/></text:span><text:span text:style-name="T42_5">para</text:span><text:span text:style-name="T42_6"><text:s/></text:span><text:span text:style-name="T42_7">descrever</text:span><text:span text:style-name="T42_8"><text:s/></text:span><text:span text:style-name="T42_9">estrutura</text:span><text:span text:style-name="T42_10"><text:s/></text:span><text:span text:style-name="T42_11">de</text:span><text:span text:style-name="T42_12"><text:s/></text:span><text:span text:style-name="T42_13">organizações</text:span><text:span text:style-name="T42_14">.</text:span></text:p>
            </text:list-item>
            <text:list-item>
              <text:p text:style-name="P43"><text:span text:style-name="T43_1">GoodRelations</text:span><text:span text:style-name="T43_2"><text:s/></text:span><text:span text:style-name="T43_3">para</text:span><text:span text:style-name="T43_4"><text:s/></text:span><text:span text:style-name="T43_5">descrição</text:span><text:span text:style-name="T43_6"><text:s/></text:span><text:span text:style-name="T43_7">de</text:span><text:span text:style-name="T43_8"><text:s/></text:span><text:span text:style-name="T43_9">produtos</text:span><text:span text:style-name="T43_10"><text:s/></text:span><text:span text:style-name="T43_11">e</text:span><text:span text:style-name="T43_12"><text:s/></text:span><text:span text:style-name="T43_13">entidades</text:span><text:span text:style-name="T43_14"><text:s/></text:span><text:span text:style-name="T43_15">de</text:span><text:span text:style-name="T43_16"><text:s/></text:span><text:span text:style-name="T43_17">negócio</text:span><text:span text:style-name="T43_18">.</text:span></text:p>
            </text:list-item>
            <text:list-item>
              <text:p text:style-name="P44"><text:span text:style-name="T44_1">Music</text:span><text:span text:style-name="T44_2"><text:s/></text:span><text:span text:style-name="T44_3">Ontology</text:span><text:span text:style-name="T44_4"><text:s/></text:span><text:span text:style-name="T44_5">para</text:span><text:span text:style-name="T44_6"><text:s/></text:span><text:span text:style-name="T44_7">artistas</text:span><text:span text:style-name="T44_8">,<text:s/></text:span><text:span text:style-name="T44_9">álbuns</text:span><text:span text:style-name="T44_10">,<text:s/></text:span><text:span text:style-name="T44_11">e</text:span><text:span text:style-name="T44_12"><text:s/></text:span><text:span text:style-name="T44_13">shows</text:span><text:span text:style-name="T44_14">.</text:span></text:p>
            </text:list-item>
            <text:list-item>
              <text:p text:style-name="P45"><text:span text:style-name="T45_1">Review</text:span><text:span text:style-name="T45_2"><text:s/></text:span><text:span text:style-name="T45_3">Vocabulary</text:span><text:span text:style-name="T45_4"><text:s/></text:span><text:span text:style-name="T45_5">termos</text:span><text:span text:style-name="T45_6"><text:s/></text:span><text:span text:style-name="T45_7">para</text:span><text:span text:style-name="T45_8"><text:s/></text:span><text:span text:style-name="T45_9">representação</text:span><text:span text:style-name="T45_10"><text:s/></text:span><text:span text:style-name="T45_11">de</text:span><text:span text:style-name="T45_12"><text:s/></text:span><text:span text:style-name="T45_13">opiniões</text:span><text:span text:style-name="T45_14">.</text:span></text:p>
            </text:list-item>
            <text:list-item>
              <text:p text:style-name="P46"/>
            </text:list-item>
          </text:list>
        </text:list-item>
      </text:list>
      <text:p text:style-name="P47"><text:span text:style-name="T47_1">PARTE</text:span><text:span text:style-name="T47_2"><text:s/></text:span><text:span text:style-name="T47_3">II</text:span><text:span text:style-name="T47_4"><text:s/>-<text:s/></text:span><text:span text:style-name="T47_5">LINKED</text:span><text:span text:style-name="T47_6"><text:s/></text:span><text:span text:style-name="T47_7">OPEN</text:span><text:span text:style-name="T47_8"><text:s/></text:span><text:span text:style-name="T47_9">DATA</text:span><text:span text:style-name="T47_10"><text:s/></text:span><text:span text:style-name="T47_11">(</text:span><text:span text:style-name="T47_12">estimativa</text:span><text:span text:style-name="T47_13">:<text:s/>1,2,3<text:s/>:<text:s/>10<text:s/></text:span><text:span text:style-name="T47_14">min</text:span><text:span text:style-name="T47_15">;<text:s text:c="2"/></text:span><text:span text:style-name="T47_16">total</text:span><text:span text:style-name="T47_17">:50<text:s/></text:span><text:span text:style-name="T47_18">min</text:span><text:span text:style-name="T47_19"><text:s/>)</text:span></text:p>
      <text:list text:style-name="LS5" xml:id="list27">
        <text:list-item>
          <text:p text:style-name="P48"><text:span text:style-name="T48_1">Sobre</text:span><text:span text:style-name="T48_2"><text:s/></text:span><text:span text:style-name="T48_3">o</text:span><text:span text:style-name="T48_4"><text:s/></text:span><text:span text:style-name="T48_5">projeto</text:span><text:span text:style-name="T48_6"><text:s/></text:span></text:p>
        </text:list-item>
      </text:list>
      <text:p text:style-name="P49"><text:span text:style-name="T49_1">Linking</text:span><text:span text:style-name="T49_2"><text:s/></text:span><text:span text:style-name="T49_3">Open</text:span><text:span text:style-name="T49_4"><text:s/></text:span><text:span text:style-name="T49_5">Data</text:span><text:span text:style-name="T49_6"><text:s/></text:span><text:span text:style-name="T49_7">é</text:span><text:span text:style-name="T49_8"><text:s/></text:span><text:span text:style-name="T49_9">uma</text:span><text:span text:style-name="T49_10"><text:s/></text:span><text:span text:style-name="T49_11">comunidade</text:span><text:span text:style-name="T49_12"><text:s/></text:span><text:span text:style-name="T49_13">criada</text:span><text:span text:style-name="T49_14"><text:s/></text:span><text:span text:style-name="T49_15">pelo</text:span><text:span text:style-name="T49_16"><text:s/></text:span><text:span text:style-name="T49_17">projeto</text:span><text:span text:style-name="T49_18"><text:s/></text:span><text:span text:style-name="T49_19">W</text:span><text:span text:style-name="T49_20">3</text:span><text:span text:style-name="T49_21">C</text:span><text:span text:style-name="T49_22"><text:s/></text:span><text:span text:style-name="T49_23">SWEO</text:span><text:span text:style-name="T49_24"><text:s/>(</text:span><text:span text:style-name="T49_25">Ligando</text:span><text:span text:style-name="T49_26"><text:s/></text:span><text:span text:style-name="T49_27">Dados</text:span><text:span text:style-name="T49_28"><text:s/></text:span><text:span text:style-name="T49_29">Abertos</text:span><text:span text:style-name="T49_30">)<text:s/></text:span><text:span text:style-name="T49_31">que</text:span><text:span text:style-name="T49_32"><text:s/></text:span><text:span text:style-name="T49_33">tem</text:span><text:span text:style-name="T49_34"><text:s/></text:span><text:span text:style-name="T49_35">como</text:span><text:span text:style-name="T49_36"><text:s/></text:span><text:span text:style-name="T49_37">objetivo</text:span><text:span text:style-name="T49_38"><text:s/></text:span><text:span text:style-name="T49_39">promover</text:span><text:span text:style-name="T49_40"><text:s/></text:span><text:span text:style-name="T49_41">a</text:span><text:span text:style-name="T49_42"><text:s/></text:span><text:span text:style-name="T49_43">distribuição</text:span><text:span text:style-name="T49_44"><text:s/></text:span><text:span text:style-name="T49_45">livre</text:span><text:span text:style-name="T49_46"><text:s/></text:span><text:span text:style-name="T49_47">de</text:span><text:span text:style-name="T49_48"><text:s/></text:span><text:span text:style-name="T49_49">dados</text:span><text:span text:style-name="T49_50"><text:s/></text:span><text:span text:style-name="T49_51">ligados</text:span><text:span text:style-name="T49_52"><text:s/></text:span><text:span text:style-name="T49_53">na</text:span><text:span text:style-name="T49_54"><text:s/></text:span><text:span text:style-name="T49_55">Web</text:span><text:span text:style-name="T49_56">,<text:s/></text:span><text:span text:style-name="T49_57">através</text:span><text:span text:style-name="T49_58"><text:s/></text:span><text:span text:style-name="T49_59">da</text:span><text:span text:style-name="T49_60"><text:s/></text:span><text:span text:style-name="T49_61">publicação</text:span><text:span text:style-name="T49_62"><text:s/></text:span><text:span text:style-name="T49_63">de</text:span><text:span text:style-name="T49_64"><text:s/></text:span><text:span text:style-name="T49_65">vários</text:span><text:span text:style-name="T49_66"><text:s/></text:span><text:span text:style-name="T49_67">datasets</text:span><text:span text:style-name="T49_68"><text:s/>(</text:span><text:span text:style-name="T49_69">conjuntos</text:span><text:span text:style-name="T49_70"><text:s/></text:span><text:span text:style-name="T49_71">de</text:span><text:span text:style-name="T49_72"><text:s/></text:span><text:span text:style-name="T49_73">dados</text:span><text:span text:style-name="T49_74">)<text:s/></text:span><text:span text:style-name="T49_75">abertos</text:span><text:span text:style-name="T49_76"><text:s/></text:span><text:span text:style-name="T49_77">e</text:span><text:span text:style-name="T49_78"><text:s/></text:span><text:span text:style-name="T49_79">do</text:span><text:span text:style-name="T49_80"><text:s/></text:span><text:span text:style-name="T49_81">estabelecimento</text:span><text:span text:style-name="T49_82"><text:s/></text:span><text:span text:style-name="T49_83">de</text:span><text:span text:style-name="T49_84"><text:s/></text:span><text:span text:style-name="T49_85">ligações</text:span><text:span text:style-name="T49_86"><text:s/></text:span><text:span text:style-name="T49_87">entre</text:span><text:span text:style-name="T49_88"><text:s/></text:span><text:span text:style-name="T49_89">eles</text:span><text:span text:style-name="T49_90">,<text:s/></text:span><text:span text:style-name="T49_91">criando</text:span><text:span text:style-name="T49_92"><text:s/></text:span><text:span text:style-name="T49_93">uma</text:span><text:span text:style-name="T49_94"><text:s/></text:span><text:span text:style-name="T49_95">nuvem</text:span><text:span text:style-name="T49_96"><text:s/></text:span><text:span text:style-name="T49_97">de</text:span><text:span text:style-name="T49_98"><text:s/></text:span><text:span text:style-name="T49_99">dados</text:span><text:span text:style-name="T49_100"><text:s/></text:span><text:span text:style-name="T49_101">ligados</text:span><text:span text:style-name="T49_102"><text:s/>(</text:span><text:span text:style-name="T49_103">LOD</text:span><text:span text:style-name="T49_104"><text:s/></text:span><text:span text:style-name="T49_105">Cloud</text:span><text:span text:style-name="T49_106">).<text:line-break/><text:line-break/></text:span><text:span text:style-name="T49_107">Fatos</text:span><text:span text:style-name="T49_108"><text:s/></text:span><text:span text:style-name="T49_109">LOD</text:span><text:span text:style-name="T49_110"><text:s/></text:span><text:span text:style-name="T49_111">Cloud</text:span><text:span text:style-name="T49_112"><text:s/></text:span><text:span text:style-name="T49_113">em</text:span><text:span text:style-name="T49_114"><text:s/>2007:</text:span></text:p>
      <text:list text:style-name="LS6" xml:id="list28">
        <text:list-item>
          <text:p text:style-name="P50"><text:span text:style-name="T50_1">DBPedia</text:span><text:span text:style-name="T50_2">:<text:s/></text:span><text:span text:style-name="T50_3">Versão</text:span><text:span text:style-name="T50_4"><text:s/>“</text:span><text:span text:style-name="T50_5">RDFizada</text:span><text:span text:style-name="T50_6">”<text:s/></text:span><text:span text:style-name="T50_7">da</text:span><text:span text:style-name="T50_8"><text:s/></text:span><text:span text:style-name="T50_9">Wikipiedia</text:span><text:span text:style-name="T50_10">;</text:span></text:p>
        </text:list-item>
        <text:list-item>
          <text:p text:style-name="P51"><text:span text:style-name="T51_1">muitos</text:span><text:span text:style-name="T51_2"><text:s/></text:span><text:span text:style-name="T51_3">links</text:span><text:span text:style-name="T51_4"><text:s/></text:span><text:span text:style-name="T51_5">de</text:span><text:span text:style-name="T51_6"><text:s/></text:span><text:span text:style-name="T51_7">entradas</text:span><text:span text:style-name="T51_8"><text:s/></text:span><text:span text:style-name="T51_9">e</text:span><text:span text:style-name="T51_10"><text:s/></text:span><text:span text:style-name="T51_11">saídas</text:span></text:p>
        </text:list-item>
        <text:list-item>
          <text:p text:style-name="P52"><text:span text:style-name="T52_1">Base</text:span><text:span text:style-name="T52_2"><text:s/></text:span><text:span text:style-name="T52_3">de</text:span><text:span text:style-name="T52_4"><text:s/></text:span><text:span text:style-name="T52_5">dados</text:span><text:span text:style-name="T52_6"><text:s/></text:span><text:span text:style-name="T52_7">relacionados</text:span><text:span text:style-name="T52_8"><text:s/></text:span><text:span text:style-name="T52_9">a</text:span><text:span text:style-name="T52_10"><text:s/></text:span><text:span text:style-name="T52_11">Música</text:span></text:p>
        </text:list-item>
        <text:list-item>
          <text:p text:style-name="P53"><text:span text:style-name="T53_1">Grandes</text:span><text:span text:style-name="T53_2"><text:s/></text:span><text:span text:style-name="T53_3">bases</text:span><text:span text:style-name="T53_4"><text:s/></text:span><text:span text:style-name="T53_5">de</text:span><text:span text:style-name="T53_6"><text:s/></text:span><text:span text:style-name="T53_7">dados</text:span><text:span text:style-name="T53_8"><text:s/></text:span><text:span text:style-name="T53_9">incluem</text:span><text:span text:style-name="T53_10"><text:s/></text:span><text:span text:style-name="T53_11">FOAF</text:span><text:span text:style-name="T53_12">,</text:span><text:span text:style-name="T53_13">dados</text:span><text:span text:style-name="T53_14"><text:s/></text:span><text:span text:style-name="T53_15">de</text:span><text:span text:style-name="T53_16"><text:s/></text:span><text:span text:style-name="T53_17">censo</text:span><text:span text:style-name="T53_18"><text:s/></text:span><text:span text:style-name="T53_19">americano</text:span><text:span text:style-name="T53_20">:<text:s/></text:span><text:span text:style-name="T53_21">Tamanho</text:span><text:span text:style-name="T53_22"><text:s/></text:span><text:span text:style-name="T53_23">aprox</text:span><text:span text:style-name="T53_24">.<text:s/>1<text:s/></text:span><text:span text:style-name="T53_25">billhão</text:span><text:span text:style-name="T53_26"><text:s/></text:span><text:span text:style-name="T53_27">de</text:span><text:span text:style-name="T53_28"><text:s/></text:span><text:span text:style-name="T53_29">triplas</text:span><text:span text:style-name="T53_30">,<text:s/>250</text:span><text:span text:style-name="T53_31">k</text:span><text:span text:style-name="T53_32"><text:s/></text:span><text:span text:style-name="T53_33">links</text:span><text:span text:style-name="T53_34">.<text:line-break/></text:span></text:p>
        </text:list-item>
      </text:list>
      <text:p text:style-name="P54"><text:span text:style-name="T54_1">Factos</text:span><text:span text:style-name="T54_2"><text:s/></text:span><text:span text:style-name="T54_3">LOD</text:span><text:span text:style-name="T54_4"><text:s/></text:span><text:span text:style-name="T54_5">Cloud</text:span><text:span text:style-name="T54_6"><text:s/></text:span><text:span text:style-name="T54_7">em</text:span><text:span text:style-name="T54_8"><text:s/>2008:</text:span></text:p>
      <text:list text:style-name="LS7" xml:id="list32">
        <text:list-item>
          <text:p text:style-name="P55"><text:span text:style-name="T55_1">Mais</text:span><text:span text:style-name="T55_2"><text:s/></text:span><text:span text:style-name="T55_3">do</text:span><text:span text:style-name="T55_4"><text:s/></text:span><text:span text:style-name="T55_5">que</text:span><text:span text:style-name="T55_6"><text:s/>35<text:s/></text:span><text:span text:style-name="T55_7">base</text:span><text:span text:style-name="T55_8"><text:s/></text:span><text:span text:style-name="T55_9">de</text:span><text:span text:style-name="T55_10"><text:s/></text:span><text:span text:style-name="T55_11">dados</text:span><text:span text:style-name="T55_12"><text:s/></text:span><text:span text:style-name="T55_13">interligados</text:span></text:p>
        </text:list-item>
        <text:list-item>
          <text:p text:style-name="P56"><text:span text:style-name="T56_1">Players</text:span><text:span text:style-name="T56_2"><text:s/></text:span><text:span text:style-name="T56_3">comerciais</text:span><text:span text:style-name="T56_4"><text:s/></text:span><text:span text:style-name="T56_5">se</text:span><text:span text:style-name="T56_6"><text:s/></text:span><text:span text:style-name="T56_7">juntando</text:span><text:span text:style-name="T56_8"><text:s/></text:span><text:span text:style-name="T56_9">na</text:span><text:span text:style-name="T56_10"><text:s/></text:span><text:span text:style-name="T56_11">nuvem</text:span><text:span text:style-name="T56_12">,<text:s/></text:span><text:span text:style-name="T56_13">p</text:span><text:span text:style-name="T56_14">.<text:s/></text:span><text:span text:style-name="T56_15">ex</text:span><text:span text:style-name="T56_16">.,</text:span><text:span text:style-name="T56_17">BBC</text:span></text:p>
        </text:list-item>
        <text:list-item>
          <text:p text:style-name="P57"><text:span text:style-name="T57_1">Organizações</text:span><text:span text:style-name="T57_2"><text:s/></text:span><text:span text:style-name="T57_3">começam</text:span><text:span text:style-name="T57_4"><text:s/></text:span><text:span text:style-name="T57_5">a</text:span><text:span text:style-name="T57_6"><text:s/></text:span><text:span text:style-name="T57_7">publicar</text:span><text:span text:style-name="T57_8"><text:s/></text:span><text:span text:style-name="T57_9">e</text:span><text:span text:style-name="T57_10"><text:s/></text:span><text:span text:style-name="T57_11">hospedar</text:span><text:span text:style-name="T57_12"><text:s/></text:span><text:span text:style-name="T57_13">banco</text:span><text:span text:style-name="T57_14"><text:s/></text:span><text:span text:style-name="T57_15">de</text:span><text:span text:style-name="T57_16"><text:s/></text:span><text:span text:style-name="T57_17">dados</text:span><text:span text:style-name="T57_18">,<text:s/></text:span><text:span text:style-name="T57_19">p</text:span><text:span text:style-name="T57_20">.<text:s/></text:span><text:span text:style-name="T57_21">ex</text:span><text:span text:style-name="T57_22">.<text:s/></text:span><text:span text:style-name="T57_23">OpenLink</text:span><text:span text:style-name="T57_24">,<text:s/></text:span><text:span text:style-name="T57_25">Talis</text:span><text:span text:style-name="T57_26">,<text:s/></text:span><text:span text:style-name="T57_27">e</text:span><text:span text:style-name="T57_28"><text:s/></text:span><text:span text:style-name="T57_29">Garlik</text:span><text:span text:style-name="T57_30">.</text:span></text:p>
        </text:list-item>
        <text:list-item>
          <text:p text:style-name="P58"><text:span text:style-name="T58_1">Tamanho</text:span><text:span text:style-name="T58_2"><text:s/></text:span><text:span text:style-name="T58_3">aprox</text:span><text:span text:style-name="T58_4">.<text:s/>2<text:s/></text:span><text:span text:style-name="T58_5">bilhões</text:span><text:span text:style-name="T58_6"><text:s/></text:span><text:span text:style-name="T58_7">de</text:span><text:span text:style-name="T58_8"><text:s/></text:span><text:span text:style-name="T58_9">triplas</text:span><text:span text:style-name="T58_10">,<text:s/>3<text:s/></text:span><text:span text:style-name="T58_11">milhões</text:span><text:span text:style-name="T58_12"><text:s/></text:span><text:span text:style-name="T58_13">de</text:span><text:span text:style-name="T58_14"><text:s/></text:span><text:span text:style-name="T58_15">links</text:span><text:span text:style-name="T58_16"><text:line-break/></text:span></text:p>
        </text:list-item>
      </text:list>
      <text:p text:style-name="P59"><text:span text:style-name="T59_1">Factos</text:span><text:span text:style-name="T59_2"><text:s/></text:span><text:span text:style-name="T59_3">LOD</text:span><text:span text:style-name="T59_4"><text:s/></text:span><text:span text:style-name="T59_5">Cloud</text:span><text:span text:style-name="T59_6"><text:s/></text:span><text:span text:style-name="T59_7">em</text:span><text:span text:style-name="T59_8"><text:s/>2009:</text:span></text:p>
      <text:list text:style-name="LS8" xml:id="list36">
        <text:list-item>
          <text:p text:style-name="P60"><text:span text:style-name="T60_1">Grande</text:span><text:span text:style-name="T60_2"><text:s/></text:span><text:span text:style-name="T60_3">parte</text:span><text:span text:style-name="T60_4"><text:s/></text:span><text:span text:style-name="T60_5">da</text:span><text:span text:style-name="T60_6"><text:s/></text:span><text:span text:style-name="T60_7">nuvem</text:span><text:span text:style-name="T60_8"><text:s/></text:span><text:span text:style-name="T60_9">Linking</text:span><text:span text:style-name="T60_10"><text:s/></text:span><text:span text:style-name="T60_11">OpenData</text:span><text:span text:style-name="T60_12"><text:s/></text:span><text:span text:style-name="T60_13">e</text:span><text:span text:style-name="T60_14"><text:s/></text:span><text:span text:style-name="T60_15">o</text:span><text:span text:style-name="T60_16"><text:s/></text:span><text:span text:style-name="T60_17">projeto</text:span><text:span text:style-name="T60_18"><text:s/></text:span><text:span text:style-name="T60_19">BIO</text:span><text:span text:style-name="T60_20">2</text:span><text:span text:style-name="T60_21">RDF</text:span></text:p>
        </text:list-item>
        <text:list-item>
          <text:p text:style-name="P61"><text:span text:style-name="T61_1">Banco</text:span><text:span text:style-name="T61_2"><text:s/></text:span><text:span text:style-name="T61_3">de</text:span><text:span text:style-name="T61_4"><text:s/></text:span><text:span text:style-name="T61_5">dados</text:span><text:span text:style-name="T61_6"><text:s/></text:span><text:span text:style-name="T61_7">importantes</text:span><text:span text:style-name="T61_8">:<text:s/></text:span><text:span text:style-name="T61_9">Freebase</text:span><text:span text:style-name="T61_10">,</text:span><text:span text:style-name="T61_11">OpenCalais</text:span><text:span text:style-name="T61_12">,<text:s/></text:span><text:span text:style-name="T61_13">ACM</text:span><text:span text:style-name="T61_14">/</text:span><text:span text:style-name="T61_15">IEEE</text:span></text:p>
        </text:list-item>
        <text:list-item>
          <text:p text:style-name="P62"><text:span text:style-name="T62_1">Tamanho</text:span><text:span text:style-name="T62_2"><text:s/>&gt;<text:s/>10<text:s/></text:span><text:span text:style-name="T62_3">bilhões</text:span><text:span text:style-name="T62_4"><text:s/></text:span><text:span text:style-name="T62_5">triplas</text:span><text:span text:style-name="T62_6"><text:line-break/></text:span></text:p>
        </text:list-item>
      </text:list>
      <text:p text:style-name="P63"><text:span text:style-name="T63_1">Oito</text:span><text:span text:style-name="T63_2"><text:s/></text:span><text:span text:style-name="T63_3">princípios</text:span><text:span text:style-name="T63_4"><text:s/></text:span><text:span text:style-name="T63_5">da</text:span><text:span text:style-name="T63_6"><text:s/></text:span><text:span text:style-name="T63_7">Open</text:span><text:span text:style-name="T63_8"><text:s/></text:span><text:span text:style-name="T63_9">Data</text:span></text:p>
      <text:list text:style-name="LS9" xml:id="list39">
        <text:list-item>
          <text:p text:style-name="P64"><text:span text:style-name="T64_1">Completo</text:span><text:span text:style-name="T64_2">:</text:span><text:span text:style-name="T64_3"><text:s/></text:span><text:span text:style-name="T64_4">todos</text:span><text:span text:style-name="T64_5"><text:s/></text:span><text:span text:style-name="T64_6">os</text:span><text:span text:style-name="T64_7"><text:s/></text:span><text:span text:style-name="T64_8">dados</text:span><text:span text:style-name="T64_9"><text:s/></text:span><text:span text:style-name="T64_10">públicos</text:span><text:span text:style-name="T64_11"><text:s/></text:span><text:span text:style-name="T64_12">devem</text:span><text:span text:style-name="T64_13"><text:s/></text:span><text:span text:style-name="T64_14">ser</text:span><text:span text:style-name="T64_15"><text:s/></text:span><text:span text:style-name="T64_16">disponibilizados</text:span><text:span text:style-name="T64_17">.<text:s/></text:span><text:span text:style-name="T64_18">Os</text:span><text:span text:style-name="T64_19"><text:s/></text:span><text:span text:style-name="T64_20">dados</text:span><text:span text:style-name="T64_21"><text:s/></text:span><text:span text:style-name="T64_22">não</text:span><text:span text:style-name="T64_23"><text:s/></text:span><text:span text:style-name="T64_24">podem</text:span><text:span text:style-name="T64_25"><text:s/></text:span><text:span text:style-name="T64_26">estar</text:span><text:span text:style-name="T64_27"><text:s/></text:span><text:span text:style-name="T64_28">sujeitados</text:span><text:span text:style-name="T64_29"><text:s/></text:span><text:span text:style-name="T64_30">a</text:span><text:span text:style-name="T64_31"><text:s/></text:span><text:span text:style-name="T64_32">limitações</text:span><text:span text:style-name="T64_33"><text:s/></text:span><text:span text:style-name="T64_34">de</text:span><text:span text:style-name="T64_35"><text:s/></text:span><text:span text:style-name="T64_36">privacidade</text:span><text:span text:style-name="T64_37">,<text:s/></text:span><text:span text:style-name="T64_38">segurança</text:span><text:span text:style-name="T64_39"><text:s/></text:span><text:span text:style-name="T64_40">ou</text:span><text:span text:style-name="T64_41"><text:s/></text:span><text:span text:style-name="T64_42">privilégio</text:span><text:span text:style-name="T64_43">.</text:span></text:p>
        </text:list-item>
        <text:list-item>
          <text:p text:style-name="P65"><text:span text:style-name="T65_1">Primário</text:span><text:span text:style-name="T65_2">:</text:span><text:span text:style-name="T65_3"><text:s/></text:span><text:span text:style-name="T65_4">os</text:span><text:span text:style-name="T65_5"><text:s/></text:span><text:span text:style-name="T65_6">dados</text:span><text:span text:style-name="T65_7"><text:s/></text:span><text:span text:style-name="T65_8">são</text:span><text:span text:style-name="T65_9"><text:s/></text:span><text:span text:style-name="T65_10">coletados</text:span><text:span text:style-name="T65_11"><text:s/></text:span><text:span text:style-name="T65_12">da</text:span><text:span text:style-name="T65_13"><text:s/></text:span><text:span text:style-name="T65_14">fonte</text:span><text:span text:style-name="T65_15">,<text:s/></text:span><text:span text:style-name="T65_16">com</text:span><text:span text:style-name="T65_17"><text:s/></text:span><text:span text:style-name="T65_18">o</text:span><text:span text:style-name="T65_19"><text:s/></text:span><text:span text:style-name="T65_20">mais</text:span><text:span text:style-name="T65_21"><text:s/></text:span><text:span text:style-name="T65_22">alto</text:span><text:span text:style-name="T65_23"><text:s/></text:span><text:span text:style-name="T65_24">nível</text:span><text:span text:style-name="T65_25"><text:s/></text:span><text:span text:style-name="T65_26">possível</text:span><text:span text:style-name="T65_27"><text:s/></text:span><text:span text:style-name="T65_28">de</text:span><text:span text:style-name="T65_29"><text:s/></text:span><text:span text:style-name="T65_30">detalhamento</text:span><text:span text:style-name="T65_31">,<text:s/></text:span><text:span text:style-name="T65_32">não</text:span><text:span text:style-name="T65_33"><text:s/></text:span><text:span text:style-name="T65_34">de</text:span><text:span text:style-name="T65_35"><text:s/></text:span><text:span text:style-name="T65_36">forma</text:span><text:span text:style-name="T65_37"><text:s/></text:span><text:span text:style-name="T65_38">modificada</text:span><text:span text:style-name="T65_39">.</text:span></text:p>
        </text:list-item>
        <text:list-item>
          <text:p text:style-name="P66"><text:span text:style-name="T66_1">Referência</text:span><text:span text:style-name="T66_2"><text:s/></text:span><text:span text:style-name="T66_3">de</text:span><text:span text:style-name="T66_4"><text:s/></text:span><text:span text:style-name="T66_5">tempo</text:span><text:span text:style-name="T66_6">:</text:span><text:span text:style-name="T66_7"><text:s/></text:span><text:span text:style-name="T66_8">os</text:span><text:span text:style-name="T66_9"><text:s/></text:span><text:span text:style-name="T66_10">dados</text:span><text:span text:style-name="T66_11"><text:s/></text:span><text:span text:style-name="T66_12">devem</text:span><text:span text:style-name="T66_13"><text:s/></text:span><text:span text:style-name="T66_14">ser</text:span><text:span text:style-name="T66_15"><text:s/></text:span><text:span text:style-name="T66_16">disponibilizados</text:span><text:span text:style-name="T66_17"><text:s/></text:span><text:span text:style-name="T66_18">rapidamente</text:span><text:span text:style-name="T66_19">,<text:s/></text:span><text:span text:style-name="T66_20">pois</text:span><text:span text:style-name="T66_21"><text:s/></text:span><text:span text:style-name="T66_22">é</text:span><text:span text:style-name="T66_23"><text:s/></text:span><text:span text:style-name="T66_24">necessário</text:span><text:span text:style-name="T66_25"><text:s/></text:span><text:span text:style-name="T66_26">preservar</text:span><text:span text:style-name="T66_27"><text:s/></text:span><text:span text:style-name="T66_28">o</text:span><text:span text:style-name="T66_29"><text:s/></text:span><text:span text:style-name="T66_30">seu</text:span><text:span text:style-name="T66_31"><text:s/></text:span><text:span text:style-name="T66_32">valor</text:span><text:span text:style-name="T66_33">.</text:span></text:p>
        </text:list-item>
        <text:list-item>
          <text:p text:style-name="P67"><text:span text:style-name="T67_1">Acessível</text:span><text:span text:style-name="T67_2">:</text:span><text:span text:style-name="T67_3"><text:s/></text:span><text:span text:style-name="T67_4">os</text:span><text:span text:style-name="T67_5"><text:s/></text:span><text:span text:style-name="T67_6">dados</text:span><text:span text:style-name="T67_7"><text:s/></text:span><text:span text:style-name="T67_8">devem</text:span><text:span text:style-name="T67_9"><text:s/></text:span><text:span text:style-name="T67_10">estar</text:span><text:span text:style-name="T67_11"><text:s/></text:span><text:span text:style-name="T67_12">disponíveis</text:span><text:span text:style-name="T67_13"><text:s/></text:span><text:span text:style-name="T67_14">para</text:span><text:span text:style-name="T67_15"><text:s/></text:span><text:span text:style-name="T67_16">a</text:span><text:span text:style-name="T67_17"><text:s/></text:span><text:span text:style-name="T67_18">maior</text:span><text:span text:style-name="T67_19"><text:s/></text:span><text:span text:style-name="T67_20">rede</text:span><text:span text:style-name="T67_21"><text:s/></text:span><text:span text:style-name="T67_22">possível</text:span><text:span text:style-name="T67_23"><text:s/></text:span><text:span text:style-name="T67_24">de</text:span><text:span text:style-name="T67_25"><text:s/></text:span><text:span text:style-name="T67_26">pessoas</text:span><text:span text:style-name="T67_27">,<text:s/></text:span><text:span text:style-name="T67_28">para</text:span><text:span text:style-name="T67_29"><text:s/></text:span><text:span text:style-name="T67_30">serem</text:span><text:span text:style-name="T67_31"><text:s/></text:span><text:span text:style-name="T67_32">utilizados</text:span><text:span text:style-name="T67_33"><text:s/></text:span><text:span text:style-name="T67_34">com</text:span><text:span text:style-name="T67_35"><text:s/></text:span><text:span text:style-name="T67_36">as</text:span><text:span text:style-name="T67_37"><text:s/></text:span><text:span text:style-name="T67_38">mais</text:span><text:span text:style-name="T67_39"><text:s/></text:span><text:span text:style-name="T67_40">diversas</text:span><text:span text:style-name="T67_41"><text:s/></text:span><text:span text:style-name="T67_42">finalidades</text:span><text:span text:style-name="T67_43">.</text:span></text:p>
        </text:list-item>
        <text:list-item>
          <text:p text:style-name="P68"><text:span text:style-name="T68_1">Processo</text:span><text:span text:style-name="T68_2"><text:s/></text:span><text:span text:style-name="T68_3">automatizado</text:span><text:span text:style-name="T68_4">:</text:span><text:span text:style-name="T68_5"><text:s/></text:span><text:span text:style-name="T68_6">dados</text:span><text:span text:style-name="T68_7"><text:s/></text:span><text:span text:style-name="T68_8">razoalvelmente</text:span><text:span text:style-name="T68_9"><text:s/></text:span><text:span text:style-name="T68_10">estruturados</text:span><text:span text:style-name="T68_11"><text:s/></text:span><text:span text:style-name="T68_12">para</text:span><text:span text:style-name="T68_13"><text:s/></text:span><text:span text:style-name="T68_14">permitir</text:span><text:span text:style-name="T68_15"><text:s/></text:span><text:span text:style-name="T68_16">que</text:span><text:span text:style-name="T68_17"><text:s/></text:span><text:span text:style-name="T68_18">o</text:span><text:span text:style-name="T68_19"><text:s/></text:span><text:span text:style-name="T68_20">processo</text:span><text:span text:style-name="T68_21"><text:s/></text:span><text:span text:style-name="T68_22">seja</text:span><text:span text:style-name="T68_23"><text:s/></text:span><text:span text:style-name="T68_24">automatizado</text:span><text:span text:style-name="T68_25">.</text:span></text:p>
        </text:list-item>
        <text:list-item>
          <text:p text:style-name="P69"><text:span text:style-name="T69_1">Não</text:span><text:span text:style-name="T69_2"><text:s/></text:span><text:span text:style-name="T69_3">é</text:span><text:span text:style-name="T69_4"><text:s/></text:span><text:span text:style-name="T69_5">discriminatório</text:span><text:span text:style-name="T69_6">:</text:span><text:span text:style-name="T69_7"><text:s/></text:span><text:span text:style-name="T69_8">os</text:span><text:span text:style-name="T69_9"><text:s/></text:span><text:span text:style-name="T69_10">dados</text:span><text:span text:style-name="T69_11"><text:s/></text:span><text:span text:style-name="T69_12">devem</text:span><text:span text:style-name="T69_13"><text:s/></text:span><text:span text:style-name="T69_14">estar</text:span><text:span text:style-name="T69_15"><text:s/></text:span><text:span text:style-name="T69_16">disponíveis</text:span><text:span text:style-name="T69_17"><text:s/></text:span><text:span text:style-name="T69_18">a</text:span><text:span text:style-name="T69_19"><text:s/></text:span><text:span text:style-name="T69_20">qualquer</text:span><text:span text:style-name="T69_21"><text:s/></text:span><text:span text:style-name="T69_22">pessoa</text:span><text:span text:style-name="T69_23">,<text:s/></text:span><text:span text:style-name="T69_24">sem</text:span><text:span text:style-name="T69_25"><text:s/></text:span><text:span text:style-name="T69_26">necessidade</text:span><text:span text:style-name="T69_27"><text:s/></text:span><text:span text:style-name="T69_28">de</text:span><text:span text:style-name="T69_29"><text:s/></text:span><text:span text:style-name="T69_30">registo</text:span><text:span text:style-name="T69_31">.</text:span></text:p>
        </text:list-item>
        <text:list-item>
          <text:p text:style-name="P70"><text:span text:style-name="T70_1">Não</text:span><text:span text:style-name="T70_2"><text:s/></text:span><text:span text:style-name="T70_3">possuir</text:span><text:span text:style-name="T70_4"><text:s/></text:span><text:span text:style-name="T70_5">proprietário</text:span><text:span text:style-name="T70_6">:</text:span><text:span text:style-name="T70_7"><text:s/></text:span><text:span text:style-name="T70_8">os</text:span><text:span text:style-name="T70_9"><text:s/></text:span><text:span text:style-name="T70_10">dados</text:span><text:span text:style-name="T70_11"><text:s/></text:span><text:span text:style-name="T70_12">devem</text:span><text:span text:style-name="T70_13"><text:s/></text:span><text:span text:style-name="T70_14">ser</text:span><text:span text:style-name="T70_15"><text:s/></text:span><text:span text:style-name="T70_16">disponibilizados</text:span><text:span text:style-name="T70_17"><text:s/></text:span><text:span text:style-name="T70_18">em</text:span><text:span text:style-name="T70_19"><text:s/></text:span><text:span text:style-name="T70_20">um</text:span><text:span text:style-name="T70_21"><text:s/></text:span><text:span text:style-name="T70_22">formato</text:span><text:span text:style-name="T70_23"><text:s/></text:span><text:span text:style-name="T70_24">sobre</text:span><text:span text:style-name="T70_25"><text:s/></text:span><text:span text:style-name="T70_26">o</text:span><text:span text:style-name="T70_27"><text:s/></text:span><text:span text:style-name="T70_28">qual</text:span><text:span text:style-name="T70_29"><text:s/></text:span><text:span text:style-name="T70_30">nenhuma</text:span><text:span text:style-name="T70_31"><text:s/></text:span><text:span text:style-name="T70_32">entidade</text:span><text:span text:style-name="T70_33"><text:s/></text:span><text:span text:style-name="T70_34">tem</text:span><text:span text:style-name="T70_35"><text:s/></text:span><text:span text:style-name="T70_36">o</text:span><text:span text:style-name="T70_37"><text:s/></text:span><text:span text:style-name="T70_38">controle</text:span><text:span text:style-name="T70_39"><text:s/></text:span><text:span text:style-name="T70_40">exclusivo</text:span><text:span text:style-name="T70_41">.</text:span></text:p>
        </text:list-item>
        <text:list-item>
          <text:p text:style-name="P71"><text:span text:style-name="T71_1">Licença</text:span><text:span text:style-name="T71_2"><text:s/></text:span><text:span text:style-name="T71_3">Livre</text:span><text:span text:style-name="T71_4">:</text:span><text:span text:style-name="T71_5"><text:s/></text:span><text:span text:style-name="T71_6">os</text:span><text:span text:style-name="T71_7"><text:s/></text:span><text:span text:style-name="T71_8">dados</text:span><text:span text:style-name="T71_9"><text:s/></text:span><text:span text:style-name="T71_10">não</text:span><text:span text:style-name="T71_11"><text:s/></text:span><text:span text:style-name="T71_12">estão</text:span><text:span text:style-name="T71_13"><text:s/></text:span><text:span text:style-name="T71_14">sujeitos</text:span><text:span text:style-name="T71_15"><text:s/></text:span><text:span text:style-name="T71_16">a</text:span><text:span text:style-name="T71_17"><text:s/></text:span><text:span text:style-name="T71_18">qualquer</text:span><text:span text:style-name="T71_19"><text:s/></text:span><text:span text:style-name="T71_20">direito</text:span><text:span text:style-name="T71_21"><text:s/></text:span><text:span text:style-name="T71_22">autoral</text:span><text:span text:style-name="T71_23">,<text:s/></text:span><text:span text:style-name="T71_24">patente</text:span><text:span text:style-name="T71_25">,<text:s/></text:span><text:span text:style-name="T71_26">marca</text:span><text:span text:style-name="T71_27"><text:s/></text:span><text:span text:style-name="T71_28">ou</text:span><text:span text:style-name="T71_29"><text:s/></text:span><text:span text:style-name="T71_30">regulamento</text:span><text:span text:style-name="T71_31"><text:s/></text:span><text:span text:style-name="T71_32">de</text:span><text:span text:style-name="T71_33"><text:s/></text:span><text:span text:style-name="T71_34">segredo</text:span><text:span text:style-name="T71_35"><text:s/></text:span><text:span text:style-name="T71_36">comercial</text:span><text:span text:style-name="T71_37">.</text:span><text:span text:style-name="T71_38"><text:a xlink:type="simple" xlink:href="http://data.open.ac.uk/applications/lak2013.pdf"><text:span text:style-name="T71_39"><text:line-break/></text:span></text:a></text:span></text:p>
        </text:list-item>
      </text:list>
      <text:p text:style-name="P72"><text:span text:style-name="T72_1"><text:tab/></text:span></text:p>
      <text:list text:style-name="LS5" xml:id="list47" text:continue-list="list27">
        <text:list-item>
          <text:p text:style-name="P73"><text:span text:style-name="T73_1">Escolhendo</text:span><text:span text:style-name="T73_2"><text:s/></text:span><text:span text:style-name="T73_3">os</text:span><text:span text:style-name="T73_4"><text:s/></text:span><text:span text:style-name="T73_5">end</text:span><text:span text:style-name="T73_6"><text:s/></text:span><text:span text:style-name="T73_7">nodes</text:span><text:span text:style-name="T73_8"><text:s/></text:span></text:p>
          <text:list>
            <text:list-item>
              <text:p text:style-name="P74"><text:span text:style-name="T74_1">DbPedia</text:span></text:p>
            </text:list-item>
            <text:list-item>
              <text:p text:style-name="P75"><text:span text:style-name="T75_1">Linkedmdb</text:span></text:p>
            </text:list-item>
            <text:list-item>
              <text:p text:style-name="P76"><text:span text:style-name="T76_1">Geonames</text:span></text:p>
            </text:list-item>
            <text:list-item>
              <text:p text:style-name="P77"><text:span text:style-name="T77_1">Yago</text:span></text:p>
            </text:list-item>
          </text:list>
        </text:list-item>
        <text:list-item>
          <text:p text:style-name="P78"><text:span text:style-name="T78_1">Consultando</text:span><text:span text:style-name="T78_2"><text:s/></text:span><text:span text:style-name="T78_3">Linked</text:span><text:span text:style-name="T78_4"><text:s/></text:span><text:span text:style-name="T78_5">Open</text:span><text:span text:style-name="T78_6"><text:s/></text:span><text:span text:style-name="T78_7">Data</text:span><text:span text:style-name="T78_8"><text:s/></text:span><text:span text:style-name="T78_9">(</text:span><text:span text:style-name="T78_10">estimativa</text:span><text:span text:style-name="T78_11">:<text:s/>30<text:s/></text:span><text:span text:style-name="T78_12">min</text:span><text:span text:style-name="T78_13">)</text:span></text:p>
          <text:list>
            <text:list-item>
              <text:p text:style-name="P79"><text:span text:style-name="T79_1">DBpedia</text:span></text:p>
            </text:list-item>
          </text:list>
        </text:list-item>
      </text:list>
      <text:p text:style-name="P80"><text:span text:style-name="T80_1">O</text:span><text:span text:style-name="T80_2"><text:s/></text:span><text:span text:style-name="T80_3">DBpedia</text:span><text:span text:style-name="T80_4"><text:s/></text:span><text:span text:style-name="T80_5">é</text:span><text:span text:style-name="T80_6"><text:s/></text:span><text:span text:style-name="T80_7">um</text:span><text:span text:style-name="T80_8"><text:s/></text:span><text:span text:style-name="T80_9">esforço</text:span><text:span text:style-name="T80_10"><text:s/></text:span><text:span text:style-name="T80_11">colaborativo</text:span><text:span text:style-name="T80_12"><text:s/></text:span><text:span text:style-name="T80_13">da</text:span><text:span text:style-name="T80_14"><text:s/></text:span><text:span text:style-name="T80_15">comunidade</text:span><text:span text:style-name="T80_16"><text:s/></text:span><text:span text:style-name="T80_17">para</text:span><text:span text:style-name="T80_18"><text:s/></text:span><text:span text:style-name="T80_19">extrair</text:span><text:span text:style-name="T80_20"><text:s/></text:span><text:span text:style-name="T80_21">informações</text:span><text:span text:style-name="T80_22"><text:s/></text:span><text:span text:style-name="T80_23">estruturadas</text:span><text:span text:style-name="T80_24"><text:s/></text:span><text:span text:style-name="T80_25">do</text:span><text:span text:style-name="T80_26"><text:s/></text:span><text:span text:style-name="T80_27">Wikipedia</text:span><text:span text:style-name="T80_28"><text:s/></text:span><text:span text:style-name="T80_29">e</text:span><text:span text:style-name="T80_30"><text:s/></text:span><text:span text:style-name="T80_31">fazê</text:span><text:span text:style-name="T80_32">-</text:span><text:span text:style-name="T80_33">las</text:span><text:span text:style-name="T80_34"><text:s/></text:span><text:span text:style-name="T80_35">disponíveis</text:span><text:span text:style-name="T80_36"><text:s/></text:span><text:span text:style-name="T80_37">na</text:span><text:span text:style-name="T80_38"><text:s/></text:span><text:span text:style-name="T80_39">internet</text:span><text:span text:style-name="T80_40">.<text:s/></text:span><text:span text:style-name="T80_41">O</text:span><text:span text:style-name="T80_42"><text:s/></text:span><text:span text:style-name="T80_43">DBpedia</text:span><text:span text:style-name="T80_44"><text:s/></text:span><text:span text:style-name="T80_45">te</text:span><text:span text:style-name="T80_46"><text:s/></text:span><text:span text:style-name="T80_47">permite</text:span><text:span text:style-name="T80_48"><text:s/></text:span><text:span text:style-name="T80_49">consultar</text:span><text:span text:style-name="T80_50"><text:s/></text:span><text:span text:style-name="T80_51">esses</text:span><text:span text:style-name="T80_52"><text:s/></text:span><text:span text:style-name="T80_53">dados</text:span><text:span text:style-name="T80_54"><text:s/></text:span><text:span text:style-name="T80_55">através</text:span><text:span text:style-name="T80_56"><text:s/></text:span><text:span text:style-name="T80_57">de</text:span><text:span text:style-name="T80_58"><text:s/></text:span><text:span text:style-name="T80_59">queries</text:span><text:span text:style-name="T80_60"><text:s/></text:span><text:span text:style-name="T80_61">sofisitcadas</text:span><text:span text:style-name="T80_62"><text:s/></text:span><text:span text:style-name="T80_63">e</text:span><text:span text:style-name="T80_64"><text:s/></text:span><text:span text:style-name="T80_65">ligar</text:span><text:span text:style-name="T80_66"><text:s/></text:span><text:span text:style-name="T80_67">diferentes</text:span><text:span text:style-name="T80_68"><text:s/></text:span><text:span text:style-name="T80_69">data</text:span><text:span text:style-name="T80_70"><text:s/></text:span><text:span text:style-name="T80_71">sets</text:span><text:span text:style-name="T80_72"><text:s/></text:span><text:span text:style-name="T80_73">da</text:span><text:span text:style-name="T80_74"><text:s/></text:span><text:span text:style-name="T80_75">internet</text:span><text:span text:style-name="T80_76"><text:s/></text:span><text:span text:style-name="T80_77">aos</text:span><text:span text:style-name="T80_78"><text:s/></text:span><text:span text:style-name="T80_79">dados</text:span><text:span text:style-name="T80_80"><text:s/></text:span><text:span text:style-name="T80_81">do</text:span><text:span text:style-name="T80_82"><text:s/></text:span><text:span text:style-name="T80_83">Wikipedia</text:span><text:span text:style-name="T80_84">.</text:span></text:p>
      <text:p text:style-name="P81"/>
      <text:list text:style-name="LS5" xml:id="list54" text:continue-list="list27">
        <text:list-item>
          <text:list>
            <text:list-item>
              <text:list>
                <text:list-item>
                  <text:p text:style-name="P82"><text:span text:style-name="T82_1">DBPedia</text:span><text:span text:style-name="T82_2"><text:s/></text:span><text:span text:style-name="T82_3">em</text:span><text:span text:style-name="T82_4"><text:s/></text:span><text:span text:style-name="T82_5">números</text:span></text:p>
                  <text:list>
                    <text:list-item>
                      <text:p text:style-name="P83"><text:span text:style-name="T83_1">4<text:s/></text:span><text:span text:style-name="T83_2">milhões</text:span><text:span text:style-name="T83_3"><text:s/></text:span><text:span text:style-name="T83_4">de</text:span><text:span text:style-name="T83_5"><text:s/></text:span><text:span text:style-name="T83_6">coisas</text:span><text:span text:style-name="T83_7"><text:s/></text:span><text:span text:style-name="T83_8">na</text:span><text:span text:style-name="T83_9"><text:s/></text:span><text:span text:style-name="T83_10">versão</text:span><text:span text:style-name="T83_11"><text:s/></text:span><text:span text:style-name="T83_12">inglesa</text:span><text:span text:style-name="T83_13">,<text:s/></text:span><text:span text:style-name="T83_14">incluindo</text:span><text:span text:style-name="T83_15"><text:s/>832<text:s/></text:span><text:span text:style-name="T83_16">mil</text:span><text:span text:style-name="T83_17"><text:s/></text:span><text:span text:style-name="T83_18">pessoas</text:span><text:span text:style-name="T83_19">,<text:s/>639<text:s/></text:span><text:span text:style-name="T83_20">mil</text:span><text:span text:style-name="T83_21"><text:s/></text:span><text:span text:style-name="T83_22">lugares</text:span><text:span text:style-name="T83_23">,<text:s text:c="2"/>372<text:s/></text:span><text:span text:style-name="T83_24">mil</text:span><text:span text:style-name="T83_25"><text:s/></text:span><text:span text:style-name="T83_26">creative</text:span><text:span text:style-name="T83_27"><text:s/></text:span><text:span text:style-name="T83_28">works</text:span><text:span text:style-name="T83_29">(116<text:s/></text:span><text:span text:style-name="T83_30">mil</text:span><text:span text:style-name="T83_31"><text:s/></text:span><text:span text:style-name="T83_32">albuns</text:span><text:span text:style-name="T83_33"><text:s/></text:span><text:span text:style-name="T83_34">de</text:span><text:span text:style-name="T83_35"><text:s/></text:span><text:span text:style-name="T83_36">música</text:span><text:span text:style-name="T83_37">,<text:s/>78<text:s/></text:span><text:span text:style-name="T83_38">mil</text:span><text:span text:style-name="T83_39"><text:s/></text:span><text:span text:style-name="T83_40">filmes</text:span><text:span text:style-name="T83_41"><text:s/></text:span><text:span text:style-name="T83_42">e</text:span><text:span text:style-name="T83_43"><text:s/>18.500<text:s/></text:span><text:span text:style-name="T83_44">videogames</text:span><text:span text:style-name="T83_45">),<text:s/>209<text:s/></text:span><text:span text:style-name="T83_46">mil</text:span><text:span text:style-name="T83_47"><text:s/></text:span><text:span text:style-name="T83_48">organizações</text:span><text:span text:style-name="T83_49">(</text:span><text:span text:style-name="T83_50">incluindo</text:span><text:span text:style-name="T83_51"><text:s/>49<text:s/></text:span><text:span text:style-name="T83_52">mil</text:span><text:span text:style-name="T83_53"><text:s/></text:span><text:span text:style-name="T83_54">companhias</text:span><text:span text:style-name="T83_55"><text:s/></text:span><text:span text:style-name="T83_56">e</text:span><text:span text:style-name="T83_57"><text:s/>45<text:s/></text:span><text:span text:style-name="T83_58">mil</text:span><text:span text:style-name="T83_59"><text:s/></text:span><text:span text:style-name="T83_60">instituições</text:span><text:span text:style-name="T83_61"><text:s/></text:span><text:span text:style-name="T83_62">de</text:span><text:span text:style-name="T83_63"><text:s/></text:span><text:span text:style-name="T83_64">educacionais</text:span><text:span text:style-name="T83_65">),<text:s/>226<text:s/></text:span><text:span text:style-name="T83_66">mil</text:span><text:span text:style-name="T83_67"><text:s/></text:span><text:span text:style-name="T83_68">espécies</text:span><text:span text:style-name="T83_69"><text:s/></text:span><text:span text:style-name="T83_70">e</text:span><text:span text:style-name="T83_71"><text:s/>5.600<text:s/></text:span><text:span text:style-name="T83_72">doenças</text:span><text:span text:style-name="T83_73">;</text:span></text:p>
                    </text:list-item>
                    <text:list-item>
                      <text:p text:style-name="P84"><text:span text:style-name="T84_1">Existem</text:span><text:span text:style-name="T84_2"><text:s/></text:span><text:span text:style-name="T84_3">versões</text:span><text:span text:style-name="T84_4"><text:s/></text:span><text:span text:style-name="T84_5">do</text:span><text:span text:style-name="T84_6"><text:s/></text:span><text:span text:style-name="T84_7">DBpedia</text:span><text:span text:style-name="T84_8"><text:s/></text:span><text:span text:style-name="T84_9">em</text:span><text:span text:style-name="T84_10"><text:s/>119<text:s/></text:span><text:span text:style-name="T84_11">línguas</text:span><text:span text:style-name="T84_12">,<text:s/></text:span><text:span text:style-name="T84_13">totalizando</text:span><text:span text:style-name="T84_14"><text:s/>24.9<text:s/></text:span><text:span text:style-name="T84_15">milhões</text:span><text:span text:style-name="T84_16"><text:s/></text:span><text:span text:style-name="T84_17">de</text:span><text:span text:style-name="T84_18"><text:s/></text:span><text:span text:style-name="T84_19">coisas</text:span><text:span text:style-name="T84_20">;</text:span></text:p>
                    </text:list-item>
                    <text:list-item>
                      <text:p text:style-name="P85"><text:span text:style-name="T85_1">24<text:s/></text:span><text:span text:style-name="T85_2">milhões</text:span><text:span text:style-name="T85_3"><text:s/></text:span><text:span text:style-name="T85_4">de</text:span><text:span text:style-name="T85_5"><text:s/></text:span><text:span text:style-name="T85_6">links</text:span><text:span text:style-name="T85_7"><text:s/></text:span><text:span text:style-name="T85_8">para</text:span><text:span text:style-name="T85_9"><text:s/></text:span><text:span text:style-name="T85_10">imagens</text:span><text:span text:style-name="T85_11">;</text:span></text:p>
                    </text:list-item>
                    <text:list-item>
                      <text:p text:style-name="P86"><text:span text:style-name="T86_1">27<text:s/>.6<text:s/></text:span><text:span text:style-name="T86_2">milhões</text:span><text:span text:style-name="T86_3"><text:s/></text:span><text:span text:style-name="T86_4">de</text:span><text:span text:style-name="T86_5"><text:s/></text:span><text:span text:style-name="T86_6">links</text:span><text:span text:style-name="T86_7"><text:s/></text:span><text:span text:style-name="T86_8">para</text:span><text:span text:style-name="T86_9"><text:s/></text:span><text:span text:style-name="T86_10">páginas</text:span><text:span text:style-name="T86_11"><text:s/></text:span><text:span text:style-name="T86_12">externas</text:span><text:span text:style-name="T86_13">;</text:span></text:p>
                    </text:list-item>
                    <text:list-item>
                      <text:p text:style-name="P87"><text:span text:style-name="T87_1">45<text:s/></text:span><text:span text:style-name="T87_2">milhões</text:span><text:span text:style-name="T87_3"><text:s/></text:span><text:span text:style-name="T87_4">de</text:span><text:span text:style-name="T87_5"><text:s/></text:span><text:span text:style-name="T87_6">links</text:span><text:span text:style-name="T87_7"><text:s/></text:span><text:span text:style-name="T87_8">dentro</text:span><text:span text:style-name="T87_9"><text:s/></text:span><text:span text:style-name="T87_10">de</text:span><text:span text:style-name="T87_11"><text:s/></text:span><text:span text:style-name="T87_12">outros</text:span><text:span text:style-name="T87_13"><text:s/></text:span><text:span text:style-name="T87_14">datasets</text:span><text:span text:style-name="T87_15">;</text:span></text:p>
                    </text:list-item>
                    <text:list-item>
                      <text:p text:style-name="P88"><text:span text:style-name="T88_1">67<text:s/></text:span><text:span text:style-name="T88_2">milhões</text:span><text:span text:style-name="T88_3"><text:s/></text:span><text:span text:style-name="T88_4">para</text:span><text:span text:style-name="T88_5"><text:s/></text:span><text:span text:style-name="T88_6">as</text:span><text:span text:style-name="T88_7"><text:s/></text:span><text:span text:style-name="T88_8">categorias</text:span><text:span text:style-name="T88_9"><text:s/></text:span><text:span text:style-name="T88_10">do</text:span><text:span text:style-name="T88_11"><text:s/></text:span><text:span text:style-name="T88_12">Wikipedia</text:span><text:span text:style-name="T88_13">;</text:span></text:p>
                    </text:list-item>
                    <text:list-item>
                      <text:p text:style-name="P89"><text:span text:style-name="T89_1">41.2<text:s/></text:span><text:span text:style-name="T89_2">milhões</text:span><text:span text:style-name="T89_3"><text:s/></text:span><text:span text:style-name="T89_4">para</text:span><text:span text:style-name="T89_5"><text:s/></text:span><text:span text:style-name="T89_6">as</text:span><text:span text:style-name="T89_7"><text:s/></text:span><text:span text:style-name="T89_8">categorias</text:span><text:span text:style-name="T89_9"><text:s/></text:span><text:span text:style-name="T89_10">do</text:span><text:span text:style-name="T89_11"><text:s/></text:span><text:span text:style-name="T89_12">YAGO</text:span><text:span text:style-name="T89_13">;</text:span></text:p>
                    </text:list-item>
                    <text:list-item>
                      <text:p text:style-name="P90"><text:span text:style-name="T90_1">Existem</text:span><text:span text:style-name="T90_2"><text:s/>2.46<text:s/></text:span><text:span text:style-name="T90_3">bilhões</text:span><text:span text:style-name="T90_4"><text:s/></text:span><text:span text:style-name="T90_5">de</text:span><text:span text:style-name="T90_6"><text:s/></text:span><text:span text:style-name="T90_7">triplas</text:span><text:span text:style-name="T90_8"><text:s/></text:span><text:span text:style-name="T90_9">RDF</text:span></text:p>
                    </text:list-item>
                  </text:list>
                </text:list-item>
                <text:list-item>
                  <text:p text:style-name="P91"><text:span text:style-name="T91_1">Datasets</text:span><text:span text:style-name="T91_2"><text:s/></text:span><text:span text:style-name="T91_3">ligados</text:span><text:span text:style-name="T91_4"><text:s/></text:span><text:span text:style-name="T91_5">ao</text:span><text:span text:style-name="T91_6"><text:s/></text:span><text:span text:style-name="T91_7">DBpedia</text:span></text:p>
                </text:list-item>
              </text:list>
            </text:list-item>
          </text:list>
        </text:list-item>
      </text:list>
      <text:p text:style-name="P92"><text:span text:style-name="T92_1">Um</text:span><text:span text:style-name="T92_2"><text:s/></text:span><text:span text:style-name="T92_3">artigo</text:span><text:span text:style-name="T92_4"><text:s/></text:span><text:span text:style-name="T92_5">no</text:span><text:span text:style-name="T92_6"><text:s/></text:span><text:span text:style-name="T92_7">DBpedia</text:span><text:span text:style-name="T92_8"><text:s/></text:span><text:span text:style-name="T92_9">consiste</text:span><text:span text:style-name="T92_10"><text:s/></text:span><text:span text:style-name="T92_11">de</text:span><text:span text:style-name="T92_12"><text:s/></text:span><text:span text:style-name="T92_13">texto</text:span><text:span text:style-name="T92_14"><text:s/></text:span><text:span text:style-name="T92_15">livre</text:span><text:span text:style-name="T92_16">,<text:s/></text:span><text:span text:style-name="T92_17">mas</text:span><text:span text:style-name="T92_18"><text:s/></text:span><text:span text:style-name="T92_19">também</text:span><text:span text:style-name="T92_20"><text:s/></text:span><text:span text:style-name="T92_21">de</text:span><text:span text:style-name="T92_22"><text:s/></text:span><text:span text:style-name="T92_23">diferentes</text:span><text:span text:style-name="T92_24"><text:s/></text:span><text:span text:style-name="T92_25">tipos</text:span><text:span text:style-name="T92_26"><text:s/></text:span><text:span text:style-name="T92_27">de</text:span><text:span text:style-name="T92_28"><text:s/></text:span><text:span text:style-name="T92_29">informações</text:span><text:span text:style-name="T92_30"><text:s/></text:span><text:span text:style-name="T92_31">estruturadas</text:span><text:span text:style-name="T92_32"><text:s/></text:span><text:span text:style-name="T92_33">como</text:span><text:span text:style-name="T92_34"><text:s/></text:span><text:span text:style-name="T92_35">infobox</text:span><text:span text:style-name="T92_36"><text:s/></text:span><text:span text:style-name="T92_37">templates</text:span><text:span text:style-name="T92_38">,<text:s/></text:span><text:span text:style-name="T92_39">imagens</text:span><text:span text:style-name="T92_40">,<text:s/></text:span><text:span text:style-name="T92_41">geocoordenadas</text:span><text:span text:style-name="T92_42"><text:s/></text:span><text:span text:style-name="T92_43">e</text:span><text:span text:style-name="T92_44"><text:s/></text:span><text:span text:style-name="T92_45">links</text:span><text:span text:style-name="T92_46"><text:s/></text:span><text:span text:style-name="T92_47">para</text:span><text:span text:style-name="T92_48"><text:s/></text:span><text:span text:style-name="T92_49">páginas</text:span><text:span text:style-name="T92_50"><text:s/></text:span><text:span text:style-name="T92_51">externas</text:span><text:span text:style-name="T92_52">.<text:s/></text:span><text:span text:style-name="T92_53">A</text:span><text:span text:style-name="T92_54"><text:s/></text:span><text:span text:style-name="T92_55">figura</text:span><text:span text:style-name="T92_56"><text:s/></text:span><text:span text:style-name="T92_57">abaiso</text:span><text:span text:style-name="T92_58"><text:s/></text:span><text:span text:style-name="T92_59">mostra</text:span><text:span text:style-name="T92_60"><text:s/></text:span><text:span text:style-name="T92_61">o</text:span><text:span text:style-name="T92_62"><text:s/></text:span><text:span text:style-name="T92_63">código</text:span><text:span text:style-name="T92_64"><text:s/></text:span><text:span text:style-name="T92_65">fonte</text:span><text:span text:style-name="T92_66"><text:s/></text:span><text:span text:style-name="T92_67">e</text:span><text:span text:style-name="T92_68"><text:s/></text:span><text:span text:style-name="T92_69">a</text:span><text:span text:style-name="T92_70"><text:s/></text:span><text:span text:style-name="T92_71">visualização</text:span><text:span text:style-name="T92_72"><text:s/></text:span><text:span text:style-name="T92_73">da</text:span><text:span text:style-name="T92_74"><text:s/></text:span><text:span text:style-name="T92_75">infobox</text:span><text:span text:style-name="T92_76"><text:s/></text:span><text:span text:style-name="T92_77">template</text:span><text:span text:style-name="T92_78"><text:s/></text:span><text:span text:style-name="T92_79">contendo</text:span><text:span text:style-name="T92_80"><text:s/></text:span><text:span text:style-name="T92_81">as</text:span><text:span text:style-name="T92_82"><text:s/></text:span><text:span text:style-name="T92_83">informações</text:span><text:span text:style-name="T92_84"><text:s/></text:span><text:span text:style-name="T92_85">estruturadas</text:span><text:span text:style-name="T92_86"><text:s/></text:span><text:span text:style-name="T92_87">a</text:span><text:span text:style-name="T92_88"><text:s/></text:span><text:span text:style-name="T92_89">respeito</text:span><text:span text:style-name="T92_90"><text:s/></text:span><text:span text:style-name="T92_91">da</text:span><text:span text:style-name="T92_92"><text:s/></text:span><text:span text:style-name="T92_93">cidade</text:span><text:span text:style-name="T92_94"><text:s/></text:span><text:span text:style-name="T92_95">de</text:span><text:span text:style-name="T92_96"><text:s/></text:span><text:span text:style-name="T92_97">Innsbruck</text:span><text:span text:style-name="T92_98">.</text:span></text:p>
      <text:p text:style-name="P93"><text:span text:style-name="T93_1"><text:s/></text:span></text:p>
      <text:p text:style-name="P94"/>
      <text:list text:style-name="LS5" xml:id="list64" text:continue-list="list27">
        <text:list-item>
          <text:list>
            <text:list-item>
              <text:p text:style-name="P95"><text:span text:style-name="T95_1">Virtuoso</text:span><text:span text:style-name="T95_2"><text:line-break/></text:span><text:span text:style-name="T95_3">O</text:span><text:span text:style-name="T95_4"><text:s/></text:span><text:span text:style-name="T95_5">Virtuoso</text:span><text:span text:style-name="T95_6"><text:s/></text:span><text:span text:style-name="T95_7">é</text:span><text:span text:style-name="T95_8"><text:s/></text:span><text:span text:style-name="T95_9">um</text:span><text:span text:style-name="T95_10"><text:s/></text:span><text:span text:style-name="T95_11">servidor</text:span><text:span text:style-name="T95_12"><text:s/></text:span><text:span text:style-name="T95_13">de</text:span><text:span text:style-name="T95_14"><text:s/></text:span><text:span text:style-name="T95_15">dados</text:span><text:span text:style-name="T95_16"><text:s/></text:span><text:span text:style-name="T95_17">que</text:span><text:span text:style-name="T95_18"><text:s/></text:span><text:span text:style-name="T95_19">diferentemente</text:span><text:span text:style-name="T95_20"><text:s/></text:span><text:span text:style-name="T95_21">dos</text:span><text:span text:style-name="T95_22"><text:s/></text:span><text:span text:style-name="T95_23">outros</text:span><text:span text:style-name="T95_24"><text:s/></text:span><text:span text:style-name="T95_25">bancos</text:span><text:span text:style-name="T95_26"><text:s/></text:span><text:span text:style-name="T95_27">de</text:span><text:span text:style-name="T95_28"><text:s/></text:span><text:span text:style-name="T95_29">dados</text:span><text:span text:style-name="T95_30"><text:s/></text:span><text:span text:style-name="T95_31">que</text:span><text:span text:style-name="T95_32"><text:s/></text:span><text:span text:style-name="T95_33">armazenam</text:span><text:span text:style-name="T95_34"><text:s/></text:span><text:span text:style-name="T95_35">seus</text:span><text:span text:style-name="T95_36"><text:s/></text:span><text:span text:style-name="T95_37">dados</text:span><text:span text:style-name="T95_38"><text:s/></text:span><text:span text:style-name="T95_39">em</text:span><text:span text:style-name="T95_40"><text:s/></text:span><text:span text:style-name="T95_41">linhas</text:span><text:span text:style-name="T95_42">,<text:s/></text:span><text:span text:style-name="T95_43">colunas</text:span><text:span text:style-name="T95_44"><text:s/></text:span><text:span text:style-name="T95_45">ou</text:span><text:span text:style-name="T95_46"><text:s/></text:span><text:span text:style-name="T95_47">pares</text:span><text:span text:style-name="T95_48"><text:s/></text:span><text:span text:style-name="T95_49">de</text:span><text:span text:style-name="T95_50"><text:s/></text:span><text:span text:style-name="T95_51">chave</text:span><text:span text:style-name="T95_52">-</text:span><text:span text:style-name="T95_53">valor</text:span><text:span text:style-name="T95_54">,<text:s/></text:span><text:span text:style-name="T95_55">armazena</text:span><text:span text:style-name="T95_56"><text:s/></text:span><text:span text:style-name="T95_57">todas</text:span><text:span text:style-name="T95_58"><text:s/></text:span><text:span text:style-name="T95_59">as</text:span><text:span text:style-name="T95_60"><text:s/></text:span><text:span text:style-name="T95_61">informações</text:span><text:span text:style-name="T95_62"><text:s/></text:span><text:span text:style-name="T95_63">em</text:span><text:span text:style-name="T95_64"><text:s/></text:span><text:span text:style-name="T95_65">forma</text:span><text:span text:style-name="T95_66"><text:s/></text:span><text:span text:style-name="T95_67">de</text:span><text:span text:style-name="T95_68"><text:s/></text:span><text:span text:style-name="T95_69">grafos</text:span><text:span text:style-name="T95_70">,<text:s/></text:span><text:span text:style-name="T95_71">ou</text:span><text:span text:style-name="T95_72"><text:s/></text:span><text:span text:style-name="T95_73">seja</text:span><text:span text:style-name="T95_74">,<text:s/></text:span><text:span text:style-name="T95_75">em</text:span><text:span text:style-name="T95_76"><text:s/></text:span><text:span text:style-name="T95_77">uma</text:span><text:span text:style-name="T95_78"><text:s/></text:span><text:span text:style-name="T95_79">rede</text:span><text:span text:style-name="T95_80"><text:s/></text:span><text:span text:style-name="T95_81">de</text:span><text:span text:style-name="T95_82"><text:s/></text:span><text:span text:style-name="T95_83">nós</text:span><text:span text:style-name="T95_84"><text:s/></text:span><text:span text:style-name="T95_85">e</text:span><text:span text:style-name="T95_86"><text:s/></text:span><text:span text:style-name="T95_87">arestas</text:span><text:span text:style-name="T95_88">.<text:s/></text:span><text:span text:style-name="T95_89">As</text:span><text:span text:style-name="T95_90"><text:s/></text:span><text:span text:style-name="T95_91">arestas</text:span><text:span text:style-name="T95_92"><text:s/></text:span><text:span text:style-name="T95_93">representam</text:span><text:span text:style-name="T95_94"><text:s/></text:span><text:span text:style-name="T95_95">o</text:span><text:span text:style-name="T95_96"><text:s/></text:span><text:span text:style-name="T95_97">relacionamento</text:span><text:span text:style-name="T95_98"><text:s/></text:span><text:span text:style-name="T95_99">entre</text:span><text:span text:style-name="T95_100"><text:s/></text:span><text:span text:style-name="T95_101">os</text:span><text:span text:style-name="T95_102"><text:s/></text:span><text:span text:style-name="T95_103">nós</text:span><text:span text:style-name="T95_104"><text:s/></text:span><text:span text:style-name="T95_105">que</text:span><text:span text:style-name="T95_106"><text:s/></text:span><text:span text:style-name="T95_107">representa</text:span><text:span text:style-name="T95_108"><text:s/></text:span><text:span text:style-name="T95_109">os</text:span><text:span text:style-name="T95_110"><text:s/></text:span><text:span text:style-name="T95_111">objetos</text:span><text:span text:style-name="T95_112">.<text:s/></text:span><text:span text:style-name="T95_113">Devido</text:span><text:span text:style-name="T95_114"><text:s/></text:span><text:span text:style-name="T95_115">aos</text:span><text:span text:style-name="T95_116"><text:s/></text:span><text:span text:style-name="T95_117">nós</text:span><text:span text:style-name="T95_118"><text:s/></text:span><text:span text:style-name="T95_119">e</text:span><text:span text:style-name="T95_120"><text:s/></text:span><text:span text:style-name="T95_121">arestas</text:span><text:span text:style-name="T95_122"><text:s/></text:span><text:span text:style-name="T95_123">serem</text:span><text:span text:style-name="T95_124"><text:s/></text:span><text:span text:style-name="T95_125">representados</text:span><text:span text:style-name="T95_126"><text:s/></text:span><text:span text:style-name="T95_127">como</text:span><text:span text:style-name="T95_128"><text:s/></text:span><text:span text:style-name="T95_129">objetos</text:span><text:span text:style-name="T95_130"><text:s/>(</text:span><text:span text:style-name="T95_131">os</text:span><text:span text:style-name="T95_132"><text:s/></text:span><text:span text:style-name="T95_133">quais</text:span><text:span text:style-name="T95_134"><text:s/></text:span><text:span text:style-name="T95_135">os</text:span><text:span text:style-name="T95_136"><text:s/></text:span><text:span text:style-name="T95_137">desenvolvedores</text:span><text:span text:style-name="T95_138"><text:s/></text:span><text:span text:style-name="T95_139">estão</text:span><text:span text:style-name="T95_140"><text:s/></text:span><text:span text:style-name="T95_141">acostumados</text:span><text:span text:style-name="T95_142">)<text:s/></text:span><text:span text:style-name="T95_143">é</text:span><text:span text:style-name="T95_144"><text:s/></text:span><text:span text:style-name="T95_145">possível</text:span><text:span text:style-name="T95_146"><text:s/></text:span><text:span text:style-name="T95_147">definir</text:span><text:span text:style-name="T95_148"><text:s/></text:span><text:span text:style-name="T95_149">atributos</text:span><text:span text:style-name="T95_150"><text:s/>(</text:span><text:span text:style-name="T95_151">também</text:span><text:span text:style-name="T95_152"><text:s/></text:span><text:span text:style-name="T95_153">chamado</text:span><text:span text:style-name="T95_154"><text:s/></text:span><text:span text:style-name="T95_155">de</text:span><text:span text:style-name="T95_156"><text:s/></text:span><text:span text:style-name="T95_157">propriedades</text:span><text:span text:style-name="T95_158">)<text:s/></text:span><text:span text:style-name="T95_159">a</text:span><text:span text:style-name="T95_160"><text:s/></text:span><text:span text:style-name="T95_161">eles</text:span><text:span text:style-name="T95_162">.<text:s/></text:span><text:span text:style-name="T95_163">Adicionando</text:span><text:span text:style-name="T95_164"><text:s/></text:span><text:span text:style-name="T95_165">uma</text:span><text:span text:style-name="T95_166"><text:s/></text:span><text:span text:style-name="T95_167">direção</text:span><text:span text:style-name="T95_168"><text:s/></text:span><text:span text:style-name="T95_169">para</text:span><text:span text:style-name="T95_170"><text:s/></text:span><text:span text:style-name="T95_171">uma</text:span><text:span text:style-name="T95_172"><text:s/></text:span><text:span text:style-name="T95_173">aresta</text:span><text:span text:style-name="T95_174"><text:s/></text:span><text:span text:style-name="T95_175">cria</text:span><text:span text:style-name="T95_176"><text:s/></text:span><text:span text:style-name="T95_177">o</text:span><text:span text:style-name="T95_178"><text:s/></text:span><text:span text:style-name="T95_179">conhecido</text:span><text:span text:style-name="T95_180"><text:s/></text:span><text:span text:style-name="T95_181">grafo</text:span><text:span text:style-name="T95_182"><text:s/></text:span><text:span text:style-name="T95_183">de</text:span><text:span text:style-name="T95_184"><text:s/></text:span><text:span text:style-name="T95_185">propriedades</text:span><text:span text:style-name="T95_186"><text:s/></text:span><text:span text:style-name="T95_187">que</text:span><text:span text:style-name="T95_188"><text:s/></text:span><text:span text:style-name="T95_189">representa</text:span><text:span text:style-name="T95_190"><text:s/></text:span><text:span text:style-name="T95_191">a</text:span><text:span text:style-name="T95_192"><text:s/></text:span><text:span text:style-name="T95_193">explícita</text:span><text:span text:style-name="T95_194"><text:s/></text:span><text:span text:style-name="T95_195">estrutura</text:span><text:span text:style-name="T95_196"><text:s/></text:span><text:span text:style-name="T95_197">de</text:span><text:span text:style-name="T95_198"><text:s/></text:span><text:span text:style-name="T95_199">dados</text:span><text:span text:style-name="T95_200"><text:s/></text:span><text:span text:style-name="T95_201">dentro</text:span><text:span text:style-name="T95_202"><text:s/></text:span><text:span text:style-name="T95_203">de</text:span><text:span text:style-name="T95_204"><text:s/></text:span><text:span text:style-name="T95_205">um</text:span><text:span text:style-name="T95_206"><text:s/></text:span><text:span text:style-name="T95_207">banco</text:span><text:span text:style-name="T95_208"><text:s/></text:span><text:span text:style-name="T95_209">de</text:span><text:span text:style-name="T95_210"><text:s/></text:span><text:span text:style-name="T95_211">dados</text:span><text:span text:style-name="T95_212"><text:s/></text:span><text:span text:style-name="T95_213">de</text:span><text:span text:style-name="T95_214"><text:s/></text:span><text:span text:style-name="T95_215">grafo</text:span><text:span text:style-name="T95_216">.<text:s/></text:span><text:span text:style-name="T95_217">No</text:span><text:span text:style-name="T95_218"><text:s/></text:span><text:span text:style-name="T95_219">caso</text:span><text:span text:style-name="T95_220"><text:s/></text:span><text:span text:style-name="T95_221">de</text:span><text:span text:style-name="T95_222"><text:s/></text:span><text:span text:style-name="T95_223">aplicações</text:span><text:span text:style-name="T95_224"><text:s/></text:span><text:span text:style-name="T95_225">na</text:span><text:span text:style-name="T95_226"><text:s/></text:span><text:span text:style-name="T95_227">web</text:span><text:span text:style-name="T95_228"><text:s/></text:span><text:span text:style-name="T95_229">semântica</text:span><text:span text:style-name="T95_230"><text:s/></text:span><text:span text:style-name="T95_231">o</text:span><text:span text:style-name="T95_232"><text:s/></text:span><text:span text:style-name="T95_233">Virtuoso</text:span><text:span text:style-name="T95_234"><text:s/></text:span><text:span text:style-name="T95_235">pode</text:span><text:span text:style-name="T95_236"><text:s/></text:span><text:span text:style-name="T95_237">ser</text:span><text:span text:style-name="T95_238"><text:s/></text:span><text:span text:style-name="T95_239">resumidamente</text:span><text:span text:style-name="T95_240"><text:s/></text:span><text:span text:style-name="T95_241">explicado</text:span><text:span text:style-name="T95_242"><text:s/></text:span><text:span text:style-name="T95_243">como</text:span><text:span text:style-name="T95_244"><text:s/></text:span><text:span text:style-name="T95_245">sendo</text:span><text:span text:style-name="T95_246"><text:s/></text:span><text:span text:style-name="T95_247">um</text:span><text:span text:style-name="T95_248"><text:s/></text:span><text:span text:style-name="T95_249">SGD</text:span><text:span text:style-name="T95_250"><text:s/></text:span><text:span text:style-name="T95_251">onde</text:span><text:span text:style-name="T95_252"><text:s/></text:span><text:span text:style-name="T95_253">é</text:span><text:span text:style-name="T95_254"><text:s/></text:span><text:span text:style-name="T95_255">possivel</text:span><text:span text:style-name="T95_256"><text:s/></text:span><text:span text:style-name="T95_257">executar</text:span><text:span text:style-name="T95_258"><text:s/></text:span><text:span text:style-name="T95_259">querys</text:span><text:span text:style-name="T95_260"><text:s/></text:span><text:span text:style-name="T95_261">SPARQL</text:span><text:span text:style-name="T95_262"><text:s/></text:span><text:span text:style-name="T95_263">e</text:span><text:span text:style-name="T95_264"><text:s/></text:span><text:span text:style-name="T95_265">acessar</text:span><text:span text:style-name="T95_266"><text:s/></text:span><text:span text:style-name="T95_267">dados</text:span><text:span text:style-name="T95_268"><text:s/></text:span><text:span text:style-name="T95_269">de</text:span><text:span text:style-name="T95_270"><text:s/></text:span><text:span text:style-name="T95_271">ontologias</text:span><text:span text:style-name="T95_272"><text:s/></text:span><text:span text:style-name="T95_273">disponiveis</text:span><text:span text:style-name="T95_274"><text:s/></text:span><text:span text:style-name="T95_275">na</text:span><text:span text:style-name="T95_276"><text:s/></text:span><text:span text:style-name="T95_277">web</text:span><text:span text:style-name="T95_278">.<text:line-break/></text:span><text:span text:style-name="T95_279">Assim</text:span><text:span text:style-name="T95_280"><text:s/></text:span><text:span text:style-name="T95_281">como</text:span><text:span text:style-name="T95_282"><text:s/></text:span><text:span text:style-name="T95_283">os</text:span><text:span text:style-name="T95_284"><text:s/></text:span><text:span text:style-name="T95_285">SGBD</text:span><text:span text:style-name="T95_286">’</text:span><text:span text:style-name="T95_287">s</text:span><text:span text:style-name="T95_288"><text:s/></text:span><text:span text:style-name="T95_289">relacionais</text:span><text:span text:style-name="T95_290">,<text:s/></text:span><text:span text:style-name="T95_291">o</text:span><text:span text:style-name="T95_292"><text:s/></text:span><text:span text:style-name="T95_293">Vituoso</text:span><text:span text:style-name="T95_294"><text:s/></text:span><text:span text:style-name="T95_295">pode</text:span><text:span text:style-name="T95_296"><text:s/></text:span><text:span text:style-name="T95_297">ser</text:span><text:span text:style-name="T95_298"><text:s/></text:span><text:span text:style-name="T95_299">instalado</text:span><text:span text:style-name="T95_300"><text:s/></text:span><text:span text:style-name="T95_301">localmente</text:span><text:span text:style-name="T95_302">.<text:s/></text:span><text:span text:style-name="T95_303">Além</text:span><text:span text:style-name="T95_304"><text:s/></text:span><text:span text:style-name="T95_305">dessa</text:span><text:span text:style-name="T95_306"><text:s/></text:span><text:span text:style-name="T95_307">opção</text:span><text:span text:style-name="T95_308">,<text:s/></text:span><text:span text:style-name="T95_309">também</text:span><text:span text:style-name="T95_310"><text:s/></text:span><text:span text:style-name="T95_311">é</text:span><text:span text:style-name="T95_312"><text:s/></text:span><text:span text:style-name="T95_313">possivel</text:span><text:span text:style-name="T95_314"><text:s/></text:span><text:span text:style-name="T95_315">acessa</text:span><text:span text:style-name="T95_316">-</text:span><text:span text:style-name="T95_317">lo</text:span><text:span text:style-name="T95_318"><text:s/></text:span><text:span text:style-name="T95_319">online</text:span><text:span text:style-name="T95_320"><text:s/></text:span><text:span text:style-name="T95_321">no</text:span><text:span text:style-name="T95_322"><text:s/></text:span><text:span text:style-name="T95_323">link</text:span><text:span text:style-name="T95_324"><text:s/></text:span><text:span text:style-name="T95_325"><text:a xlink:type="simple" xlink:href="http://dbpedia.org/sparql"><text:span text:style-name="T95_326">dbpedia</text:span></text:a></text:span><text:span text:style-name="T95_327"><text:a xlink:type="simple" xlink:href="http://dbpedia.org/sparql"><text:span text:style-name="T95_328">.</text:span></text:a></text:span><text:span text:style-name="T95_329"><text:a xlink:type="simple" xlink:href="http://dbpedia.org/sparql"><text:span text:style-name="T95_330">org</text:span></text:a></text:span><text:span text:style-name="T95_331"><text:a xlink:type="simple" xlink:href="http://dbpedia.org/sparql"><text:span text:style-name="T95_332">/</text:span></text:a></text:span><text:span text:style-name="T95_333"><text:a xlink:type="simple" xlink:href="http://dbpedia.org/sparql"><text:span text:style-name="T95_334">sparql</text:span></text:a></text:span><text:span text:style-name="T95_335"><text:a xlink:type="simple" xlink:href="http://dbpedia.org/sparql"><text:span text:style-name="T95_336"><text:line-break/><text:line-break/></text:span></text:a></text:span><text:span text:style-name="T95_337"><text:a xlink:type="simple" xlink:href="http://dbpedia.org/sparql"><text:span text:style-name="T95_338">Referência</text:span></text:a></text:span><text:span text:style-name="T95_339"><text:a xlink:type="simple" xlink:href="http://dbpedia.org/sparql"><text:span text:style-name="T95_340">:</text:span></text:a></text:span></text:p>
            </text:list-item>
          </text:list>
        </text:list-item>
      </text:list>
      <text:p text:style-name="P96"><text:span text:style-name="T96_1"><text:a xlink:type="simple" xlink:href="http://planeta-globo.com/2010/12/31/sparql-%E2%80%93-parte-i-%E2%80%93-como-instalar-o-virtuoso-banco-de-dados-de-triplas/"><text:span text:style-name="T96_2">http</text:span></text:a></text:span><text:span text:style-name="T96_3"><text:a xlink:type="simple" xlink:href="http://planeta-globo.com/2010/12/31/sparql-%E2%80%93-parte-i-%E2%80%93-como-instalar-o-virtuoso-banco-de-dados-de-triplas/"><text:span text:style-name="T96_4">://</text:span></text:a></text:span><text:span text:style-name="T96_5"><text:a xlink:type="simple" xlink:href="http://planeta-globo.com/2010/12/31/sparql-%E2%80%93-parte-i-%E2%80%93-como-instalar-o-virtuoso-banco-de-dados-de-triplas/"><text:span text:style-name="T96_6">planeta</text:span></text:a></text:span><text:span text:style-name="T96_7"><text:a xlink:type="simple" xlink:href="http://planeta-globo.com/2010/12/31/sparql-%E2%80%93-parte-i-%E2%80%93-como-instalar-o-virtuoso-banco-de-dados-de-triplas/"><text:span text:style-name="T96_8">-</text:span></text:a></text:span><text:span text:style-name="T96_9"><text:a xlink:type="simple" xlink:href="http://planeta-globo.com/2010/12/31/sparql-%E2%80%93-parte-i-%E2%80%93-como-instalar-o-virtuoso-banco-de-dados-de-triplas/"><text:span text:style-name="T96_10">globo</text:span></text:a></text:span><text:span text:style-name="T96_11"><text:a xlink:type="simple" xlink:href="http://planeta-globo.com/2010/12/31/sparql-%E2%80%93-parte-i-%E2%80%93-como-instalar-o-virtuoso-banco-de-dados-de-triplas/"><text:span text:style-name="T96_12">.</text:span></text:a></text:span><text:span text:style-name="T96_13"><text:a xlink:type="simple" xlink:href="http://planeta-globo.com/2010/12/31/sparql-%E2%80%93-parte-i-%E2%80%93-como-instalar-o-virtuoso-banco-de-dados-de-triplas/"><text:span text:style-name="T96_14">com</text:span></text:a></text:span><text:span text:style-name="T96_15"><text:a xlink:type="simple" xlink:href="http://planeta-globo.com/2010/12/31/sparql-%E2%80%93-parte-i-%E2%80%93-como-instalar-o-virtuoso-banco-de-dados-de-triplas/"><text:span text:style-name="T96_16">/2010/12/31/</text:span></text:a></text:span><text:span text:style-name="T96_17"><text:a xlink:type="simple" xlink:href="http://planeta-globo.com/2010/12/31/sparql-%E2%80%93-parte-i-%E2%80%93-como-instalar-o-virtuoso-banco-de-dados-de-triplas/"><text:span text:style-name="T96_18">sparql</text:span></text:a></text:span><text:span text:style-name="T96_19"><text:a xlink:type="simple" xlink:href="http://planeta-globo.com/2010/12/31/sparql-%E2%80%93-parte-i-%E2%80%93-como-instalar-o-virtuoso-banco-de-dados-de-triplas/"><text:span text:style-name="T96_20">-%</text:span></text:a></text:span><text:span text:style-name="T96_21"><text:a xlink:type="simple" xlink:href="http://planeta-globo.com/2010/12/31/sparql-%E2%80%93-parte-i-%E2%80%93-como-instalar-o-virtuoso-banco-de-dados-de-triplas/"><text:span text:style-name="T96_22">E</text:span></text:a></text:span><text:span text:style-name="T96_23"><text:a xlink:type="simple" xlink:href="http://planeta-globo.com/2010/12/31/sparql-%E2%80%93-parte-i-%E2%80%93-como-instalar-o-virtuoso-banco-de-dados-de-triplas/"><text:span text:style-name="T96_24">2%80%93-</text:span></text:a></text:span><text:span text:style-name="T96_25"><text:a xlink:type="simple" xlink:href="http://planeta-globo.com/2010/12/31/sparql-%E2%80%93-parte-i-%E2%80%93-como-instalar-o-virtuoso-banco-de-dados-de-triplas/"><text:span text:style-name="T96_26">parte</text:span></text:a></text:span><text:span text:style-name="T96_27"><text:a xlink:type="simple" xlink:href="http://planeta-globo.com/2010/12/31/sparql-%E2%80%93-parte-i-%E2%80%93-como-instalar-o-virtuoso-banco-de-dados-de-triplas/"><text:span text:style-name="T96_28">-</text:span></text:a></text:span><text:span text:style-name="T96_29"><text:a xlink:type="simple" xlink:href="http://planeta-globo.com/2010/12/31/sparql-%E2%80%93-parte-i-%E2%80%93-como-instalar-o-virtuoso-banco-de-dados-de-triplas/"><text:span text:style-name="T96_30">i</text:span></text:a></text:span><text:span text:style-name="T96_31"><text:a xlink:type="simple" xlink:href="http://planeta-globo.com/2010/12/31/sparql-%E2%80%93-parte-i-%E2%80%93-como-instalar-o-virtuoso-banco-de-dados-de-triplas/"><text:span text:style-name="T96_32">-%</text:span></text:a></text:span><text:span text:style-name="T96_33"><text:a xlink:type="simple" xlink:href="http://planeta-globo.com/2010/12/31/sparql-%E2%80%93-parte-i-%E2%80%93-como-instalar-o-virtuoso-banco-de-dados-de-triplas/"><text:span text:style-name="T96_34">E</text:span></text:a></text:span><text:span text:style-name="T96_35"><text:a xlink:type="simple" xlink:href="http://planeta-globo.com/2010/12/31/sparql-%E2%80%93-parte-i-%E2%80%93-como-instalar-o-virtuoso-banco-de-dados-de-triplas/"><text:span text:style-name="T96_36">2%80%</text:span></text:a></text:span><text:span text:style-name="T96_37"><text:a xlink:type="simple" xlink:href="http://planeta-globo.com/2010/12/31/sparql-%E2%80%93-parte-i-%E2%80%93-como-instalar-o-virtuoso-banco-de-dados-de-triplas/"><text:span text:style-name="T96_38">93-</text:span></text:a></text:span><text:span text:style-name="T96_39"><text:a xlink:type="simple" xlink:href="http://planeta-globo.com/2010/12/31/sparql-%E2%80%93-parte-i-%E2%80%93-como-instalar-o-virtuoso-banco-de-dados-de-triplas/"><text:span text:style-name="T96_40">como</text:span></text:a></text:span><text:span text:style-name="T96_41"><text:a xlink:type="simple" xlink:href="http://planeta-globo.com/2010/12/31/sparql-%E2%80%93-parte-i-%E2%80%93-como-instalar-o-virtuoso-banco-de-dados-de-triplas/"><text:span text:style-name="T96_42">-</text:span></text:a></text:span><text:span text:style-name="T96_43"><text:a xlink:type="simple" xlink:href="http://planeta-globo.com/2010/12/31/sparql-%E2%80%93-parte-i-%E2%80%93-como-instalar-o-virtuoso-banco-de-dados-de-triplas/"><text:span text:style-name="T96_44">instalar</text:span></text:a></text:span><text:span text:style-name="T96_45"><text:a xlink:type="simple" xlink:href="http://planeta-globo.com/2010/12/31/sparql-%E2%80%93-parte-i-%E2%80%93-como-instalar-o-virtuoso-banco-de-dados-de-triplas/"><text:span text:style-name="T96_46">-</text:span></text:a></text:span><text:span text:style-name="T96_47"><text:a xlink:type="simple" xlink:href="http://planeta-globo.com/2010/12/31/sparql-%E2%80%93-parte-i-%E2%80%93-como-instalar-o-virtuoso-banco-de-dados-de-triplas/"><text:span text:style-name="T96_48">o</text:span></text:a></text:span><text:span text:style-name="T96_49"><text:a xlink:type="simple" xlink:href="http://planeta-globo.com/2010/12/31/sparql-%E2%80%93-parte-i-%E2%80%93-como-instalar-o-virtuoso-banco-de-dados-de-triplas/"><text:span text:style-name="T96_50">-</text:span></text:a></text:span><text:span text:style-name="T96_51"><text:a xlink:type="simple" xlink:href="http://planeta-globo.com/2010/12/31/sparql-%E2%80%93-parte-i-%E2%80%93-como-instalar-o-virtuoso-banco-de-dados-de-triplas/"><text:span text:style-name="T96_52">virtuoso</text:span></text:a></text:span><text:span text:style-name="T96_53"><text:a xlink:type="simple" xlink:href="http://planeta-globo.com/2010/12/31/sparql-%E2%80%93-parte-i-%E2%80%93-como-instalar-o-virtuoso-banco-de-dados-de-triplas/"><text:span text:style-name="T96_54">-</text:span></text:a></text:span><text:span text:style-name="T96_55"><text:a xlink:type="simple" xlink:href="http://planeta-globo.com/2010/12/31/sparql-%E2%80%93-parte-i-%E2%80%93-como-instalar-o-virtuoso-banco-de-dados-de-triplas/"><text:span text:style-name="T96_56">banco</text:span></text:a></text:span><text:span text:style-name="T96_57"><text:a xlink:type="simple" xlink:href="http://planeta-globo.com/2010/12/31/sparql-%E2%80%93-parte-i-%E2%80%93-como-instalar-o-virtuoso-banco-de-dados-de-triplas/"><text:span text:style-name="T96_58">-</text:span></text:a></text:span><text:span text:style-name="T96_59"><text:a xlink:type="simple" xlink:href="http://planeta-globo.com/2010/12/31/sparql-%E2%80%93-parte-i-%E2%80%93-como-instalar-o-virtuoso-banco-de-dados-de-triplas/"><text:span text:style-name="T96_60">de</text:span></text:a></text:span><text:span text:style-name="T96_61"><text:a xlink:type="simple" xlink:href="http://planeta-globo.com/2010/12/31/sparql-%E2%80%93-parte-i-%E2%80%93-como-instalar-o-virtuoso-banco-de-dados-de-triplas/"><text:span text:style-name="T96_62">-</text:span></text:a></text:span><text:span text:style-name="T96_63"><text:a xlink:type="simple" xlink:href="http://planeta-globo.com/2010/12/31/sparql-%E2%80%93-parte-i-%E2%80%93-como-instalar-o-virtuoso-banco-de-dados-de-triplas/"><text:span text:style-name="T96_64">dados</text:span></text:a></text:span><text:span text:style-name="T96_65"><text:a xlink:type="simple" xlink:href="http://planeta-globo.com/2010/12/31/sparql-%E2%80%93-parte-i-%E2%80%93-como-instalar-o-virtuoso-banco-de-dados-de-triplas/"><text:span text:style-name="T96_66">-</text:span></text:a></text:span><text:span text:style-name="T96_67"><text:a xlink:type="simple" xlink:href="http://planeta-globo.com/2010/12/31/sparql-%E2%80%93-parte-i-%E2%80%93-como-instalar-o-virtuoso-banco-de-dados-de-triplas/"><text:span text:style-name="T96_68">de</text:span></text:a></text:span><text:span text:style-name="T96_69"><text:a xlink:type="simple" xlink:href="http://planeta-globo.com/2010/12/31/sparql-%E2%80%93-parte-i-%E2%80%93-como-instalar-o-virtuoso-banco-de-dados-de-triplas/"><text:span text:style-name="T96_70">-</text:span></text:a></text:span><text:span text:style-name="T96_71"><text:a xlink:type="simple" xlink:href="http://planeta-globo.com/2010/12/31/sparql-%E2%80%93-parte-i-%E2%80%93-como-instalar-o-virtuoso-banco-de-dados-de-triplas/"><text:span text:style-name="T96_72">triplas</text:span></text:a></text:span></text:p>
      <text:p text:style-name="P97"/>
      <text:p text:style-name="P98"><text:span text:style-name="T98_1">Query</text:span><text:span text:style-name="T98_2"><text:s/>0<text:s/>-<text:s/></text:span><text:span text:style-name="T98_3">query</text:span><text:span text:style-name="T98_4"><text:s/></text:span><text:span text:style-name="T98_5">padrão</text:span><text:span text:style-name="T98_6"><text:s/></text:span><text:span text:style-name="T98_7">do</text:span><text:span text:style-name="T98_8"><text:s/></text:span><text:span text:style-name="T98_9">virtuoso</text:span></text:p>
      <text:p text:style-name="P99"><text:span text:style-name="T99_1">Por</text:span><text:span text:style-name="T99_2"><text:s/></text:span><text:span text:style-name="T99_3">padrão</text:span><text:span text:style-name="T99_4">,<text:s/></text:span><text:span text:style-name="T99_5">no</text:span><text:span text:style-name="T99_6"><text:s/></text:span><text:span text:style-name="T99_7">virtuoso</text:span><text:span text:style-name="T99_8"><text:s/></text:span><text:span text:style-name="T99_9">vem</text:span><text:span text:style-name="T99_10"><text:s/></text:span><text:span text:style-name="T99_11">a</text:span><text:span text:style-name="T99_12"><text:s/></text:span><text:span text:style-name="T99_13">seguinte</text:span><text:span text:style-name="T99_14"><text:s/></text:span><text:span text:style-name="T99_15">query</text:span><text:span text:style-name="T99_16">:<text:line-break/></text:span></text:p>
      <table:table table:style-name="Table1">
        <table:table-column table:style-name="Column1"/>
        <table:table-row table:style-name="Row1">
          <table:table-cell table:style-name="Cell1">
            <text:p text:style-name="P100"><text:span text:style-name="T100_1">select</text:span><text:span text:style-name="T100_2"><text:s/></text:span><text:span text:style-name="T100_3">distinct</text:span><text:span text:style-name="T100_4"><text:s/>?</text:span><text:span text:style-name="T100_5">Concept</text:span><text:span text:style-name="T100_6"><text:s/></text:span><text:span text:style-name="T100_7">where</text:span><text:span text:style-name="T100_8"><text:s/>{[]<text:s/></text:span><text:span text:style-name="T100_9">a</text:span><text:span text:style-name="T100_10"><text:s/>?</text:span><text:span text:style-name="T100_11">Concept</text:span><text:span text:style-name="T100_12">}<text:s/></text:span><text:span text:style-name="T100_13">LIMIT</text:span><text:span text:style-name="T100_14"><text:s/>100</text:span></text:p>
          </table:table-cell>
        </table:table-row>
      </table:table>
      <text:p text:style-name="P101"/>
      <text:p text:style-name="P102"><text:span text:style-name="T102_1">A</text:span><text:span text:style-name="T102_2"><text:s/></text:span><text:span text:style-name="T102_3">palavra</text:span><text:span text:style-name="T102_4"><text:s/></text:span><text:span text:style-name="T102_5">chave</text:span><text:span text:style-name="T102_6"><text:s/>‘</text:span><text:span text:style-name="T102_7">a</text:span><text:span text:style-name="T102_8">’<text:s/></text:span><text:span text:style-name="T102_9">do</text:span><text:span text:style-name="T102_10"><text:s/></text:span><text:span text:style-name="T102_11">Sparql</text:span><text:span text:style-name="T102_12"><text:s/></text:span><text:span text:style-name="T102_13">é</text:span><text:span text:style-name="T102_14"><text:s/></text:span><text:span text:style-name="T102_15">um</text:span><text:span text:style-name="T102_16"><text:s/></text:span><text:span text:style-name="T102_17">atalho</text:span><text:span text:style-name="T102_18"><text:s/></text:span><text:span text:style-name="T102_19">para</text:span><text:span text:style-name="T102_20"><text:s/></text:span><text:span text:style-name="T102_21">o</text:span><text:span text:style-name="T102_22"><text:s/></text:span><text:span text:style-name="T102_23">predicado</text:span><text:span text:style-name="T102_24"><text:s/></text:span><text:span text:style-name="T102_25">rdf</text:span><text:span text:style-name="T102_26">:</text:span><text:span text:style-name="T102_27">type</text:span><text:span text:style-name="T102_28"><text:s/></text:span><text:span text:style-name="T102_29">informando</text:span><text:span text:style-name="T102_30"><text:s/></text:span><text:span text:style-name="T102_31">a</text:span><text:span text:style-name="T102_32"><text:s/></text:span><text:span text:style-name="T102_33">classe</text:span><text:span text:style-name="T102_34"><text:s/></text:span><text:span text:style-name="T102_35">de</text:span><text:span text:style-name="T102_36"><text:s/></text:span><text:span text:style-name="T102_37">um</text:span><text:span text:style-name="T102_38"><text:s/></text:span><text:span text:style-name="T102_39">recurso</text:span><text:span text:style-name="T102_40">.</text:span></text:p>
      <text:p text:style-name="P103"/>
      <text:p text:style-name="P104"><text:span text:style-name="T104_1">Query</text:span><text:span text:style-name="T104_2"><text:s/>1<text:s/>-<text:s/></text:span><text:span text:style-name="T104_3">Buscando</text:span><text:span text:style-name="T104_4"><text:s/></text:span><text:span text:style-name="T104_5">todos</text:span><text:span text:style-name="T104_6"><text:s/></text:span><text:span text:style-name="T104_7">os</text:span><text:span text:style-name="T104_8"><text:s/></text:span><text:span text:style-name="T104_9">filmes</text:span><text:span text:style-name="T104_10"><text:s/></text:span><text:span text:style-name="T104_11">da</text:span><text:span text:style-name="T104_12"><text:s/></text:span><text:span text:style-name="T104_13">base</text:span><text:span text:style-name="T104_14"><text:s/></text:span><text:span text:style-name="T104_15">do</text:span><text:span text:style-name="T104_16"><text:s/></text:span><text:span text:style-name="T104_17">Dbpedia</text:span></text:p>
      <text:p text:style-name="P105"/>
      <table:table table:style-name="Table2">
        <table:table-column table:style-name="Column2"/>
        <table:table-row table:style-name="Row2">
          <table:table-cell table:style-name="Cell2">
            <text:p text:style-name="P106"><text:span text:style-name="T106_1">SELECT</text:span><text:span text:style-name="T106_2"><text:s/>?</text:span><text:span text:style-name="T106_3">subject</text:span><text:span text:style-name="T106_4"><text:s/></text:span></text:p>
            <text:p text:style-name="P107"><text:span text:style-name="T107_1">WHERE</text:span><text:span text:style-name="T107_2"><text:s/>{</text:span></text:p>
            <text:p text:style-name="P108"><text:span text:style-name="T108_1">?</text:span><text:span text:style-name="T108_2">subject</text:span><text:span text:style-name="T108_3"><text:s/></text:span><text:span text:style-name="T108_4">rdf</text:span><text:span text:style-name="T108_5">:</text:span><text:span text:style-name="T108_6">type</text:span><text:span text:style-name="T108_7"><text:s/>&lt;</text:span><text:span text:style-name="T108_8"><text:a xlink:type="simple" xlink:href="http://dbpedia.org/ontology/Film"><text:span text:style-name="T108_9">http</text:span></text:a></text:span><text:span text:style-name="T108_10"><text:a xlink:type="simple" xlink:href="http://dbpedia.org/ontology/Film"><text:span text:style-name="T108_11">://</text:span></text:a></text:span><text:span text:style-name="T108_12"><text:a xlink:type="simple" xlink:href="http://dbpedia.org/ontology/Film"><text:span text:style-name="T108_13">dbpedia</text:span></text:a></text:span><text:span text:style-name="T108_14"><text:a xlink:type="simple" xlink:href="http://dbpedia.org/ontology/Film"><text:span text:style-name="T108_15">.</text:span></text:a></text:span><text:span text:style-name="T108_16"><text:a xlink:type="simple" xlink:href="http://dbpedia.org/ontology/Film"><text:span text:style-name="T108_17">org</text:span></text:a></text:span><text:span text:style-name="T108_18"><text:a xlink:type="simple" xlink:href="http://dbpedia.org/ontology/Film"><text:span text:style-name="T108_19">/</text:span></text:a></text:span><text:span text:style-name="T108_20"><text:a xlink:type="simple" xlink:href="http://dbpedia.org/ontology/Film"><text:span text:style-name="T108_21">ontology</text:span></text:a></text:span><text:span text:style-name="T108_22"><text:a xlink:type="simple" xlink:href="http://dbpedia.org/ontology/Film"><text:span text:style-name="T108_23">/</text:span></text:a></text:span><text:span text:style-name="T108_24"><text:a xlink:type="simple" xlink:href="http://dbpedia.org/ontology/Film"><text:span text:style-name="T108_25">Film</text:span></text:a></text:span><text:span text:style-name="T108_26">&gt;.</text:span></text:p>
            <text:p text:style-name="P109"><text:span text:style-name="T109_1">}<text:s/></text:span></text:p>
          </table:table-cell>
        </table:table-row>
      </table:table>
      <text:p text:style-name="P110"/>
      <text:p text:style-name="P111"><text:span text:style-name="T111_1">A</text:span><text:span text:style-name="T111_2"><text:s/></text:span><text:span text:style-name="T111_3">query</text:span><text:span text:style-name="T111_4"><text:s/></text:span><text:span text:style-name="T111_5">acima</text:span><text:span text:style-name="T111_6"><text:s/></text:span><text:span text:style-name="T111_7">retorna</text:span><text:span text:style-name="T111_8"><text:s/></text:span><text:span text:style-name="T111_9">todos</text:span><text:span text:style-name="T111_10"><text:s/></text:span><text:span text:style-name="T111_11">os</text:span><text:span text:style-name="T111_12"><text:s/></text:span><text:span text:style-name="T111_13">sujeitos</text:span><text:span text:style-name="T111_14"><text:s/></text:span><text:span text:style-name="T111_15">cujo</text:span><text:span text:style-name="T111_16"><text:s/></text:span><text:span text:style-name="T111_17">o</text:span><text:span text:style-name="T111_18"><text:s/></text:span><text:span text:style-name="T111_19">tipo</text:span><text:span text:style-name="T111_20"><text:s/></text:span><text:span text:style-name="T111_21">é</text:span><text:span text:style-name="T111_22"><text:s/></text:span><text:span text:style-name="T111_23">filme</text:span><text:span text:style-name="T111_24">.<text:s/></text:span></text:p>
      <text:p text:style-name="P112"><text:span text:style-name="T112_1">OBS</text:span><text:span text:style-name="T112_2">:<text:s/></text:span><text:span text:style-name="T112_3">Experimente</text:span><text:span text:style-name="T112_4"><text:s/></text:span><text:span text:style-name="T112_5">substituir</text:span><text:span text:style-name="T112_6"><text:s/></text:span><text:span text:style-name="T112_7">rdf</text:span><text:span text:style-name="T112_8">:</text:span><text:span text:style-name="T112_9">type</text:span><text:span text:style-name="T112_10"><text:s/></text:span><text:span text:style-name="T112_11">por</text:span><text:span text:style-name="T112_12"><text:s/>‘</text:span><text:span text:style-name="T112_13">a</text:span><text:span text:style-name="T112_14">’.<text:s/></text:span><text:span text:style-name="T112_15">O</text:span><text:span text:style-name="T112_16"><text:s/></text:span><text:span text:style-name="T112_17">resultado</text:span><text:span text:style-name="T112_18"><text:s/></text:span><text:span text:style-name="T112_19">será</text:span><text:span text:style-name="T112_20"><text:s/></text:span><text:span text:style-name="T112_21">o</text:span><text:span text:style-name="T112_22"><text:s/></text:span><text:span text:style-name="T112_23">mesmo</text:span><text:span text:style-name="T112_24">.</text:span></text:p>
      <text:p text:style-name="P113"><text:span text:style-name="T113_1"><text:tab/><text:tab/></text:span></text:p>
      <text:p text:style-name="P114"><text:span text:style-name="T114_1">A</text:span><text:span text:style-name="T114_2"><text:s/></text:span><text:span text:style-name="T114_3">propriedade</text:span><text:span text:style-name="T114_4"><text:s/></text:span><text:span text:style-name="T114_5">rdf</text:span><text:span text:style-name="T114_6">:</text:span><text:span text:style-name="T114_7">type</text:span><text:span text:style-name="T114_8"><text:s/></text:span><text:span text:style-name="T114_9">é</text:span><text:span text:style-name="T114_10"><text:s/></text:span><text:span text:style-name="T114_11">proveniente</text:span><text:span text:style-name="T114_12"><text:s/></text:span><text:span text:style-name="T114_13">do</text:span><text:span text:style-name="T114_14"><text:s/></text:span><text:span text:style-name="T114_15">vocabulário</text:span><text:span text:style-name="T114_16"><text:s/></text:span><text:span text:style-name="T114_17">http</text:span><text:span text:style-name="T114_18">://</text:span><text:span text:style-name="T114_19">www</text:span><text:span text:style-name="T114_20">.</text:span><text:span text:style-name="T114_21">w</text:span><text:span text:style-name="T114_22">3.</text:span><text:span text:style-name="T114_23">org</text:span><text:span text:style-name="T114_24">/1999/02/22-</text:span><text:span text:style-name="T114_25">rdf</text:span><text:span text:style-name="T114_26">-</text:span><text:span text:style-name="T114_27">syntax</text:span><text:span text:style-name="T114_28">-</text:span><text:span text:style-name="T114_29">ns</text:span><text:span text:style-name="T114_30">#</text:span><text:span text:style-name="T114_31">.<text:s/></text:span><text:span text:style-name="T114_32">A</text:span><text:span text:style-name="T114_33"><text:s/></text:span><text:span text:style-name="T114_34">importação</text:span><text:span text:style-name="T114_35"><text:s/></text:span><text:span text:style-name="T114_36">no</text:span><text:span text:style-name="T114_37"><text:s/></text:span><text:span text:style-name="T114_38">virtuoso</text:span><text:span text:style-name="T114_39"><text:s/></text:span><text:span text:style-name="T114_40">dos</text:span><text:span text:style-name="T114_41"><text:s/></text:span><text:span text:style-name="T114_42">vocabulários</text:span><text:span text:style-name="T114_43"><text:s/></text:span><text:span text:style-name="T114_44">do</text:span><text:span text:style-name="T114_45"><text:s/></text:span><text:span text:style-name="T114_46">dbpedia</text:span><text:span text:style-name="T114_47"><text:s/></text:span><text:span text:style-name="T114_48">e</text:span><text:span text:style-name="T114_49"><text:s/></text:span><text:span text:style-name="T114_50">do</text:span><text:span text:style-name="T114_51"><text:s/></text:span><text:span text:style-name="T114_52">endereço</text:span><text:span text:style-name="T114_53"><text:s/></text:span><text:span text:style-name="T114_54">http</text:span><text:span text:style-name="T114_55">://</text:span><text:span text:style-name="T114_56">www</text:span><text:span text:style-name="T114_57">.</text:span><text:span text:style-name="T114_58">w</text:span><text:span text:style-name="T114_59">3.</text:span><text:span text:style-name="T114_60">org</text:span><text:span text:style-name="T114_61">/1999/02/22-</text:span><text:span text:style-name="T114_62">rdf</text:span><text:span text:style-name="T114_63">-</text:span><text:span text:style-name="T114_64">syntax</text:span><text:span text:style-name="T114_65">-</text:span><text:span text:style-name="T114_66">ns</text:span><text:span text:style-name="T114_67">#</text:span><text:span text:style-name="T114_68"><text:s/></text:span><text:span text:style-name="T114_69">é</text:span><text:span text:style-name="T114_70"><text:s/></text:span><text:span text:style-name="T114_71">opcional</text:span><text:span text:style-name="T114_72">,<text:s/></text:span><text:span text:style-name="T114_73">pois</text:span><text:span text:style-name="T114_74"><text:s/></text:span><text:span text:style-name="T114_75">já</text:span><text:span text:style-name="T114_76"><text:s/></text:span><text:span text:style-name="T114_77">são</text:span><text:span text:style-name="T114_78"><text:s/></text:span><text:span text:style-name="T114_79">importados</text:span><text:span text:style-name="T114_80"><text:s/></text:span><text:span text:style-name="T114_81">automaticamente</text:span><text:span text:style-name="T114_82"><text:s/></text:span><text:span text:style-name="T114_83">pelo</text:span><text:span text:style-name="T114_84"><text:s/></text:span><text:span text:style-name="T114_85">virtuoso</text:span><text:span text:style-name="T114_86">.</text:span></text:p>
      <text:p text:style-name="P115"><text:span text:style-name="T115_1">Também</text:span><text:span text:style-name="T115_2"><text:s/></text:span><text:span text:style-name="T115_3">para</text:span><text:span text:style-name="T115_4"><text:s/></text:span><text:span text:style-name="T115_5">não</text:span><text:span text:style-name="T115_6"><text:s/></text:span><text:span text:style-name="T115_7">buscarmos</text:span><text:span text:style-name="T115_8"><text:s/></text:span><text:span text:style-name="T115_9">informações</text:span><text:span text:style-name="T115_10"><text:s/></text:span><text:span text:style-name="T115_11">demais</text:span><text:span text:style-name="T115_12">,<text:s/></text:span><text:span text:style-name="T115_13">podemos</text:span><text:span text:style-name="T115_14"><text:s/></text:span><text:span text:style-name="T115_15">limitar</text:span><text:span text:style-name="T115_16"><text:s/></text:span><text:span text:style-name="T115_17">a</text:span><text:span text:style-name="T115_18"><text:s/></text:span><text:span text:style-name="T115_19">quantidade</text:span><text:span text:style-name="T115_20"><text:s/></text:span><text:span text:style-name="T115_21">de</text:span><text:span text:style-name="T115_22"><text:s/></text:span><text:span text:style-name="T115_23">resultados</text:span><text:span text:style-name="T115_24">.</text:span></text:p>
      <text:p text:style-name="P116"><text:span text:style-name="T116_1">A</text:span><text:span text:style-name="T116_2"><text:s/></text:span><text:span text:style-name="T116_3">query</text:span><text:span text:style-name="T116_4"><text:s/></text:span><text:span text:style-name="T116_5">completa</text:span><text:span text:style-name="T116_6"><text:s/></text:span><text:span text:style-name="T116_7">se</text:span><text:span text:style-name="T116_8"><text:s/></text:span><text:span text:style-name="T116_9">encontra</text:span><text:span text:style-name="T116_10"><text:s/></text:span><text:span text:style-name="T116_11">abaixo</text:span><text:span text:style-name="T116_12">:</text:span></text:p>
      <text:p text:style-name="P117"/>
      <table:table table:style-name="Table3">
        <table:table-column table:style-name="Column3"/>
        <table:table-row table:style-name="Row3">
          <table:table-cell table:style-name="Cell3">
            <text:p text:style-name="P118"><text:span text:style-name="T118_1">PREFIX</text:span><text:span text:style-name="T118_2"><text:s/></text:span><text:span text:style-name="T118_3">rdf</text:span><text:span text:style-name="T118_4">:<text:s/>&lt;</text:span><text:span text:style-name="T118_5">http</text:span><text:span text:style-name="T118_6">://</text:span><text:span text:style-name="T118_7">www</text:span><text:span text:style-name="T118_8">.</text:span><text:span text:style-name="T118_9">w</text:span><text:span text:style-name="T118_10">3.</text:span><text:span text:style-name="T118_11">org</text:span><text:span text:style-name="T118_12">/1999/02/22-</text:span><text:span text:style-name="T118_13">rdf</text:span><text:span text:style-name="T118_14">-</text:span><text:span text:style-name="T118_15">syntax</text:span><text:span text:style-name="T118_16">-</text:span><text:span text:style-name="T118_17">ns</text:span><text:span text:style-name="T118_18">#&gt;</text:span></text:p>
            <text:p text:style-name="P119"><text:span text:style-name="T119_1">PREFIX</text:span><text:span text:style-name="T119_2"><text:s/></text:span><text:span text:style-name="T119_3">dbpedia</text:span><text:span text:style-name="T119_4">:<text:s/>&lt;</text:span><text:span text:style-name="T119_5">http</text:span><text:span text:style-name="T119_6">://</text:span><text:span text:style-name="T119_7">dbpedia</text:span><text:span text:style-name="T119_8">.</text:span><text:span text:style-name="T119_9">org</text:span><text:span text:style-name="T119_10">/&gt;</text:span></text:p>
            <text:p text:style-name="P120"/>
            <text:p text:style-name="P121"><text:span text:style-name="T121_1">SELECT</text:span><text:span text:style-name="T121_2"><text:s/>?</text:span><text:span text:style-name="T121_3">subject</text:span><text:span text:style-name="T121_4"><text:s/></text:span></text:p>
            <text:p text:style-name="P122"><text:span text:style-name="T122_1">WHERE</text:span><text:span text:style-name="T122_2"><text:s/>{</text:span></text:p>
            <text:p text:style-name="P123"><text:span text:style-name="T123_1">?</text:span><text:span text:style-name="T123_2">subject</text:span><text:span text:style-name="T123_3"><text:s/></text:span><text:span text:style-name="T123_4">a</text:span><text:span text:style-name="T123_5"><text:s/>&lt;</text:span><text:span text:style-name="T123_6">http</text:span><text:span text:style-name="T123_7">://</text:span><text:span text:style-name="T123_8">dbpedia</text:span><text:span text:style-name="T123_9">.</text:span><text:span text:style-name="T123_10">org</text:span><text:span text:style-name="T123_11">/</text:span><text:span text:style-name="T123_12">ontology</text:span><text:span text:style-name="T123_13">/</text:span><text:span text:style-name="T123_14">Film</text:span><text:span text:style-name="T123_15">&gt;.</text:span></text:p>
            <text:p text:style-name="P124"><text:span text:style-name="T124_1">}<text:s/></text:span></text:p>
            <text:p text:style-name="P125"><text:span text:style-name="T125_1">LIMIT</text:span><text:span text:style-name="T125_2"><text:s/>100</text:span></text:p>
          </table:table-cell>
        </table:table-row>
      </table:table>
      <text:p text:style-name="P126"/>
      <text:p text:style-name="P127"><text:span text:style-name="T127_1">Query</text:span><text:span text:style-name="T127_2"><text:s/>2<text:s/>-<text:s/>1</text:span><text:span text:style-name="T127_3">ª</text:span><text:span text:style-name="T127_4"><text:s/></text:span><text:span text:style-name="T127_5">Atividade</text:span><text:span text:style-name="T127_6"><text:s/></text:span></text:p>
      <text:p text:style-name="P128"><text:span text:style-name="T128_1">Retornar</text:span><text:span text:style-name="T128_2"><text:s/></text:span><text:span text:style-name="T128_3">todos</text:span><text:span text:style-name="T128_4"><text:s/></text:span><text:span text:style-name="T128_5">os</text:span><text:span text:style-name="T128_6"><text:s/></text:span><text:span text:style-name="T128_7">filmes</text:span><text:span text:style-name="T128_8"><text:s/></text:span><text:span text:style-name="T128_9">e</text:span><text:span text:style-name="T128_10"><text:s/></text:span><text:span text:style-name="T128_11">suas</text:span><text:span text:style-name="T128_12"><text:s/></text:span><text:span text:style-name="T128_13">respectivas</text:span><text:span text:style-name="T128_14"><text:s/></text:span><text:span text:style-name="T128_15">estrelas</text:span></text:p>
      <text:p text:style-name="P129"/>
      <table:table table:style-name="Table4">
        <table:table-column table:style-name="Column4"/>
        <table:table-row table:style-name="Row4">
          <table:table-cell table:style-name="Cell4">
            <text:p text:style-name="P130"><text:span text:style-name="T130_1">PREFIX</text:span><text:span text:style-name="T130_2"><text:s/></text:span><text:span text:style-name="T130_3">rdf</text:span><text:span text:style-name="T130_4">:<text:s/>&lt;</text:span><text:span text:style-name="T130_5">http</text:span><text:span text:style-name="T130_6">://</text:span><text:span text:style-name="T130_7">www</text:span><text:span text:style-name="T130_8">.</text:span><text:span text:style-name="T130_9">w</text:span><text:span text:style-name="T130_10">3.</text:span><text:span text:style-name="T130_11">org</text:span><text:span text:style-name="T130_12">/1999/02/22-</text:span><text:span text:style-name="T130_13">rdf</text:span><text:span text:style-name="T130_14">-</text:span><text:span text:style-name="T130_15">syntax</text:span><text:span text:style-name="T130_16">-</text:span><text:span text:style-name="T130_17">ns</text:span><text:span text:style-name="T130_18">#&gt;</text:span></text:p>
            <text:p text:style-name="P131"><text:span text:style-name="T131_1">PREFIX</text:span><text:span text:style-name="T131_2"><text:s/></text:span><text:span text:style-name="T131_3">dbpedia</text:span><text:span text:style-name="T131_4">:<text:s/>&lt;</text:span><text:span text:style-name="T131_5">http</text:span><text:span text:style-name="T131_6">://</text:span><text:span text:style-name="T131_7">dbpedia</text:span><text:span text:style-name="T131_8">.</text:span><text:span text:style-name="T131_9">org</text:span><text:span text:style-name="T131_10">/&gt;</text:span></text:p>
            <text:p text:style-name="P132"/>
            <text:p text:style-name="P133"><text:span text:style-name="T133_1">SELECT</text:span><text:span text:style-name="T133_2"><text:s/>?</text:span><text:span text:style-name="T133_3">subject</text:span><text:span text:style-name="T133_4"><text:s/>?</text:span><text:span text:style-name="T133_5">starring</text:span></text:p>
            <text:p text:style-name="P134"><text:span text:style-name="T134_1">WHERE</text:span><text:span text:style-name="T134_2"><text:s/>{</text:span></text:p>
            <text:p text:style-name="P135"><text:span text:style-name="T135_1">?</text:span><text:span text:style-name="T135_2">subject</text:span><text:span text:style-name="T135_3"><text:s/></text:span><text:span text:style-name="T135_4">rdf</text:span><text:span text:style-name="T135_5">:</text:span><text:span text:style-name="T135_6">type</text:span><text:span text:style-name="T135_7"><text:s/>&lt;</text:span><text:span text:style-name="T135_8"><text:a xlink:type="simple" xlink:href="http://dbpedia.org/ontology/Film"><text:span text:style-name="T135_9">http</text:span></text:a></text:span><text:span text:style-name="T135_10"><text:a xlink:type="simple" xlink:href="http://dbpedia.org/ontology/Film"><text:span text:style-name="T135_11">://</text:span></text:a></text:span><text:span text:style-name="T135_12"><text:a xlink:type="simple" xlink:href="http://dbpedia.org/ontology/Film"><text:span text:style-name="T135_13">dbpedia</text:span></text:a></text:span><text:span text:style-name="T135_14"><text:a xlink:type="simple" xlink:href="http://dbpedia.org/ontology/Film"><text:span text:style-name="T135_15">.</text:span></text:a></text:span><text:span text:style-name="T135_16"><text:a xlink:type="simple" xlink:href="http://dbpedia.org/ontology/Film"><text:span text:style-name="T135_17">org</text:span></text:a></text:span><text:span text:style-name="T135_18"><text:a xlink:type="simple" xlink:href="http://dbpedia.org/ontology/Film"><text:span text:style-name="T135_19">/</text:span></text:a></text:span><text:span text:style-name="T135_20"><text:a xlink:type="simple" xlink:href="http://dbpedia.org/ontology/Film"><text:span text:style-name="T135_21">ontology</text:span></text:a></text:span><text:span text:style-name="T135_22"><text:a xlink:type="simple" xlink:href="http://dbpedia.org/ontology/Film"><text:span text:style-name="T135_23">/</text:span></text:a></text:span><text:span text:style-name="T135_24"><text:a xlink:type="simple" xlink:href="http://dbpedia.org/ontology/Film"><text:span text:style-name="T135_25">Film</text:span></text:a></text:span><text:span text:style-name="T135_26">&gt;.</text:span></text:p>
            <text:p text:style-name="P136"><text:span text:style-name="T136_1">?</text:span><text:span text:style-name="T136_2">subject</text:span><text:span text:style-name="T136_3"><text:s/></text:span><text:span text:style-name="T136_4">dbpedia</text:span><text:span text:style-name="T136_5">-</text:span><text:span text:style-name="T136_6">owl</text:span><text:span text:style-name="T136_7">:</text:span><text:span text:style-name="T136_8">starring</text:span><text:span text:style-name="T136_9"><text:s/>?</text:span><text:span text:style-name="T136_10">starring</text:span><text:span text:style-name="T136_11">.</text:span></text:p>
            <text:p text:style-name="P137"><text:span text:style-name="T137_1">}</text:span></text:p>
            <text:p text:style-name="P138"><text:span text:style-name="T138_1">LIMIT</text:span><text:span text:style-name="T138_2"><text:s/>100</text:span></text:p>
          </table:table-cell>
        </table:table-row>
      </table:table>
      <text:p text:style-name="P139"/>
      <text:p text:style-name="P140"><text:span text:style-name="T140_1">Query</text:span><text:span text:style-name="T140_2"><text:s/>3<text:s/>-<text:s/>2</text:span><text:span text:style-name="T140_3">ª</text:span><text:span text:style-name="T140_4"><text:s/></text:span><text:span text:style-name="T140_5">Atividade</text:span><text:span text:style-name="T140_6"><text:s/></text:span></text:p>
      <text:p text:style-name="P141"><text:span text:style-name="T141_1">Retornar</text:span><text:span text:style-name="T141_2"><text:s/></text:span><text:span text:style-name="T141_3">todos</text:span><text:span text:style-name="T141_4"><text:s/></text:span><text:span text:style-name="T141_5">os</text:span><text:span text:style-name="T141_6"><text:s/></text:span><text:span text:style-name="T141_7">filmes</text:span><text:span text:style-name="T141_8"><text:s/></text:span><text:span text:style-name="T141_9">estrelados</text:span><text:span text:style-name="T141_10"><text:s/></text:span><text:span text:style-name="T141_11">por</text:span><text:span text:style-name="T141_12"><text:s/></text:span><text:span text:style-name="T141_13">Tom</text:span><text:span text:style-name="T141_14"><text:s/></text:span><text:span text:style-name="T141_15">Cruise</text:span></text:p>
      <text:p text:style-name="P142"/>
      <table:table table:style-name="Table5">
        <table:table-column table:style-name="Column5"/>
        <table:table-row table:style-name="Row5">
          <table:table-cell table:style-name="Cell5">
            <text:p text:style-name="P143"><text:span text:style-name="T143_1">PREFIX</text:span><text:span text:style-name="T143_2"><text:s/></text:span><text:span text:style-name="T143_3">rdf</text:span><text:span text:style-name="T143_4">:<text:s/>&lt;</text:span><text:span text:style-name="T143_5">http</text:span><text:span text:style-name="T143_6">://</text:span><text:span text:style-name="T143_7">www</text:span><text:span text:style-name="T143_8">.</text:span><text:span text:style-name="T143_9">w</text:span><text:span text:style-name="T143_10">3.</text:span><text:span text:style-name="T143_11">org</text:span><text:span text:style-name="T143_12">/1999/02/22-</text:span><text:span text:style-name="T143_13">rdf</text:span><text:span text:style-name="T143_14">-</text:span><text:span text:style-name="T143_15">syntax</text:span><text:span text:style-name="T143_16">-</text:span><text:span text:style-name="T143_17">ns</text:span><text:span text:style-name="T143_18">#&gt;</text:span></text:p>
            <text:p text:style-name="P144"><text:span text:style-name="T144_1">PREFIX</text:span><text:span text:style-name="T144_2"><text:s/></text:span><text:span text:style-name="T144_3">dbpedia</text:span><text:span text:style-name="T144_4">:<text:s/>&lt;</text:span><text:span text:style-name="T144_5"><text:a xlink:type="simple" xlink:href="http://dbpedia.org/"><text:span text:style-name="T144_6">http</text:span></text:a></text:span><text:span text:style-name="T144_7"><text:a xlink:type="simple" xlink:href="http://dbpedia.org/"><text:span text:style-name="T144_8">://</text:span></text:a></text:span><text:span text:style-name="T144_9"><text:a xlink:type="simple" xlink:href="http://dbpedia.org/"><text:span text:style-name="T144_10">dbpedia</text:span></text:a></text:span><text:span text:style-name="T144_11"><text:a xlink:type="simple" xlink:href="http://dbpedia.org/"><text:span text:style-name="T144_12">.</text:span></text:a></text:span><text:span text:style-name="T144_13"><text:a xlink:type="simple" xlink:href="http://dbpedia.org/"><text:span text:style-name="T144_14">org</text:span></text:a></text:span><text:span text:style-name="T144_15"><text:a xlink:type="simple" xlink:href="http://dbpedia.org/"><text:span text:style-name="T144_16">/</text:span></text:a></text:span><text:span text:style-name="T144_17">&gt;</text:span></text:p>
            <text:p text:style-name="P145"><text:span text:style-name="T145_1">PREFIX</text:span><text:span text:style-name="T145_2"><text:s/></text:span><text:span text:style-name="T145_3">foaf</text:span><text:span text:style-name="T145_4">:<text:s/>&lt;</text:span><text:span text:style-name="T145_5">http</text:span><text:span text:style-name="T145_6">://</text:span><text:span text:style-name="T145_7">xmlns</text:span><text:span text:style-name="T145_8">.</text:span><text:span text:style-name="T145_9">com</text:span><text:span text:style-name="T145_10">/</text:span><text:span text:style-name="T145_11">foaf</text:span><text:span text:style-name="T145_12">/0.1/&gt;</text:span></text:p>
            <text:p text:style-name="P146"/>
            <text:p text:style-name="P147"><text:span text:style-name="T147_1">SELECT</text:span><text:span text:style-name="T147_2"><text:s/>?</text:span><text:span text:style-name="T147_3">subject</text:span><text:span text:style-name="T147_4">,<text:s/>?</text:span><text:span text:style-name="T147_5">film</text:span><text:span text:style-name="T147_6">_</text:span><text:span text:style-name="T147_7">name</text:span></text:p>
            <text:p text:style-name="P148"><text:span text:style-name="T148_1">WHERE</text:span><text:span text:style-name="T148_2"><text:s/>{</text:span></text:p>
            <text:p text:style-name="P149"><text:span text:style-name="T149_1">?</text:span><text:span text:style-name="T149_2">subject</text:span><text:span text:style-name="T149_3"><text:s/></text:span><text:span text:style-name="T149_4">rdf</text:span><text:span text:style-name="T149_5">:</text:span><text:span text:style-name="T149_6">type</text:span><text:span text:style-name="T149_7"><text:s/>&lt;</text:span><text:span text:style-name="T149_8">http</text:span><text:span text:style-name="T149_9">://</text:span><text:span text:style-name="T149_10">dbpedia</text:span><text:span text:style-name="T149_11">.</text:span><text:span text:style-name="T149_12">org</text:span><text:span text:style-name="T149_13">/</text:span><text:span text:style-name="T149_14">ontology</text:span><text:span text:style-name="T149_15">/</text:span><text:span text:style-name="T149_16">Film</text:span><text:span text:style-name="T149_17">&gt;.</text:span></text:p>
            <text:p text:style-name="P150"><text:span text:style-name="T150_1">?</text:span><text:span text:style-name="T150_2">subject</text:span><text:span text:style-name="T150_3"><text:s/></text:span><text:span text:style-name="T150_4">dbpedia</text:span><text:span text:style-name="T150_5">-</text:span><text:span text:style-name="T150_6">owl</text:span><text:span text:style-name="T150_7">:</text:span><text:span text:style-name="T150_8">starring</text:span><text:span text:style-name="T150_9"><text:s/>?</text:span><text:span text:style-name="T150_10">starring</text:span><text:span text:style-name="T150_11">.</text:span></text:p>
            <text:p text:style-name="P151"><text:span text:style-name="T151_1">?</text:span><text:span text:style-name="T151_2">subject</text:span><text:span text:style-name="T151_3"><text:s/></text:span><text:span text:style-name="T151_4">foaf</text:span><text:span text:style-name="T151_5">:</text:span><text:span text:style-name="T151_6">name</text:span><text:span text:style-name="T151_7"><text:s/>?</text:span><text:span text:style-name="T151_8">film</text:span><text:span text:style-name="T151_9">_</text:span><text:span text:style-name="T151_10">name</text:span><text:span text:style-name="T151_11">.</text:span></text:p>
            <text:p text:style-name="P152"/>
            <text:p text:style-name="P153"><text:span text:style-name="T153_1">FILTER</text:span><text:span text:style-name="T153_2">(?</text:span><text:span text:style-name="T153_3">starring</text:span><text:span text:style-name="T153_4"><text:s/>=<text:s/></text:span><text:span text:style-name="T153_5">rsc</text:span><text:span text:style-name="T153_6">:</text:span><text:span text:style-name="T153_7">Tom</text:span><text:span text:style-name="T153_8">_</text:span><text:span text:style-name="T153_9">Cruise</text:span><text:span text:style-name="T153_10">)</text:span></text:p>
            <text:p text:style-name="P154"/>
            <text:p text:style-name="P155"><text:span text:style-name="T155_1">}</text:span></text:p>
            <text:p text:style-name="P156"><text:span text:style-name="T156_1">LIMIT</text:span><text:span text:style-name="T156_2"><text:s/>100</text:span></text:p>
            <text:p text:style-name="P157"/>
          </table:table-cell>
        </table:table-row>
      </table:table>
      <text:p text:style-name="P158"/>
      <text:p text:style-name="P159"><text:span text:style-name="T159_1">Ao</text:span><text:span text:style-name="T159_2"><text:s/></text:span><text:span text:style-name="T159_3">executar</text:span><text:span text:style-name="T159_4"><text:s/></text:span><text:span text:style-name="T159_5">essa</text:span><text:span text:style-name="T159_6"><text:s/></text:span><text:span text:style-name="T159_7">query</text:span><text:span text:style-name="T159_8"><text:s/></text:span><text:span text:style-name="T159_9">ocorre</text:span><text:span text:style-name="T159_10"><text:s/></text:span><text:span text:style-name="T159_11">a</text:span><text:span text:style-name="T159_12"><text:s/></text:span><text:span text:style-name="T159_13">seguinte</text:span><text:span text:style-name="T159_14"><text:s/></text:span><text:span text:style-name="T159_15">mensagem</text:span><text:span text:style-name="T159_16"><text:s/></text:span><text:span text:style-name="T159_17">de</text:span><text:span text:style-name="T159_18"><text:s/></text:span><text:span text:style-name="T159_19">erro</text:span><text:span text:style-name="T159_20">:</text:span></text:p>
      <text:p text:style-name="P160"/>
      <table:table table:style-name="Table6">
        <table:table-column table:style-name="Column6"/>
        <table:table-row table:style-name="Row6">
          <table:table-cell table:style-name="Cell6">
            <text:p text:style-name="P161"><text:span text:style-name="T161_1">Virtuoso</text:span><text:span text:style-name="T161_2"><text:s/>37000<text:s/></text:span><text:span text:style-name="T161_3">Error</text:span><text:span text:style-name="T161_4"><text:s/></text:span><text:span text:style-name="T161_5">SP</text:span><text:span text:style-name="T161_6">030:<text:s/></text:span><text:span text:style-name="T161_7">SPARQL</text:span><text:span text:style-name="T161_8"><text:s/></text:span><text:span text:style-name="T161_9">compiler</text:span><text:span text:style-name="T161_10">,<text:s/></text:span><text:span text:style-name="T161_11">line</text:span><text:span text:style-name="T161_12"><text:s/>12:<text:s/></text:span><text:span text:style-name="T161_13">Undefined</text:span><text:span text:style-name="T161_14"><text:s/></text:span><text:span text:style-name="T161_15">namespace</text:span><text:span text:style-name="T161_16"><text:s/></text:span><text:span text:style-name="T161_17">prefix</text:span><text:span text:style-name="T161_18"><text:s/></text:span><text:span text:style-name="T161_19">at</text:span><text:span text:style-name="T161_20"><text:s/>''<text:s/></text:span><text:span text:style-name="T161_21">before</text:span><text:span text:style-name="T161_22"><text:s/>')'<text:line-break/><text:line-break/></text:span><text:span text:style-name="T161_23">SPARQL</text:span><text:span text:style-name="T161_24"><text:s/></text:span><text:span text:style-name="T161_25">query</text:span><text:span text:style-name="T161_26">:<text:line-break/></text:span><text:span text:style-name="T161_27">define</text:span><text:span text:style-name="T161_28"><text:s/></text:span><text:span text:style-name="T161_29">sql</text:span><text:span text:style-name="T161_30">:</text:span><text:span text:style-name="T161_31">big</text:span><text:span text:style-name="T161_32">-</text:span><text:span text:style-name="T161_33">data</text:span><text:span text:style-name="T161_34">-</text:span><text:span text:style-name="T161_35">const</text:span><text:span text:style-name="T161_36"><text:s/>0<text:s/><text:line-break/>#</text:span><text:span text:style-name="T161_37">output</text:span><text:span text:style-name="T161_38">-</text:span><text:span text:style-name="T161_39">format</text:span><text:span text:style-name="T161_40">:</text:span><text:span text:style-name="T161_41">text</text:span><text:span text:style-name="T161_42">/</text:span><text:span text:style-name="T161_43">html</text:span><text:span text:style-name="T161_44"><text:line-break/></text:span><text:span text:style-name="T161_45">define</text:span><text:span text:style-name="T161_46"><text:s/></text:span><text:span text:style-name="T161_47">sql</text:span><text:span text:style-name="T161_48">:</text:span><text:span text:style-name="T161_49">signal</text:span><text:span text:style-name="T161_50">-</text:span><text:span text:style-name="T161_51">void</text:span><text:span text:style-name="T161_52">-</text:span><text:span text:style-name="T161_53">variables</text:span><text:span text:style-name="T161_54"><text:s/>1<text:s/></text:span><text:span text:style-name="T161_55">define</text:span><text:span text:style-name="T161_56"><text:s/></text:span><text:span text:style-name="T161_57">input</text:span><text:span text:style-name="T161_58">:</text:span><text:span text:style-name="T161_59">default</text:span><text:span text:style-name="T161_60">-</text:span><text:span text:style-name="T161_61">graph</text:span><text:span text:style-name="T161_62">-</text:span><text:span text:style-name="T161_63">uri</text:span><text:span text:style-name="T161_64"><text:s/>&lt;</text:span><text:span text:style-name="T161_65">http</text:span><text:span text:style-name="T161_66">://</text:span><text:span text:style-name="T161_67">dbpedia</text:span><text:span text:style-name="T161_68">.</text:span><text:span text:style-name="T161_69">org</text:span><text:span text:style-name="T161_70">&gt;<text:s/></text:span><text:span text:style-name="T161_71">PREFIX</text:span><text:span text:style-name="T161_72"><text:s/></text:span><text:span text:style-name="T161_73">rdf</text:span><text:span text:style-name="T161_74">:<text:s/>&lt;</text:span><text:span text:style-name="T161_75">http</text:span><text:span text:style-name="T161_76">://</text:span><text:span text:style-name="T161_77">www</text:span><text:span text:style-name="T161_78">.</text:span><text:span text:style-name="T161_79">w</text:span><text:span text:style-name="T161_80">3.</text:span><text:span text:style-name="T161_81">org</text:span><text:span text:style-name="T161_82">/1999/02/22-</text:span><text:span text:style-name="T161_83">rdf</text:span><text:span text:style-name="T161_84">-</text:span><text:span text:style-name="T161_85">syntax</text:span><text:span text:style-name="T161_86">-</text:span><text:span text:style-name="T161_87">ns</text:span><text:span text:style-name="T161_88">#&gt;<text:line-break/></text:span><text:span text:style-name="T161_89">PREFIX</text:span><text:span text:style-name="T161_90"><text:s/></text:span><text:span text:style-name="T161_91">dbpedia</text:span><text:span text:style-name="T161_92">:<text:s/>&lt;</text:span><text:span text:style-name="T161_93">http</text:span><text:span text:style-name="T161_94">://</text:span><text:span text:style-name="T161_95">dbpedia</text:span><text:span text:style-name="T161_96">.</text:span><text:span text:style-name="T161_97">org</text:span><text:span text:style-name="T161_98">/&gt;<text:line-break/><text:line-break/><text:line-break/></text:span><text:span text:style-name="T161_99">SELECT</text:span><text:span text:style-name="T161_100"><text:s/>?</text:span><text:span text:style-name="T161_101">subject</text:span><text:span text:style-name="T161_102"><text:s/>?</text:span><text:span text:style-name="T161_103">starring</text:span><text:span text:style-name="T161_104"><text:line-break/></text:span><text:span text:style-name="T161_105">WHERE</text:span><text:span text:style-name="T161_106"><text:s/>{<text:line-break/>?</text:span><text:span text:style-name="T161_107">subject</text:span><text:span text:style-name="T161_108"><text:s/></text:span><text:span text:style-name="T161_109">rdf</text:span><text:span text:style-name="T161_110">:</text:span><text:span text:style-name="T161_111">type</text:span><text:span text:style-name="T161_112"><text:s/>&lt;</text:span><text:span text:style-name="T161_113">http</text:span><text:span text:style-name="T161_114">://</text:span><text:span text:style-name="T161_115">dbpedia</text:span><text:span text:style-name="T161_116">.</text:span><text:span text:style-name="T161_117">org</text:span><text:span text:style-name="T161_118">/</text:span><text:span text:style-name="T161_119">ontology</text:span><text:span text:style-name="T161_120">/</text:span><text:span text:style-name="T161_121">Film</text:span><text:span text:style-name="T161_122">&gt;.<text:line-break/>?</text:span><text:span text:style-name="T161_123">subject</text:span><text:span text:style-name="T161_124"><text:s/></text:span><text:span text:style-name="T161_125">dbpedia</text:span><text:span text:style-name="T161_126">-</text:span><text:span text:style-name="T161_127">owl</text:span><text:span text:style-name="T161_128">:</text:span><text:span text:style-name="T161_129">starring</text:span><text:span text:style-name="T161_130"><text:s/>?</text:span><text:span text:style-name="T161_131">starring</text:span><text:span text:style-name="T161_132">.<text:line-break/><text:line-break/></text:span><text:span text:style-name="T161_133">FILTER</text:span><text:span text:style-name="T161_134">(?</text:span><text:span text:style-name="T161_135">starring</text:span><text:span text:style-name="T161_136"><text:s/>=<text:s/></text:span><text:span text:style-name="T161_137">rsc</text:span><text:span text:style-name="T161_138">:</text:span><text:span text:style-name="T161_139">Tom</text:span><text:span text:style-name="T161_140">_</text:span><text:span text:style-name="T161_141">Cruise</text:span><text:span text:style-name="T161_142">)<text:line-break/><text:line-break/>}<text:line-break/></text:span><text:span text:style-name="T161_143">LIMIT</text:span><text:span text:style-name="T161_144"><text:s/>100</text:span></text:p>
            <text:p text:style-name="P162"/>
          </table:table-cell>
        </table:table-row>
      </table:table>
      <text:p text:style-name="P163"><text:span text:style-name="T163_1">Isso</text:span><text:span text:style-name="T163_2"><text:s/></text:span><text:span text:style-name="T163_3">ocorre</text:span><text:span text:style-name="T163_4"><text:s/></text:span><text:span text:style-name="T163_5">pois</text:span><text:span text:style-name="T163_6"><text:s/></text:span><text:span text:style-name="T163_7">o</text:span><text:span text:style-name="T163_8"><text:s/></text:span><text:span text:style-name="T163_9">prefixo</text:span><text:span text:style-name="T163_10"><text:s/></text:span><text:span text:style-name="T163_11">rsc</text:span><text:span text:style-name="T163_12">:<text:s/></text:span><text:span text:style-name="T163_13">antes</text:span><text:span text:style-name="T163_14"><text:s/></text:span><text:span text:style-name="T163_15">de</text:span><text:span text:style-name="T163_16"><text:s/></text:span><text:span text:style-name="T163_17">Tom</text:span><text:span text:style-name="T163_18"><text:s/></text:span><text:span text:style-name="T163_19">Cruise</text:span><text:span text:style-name="T163_20"><text:s/></text:span><text:span text:style-name="T163_21">não</text:span><text:span text:style-name="T163_22"><text:s/></text:span><text:span text:style-name="T163_23">foi</text:span><text:span text:style-name="T163_24"><text:s/></text:span><text:span text:style-name="T163_25">definido</text:span><text:span text:style-name="T163_26"><text:s/></text:span><text:span text:style-name="T163_27">anteriormente</text:span><text:span text:style-name="T163_28">.<text:s/></text:span><text:span text:style-name="T163_29">A</text:span><text:span text:style-name="T163_30"><text:s/></text:span><text:span text:style-name="T163_31">query</text:span><text:span text:style-name="T163_32"><text:s/></text:span><text:span text:style-name="T163_33">correta</text:span><text:span text:style-name="T163_34"><text:s/></text:span><text:span text:style-name="T163_35">segue</text:span><text:span text:style-name="T163_36"><text:s/></text:span><text:span text:style-name="T163_37">abaixo</text:span><text:span text:style-name="T163_38">:</text:span></text:p>
      <text:p text:style-name="P164"/>
      <table:table table:style-name="Table7">
        <table:table-column table:style-name="Column7"/>
        <table:table-row table:style-name="Row7">
          <table:table-cell table:style-name="Cell7">
            <text:p text:style-name="P165"><text:span text:style-name="T165_1">PREFIX</text:span><text:span text:style-name="T165_2"><text:s/></text:span><text:span text:style-name="T165_3">rdf</text:span><text:span text:style-name="T165_4">:<text:s/>&lt;</text:span><text:span text:style-name="T165_5">http</text:span><text:span text:style-name="T165_6">://</text:span><text:span text:style-name="T165_7">www</text:span><text:span text:style-name="T165_8">.</text:span><text:span text:style-name="T165_9">w</text:span><text:span text:style-name="T165_10">3.</text:span><text:span text:style-name="T165_11">org</text:span><text:span text:style-name="T165_12">/1999/02/22-</text:span><text:span text:style-name="T165_13">rdf</text:span><text:span text:style-name="T165_14">-</text:span><text:span text:style-name="T165_15">syntax</text:span><text:span text:style-name="T165_16">-</text:span><text:span text:style-name="T165_17">ns</text:span><text:span text:style-name="T165_18">#&gt;</text:span></text:p>
            <text:p text:style-name="P166"><text:span text:style-name="T166_1">PREFIX</text:span><text:span text:style-name="T166_2"><text:s/></text:span><text:span text:style-name="T166_3">dbpedia</text:span><text:span text:style-name="T166_4">:<text:s/>&lt;</text:span><text:span text:style-name="T166_5">http</text:span><text:span text:style-name="T166_6">://</text:span><text:span text:style-name="T166_7">dbpedia</text:span><text:span text:style-name="T166_8">.</text:span><text:span text:style-name="T166_9">org</text:span><text:span text:style-name="T166_10">/&gt;</text:span></text:p>
            <text:p text:style-name="P167"><text:span text:style-name="T167_1">PREFIX</text:span><text:span text:style-name="T167_2"><text:s/></text:span><text:span text:style-name="T167_3">rsc</text:span><text:span text:style-name="T167_4">:<text:s/>&lt;</text:span><text:span text:style-name="T167_5"><text:a xlink:type="simple" xlink:href="http://dbpedia.org/resource/"><text:span text:style-name="T167_6">http</text:span></text:a></text:span><text:span text:style-name="T167_7"><text:a xlink:type="simple" xlink:href="http://dbpedia.org/resource/"><text:span text:style-name="T167_8">://</text:span></text:a></text:span><text:span text:style-name="T167_9"><text:a xlink:type="simple" xlink:href="http://dbpedia.org/resource/"><text:span text:style-name="T167_10">dbpedia</text:span></text:a></text:span><text:span text:style-name="T167_11"><text:a xlink:type="simple" xlink:href="http://dbpedia.org/resource/"><text:span text:style-name="T167_12">.</text:span></text:a></text:span><text:span text:style-name="T167_13"><text:a xlink:type="simple" xlink:href="http://dbpedia.org/resource/"><text:span text:style-name="T167_14">org</text:span></text:a></text:span><text:span text:style-name="T167_15"><text:a xlink:type="simple" xlink:href="http://dbpedia.org/resource/"><text:span text:style-name="T167_16">/</text:span></text:a></text:span><text:span text:style-name="T167_17"><text:a xlink:type="simple" xlink:href="http://dbpedia.org/resource/"><text:span text:style-name="T167_18">resource</text:span></text:a></text:span><text:span text:style-name="T167_19"><text:a xlink:type="simple" xlink:href="http://dbpedia.org/resource/"><text:span text:style-name="T167_20">/</text:span></text:a></text:span><text:span text:style-name="T167_21">&gt;</text:span></text:p>
            <text:p text:style-name="P168"><text:span text:style-name="T168_1">PREFIX</text:span><text:span text:style-name="T168_2"><text:s/></text:span><text:span text:style-name="T168_3">foaf</text:span><text:span text:style-name="T168_4">:<text:s/>&lt;</text:span><text:span text:style-name="T168_5">http</text:span><text:span text:style-name="T168_6">://</text:span><text:span text:style-name="T168_7">xmlns</text:span><text:span text:style-name="T168_8">.</text:span><text:span text:style-name="T168_9">com</text:span><text:span text:style-name="T168_10">/</text:span><text:span text:style-name="T168_11">foaf</text:span><text:span text:style-name="T168_12">/0.1/&gt;</text:span></text:p>
            <text:p text:style-name="P169"/>
            <text:p text:style-name="P170"><text:span text:style-name="T170_1">SELECT</text:span><text:span text:style-name="T170_2"><text:s/>?</text:span><text:span text:style-name="T170_3">subject</text:span><text:span text:style-name="T170_4"><text:s/></text:span><text:span text:style-name="T170_5">?</text:span><text:span text:style-name="T170_6">film</text:span><text:span text:style-name="T170_7">_</text:span><text:span text:style-name="T170_8">name</text:span></text:p>
            <text:p text:style-name="P171"><text:span text:style-name="T171_1">WHERE</text:span><text:span text:style-name="T171_2"><text:s/>{</text:span></text:p>
            <text:p text:style-name="P172"><text:span text:style-name="T172_1">?</text:span><text:span text:style-name="T172_2">subject</text:span><text:span text:style-name="T172_3"><text:s/></text:span><text:span text:style-name="T172_4">rdf</text:span><text:span text:style-name="T172_5">:</text:span><text:span text:style-name="T172_6">type</text:span><text:span text:style-name="T172_7"><text:s/>&lt;</text:span><text:span text:style-name="T172_8">http</text:span><text:span text:style-name="T172_9">://</text:span><text:span text:style-name="T172_10">dbpedia</text:span><text:span text:style-name="T172_11">.</text:span><text:span text:style-name="T172_12">org</text:span><text:span text:style-name="T172_13">/</text:span><text:span text:style-name="T172_14">ontology</text:span><text:span text:style-name="T172_15">/</text:span><text:span text:style-name="T172_16">Film</text:span><text:span text:style-name="T172_17">&gt;.</text:span></text:p>
            <text:p text:style-name="P173"><text:span text:style-name="T173_1">?</text:span><text:span text:style-name="T173_2">subject</text:span><text:span text:style-name="T173_3"><text:s/></text:span><text:span text:style-name="T173_4">dbpedia</text:span><text:span text:style-name="T173_5">-</text:span><text:span text:style-name="T173_6">owl</text:span><text:span text:style-name="T173_7">:</text:span><text:span text:style-name="T173_8">starring</text:span><text:span text:style-name="T173_9"><text:s/>?</text:span><text:span text:style-name="T173_10">starring</text:span><text:span text:style-name="T173_11">.</text:span></text:p>
            <text:p text:style-name="P174"><text:span text:style-name="T174_1">?</text:span><text:span text:style-name="T174_2">subject</text:span><text:span text:style-name="T174_3"><text:s/></text:span><text:span text:style-name="T174_4">foaf</text:span><text:span text:style-name="T174_5">:</text:span><text:span text:style-name="T174_6">name</text:span><text:span text:style-name="T174_7"><text:s/>?</text:span><text:span text:style-name="T174_8">film</text:span><text:span text:style-name="T174_9">_</text:span><text:span text:style-name="T174_10">name</text:span><text:span text:style-name="T174_11">.</text:span></text:p>
            <text:p text:style-name="P175"/>
            <text:p text:style-name="P176"><text:span text:style-name="T176_1">FILTER</text:span><text:span text:style-name="T176_2">(?</text:span><text:span text:style-name="T176_3">starring</text:span><text:span text:style-name="T176_4"><text:s/>=<text:s/></text:span><text:span text:style-name="T176_5">rsc</text:span><text:span text:style-name="T176_6">:</text:span><text:span text:style-name="T176_7">Tom</text:span><text:span text:style-name="T176_8">_</text:span><text:span text:style-name="T176_9">Cruise</text:span><text:span text:style-name="T176_10">)</text:span></text:p>
            <text:p text:style-name="P177"/>
            <text:p text:style-name="P178"><text:span text:style-name="T178_1">}</text:span></text:p>
            <text:p text:style-name="P179"><text:span text:style-name="T179_1">LIMIT</text:span><text:span text:style-name="T179_2"><text:s/>100</text:span></text:p>
          </table:table-cell>
        </table:table-row>
      </table:table>
      <text:p text:style-name="P180"/>
      <text:p text:style-name="P181"><text:span text:style-name="T181_1">QUERY</text:span><text:span text:style-name="T181_2"><text:s/>4<text:s/>-<text:s/>3</text:span><text:span text:style-name="T181_3">ª</text:span><text:span text:style-name="T181_4"><text:s/></text:span><text:span text:style-name="T181_5">atividade</text:span><text:span text:style-name="T181_6">:<text:s/></text:span><text:span text:style-name="T181_7">Quem</text:span><text:span text:style-name="T181_8"><text:s/></text:span><text:span text:style-name="T181_9">fez</text:span><text:span text:style-name="T181_10"><text:s/></text:span><text:span text:style-name="T181_11">mais</text:span><text:span text:style-name="T181_12"><text:s/></text:span><text:span text:style-name="T181_13">filmes</text:span><text:span text:style-name="T181_14">?<text:s/></text:span><text:span text:style-name="T181_15">Angelina</text:span><text:span text:style-name="T181_16"><text:s/></text:span><text:span text:style-name="T181_17">Jolie</text:span><text:span text:style-name="T181_18"><text:s/></text:span><text:span text:style-name="T181_19">ou</text:span><text:span text:style-name="T181_20"><text:s/></text:span><text:span text:style-name="T181_21">Brad</text:span><text:span text:style-name="T181_22"><text:s/></text:span><text:span text:style-name="T181_23">Pitt</text:span><text:span text:style-name="T181_24">?</text:span></text:p>
      <text:p text:style-name="P182"/>
      <table:table table:style-name="Table8">
        <table:table-column table:style-name="Column8"/>
        <table:table-row table:style-name="Row8">
          <table:table-cell table:style-name="Cell8">
            <text:p text:style-name="P183"><text:span text:style-name="T183_1">PREFIX</text:span><text:span text:style-name="T183_2"><text:s/></text:span><text:span text:style-name="T183_3">rdf</text:span><text:span text:style-name="T183_4">:<text:s/>&lt;</text:span><text:span text:style-name="T183_5">http</text:span><text:span text:style-name="T183_6">://</text:span><text:span text:style-name="T183_7">www</text:span><text:span text:style-name="T183_8">.</text:span><text:span text:style-name="T183_9">w</text:span><text:span text:style-name="T183_10">3.</text:span><text:span text:style-name="T183_11">org</text:span><text:span text:style-name="T183_12">/1999/02/22-</text:span><text:span text:style-name="T183_13">rdf</text:span><text:span text:style-name="T183_14">-</text:span><text:span text:style-name="T183_15">syntax</text:span><text:span text:style-name="T183_16">-</text:span><text:span text:style-name="T183_17">ns</text:span><text:span text:style-name="T183_18">#&gt;</text:span></text:p>
            <text:p text:style-name="P184"><text:span text:style-name="T184_1">PREFIX</text:span><text:span text:style-name="T184_2"><text:s/></text:span><text:span text:style-name="T184_3">dbpedia</text:span><text:span text:style-name="T184_4">:<text:s/>&lt;</text:span><text:span text:style-name="T184_5">http</text:span><text:span text:style-name="T184_6">://</text:span><text:span text:style-name="T184_7">dbpedia</text:span><text:span text:style-name="T184_8">.</text:span><text:span text:style-name="T184_9">org</text:span><text:span text:style-name="T184_10">/&gt;</text:span></text:p>
            <text:p text:style-name="P185"><text:span text:style-name="T185_1">PREFIX</text:span><text:span text:style-name="T185_2"><text:s/></text:span><text:span text:style-name="T185_3">rsc</text:span><text:span text:style-name="T185_4">:<text:s/>&lt;</text:span><text:span text:style-name="T185_5">http</text:span><text:span text:style-name="T185_6">://</text:span><text:span text:style-name="T185_7">dbpedia</text:span><text:span text:style-name="T185_8">.</text:span><text:span text:style-name="T185_9">org</text:span><text:span text:style-name="T185_10">/</text:span><text:span text:style-name="T185_11">resource</text:span><text:span text:style-name="T185_12">/&gt;</text:span></text:p>
            <text:p text:style-name="P186"/>
            <text:p text:style-name="P187"><text:span text:style-name="T187_1">SELECT</text:span><text:span text:style-name="T187_2"><text:s/>?</text:span><text:span text:style-name="T187_3">actor</text:span><text:span text:style-name="T187_4"><text:s/>(</text:span><text:span text:style-name="T187_5">COUNT</text:span><text:span text:style-name="T187_6">(</text:span><text:span text:style-name="T187_7">DISTINCT</text:span><text:span text:style-name="T187_8"><text:s/>?</text:span><text:span text:style-name="T187_9">movie</text:span><text:span text:style-name="T187_10">)<text:s/></text:span><text:span text:style-name="T187_11">as</text:span><text:span text:style-name="T187_12"><text:s/>?</text:span><text:span text:style-name="T187_13">quantOfMovies</text:span><text:span text:style-name="T187_14">)</text:span></text:p>
            <text:p text:style-name="P188"><text:span text:style-name="T188_1">WHERE</text:span><text:span text:style-name="T188_2"><text:s/>{</text:span></text:p>
            <text:p text:style-name="P189"><text:span text:style-name="T189_1">?</text:span><text:span text:style-name="T189_2">movie</text:span><text:span text:style-name="T189_3"><text:s/></text:span><text:span text:style-name="T189_4">a</text:span><text:span text:style-name="T189_5"><text:s/>&lt;</text:span><text:span text:style-name="T189_6">http</text:span><text:span text:style-name="T189_7">://</text:span><text:span text:style-name="T189_8">dbpedia</text:span><text:span text:style-name="T189_9">.</text:span><text:span text:style-name="T189_10">org</text:span><text:span text:style-name="T189_11">/</text:span><text:span text:style-name="T189_12">ontology</text:span><text:span text:style-name="T189_13">/</text:span><text:span text:style-name="T189_14">Film</text:span><text:span text:style-name="T189_15">&gt;.</text:span></text:p>
            <text:p text:style-name="P190"><text:span text:style-name="T190_1">?</text:span><text:span text:style-name="T190_2">movie</text:span><text:span text:style-name="T190_3"><text:s/></text:span><text:span text:style-name="T190_4">dbpprop</text:span><text:span text:style-name="T190_5">:</text:span><text:span text:style-name="T190_6">starring</text:span><text:span text:style-name="T190_7"><text:s/>?</text:span><text:span text:style-name="T190_8">actor</text:span></text:p>
            <text:p text:style-name="P191"/>
            <text:p text:style-name="P192"><text:span text:style-name="T192_1">FILTER</text:span><text:span text:style-name="T192_2"><text:s/>(?</text:span><text:span text:style-name="T192_3">actor</text:span><text:span text:style-name="T192_4"><text:s/>=<text:s/></text:span><text:span text:style-name="T192_5">rsc</text:span><text:span text:style-name="T192_6">:</text:span><text:span text:style-name="T192_7">Brad</text:span><text:span text:style-name="T192_8">_</text:span><text:span text:style-name="T192_9">Pitt</text:span><text:span text:style-name="T192_10"><text:s/>||<text:s/>?</text:span><text:span text:style-name="T192_11">actor</text:span><text:span text:style-name="T192_12"><text:s/>=<text:s text:c="2"/></text:span><text:span text:style-name="T192_13">rsc</text:span><text:span text:style-name="T192_14">:</text:span><text:span text:style-name="T192_15">Angelina</text:span><text:span text:style-name="T192_16">_</text:span><text:span text:style-name="T192_17">Jolie</text:span><text:span text:style-name="T192_18">)</text:span></text:p>
            <text:p text:style-name="P193"><text:span text:style-name="T193_1">}</text:span></text:p>
            <text:p text:style-name="P194"/>
          </table:table-cell>
        </table:table-row>
      </table:table>
      <text:p text:style-name="P195"/>
      <text:p text:style-name="P196"><text:span text:style-name="T196_1">O</text:span><text:span text:style-name="T196_2"><text:s/></text:span><text:span text:style-name="T196_3">COUNT</text:span><text:span text:style-name="T196_4"><text:s/></text:span><text:span text:style-name="T196_5"><text:s/></text:span><text:span text:style-name="T196_6">é</text:span><text:span text:style-name="T196_7"><text:s/></text:span><text:span text:style-name="T196_8">similar</text:span><text:span text:style-name="T196_9"><text:s/></text:span><text:span text:style-name="T196_10">ao</text:span><text:span text:style-name="T196_11"><text:s/></text:span><text:span text:style-name="T196_12">do</text:span><text:span text:style-name="T196_13"><text:s/></text:span><text:span text:style-name="T196_14">SQL</text:span><text:span text:style-name="T196_15">.<text:s/></text:span><text:span text:style-name="T196_16">Ele</text:span><text:span text:style-name="T196_17"><text:s/></text:span><text:span text:style-name="T196_18">conta</text:span><text:span text:style-name="T196_19"><text:s/></text:span><text:span text:style-name="T196_20">quantos</text:span><text:span text:style-name="T196_21"><text:s/></text:span><text:span text:style-name="T196_22">recursos</text:span><text:span text:style-name="T196_23"><text:s/></text:span><text:span text:style-name="T196_24">?</text:span><text:span text:style-name="T196_25">movie</text:span><text:span text:style-name="T196_26"><text:s/></text:span><text:span text:style-name="T196_27">foram</text:span><text:span text:style-name="T196_28"><text:s/></text:span><text:span text:style-name="T196_29">retornados</text:span><text:span text:style-name="T196_30"><text:s/></text:span><text:span text:style-name="T196_31">em</text:span><text:span text:style-name="T196_32"><text:s/></text:span><text:span text:style-name="T196_33">relação</text:span><text:span text:style-name="T196_34"><text:s/></text:span><text:span text:style-name="T196_35">ao</text:span><text:span text:style-name="T196_36"><text:s/></text:span><text:span text:style-name="T196_37">recurso</text:span><text:span text:style-name="T196_38"><text:s/>?</text:span><text:span text:style-name="T196_39">actor</text:span><text:span text:style-name="T196_40">.</text:span></text:p>
      <text:p text:style-name="P197"/>
      <text:p text:style-name="P198"><text:span text:style-name="T198_1">QUERY</text:span><text:span text:style-name="T198_2"><text:s/>5<text:s/>-<text:s/></text:span><text:span text:style-name="T198_3">Quem</text:span><text:span text:style-name="T198_4"><text:s/></text:span><text:span text:style-name="T198_5">é</text:span><text:span text:style-name="T198_6"><text:s/></text:span><text:span text:style-name="T198_7">mais</text:span><text:span text:style-name="T198_8"><text:s/></text:span><text:span text:style-name="T198_9">velho</text:span><text:span text:style-name="T198_10">?<text:s/></text:span><text:span text:style-name="T198_11">Tom</text:span><text:span text:style-name="T198_12"><text:s/></text:span><text:span text:style-name="T198_13">Cruise</text:span><text:span text:style-name="T198_14"><text:s/></text:span><text:span text:style-name="T198_15">ou</text:span><text:span text:style-name="T198_16"><text:s/></text:span><text:span text:style-name="T198_17">Brad</text:span><text:span text:style-name="T198_18"><text:s/></text:span><text:span text:style-name="T198_19">Pitt</text:span><text:span text:style-name="T198_20">?</text:span></text:p>
      <text:p text:style-name="P199"/>
      <text:p text:style-name="P200"/>
      <table:table table:style-name="Table9">
        <table:table-column table:style-name="Column9"/>
        <table:table-row table:style-name="Row9">
          <table:table-cell table:style-name="Cell9">
            <text:p text:style-name="P201"><text:span text:style-name="T201_1">ASK</text:span></text:p>
            <text:p text:style-name="P202"><text:span text:style-name="T202_1">{</text:span></text:p>
            <text:p text:style-name="P203"><text:span text:style-name="T203_1"><text:s text:c="2"/>&lt;</text:span><text:span text:style-name="T203_2">http</text:span><text:span text:style-name="T203_3">://</text:span><text:span text:style-name="T203_4">dbpedia</text:span><text:span text:style-name="T203_5">.</text:span><text:span text:style-name="T203_6">org</text:span><text:span text:style-name="T203_7">/</text:span><text:span text:style-name="T203_8">resource</text:span><text:span text:style-name="T203_9">/</text:span><text:span text:style-name="T203_10">Tom</text:span><text:span text:style-name="T203_11">_</text:span><text:span text:style-name="T203_12">Cruise</text:span><text:span text:style-name="T203_13">&gt;<text:s/></text:span><text:span text:style-name="T203_14">dbpedia</text:span><text:span text:style-name="T203_15">-</text:span><text:span text:style-name="T203_16">owl</text:span><text:span text:style-name="T203_17">:</text:span><text:span text:style-name="T203_18">birthDate</text:span><text:span text:style-name="T203_19"><text:s/>?</text:span><text:span text:style-name="T203_20">tom</text:span><text:span text:style-name="T203_21"><text:s/>.</text:span></text:p>
            <text:p text:style-name="P204"><text:span text:style-name="T204_1"><text:s text:c="2"/>&lt;</text:span><text:span text:style-name="T204_2">http</text:span><text:span text:style-name="T204_3">://</text:span><text:span text:style-name="T204_4">dbpedia</text:span><text:span text:style-name="T204_5">.</text:span><text:span text:style-name="T204_6">org</text:span><text:span text:style-name="T204_7">/</text:span><text:span text:style-name="T204_8">resource</text:span><text:span text:style-name="T204_9">/</text:span><text:span text:style-name="T204_10">Brad</text:span><text:span text:style-name="T204_11">_</text:span><text:span text:style-name="T204_12">Pitt</text:span><text:span text:style-name="T204_13">&gt;<text:s/></text:span><text:span text:style-name="T204_14">dbpedia</text:span><text:span text:style-name="T204_15">-</text:span><text:span text:style-name="T204_16">owl</text:span><text:span text:style-name="T204_17">:</text:span><text:span text:style-name="T204_18">birthDate</text:span><text:span text:style-name="T204_19"><text:s/>?</text:span><text:span text:style-name="T204_20">brad</text:span><text:span text:style-name="T204_21"><text:s/>.</text:span></text:p>
            <text:p text:style-name="P205"><text:span text:style-name="T205_1"><text:s text:c="2"/></text:span><text:span text:style-name="T205_2">FILTER</text:span><text:span text:style-name="T205_3">(?</text:span><text:span text:style-name="T205_4">tom</text:span><text:span text:style-name="T205_5"><text:s/>&gt;<text:s/>?</text:span><text:span text:style-name="T205_6">brad</text:span><text:span text:style-name="T205_7">)<text:s/>.</text:span></text:p>
            <text:p text:style-name="P206"><text:span text:style-name="T206_1">}<text:s/></text:span></text:p>
            <text:p text:style-name="P207"/>
          </table:table-cell>
        </table:table-row>
      </table:table>
      <text:p text:style-name="P208"/>
      <text:p text:style-name="P209"><text:span text:style-name="T209_1">A</text:span><text:span text:style-name="T209_2"><text:s/></text:span><text:span text:style-name="T209_3">clásula</text:span><text:span text:style-name="T209_4"><text:s/></text:span><text:span text:style-name="T209_5">ASK</text:span><text:span text:style-name="T209_6"><text:s/></text:span><text:span text:style-name="T209_7">nos</text:span><text:span text:style-name="T209_8"><text:s/></text:span><text:span text:style-name="T209_9">permite</text:span><text:span text:style-name="T209_10"><text:s/></text:span><text:span text:style-name="T209_11">fazer</text:span><text:span text:style-name="T209_12"><text:s/></text:span><text:span text:style-name="T209_13">perguntas</text:span><text:span text:style-name="T209_14"><text:s/></text:span><text:span text:style-name="T209_15">do</text:span><text:span text:style-name="T209_16"><text:s/></text:span><text:span text:style-name="T209_17">tipo</text:span><text:span text:style-name="T209_18"><text:s/></text:span><text:span text:style-name="T209_19">acima</text:span><text:span text:style-name="T209_20"><text:s/></text:span><text:span text:style-name="T209_21">e</text:span><text:span text:style-name="T209_22"><text:s/></text:span><text:span text:style-name="T209_23">retorna</text:span><text:span text:style-name="T209_24"><text:s/></text:span><text:span text:style-name="T209_25">um</text:span><text:span text:style-name="T209_26"><text:s/></text:span><text:span text:style-name="T209_27">valor</text:span><text:span text:style-name="T209_28"><text:s/></text:span><text:span text:style-name="T209_29">boolean</text:span><text:span text:style-name="T209_30"><text:s/></text:span><text:span text:style-name="T209_31">true</text:span><text:span text:style-name="T209_32"><text:s/></text:span><text:span text:style-name="T209_33">ou</text:span><text:span text:style-name="T209_34"><text:s/></text:span><text:span text:style-name="T209_35">false</text:span><text:span text:style-name="T209_36">.</text:span></text:p>
      <text:p text:style-name="P210"/>
      <text:p text:style-name="P211"><text:span text:style-name="T211_1">Query</text:span><text:span text:style-name="T211_2"><text:s/>6<text:s/>-<text:s text:c="2"/>4</text:span><text:span text:style-name="T211_3">ª</text:span><text:span text:style-name="T211_4"><text:s/></text:span><text:span text:style-name="T211_5">Atividade</text:span><text:span text:style-name="T211_6">:</text:span></text:p>
      <text:p text:style-name="P212"/>
      <text:p text:style-name="P213"><text:span text:style-name="T213_1">Descrubra</text:span><text:span text:style-name="T213_2"><text:s/></text:span><text:span text:style-name="T213_3">se</text:span><text:span text:style-name="T213_4"><text:s/></text:span><text:span text:style-name="T213_5"><text:s/></text:span><text:span text:style-name="T213_6">Angelina</text:span><text:span text:style-name="T213_7"><text:s/></text:span><text:span text:style-name="T213_8">Jolie</text:span><text:span text:style-name="T213_9"><text:s/></text:span><text:span text:style-name="T213_10">já</text:span><text:span text:style-name="T213_11"><text:s/></text:span><text:span text:style-name="T213_12">fez</text:span><text:span text:style-name="T213_13"><text:s/></text:span><text:span text:style-name="T213_14">mais</text:span><text:span text:style-name="T213_15"><text:s/></text:span><text:span text:style-name="T213_16">filmes</text:span><text:span text:style-name="T213_17"><text:s/></text:span><text:span text:style-name="T213_18">que</text:span><text:span text:style-name="T213_19"><text:s/></text:span><text:span text:style-name="T213_20">o</text:span><text:span text:style-name="T213_21"><text:s/></text:span><text:span text:style-name="T213_22">seu</text:span><text:span text:style-name="T213_23"><text:s/></text:span><text:span text:style-name="T213_24">marido</text:span><text:span text:style-name="T213_25"><text:s/></text:span><text:span text:style-name="T213_26">Brad</text:span><text:span text:style-name="T213_27"><text:s/></text:span><text:span text:style-name="T213_28">Pitt</text:span><text:span text:style-name="T213_29">.<text:s/></text:span></text:p>
      <text:p text:style-name="P214"/>
      <table:table table:style-name="Table10">
        <table:table-column table:style-name="Column10"/>
        <table:table-row table:style-name="Row10">
          <table:table-cell table:style-name="Cell10">
            <text:p text:style-name="P215"/>
          </table:table-cell>
        </table:table-row>
      </table:table>
      <text:p text:style-name="P216"/>
      <text:p text:style-name="P217"><text:span text:style-name="T217_1">Query</text:span><text:span text:style-name="T217_2"><text:s/>7<text:s/>-<text:s/></text:span><text:span text:style-name="T217_3">Como</text:span><text:span text:style-name="T217_4"><text:s/></text:span><text:span text:style-name="T217_5">buscar</text:span><text:span text:style-name="T217_6"><text:s/></text:span><text:span text:style-name="T217_7">todos</text:span><text:span text:style-name="T217_8"><text:s/></text:span><text:span text:style-name="T217_9">os</text:span><text:span text:style-name="T217_10"><text:s/></text:span><text:span text:style-name="T217_11">diretores</text:span><text:span text:style-name="T217_12"><text:s/></text:span><text:span text:style-name="T217_13">americanos</text:span><text:span text:style-name="T217_14"><text:s/></text:span><text:span text:style-name="T217_15">de</text:span><text:span text:style-name="T217_16"><text:s/></text:span><text:span text:style-name="T217_17">descendência</text:span><text:span text:style-name="T217_18"><text:s/></text:span><text:span text:style-name="T217_19">italiana</text:span></text:p>
      <text:p text:style-name="P218"/>
      <text:p text:style-name="P219"/>
      <table:table table:style-name="Table11">
        <table:table-column table:style-name="Column11"/>
        <table:table-row table:style-name="Row11">
          <table:table-cell table:style-name="Cell11">
            <text:p text:style-name="P220"><text:span text:style-name="T220_1">SELECT</text:span><text:span text:style-name="T220_2"><text:s/>?</text:span><text:span text:style-name="T220_3">subject</text:span></text:p>
            <text:p text:style-name="P221"><text:span text:style-name="T221_1">WHERE</text:span><text:span text:style-name="T221_2"><text:s/>{</text:span></text:p>
            <text:p text:style-name="P222"><text:span text:style-name="T222_1">?</text:span><text:span text:style-name="T222_2">subject</text:span><text:span text:style-name="T222_3"><text:s/></text:span><text:span text:style-name="T222_4">a</text:span><text:span text:style-name="T222_5"><text:s/>&lt;</text:span><text:span text:style-name="T222_6">http</text:span><text:span text:style-name="T222_7">://</text:span><text:span text:style-name="T222_8">dbpedia</text:span><text:span text:style-name="T222_9">.</text:span><text:span text:style-name="T222_10">org</text:span><text:span text:style-name="T222_11">/</text:span><text:span text:style-name="T222_12">class</text:span><text:span text:style-name="T222_13">/</text:span><text:span text:style-name="T222_14">yago</text:span><text:span text:style-name="T222_15">/</text:span><text:span text:style-name="T222_16">AmericanFilmDirectorsOfItalianDescent</text:span><text:span text:style-name="T222_17">&gt;.</text:span></text:p>
            <text:p text:style-name="P223"><text:span text:style-name="T223_1">}</text:span></text:p>
          </table:table-cell>
        </table:table-row>
      </table:table>
      <text:p text:style-name="P224"/>
      <text:p text:style-name="P225"><text:span text:style-name="T225_1">Informações</text:span><text:span text:style-name="T225_2"><text:s/></text:span><text:span text:style-name="T225_3">específicas</text:span><text:span text:style-name="T225_4"><text:s/></text:span><text:span text:style-name="T225_5">como</text:span><text:span text:style-name="T225_6"><text:s/></text:span><text:span text:style-name="T225_7">essa</text:span><text:span text:style-name="T225_8"><text:s/></text:span><text:span text:style-name="T225_9">podem</text:span><text:span text:style-name="T225_10"><text:s/></text:span><text:span text:style-name="T225_11">ser</text:span><text:span text:style-name="T225_12"><text:s/></text:span><text:span text:style-name="T225_13">buscadas</text:span><text:span text:style-name="T225_14"><text:s/></text:span><text:span text:style-name="T225_15">através</text:span><text:span text:style-name="T225_16"><text:s/></text:span><text:span text:style-name="T225_17">da</text:span><text:span text:style-name="T225_18"><text:s/></text:span><text:span text:style-name="T225_19">base</text:span><text:span text:style-name="T225_20"><text:s/></text:span><text:span text:style-name="T225_21">de</text:span><text:span text:style-name="T225_22"><text:s/></text:span><text:span text:style-name="T225_23">conhecimento</text:span><text:span text:style-name="T225_24"><text:s/></text:span><text:span text:style-name="T225_25">YAGO</text:span><text:span text:style-name="T225_26">.<text:s/></text:span><text:span text:style-name="T225_27">No</text:span><text:span text:style-name="T225_28"><text:s/></text:span><text:span text:style-name="T225_29">ano</text:span><text:span text:style-name="T225_30"><text:s/></text:span><text:span text:style-name="T225_31">de</text:span><text:span text:style-name="T225_32"><text:s/>2012,<text:s/></text:span><text:span text:style-name="T225_33">o</text:span><text:span text:style-name="T225_34"><text:s/></text:span><text:span text:style-name="T225_35">Yago</text:span><text:span text:style-name="T225_36"><text:s/></text:span><text:span text:style-name="T225_37">tinha</text:span><text:span text:style-name="T225_38"><text:s/></text:span><text:span text:style-name="T225_39">mais</text:span><text:span text:style-name="T225_40"><text:s/></text:span><text:span text:style-name="T225_41">de</text:span><text:span text:style-name="T225_42"><text:s/>10<text:s/></text:span><text:span text:style-name="T225_43">milhões</text:span><text:span text:style-name="T225_44"><text:s/></text:span><text:span text:style-name="T225_45">de</text:span><text:span text:style-name="T225_46"><text:s/></text:span><text:span text:style-name="T225_47">entidades</text:span><text:span text:style-name="T225_48"><text:s/></text:span><text:span text:style-name="T225_49">e</text:span><text:span text:style-name="T225_50"><text:s/></text:span><text:span text:style-name="T225_51">mais</text:span><text:span text:style-name="T225_52"><text:s/></text:span><text:span text:style-name="T225_53">de</text:span><text:span text:style-name="T225_54"><text:s/>120<text:s/></text:span><text:span text:style-name="T225_55">milhões</text:span><text:span text:style-name="T225_56"><text:s/></text:span><text:span text:style-name="T225_57">de</text:span><text:span text:style-name="T225_58"><text:s/></text:span><text:span text:style-name="T225_59">fatos</text:span><text:span text:style-name="T225_60"><text:s/></text:span><text:span text:style-name="T225_61">a</text:span><text:span text:style-name="T225_62"><text:s/></text:span><text:span text:style-name="T225_63">respeito</text:span><text:span text:style-name="T225_64"><text:s/></text:span><text:span text:style-name="T225_65">dessas</text:span><text:span text:style-name="T225_66"><text:s/></text:span><text:span text:style-name="T225_67">entidades</text:span><text:span text:style-name="T225_68">.<text:s/></text:span><text:span text:style-name="T225_69">As</text:span><text:span text:style-name="T225_70"><text:s/></text:span><text:span text:style-name="T225_71">informações</text:span><text:span text:style-name="T225_72"><text:s/></text:span><text:span text:style-name="T225_73">do</text:span><text:span text:style-name="T225_74"><text:s/></text:span><text:span text:style-name="T225_75">YAGO</text:span><text:span text:style-name="T225_76"><text:s/></text:span><text:span text:style-name="T225_77">são</text:span><text:span text:style-name="T225_78"><text:s/></text:span><text:span text:style-name="T225_79">extraídas</text:span><text:span text:style-name="T225_80"><text:s/></text:span><text:span text:style-name="T225_81">do</text:span><text:span text:style-name="T225_82"><text:s/></text:span><text:span text:style-name="T225_83">Wikipedia</text:span><text:span text:style-name="T225_84">,<text:s/></text:span><text:span text:style-name="T225_85">Wordnet</text:span><text:span text:style-name="T225_86"><text:s/>(</text:span><text:span text:style-name="T225_87">dicionário</text:span><text:span text:style-name="T225_88"><text:s/></text:span><text:span text:style-name="T225_89">de</text:span><text:span text:style-name="T225_90"><text:s/></text:span><text:span text:style-name="T225_91">sinônimos</text:span><text:span text:style-name="T225_92"><text:s/></text:span><text:span text:style-name="T225_93">e</text:span><text:span text:style-name="T225_94"><text:s/></text:span><text:span text:style-name="T225_95">hiperônimos</text:span><text:span text:style-name="T225_96"><text:s/></text:span><text:span text:style-name="T225_97">da</text:span><text:span text:style-name="T225_98"><text:s/></text:span><text:span text:style-name="T225_99">Universidade</text:span><text:span text:style-name="T225_100"><text:s/></text:span><text:span text:style-name="T225_101">de</text:span><text:span text:style-name="T225_102"><text:s/></text:span><text:span text:style-name="T225_103">Princenton</text:span><text:span text:style-name="T225_104">)<text:s/></text:span><text:span text:style-name="T225_105">e</text:span><text:span text:style-name="T225_106"><text:s/></text:span><text:span text:style-name="T225_107">da</text:span><text:span text:style-name="T225_108"><text:s/></text:span><text:span text:style-name="T225_109">GeoNames</text:span><text:span text:style-name="T225_110"><text:s/>(</text:span><text:span text:style-name="T225_111">base</text:span><text:span text:style-name="T225_112"><text:s/></text:span><text:span text:style-name="T225_113">de</text:span><text:span text:style-name="T225_114"><text:s/></text:span><text:span text:style-name="T225_115">conhecimento</text:span><text:span text:style-name="T225_116"><text:s/></text:span><text:span text:style-name="T225_117">de</text:span><text:span text:style-name="T225_118"><text:s/></text:span><text:span text:style-name="T225_119">informações</text:span><text:span text:style-name="T225_120"><text:s/></text:span><text:span text:style-name="T225_121">geográficas</text:span><text:span text:style-name="T225_122">).<text:s/></text:span><text:span text:style-name="T225_123">Veja</text:span><text:span text:style-name="T225_124"><text:s/></text:span><text:span text:style-name="T225_125">o</text:span><text:span text:style-name="T225_126"><text:s/></text:span><text:span text:style-name="T225_127">exemplo</text:span><text:span text:style-name="T225_128"><text:s/></text:span><text:span text:style-name="T225_129">abaixo</text:span><text:span text:style-name="T225_130">:</text:span></text:p>
      <text:p text:style-name="P226"/>
      <text:p text:style-name="P227"/>
      <table:table table:style-name="Table12">
        <table:table-column table:style-name="Column12"/>
        <table:table-row table:style-name="Row12">
          <table:table-cell table:style-name="Cell12">
            <text:p text:style-name="P228"><text:span text:style-name="T228_1">PREFIX</text:span><text:span text:style-name="T228_2"><text:s/></text:span><text:span text:style-name="T228_3">rsc</text:span><text:span text:style-name="T228_4">:&lt;</text:span><text:span text:style-name="T228_5">http</text:span><text:span text:style-name="T228_6">://</text:span><text:span text:style-name="T228_7">dbpedia</text:span><text:span text:style-name="T228_8">.</text:span><text:span text:style-name="T228_9">org</text:span><text:span text:style-name="T228_10">/</text:span><text:span text:style-name="T228_11">resource</text:span><text:span text:style-name="T228_12">/&gt;</text:span></text:p>
            <text:p text:style-name="P229"/>
            <text:p text:style-name="P230"><text:span text:style-name="T230_1">SELECT</text:span><text:span text:style-name="T230_2"><text:s/>?</text:span><text:span text:style-name="T230_3">subject</text:span><text:span text:style-name="T230_4"><text:s/>?</text:span><text:span text:style-name="T230_5">birthDate</text:span><text:span text:style-name="T230_6"><text:s/>?</text:span><text:span text:style-name="T230_7">birthPlace</text:span><text:span text:style-name="T230_8"><text:s/>?</text:span><text:span text:style-name="T230_9">sameAs</text:span></text:p>
            <text:p text:style-name="P231"><text:span text:style-name="T231_1">WHERE</text:span><text:span text:style-name="T231_2"><text:s/>{</text:span></text:p>
            <text:p text:style-name="P232"><text:span text:style-name="T232_1">?</text:span><text:span text:style-name="T232_2">subject</text:span><text:span text:style-name="T232_3"><text:s/></text:span><text:span text:style-name="T232_4">a</text:span><text:span text:style-name="T232_5"><text:s/>&lt;</text:span><text:span text:style-name="T232_6">http</text:span><text:span text:style-name="T232_7">://</text:span><text:span text:style-name="T232_8">dbpedia</text:span><text:span text:style-name="T232_9">.</text:span><text:span text:style-name="T232_10">org</text:span><text:span text:style-name="T232_11">/</text:span><text:span text:style-name="T232_12">class</text:span><text:span text:style-name="T232_13">/</text:span><text:span text:style-name="T232_14">yago</text:span><text:span text:style-name="T232_15">/</text:span><text:span text:style-name="T232_16">AmericanFilmDirectorsOfItalianDescent</text:span><text:span text:style-name="T232_17">&gt;.</text:span></text:p>
            <text:p text:style-name="P233"><text:span text:style-name="T233_1">?</text:span><text:span text:style-name="T233_2">subject</text:span><text:span text:style-name="T233_3"><text:s text:c="2"/></text:span><text:span text:style-name="T233_4">dbpedia</text:span><text:span text:style-name="T233_5">-</text:span><text:span text:style-name="T233_6">owl</text:span><text:span text:style-name="T233_7">:</text:span><text:span text:style-name="T233_8">birthDate</text:span><text:span text:style-name="T233_9"><text:s/>?</text:span><text:span text:style-name="T233_10">birthDate</text:span><text:span text:style-name="T233_11">.</text:span></text:p>
            <text:p text:style-name="P234"><text:span text:style-name="T234_1">?</text:span><text:span text:style-name="T234_2">subject</text:span><text:span text:style-name="T234_3"><text:s/></text:span><text:span text:style-name="T234_4">dbpprop</text:span><text:span text:style-name="T234_5">:</text:span><text:span text:style-name="T234_6">birthPlace</text:span><text:span text:style-name="T234_7"><text:s/>?</text:span><text:span text:style-name="T234_8">birthPlace</text:span><text:span text:style-name="T234_9">.</text:span></text:p>
            <text:p text:style-name="P235"><text:span text:style-name="T235_1">?</text:span><text:span text:style-name="T235_2">subject</text:span><text:span text:style-name="T235_3"><text:s/></text:span><text:span text:style-name="T235_4">owl</text:span><text:span text:style-name="T235_5">:</text:span><text:span text:style-name="T235_6">sameAs</text:span><text:span text:style-name="T235_7"><text:s/>?</text:span><text:span text:style-name="T235_8">sameAs</text:span><text:span text:style-name="T235_9">.</text:span></text:p>
            <text:p text:style-name="P236"/>
            <text:p text:style-name="P237"><text:span text:style-name="T237_1">FILTER</text:span><text:span text:style-name="T237_2">(?</text:span><text:span text:style-name="T237_3">subject</text:span><text:span text:style-name="T237_4"><text:s/>=<text:s/></text:span><text:span text:style-name="T237_5">rsc</text:span><text:span text:style-name="T237_6">:</text:span><text:span text:style-name="T237_7">Francis</text:span><text:span text:style-name="T237_8">_</text:span><text:span text:style-name="T237_9">Ford</text:span><text:span text:style-name="T237_10">_</text:span><text:span text:style-name="T237_11">Coppola</text:span><text:span text:style-name="T237_12">)</text:span></text:p>
            <text:p text:style-name="P238"/>
            <text:p text:style-name="P239"><text:span text:style-name="T239_1">}</text:span></text:p>
          </table:table-cell>
        </table:table-row>
      </table:table>
      <text:p text:style-name="P240"/>
      <text:p text:style-name="P241"/>
      <text:list text:style-name="LS5" xml:id="list65" text:continue-list="list27">
        <text:list-item>
          <text:list>
            <text:list-item>
              <text:p text:style-name="P242"><text:span text:style-name="T242_1">Fuseki</text:span></text:p>
            </text:list-item>
          </text:list>
        </text:list-item>
      </text:list>
      <text:p text:style-name="P243"/>
      <text:p text:style-name="P244"><text:span text:style-name="T244_1">Fuseki</text:span><text:span text:style-name="T244_2"><text:s/></text:span><text:span text:style-name="T244_3">é</text:span><text:span text:style-name="T244_4"><text:s/></text:span><text:span text:style-name="T244_5">um</text:span><text:span text:style-name="T244_6"><text:s/></text:span><text:span text:style-name="T244_7">servidor</text:span><text:span text:style-name="T244_8"><text:s/></text:span><text:span text:style-name="T244_9">SPARQL</text:span><text:span text:style-name="T244_10"><text:s/></text:span><text:span text:style-name="T244_11">que</text:span><text:span text:style-name="T244_12"><text:s/></text:span><text:span text:style-name="T244_13">provê</text:span><text:span text:style-name="T244_14"><text:s/></text:span><text:span text:style-name="T244_15">atualização</text:span><text:span text:style-name="T244_16"><text:s/></text:span><text:span text:style-name="T244_17">REST</text:span><text:span text:style-name="T244_18">-</text:span><text:span text:style-name="T244_19">style</text:span><text:span text:style-name="T244_20"><text:s/></text:span><text:span text:style-name="T244_21">SPARQL</text:span><text:span text:style-name="T244_22"><text:s/></text:span><text:span text:style-name="T244_23">HTTP</text:span><text:span text:style-name="T244_24">,<text:s/></text:span><text:span text:style-name="T244_25">query</text:span><text:span text:style-name="T244_26"><text:s/></text:span><text:span text:style-name="T244_27">SPARQL</text:span><text:span text:style-name="T244_28"><text:s/></text:span><text:span text:style-name="T244_29">e</text:span><text:span text:style-name="T244_30"><text:s/></text:span><text:span text:style-name="T244_31">atualização</text:span><text:span text:style-name="T244_32"><text:s/></text:span><text:span text:style-name="T244_33">SPARQL</text:span><text:span text:style-name="T244_34"><text:s/></text:span><text:span text:style-name="T244_35">usando</text:span><text:span text:style-name="T244_36"><text:s/></text:span><text:span text:style-name="T244_37">o</text:span><text:span text:style-name="T244_38"><text:s/></text:span><text:span text:style-name="T244_39">protocolo</text:span><text:span text:style-name="T244_40"><text:s/></text:span><text:span text:style-name="T244_41">do</text:span><text:span text:style-name="T244_42"><text:s/></text:span><text:span text:style-name="T244_43">SPARQL</text:span><text:span text:style-name="T244_44"><text:s/></text:span><text:span text:style-name="T244_45">via</text:span><text:span text:style-name="T244_46"><text:s/></text:span><text:span text:style-name="T244_47">HTTP</text:span><text:span text:style-name="T244_48">.</text:span></text:p>
      <text:p text:style-name="P245"/>
      <text:p text:style-name="P246"><text:span text:style-name="T246_1">Instalação</text:span></text:p>
      <text:p text:style-name="P247"/>
      <text:p text:style-name="P248"><text:span text:style-name="T248_1">Baixe</text:span><text:span text:style-name="T248_2"><text:s/></text:span><text:span text:style-name="T248_3">o</text:span><text:span text:style-name="T248_4"><text:s/></text:span><text:span text:style-name="T248_5">arquivo</text:span><text:span text:style-name="T248_6"><text:s/></text:span><text:span text:style-name="T248_7">jena</text:span><text:span text:style-name="T248_8">-</text:span><text:span text:style-name="T248_9">fuseki</text:span><text:span text:style-name="T248_10">-1.0.0-</text:span><text:span text:style-name="T248_11">distribution</text:span><text:span text:style-name="T248_12">.</text:span><text:span text:style-name="T248_13">zip</text:span><text:span text:style-name="T248_14"><text:s/></text:span><text:span text:style-name="T248_15">em</text:span><text:span text:style-name="T248_16">:<text:s/></text:span></text:p>
      <text:p text:style-name="P249"><text:span text:style-name="T249_1"><text:a xlink:type="simple" xlink:href="http://www.apache.org/dist/jena/binaries/"><text:span text:style-name="T249_2">http</text:span></text:a></text:span><text:span text:style-name="T249_3"><text:a xlink:type="simple" xlink:href="http://www.apache.org/dist/jena/binaries/"><text:span text:style-name="T249_4">://</text:span></text:a></text:span><text:span text:style-name="T249_5"><text:a xlink:type="simple" xlink:href="http://www.apache.org/dist/jena/binaries/"><text:span text:style-name="T249_6">www</text:span></text:a></text:span><text:span text:style-name="T249_7"><text:a xlink:type="simple" xlink:href="http://www.apache.org/dist/jena/binaries/"><text:span text:style-name="T249_8">.</text:span></text:a></text:span><text:span text:style-name="T249_9"><text:a xlink:type="simple" xlink:href="http://www.apache.org/dist/jena/binaries/"><text:span text:style-name="T249_10">apache</text:span></text:a></text:span><text:span text:style-name="T249_11"><text:a xlink:type="simple" xlink:href="http://www.apache.org/dist/jena/binaries/"><text:span text:style-name="T249_12">.</text:span></text:a></text:span><text:span text:style-name="T249_13"><text:a xlink:type="simple" xlink:href="http://www.apache.org/dist/jena/binaries/"><text:span text:style-name="T249_14">org</text:span></text:a></text:span><text:span text:style-name="T249_15"><text:a xlink:type="simple" xlink:href="http://www.apache.org/dist/jena/binaries/"><text:span text:style-name="T249_16">/</text:span></text:a></text:span><text:span text:style-name="T249_17"><text:a xlink:type="simple" xlink:href="http://www.apache.org/dist/jena/binaries/"><text:span text:style-name="T249_18">dist</text:span></text:a></text:span><text:span text:style-name="T249_19"><text:a xlink:type="simple" xlink:href="http://www.apache.org/dist/jena/binaries/"><text:span text:style-name="T249_20">/</text:span></text:a></text:span><text:span text:style-name="T249_21"><text:a xlink:type="simple" xlink:href="http://www.apache.org/dist/jena/binaries/"><text:span text:style-name="T249_22">jena</text:span></text:a></text:span><text:span text:style-name="T249_23"><text:a xlink:type="simple" xlink:href="http://www.apache.org/dist/jena/binaries/"><text:span text:style-name="T249_24">/</text:span></text:a></text:span><text:span text:style-name="T249_25"><text:a xlink:type="simple" xlink:href="http://www.apache.org/dist/jena/binaries/"><text:span text:style-name="T249_26">binaries</text:span></text:a></text:span><text:span text:style-name="T249_27"><text:a xlink:type="simple" xlink:href="http://www.apache.org/dist/jena/binaries/"><text:span text:style-name="T249_28">/</text:span></text:a></text:span><text:span text:style-name="T249_29">.</text:span></text:p>
      <text:p text:style-name="P250"/>
      <text:p text:style-name="P251"><text:span text:style-name="T251_1">Configuraçao</text:span><text:span text:style-name="T251_2">:</text:span></text:p>
      <text:p text:style-name="P252"/>
      <text:list text:style-name="LS10" xml:id="list66">
        <text:list-item>
          <text:p text:style-name="P253"><text:span text:style-name="T253_1">Descompacte</text:span><text:span text:style-name="T253_2"><text:s/></text:span><text:span text:style-name="T253_3">o</text:span><text:span text:style-name="T253_4"><text:s/></text:span><text:span text:style-name="T253_5">arquivo</text:span><text:span text:style-name="T253_6"><text:s/></text:span></text:p>
        </text:list-item>
        <text:list-item>
          <text:p text:style-name="P254"><text:span text:style-name="T254_1">Abra</text:span><text:span text:style-name="T254_2"><text:s/></text:span><text:span text:style-name="T254_3">o</text:span><text:span text:style-name="T254_4"><text:s/></text:span><text:span text:style-name="T254_5">terminal</text:span></text:p>
        </text:list-item>
        <text:list-item>
          <text:p text:style-name="P255"><text:span text:style-name="T255_1">Vá</text:span><text:span text:style-name="T255_2"><text:s/></text:span><text:span text:style-name="T255_3">até</text:span><text:span text:style-name="T255_4"><text:s/></text:span><text:span text:style-name="T255_5">a</text:span><text:span text:style-name="T255_6"><text:s/></text:span><text:span text:style-name="T255_7">pasta</text:span><text:span text:style-name="T255_8"><text:s/></text:span><text:span text:style-name="T255_9">onde</text:span><text:span text:style-name="T255_10"><text:s/></text:span><text:span text:style-name="T255_11">os</text:span><text:span text:style-name="T255_12"><text:s/></text:span><text:span text:style-name="T255_13">arquivos</text:span><text:span text:style-name="T255_14"><text:s/></text:span><text:span text:style-name="T255_15">foram</text:span><text:span text:style-name="T255_16"><text:s/></text:span><text:span text:style-name="T255_17">descompactados</text:span></text:p>
        </text:list-item>
        <text:list-item>
          <text:p text:style-name="P256"><text:span text:style-name="T256_1">execute</text:span><text:span text:style-name="T256_2"><text:s/></text:span><text:span text:style-name="T256_3">o</text:span><text:span text:style-name="T256_4"><text:s/></text:span><text:span text:style-name="T256_5">seguinte</text:span><text:span text:style-name="T256_6"><text:s/></text:span><text:span text:style-name="T256_7">comando</text:span><text:span text:style-name="T256_8">:</text:span></text:p>
        </text:list-item>
      </text:list>
      <text:p text:style-name="P257"><text:span text:style-name="T257_1"><text:tab/><text:tab/>./</text:span><text:span text:style-name="T257_2">fuseki</text:span><text:span text:style-name="T257_3">-</text:span><text:span text:style-name="T257_4">server</text:span><text:span text:style-name="T257_5"><text:s/>--</text:span><text:span text:style-name="T257_6">update</text:span><text:span text:style-name="T257_7"><text:s/>--</text:span><text:span text:style-name="T257_8">mem</text:span><text:span text:style-name="T257_9"><text:s/>/</text:span><text:span text:style-name="T257_10">ds</text:span></text:p>
      <text:list text:style-name="LS10" xml:id="list70" text:continue-list="list66">
        <text:list-item>
          <text:p text:style-name="P258"><text:span text:style-name="T258_1">Abra</text:span><text:span text:style-name="T258_2"><text:s/></text:span><text:span text:style-name="T258_3">o</text:span><text:span text:style-name="T258_4"><text:s/></text:span><text:span text:style-name="T258_5">navegador</text:span><text:span text:style-name="T258_6"><text:s/></text:span><text:span text:style-name="T258_7">e</text:span><text:span text:style-name="T258_8"><text:s/></text:span><text:span text:style-name="T258_9">digite</text:span><text:span text:style-name="T258_10"><text:s/></text:span><text:span text:style-name="T258_11"><text:a xlink:type="simple" xlink:href="http://localhost:3030"><text:span text:style-name="T258_12">http</text:span></text:a></text:span><text:span text:style-name="T258_13"><text:a xlink:type="simple" xlink:href="http://localhost:3030"><text:span text:style-name="T258_14">://</text:span></text:a></text:span><text:span text:style-name="T258_15"><text:a xlink:type="simple" xlink:href="http://localhost:3030"><text:span text:style-name="T258_16">localhost</text:span></text:a></text:span><text:span text:style-name="T258_17"><text:a xlink:type="simple" xlink:href="http://localhost:3030"><text:span text:style-name="T258_18">:3030</text:span></text:a></text:span></text:p>
        </text:list-item>
        <text:list-item>
          <text:p text:style-name="P259"><text:span text:style-name="T259_1">Escolha</text:span><text:span text:style-name="T259_2"><text:s/></text:span><text:span text:style-name="T259_3">a</text:span><text:span text:style-name="T259_4"><text:s/></text:span><text:span text:style-name="T259_5">opção</text:span><text:span text:style-name="T259_6"><text:s/></text:span><text:span text:style-name="T259_7">control</text:span><text:span text:style-name="T259_8"><text:s/></text:span><text:span text:style-name="T259_9">panel</text:span></text:p>
        </text:list-item>
        <text:list-item>
          <text:p text:style-name="P260"><text:span text:style-name="T260_1">selecione</text:span><text:span text:style-name="T260_2"><text:s/></text:span><text:span text:style-name="T260_3">a</text:span><text:span text:style-name="T260_4"><text:s/></text:span><text:span text:style-name="T260_5">opção</text:span><text:span text:style-name="T260_6"><text:s/></text:span><text:span text:style-name="T260_7">ds</text:span><text:span text:style-name="T260_8"><text:s/>(</text:span><text:span text:style-name="T260_9">única</text:span><text:span text:style-name="T260_10"><text:s/></text:span><text:span text:style-name="T260_11">diponível</text:span><text:span text:style-name="T260_12">)</text:span></text:p>
        </text:list-item>
      </text:list>
      <text:p text:style-name="P261"/>
      <text:p text:style-name="P262"><text:span text:style-name="T262_1">Para</text:span><text:span text:style-name="T262_2"><text:s/></text:span><text:span text:style-name="T262_3">mais</text:span><text:span text:style-name="T262_4"><text:s/></text:span><text:span text:style-name="T262_5">informações</text:span><text:span text:style-name="T262_6"><text:s/></text:span><text:span text:style-name="T262_7">consulte</text:span><text:span text:style-name="T262_8"><text:s/></text:span><text:span text:style-name="T262_9"><text:a xlink:type="simple" xlink:href="http://jena.apache.org/documentation/serving_data/#download-fuseki"><text:span text:style-name="T262_10">http</text:span></text:a></text:span><text:span text:style-name="T262_11"><text:a xlink:type="simple" xlink:href="http://jena.apache.org/documentation/serving_data/#download-fuseki"><text:span text:style-name="T262_12">://</text:span></text:a></text:span><text:span text:style-name="T262_13"><text:a xlink:type="simple" xlink:href="http://jena.apache.org/documentation/serving_data/#download-fuseki"><text:span text:style-name="T262_14">jena</text:span></text:a></text:span><text:span text:style-name="T262_15"><text:a xlink:type="simple" xlink:href="http://jena.apache.org/documentation/serving_data/#download-fuseki"><text:span text:style-name="T262_16">.</text:span></text:a></text:span><text:span text:style-name="T262_17"><text:a xlink:type="simple" xlink:href="http://jena.apache.org/documentation/serving_data/#download-fuseki"><text:span text:style-name="T262_18">apache</text:span></text:a></text:span><text:span text:style-name="T262_19"><text:a xlink:type="simple" xlink:href="http://jena.apache.org/documentation/serving_data/#download-fuseki"><text:span text:style-name="T262_20">.</text:span></text:a></text:span><text:span text:style-name="T262_21"><text:a xlink:type="simple" xlink:href="http://jena.apache.org/documentation/serving_data/#download-fuseki"><text:span text:style-name="T262_22">org</text:span></text:a></text:span><text:span text:style-name="T262_23"><text:a xlink:type="simple" xlink:href="http://jena.apache.org/documentation/serving_data/#download-fuseki"><text:span text:style-name="T262_24">/</text:span></text:a></text:span><text:span text:style-name="T262_25"><text:a xlink:type="simple" xlink:href="http://jena.apache.org/documentation/serving_data/#download-fuseki"><text:span text:style-name="T262_26">documentation</text:span></text:a></text:span><text:span text:style-name="T262_27"><text:a xlink:type="simple" xlink:href="http://jena.apache.org/documentation/serving_data/#download-fuseki"><text:span text:style-name="T262_28">/</text:span></text:a></text:span><text:span text:style-name="T262_29"><text:a xlink:type="simple" xlink:href="http://jena.apache.org/documentation/serving_data/#download-fuseki"><text:span text:style-name="T262_30">serving</text:span></text:a></text:span><text:span text:style-name="T262_31"><text:a xlink:type="simple" xlink:href="http://jena.apache.org/documentation/serving_data/#download-fuseki"><text:span text:style-name="T262_32">_</text:span></text:a></text:span><text:span text:style-name="T262_33"><text:a xlink:type="simple" xlink:href="http://jena.apache.org/documentation/serving_data/#download-fuseki"><text:span text:style-name="T262_34">data</text:span></text:a></text:span><text:span text:style-name="T262_35"><text:a xlink:type="simple" xlink:href="http://jena.apache.org/documentation/serving_data/#download-fuseki"><text:span text:style-name="T262_36">/#</text:span></text:a></text:span><text:span text:style-name="T262_37"><text:a xlink:type="simple" xlink:href="http://jena.apache.org/documentation/serving_data/#download-fuseki"><text:span text:style-name="T262_38">download</text:span></text:a></text:span><text:span text:style-name="T262_39"><text:a xlink:type="simple" xlink:href="http://jena.apache.org/documentation/serving_data/#download-fuseki"><text:span text:style-name="T262_40">-</text:span></text:a></text:span><text:span text:style-name="T262_41"><text:a xlink:type="simple" xlink:href="http://jena.apache.org/documentation/serving_data/#download-fuseki"><text:span text:style-name="T262_42">fuseki</text:span></text:a></text:span><text:span text:style-name="T262_43">.</text:span><text:span text:style-name="T262_44"><text:tab/></text:span></text:p>
      <text:p text:style-name="P263"/>
      <text:p text:style-name="P264"><text:span text:style-name="T264_1">Query</text:span><text:span text:style-name="T264_2"><text:s/>8<text:s/>-<text:s/></text:span><text:span text:style-name="T264_3">Buscando</text:span><text:span text:style-name="T264_4"><text:s/></text:span><text:span text:style-name="T264_5">filmes</text:span><text:span text:style-name="T264_6"><text:s/></text:span><text:span text:style-name="T264_7">e</text:span><text:span text:style-name="T264_8"><text:s/></text:span><text:span text:style-name="T264_9">seus</text:span><text:span text:style-name="T264_10"><text:s/></text:span><text:span text:style-name="T264_11">locais</text:span><text:span text:style-name="T264_12"><text:s/></text:span><text:span text:style-name="T264_13">de</text:span><text:span text:style-name="T264_14"><text:s/></text:span><text:span text:style-name="T264_15">gravação</text:span></text:p>
      <text:p text:style-name="P265"/>
      <text:p text:style-name="P266"><text:span text:style-name="T266_1">O</text:span><text:span text:style-name="T266_2"><text:a xlink:type="simple" xlink:href="http://data.linkedmdb.org/"><text:span text:style-name="T266_3"><text:s/></text:span></text:a></text:span><text:span text:style-name="T266_4"><text:a xlink:type="simple" xlink:href="http://data.linkedmdb.org/"><text:span text:style-name="T266_5">http</text:span></text:a></text:span><text:span text:style-name="T266_6"><text:a xlink:type="simple" xlink:href="http://data.linkedmdb.org/"><text:span text:style-name="T266_7">://</text:span></text:a></text:span><text:span text:style-name="T266_8"><text:a xlink:type="simple" xlink:href="http://data.linkedmdb.org/"><text:span text:style-name="T266_9">data</text:span></text:a></text:span><text:span text:style-name="T266_10"><text:a xlink:type="simple" xlink:href="http://data.linkedmdb.org/"><text:span text:style-name="T266_11">.</text:span></text:a></text:span><text:span text:style-name="T266_12"><text:a xlink:type="simple" xlink:href="http://data.linkedmdb.org/"><text:span text:style-name="T266_13">linkedmdb</text:span></text:a></text:span><text:span text:style-name="T266_14"><text:a xlink:type="simple" xlink:href="http://data.linkedmdb.org/"><text:span text:style-name="T266_15">.</text:span></text:a></text:span><text:span text:style-name="T266_16"><text:a xlink:type="simple" xlink:href="http://data.linkedmdb.org/"><text:span text:style-name="T266_17">org</text:span></text:a></text:span><text:span text:style-name="T266_18"><text:a xlink:type="simple" xlink:href="http://data.linkedmdb.org/"><text:span text:style-name="T266_19">/</text:span></text:a></text:span><text:span text:style-name="T266_20"><text:s/></text:span><text:span text:style-name="T266_21">contém</text:span><text:span text:style-name="T266_22"><text:s/></text:span><text:span text:style-name="T266_23">dados</text:span><text:span text:style-name="T266_24"><text:s/></text:span><text:span text:style-name="T266_25">abertos</text:span><text:span text:style-name="T266_26"><text:s/></text:span><text:span text:style-name="T266_27">sobre</text:span><text:span text:style-name="T266_28"><text:s/></text:span><text:span text:style-name="T266_29">filmes</text:span><text:span text:style-name="T266_30">.<text:s/></text:span><text:span text:style-name="T266_31">Podemos</text:span><text:span text:style-name="T266_32">,<text:s/></text:span><text:span text:style-name="T266_33">por</text:span><text:span text:style-name="T266_34"><text:s/></text:span><text:span text:style-name="T266_35">exemplo</text:span><text:span text:style-name="T266_36">,<text:s/></text:span><text:span text:style-name="T266_37">listar</text:span><text:span text:style-name="T266_38"><text:s/></text:span><text:span text:style-name="T266_39">os</text:span><text:span text:style-name="T266_40"><text:s/></text:span><text:span text:style-name="T266_41">filmes</text:span><text:span text:style-name="T266_42"><text:s/></text:span><text:span text:style-name="T266_43">o</text:span><text:span text:style-name="T266_44"><text:s/></text:span><text:span text:style-name="T266_45">seus</text:span><text:span text:style-name="T266_46"><text:s/></text:span><text:span text:style-name="T266_47">locais</text:span><text:span text:style-name="T266_48"><text:s/></text:span><text:span text:style-name="T266_49">de</text:span><text:span text:style-name="T266_50"><text:s/></text:span><text:span text:style-name="T266_51">gravação</text:span><text:span text:style-name="T266_52">.</text:span></text:p>
      <text:p text:style-name="P267"/>
      <text:p text:style-name="P268"><text:span text:style-name="T268_1">Não</text:span><text:span text:style-name="T268_2"><text:s/></text:span><text:span text:style-name="T268_3">podemos</text:span><text:span text:style-name="T268_4">,<text:s/></text:span><text:span text:style-name="T268_5">no</text:span><text:span text:style-name="T268_6"><text:s/></text:span><text:span text:style-name="T268_7">entanto</text:span><text:span text:style-name="T268_8">,<text:s/></text:span><text:span text:style-name="T268_9">utilizar</text:span><text:span text:style-name="T268_10"><text:s/></text:span><text:span text:style-name="T268_11">o</text:span><text:span text:style-name="T268_12"><text:s/></text:span><text:span text:style-name="T268_13">virtuoso</text:span><text:span text:style-name="T268_14"><text:s/></text:span><text:span text:style-name="T268_15">para</text:span><text:span text:style-name="T268_16"><text:s/></text:span><text:span text:style-name="T268_17">obtermos</text:span><text:span text:style-name="T268_18"><text:s/></text:span><text:span text:style-name="T268_19">os</text:span><text:span text:style-name="T268_20"><text:s/></text:span><text:span text:style-name="T268_21">dados</text:span><text:span text:style-name="T268_22"><text:s/></text:span><text:span text:style-name="T268_23">desta</text:span><text:span text:style-name="T268_24"><text:s/></text:span><text:span text:style-name="T268_25">consulta</text:span><text:span text:style-name="T268_26">.<text:s/></text:span><text:span text:style-name="T268_27">Pois</text:span><text:span text:style-name="T268_28">,<text:s/></text:span><text:span text:style-name="T268_29">este</text:span><text:span text:style-name="T268_30"><text:s/></text:span><text:span text:style-name="T268_31">consulta</text:span><text:span text:style-name="T268_32"><text:s/></text:span><text:span text:style-name="T268_33">somente</text:span><text:span text:style-name="T268_34"><text:s/></text:span><text:span text:style-name="T268_35">os</text:span><text:span text:style-name="T268_36"><text:s/></text:span><text:span text:style-name="T268_37">dados</text:span><text:span text:style-name="T268_38"><text:s/></text:span><text:span text:style-name="T268_39">presentes</text:span><text:span text:style-name="T268_40"><text:s/></text:span><text:span text:style-name="T268_41">no</text:span><text:span text:style-name="T268_42"><text:s/></text:span><text:span text:style-name="T268_43">DBpedia</text:span><text:span text:style-name="T268_44">.<text:s/></text:span><text:span text:style-name="T268_45">Para</text:span><text:span text:style-name="T268_46"><text:s/></text:span><text:span text:style-name="T268_47">fazermos</text:span><text:span text:style-name="T268_48"><text:s/></text:span><text:span text:style-name="T268_49">uma</text:span><text:span text:style-name="T268_50"><text:s/></text:span><text:span text:style-name="T268_51">consulta</text:span><text:span text:style-name="T268_52"><text:s/></text:span><text:span text:style-name="T268_53">no</text:span><text:span text:style-name="T268_54"><text:s/></text:span><text:span text:style-name="T268_55">data</text:span><text:span text:style-name="T268_56">.</text:span><text:span text:style-name="T268_57">linkedmdb</text:span><text:span text:style-name="T268_58">.</text:span><text:span text:style-name="T268_59">org</text:span><text:span text:style-name="T268_60"><text:s/></text:span><text:span text:style-name="T268_61">deveremos</text:span><text:span text:style-name="T268_62"><text:s/></text:span><text:span text:style-name="T268_63">utilizar</text:span><text:span text:style-name="T268_64"><text:s/></text:span><text:span text:style-name="T268_65">um</text:span><text:span text:style-name="T268_66"><text:s/></text:span><text:span text:style-name="T268_67">outro</text:span><text:span text:style-name="T268_68"><text:s/></text:span><text:span text:style-name="T268_69">servidor</text:span><text:span text:style-name="T268_70">,<text:s/></text:span><text:span text:style-name="T268_71">como</text:span><text:span text:style-name="T268_72"><text:s/></text:span><text:span text:style-name="T268_73">o</text:span><text:span text:style-name="T268_74"><text:s/></text:span><text:span text:style-name="T268_75">Fuseki</text:span><text:span text:style-name="T268_76">.<text:s/></text:span></text:p>
      <text:p text:style-name="P269"/>
      <text:p text:style-name="P270"><text:span text:style-name="T270_1">Agora</text:span><text:span text:style-name="T270_2"><text:s/></text:span><text:span text:style-name="T270_3">podemos</text:span><text:span text:style-name="T270_4"><text:s/></text:span><text:span text:style-name="T270_5">consultar</text:span><text:span text:style-name="T270_6"><text:s/></text:span><text:span text:style-name="T270_7">o</text:span><text:span text:style-name="T270_8"><text:s/></text:span><text:span text:style-name="T270_9">data</text:span><text:span text:style-name="T270_10">.</text:span><text:span text:style-name="T270_11">linkedmdb</text:span><text:span text:style-name="T270_12">.</text:span><text:span text:style-name="T270_13">org</text:span><text:span text:style-name="T270_14">.<text:s/></text:span><text:span text:style-name="T270_15">O</text:span><text:span text:style-name="T270_16"><text:s/></text:span><text:span text:style-name="T270_17">endereço</text:span><text:span text:style-name="T270_18"><text:s/></text:span><text:span text:style-name="T270_19">de</text:span><text:span text:style-name="T270_20"><text:s/></text:span><text:span text:style-name="T270_21">seu</text:span><text:span text:style-name="T270_22"><text:s/></text:span><text:span text:style-name="T270_23">SPARQL</text:span><text:span text:style-name="T270_24"><text:s/></text:span><text:span text:style-name="T270_25">endpoint</text:span><text:span text:style-name="T270_26"><text:s/></text:span><text:span text:style-name="T270_27">é</text:span><text:span text:style-name="T270_28"><text:s/></text:span><text:span text:style-name="T270_29"><text:a xlink:type="simple" xlink:href="http://data.linkedmdb.org/sparql"><text:span text:style-name="T270_30">http</text:span></text:a></text:span><text:span text:style-name="T270_31"><text:a xlink:type="simple" xlink:href="http://data.linkedmdb.org/sparql"><text:span text:style-name="T270_32">://</text:span></text:a></text:span><text:span text:style-name="T270_33"><text:a xlink:type="simple" xlink:href="http://data.linkedmdb.org/sparql"><text:span text:style-name="T270_34">data</text:span></text:a></text:span><text:span text:style-name="T270_35"><text:a xlink:type="simple" xlink:href="http://data.linkedmdb.org/sparql"><text:span text:style-name="T270_36">.</text:span></text:a></text:span><text:span text:style-name="T270_37"><text:a xlink:type="simple" xlink:href="http://data.linkedmdb.org/sparql"><text:span text:style-name="T270_38">linkedmdb</text:span></text:a></text:span><text:span text:style-name="T270_39"><text:a xlink:type="simple" xlink:href="http://data.linkedmdb.org/sparql"><text:span text:style-name="T270_40">.</text:span></text:a></text:span><text:span text:style-name="T270_41"><text:a xlink:type="simple" xlink:href="http://data.linkedmdb.org/sparql"><text:span text:style-name="T270_42">org</text:span></text:a></text:span><text:span text:style-name="T270_43"><text:a xlink:type="simple" xlink:href="http://data.linkedmdb.org/sparql"><text:span text:style-name="T270_44">/</text:span></text:a></text:span><text:span text:style-name="T270_45"><text:a xlink:type="simple" xlink:href="http://data.linkedmdb.org/sparql"><text:span text:style-name="T270_46">sparql</text:span></text:a></text:span><text:span text:style-name="T270_47">.<text:s/></text:span><text:span text:style-name="T270_48">E</text:span><text:span text:style-name="T270_49"><text:s/></text:span><text:span text:style-name="T270_50">é</text:span><text:span text:style-name="T270_51"><text:s/></text:span><text:span text:style-name="T270_52">a</text:span><text:span text:style-name="T270_53"><text:s/></text:span><text:span text:style-name="T270_54">partir</text:span><text:span text:style-name="T270_55"><text:s/></text:span><text:span text:style-name="T270_56">dele</text:span><text:span text:style-name="T270_57"><text:s/></text:span><text:span text:style-name="T270_58">que</text:span><text:span text:style-name="T270_59"><text:s/></text:span><text:span text:style-name="T270_60">faremos</text:span><text:span text:style-name="T270_61"><text:s/></text:span><text:span text:style-name="T270_62">a</text:span><text:span text:style-name="T270_63"><text:s/></text:span><text:span text:style-name="T270_64">nossa</text:span><text:span text:style-name="T270_65"><text:s/></text:span><text:span text:style-name="T270_66">consulta</text:span><text:span text:style-name="T270_67">,<text:s/></text:span><text:span text:style-name="T270_68">para</text:span><text:span text:style-name="T270_69"><text:s/></text:span><text:span text:style-name="T270_70">isto</text:span><text:span text:style-name="T270_71">,<text:s/></text:span><text:span text:style-name="T270_72">é</text:span><text:span text:style-name="T270_73"><text:s/></text:span><text:span text:style-name="T270_74">suficiente</text:span><text:span text:style-name="T270_75"><text:s/></text:span><text:span text:style-name="T270_76">utilizarmos</text:span><text:span text:style-name="T270_77"><text:s/></text:span><text:span text:style-name="T270_78">a</text:span><text:span text:style-name="T270_79"><text:s/></text:span><text:span text:style-name="T270_80">cláusula</text:span><text:span text:style-name="T270_81"><text:s/></text:span><text:span text:style-name="T270_82">SERVICE</text:span><text:span text:style-name="T270_83"><text:s/></text:span><text:span text:style-name="T270_84">que</text:span><text:span text:style-name="T270_85"><text:s/></text:span><text:span text:style-name="T270_86">permite</text:span><text:span text:style-name="T270_87"><text:s/></text:span><text:span text:style-name="T270_88">que</text:span><text:span text:style-name="T270_89"><text:s/></text:span><text:span text:style-name="T270_90">enviemos</text:span><text:span text:style-name="T270_91"><text:s/></text:span><text:span text:style-name="T270_92">a</text:span><text:span text:style-name="T270_93"><text:s/></text:span><text:span text:style-name="T270_94">query</text:span><text:span text:style-name="T270_95"><text:s/></text:span><text:span text:style-name="T270_96">dentro</text:span><text:span text:style-name="T270_97"><text:s/></text:span><text:span text:style-name="T270_98">de</text:span><text:span text:style-name="T270_99"><text:s/></text:span><text:span text:style-name="T270_100">seu</text:span><text:span text:style-name="T270_101"><text:s/></text:span><text:span text:style-name="T270_102">bloco</text:span><text:span text:style-name="T270_103"><text:s/></text:span><text:span text:style-name="T270_104">para</text:span><text:span text:style-name="T270_105"><text:s/></text:span><text:span text:style-name="T270_106">um</text:span><text:span text:style-name="T270_107"><text:s/></text:span><text:span text:style-name="T270_108">servidor</text:span><text:span text:style-name="T270_109"><text:s/></text:span><text:span text:style-name="T270_110">em</text:span><text:span text:style-name="T270_111"><text:s/></text:span><text:span text:style-name="T270_112">específico</text:span><text:span text:style-name="T270_113">.<text:s/></text:span><text:span text:style-name="T270_114">Observe</text:span><text:span text:style-name="T270_115"><text:s/></text:span><text:span text:style-name="T270_116">o</text:span><text:span text:style-name="T270_117"><text:s/></text:span><text:span text:style-name="T270_118">exemplo</text:span><text:span text:style-name="T270_119"><text:s/></text:span><text:span text:style-name="T270_120">abaixo</text:span><text:span text:style-name="T270_121">.<text:s/></text:span></text:p>
      <text:p text:style-name="P271"><text:span text:style-name="T271_1">Buscar</text:span><text:span text:style-name="T271_2"><text:s/></text:span><text:span text:style-name="T271_3">filmes</text:span><text:span text:style-name="T271_4"><text:s/></text:span><text:span text:style-name="T271_5">e</text:span><text:span text:style-name="T271_6"><text:s/></text:span><text:span text:style-name="T271_7">seus</text:span><text:span text:style-name="T271_8"><text:s/></text:span><text:span text:style-name="T271_9">respectivos</text:span><text:span text:style-name="T271_10"><text:s/></text:span><text:span text:style-name="T271_11">locais</text:span><text:span text:style-name="T271_12"><text:s/></text:span><text:span text:style-name="T271_13">de</text:span><text:span text:style-name="T271_14"><text:s/></text:span><text:span text:style-name="T271_15">gravação</text:span><text:span text:style-name="T271_16">:</text:span></text:p>
      <text:p text:style-name="P272"/>
      <table:table table:style-name="Table13">
        <table:table-column table:style-name="Column13"/>
        <table:table-row table:style-name="Row13">
          <table:table-cell table:style-name="Cell13">
            <text:p text:style-name="P273"><text:span text:style-name="T273_1">PREFIX</text:span><text:span text:style-name="T273_2"><text:s/></text:span><text:span text:style-name="T273_3">owl</text:span><text:span text:style-name="T273_4">:<text:s/>&lt;</text:span><text:span text:style-name="T273_5">http</text:span><text:span text:style-name="T273_6">://</text:span><text:span text:style-name="T273_7">www</text:span><text:span text:style-name="T273_8">.</text:span><text:span text:style-name="T273_9">w</text:span><text:span text:style-name="T273_10">3.</text:span><text:span text:style-name="T273_11">org</text:span><text:span text:style-name="T273_12">/2002/07/</text:span><text:span text:style-name="T273_13">owl</text:span><text:span text:style-name="T273_14">#&gt;</text:span></text:p>
            <text:p text:style-name="P274"><text:span text:style-name="T274_1">PREFIX</text:span><text:span text:style-name="T274_2"><text:s/></text:span><text:span text:style-name="T274_3">rdfs</text:span><text:span text:style-name="T274_4">:<text:s/>&lt;</text:span><text:span text:style-name="T274_5">http</text:span><text:span text:style-name="T274_6">://</text:span><text:span text:style-name="T274_7">www</text:span><text:span text:style-name="T274_8">.</text:span><text:span text:style-name="T274_9">w</text:span><text:span text:style-name="T274_10">3.</text:span><text:span text:style-name="T274_11">org</text:span><text:span text:style-name="T274_12">/2000/01/</text:span><text:span text:style-name="T274_13">rdf</text:span><text:span text:style-name="T274_14">-</text:span><text:span text:style-name="T274_15">schema</text:span><text:span text:style-name="T274_16">#&gt;</text:span></text:p>
            <text:p text:style-name="P275"><text:span text:style-name="T275_1">PREFIX</text:span><text:span text:style-name="T275_2"><text:s/></text:span><text:span text:style-name="T275_3">movie</text:span><text:span text:style-name="T275_4">:<text:s/>&lt;</text:span><text:span text:style-name="T275_5">http</text:span><text:span text:style-name="T275_6">://</text:span><text:span text:style-name="T275_7">data</text:span><text:span text:style-name="T275_8">.</text:span><text:span text:style-name="T275_9">linkedmdb</text:span><text:span text:style-name="T275_10">.</text:span><text:span text:style-name="T275_11">org</text:span><text:span text:style-name="T275_12">/</text:span><text:span text:style-name="T275_13">resource</text:span><text:span text:style-name="T275_14">/</text:span><text:span text:style-name="T275_15">movie</text:span><text:span text:style-name="T275_16">/&gt;</text:span></text:p>
            <text:p text:style-name="P276"><text:span text:style-name="T276_1">PREFIX</text:span><text:span text:style-name="T276_2"><text:s/></text:span><text:span text:style-name="T276_3">dcterms</text:span><text:span text:style-name="T276_4">:<text:s/>&lt;</text:span><text:span text:style-name="T276_5">http</text:span><text:span text:style-name="T276_6">://</text:span><text:span text:style-name="T276_7">purl</text:span><text:span text:style-name="T276_8">.</text:span><text:span text:style-name="T276_9">org</text:span><text:span text:style-name="T276_10">/</text:span><text:span text:style-name="T276_11">dc</text:span><text:span text:style-name="T276_12">/</text:span><text:span text:style-name="T276_13">terms</text:span><text:span text:style-name="T276_14">/&gt;</text:span></text:p>
            <text:p text:style-name="P277"><text:span text:style-name="T277_1">PREFIX</text:span><text:span text:style-name="T277_2"><text:s/></text:span><text:span text:style-name="T277_3">dbpedia</text:span><text:span text:style-name="T277_4">-</text:span><text:span text:style-name="T277_5">owl</text:span><text:span text:style-name="T277_6">:<text:s/>&lt;</text:span><text:span text:style-name="T277_7">http</text:span><text:span text:style-name="T277_8">://</text:span><text:span text:style-name="T277_9">dbpedia</text:span><text:span text:style-name="T277_10">.</text:span><text:span text:style-name="T277_11">org</text:span><text:span text:style-name="T277_12">/</text:span><text:span text:style-name="T277_13">ontology</text:span><text:span text:style-name="T277_14">/&gt;</text:span></text:p>
            <text:p text:style-name="P278"/>
            <text:p text:style-name="P279"><text:span text:style-name="T279_1">SELECT</text:span><text:span text:style-name="T279_2"><text:s/>?</text:span><text:span text:style-name="T279_3">label</text:span><text:span text:style-name="T279_4"><text:s text:c="2"/>?</text:span><text:span text:style-name="T279_5">locname</text:span><text:span text:style-name="T279_6"><text:s/></text:span><text:span text:style-name="T279_7">WHERE</text:span><text:span text:style-name="T279_8"><text:s/>{</text:span></text:p>
            <text:p text:style-name="P280"><text:span text:style-name="T280_1"><text:tab/></text:span><text:span text:style-name="T280_2">SERVICE</text:span><text:span text:style-name="T280_3"><text:s/>&lt;</text:span><text:span text:style-name="T280_4">http</text:span><text:span text:style-name="T280_5">://</text:span><text:span text:style-name="T280_6">data</text:span><text:span text:style-name="T280_7">.</text:span><text:span text:style-name="T280_8">linkedmdb</text:span><text:span text:style-name="T280_9">.</text:span><text:span text:style-name="T280_10">org</text:span><text:span text:style-name="T280_11">/</text:span><text:span text:style-name="T280_12">sparql</text:span><text:span text:style-name="T280_13">&gt;<text:s/>{</text:span></text:p>
            <text:p text:style-name="P281"><text:span text:style-name="T281_1"><text:s text:c="4"/><text:tab/>?</text:span><text:span text:style-name="T281_2">film</text:span><text:span text:style-name="T281_3"><text:s/></text:span><text:span text:style-name="T281_4">a</text:span><text:span text:style-name="T281_5"><text:s/></text:span><text:span text:style-name="T281_6">movie</text:span><text:span text:style-name="T281_7">:</text:span><text:span text:style-name="T281_8">film</text:span><text:span text:style-name="T281_9"><text:s/>.</text:span></text:p>
            <text:p text:style-name="P282"><text:span text:style-name="T282_1"><text:s text:c="4"/><text:tab/>?</text:span><text:span text:style-name="T282_2">film</text:span><text:span text:style-name="T282_3"><text:s/></text:span><text:span text:style-name="T282_4">rdfs</text:span><text:span text:style-name="T282_5">:</text:span><text:span text:style-name="T282_6">label</text:span><text:span text:style-name="T282_7"><text:s/>?</text:span><text:span text:style-name="T282_8">label</text:span><text:span text:style-name="T282_9"><text:s/>.</text:span></text:p>
            <text:p text:style-name="P283"><text:span text:style-name="T283_1"><text:s text:c="4"/><text:tab/>?</text:span><text:span text:style-name="T283_2">film</text:span><text:span text:style-name="T283_3"><text:s text:c="2"/></text:span><text:span text:style-name="T283_4">movie</text:span><text:span text:style-name="T283_5">:</text:span><text:span text:style-name="T283_6">featured</text:span><text:span text:style-name="T283_7">_</text:span><text:span text:style-name="T283_8">film</text:span><text:span text:style-name="T283_9">_</text:span><text:span text:style-name="T283_10">location</text:span><text:span text:style-name="T283_11"><text:s text:c="2"/>?</text:span><text:span text:style-name="T283_12">location</text:span><text:span text:style-name="T283_13">.</text:span></text:p>
            <text:p text:style-name="P284"><text:span text:style-name="T284_1"><text:s text:c="4"/><text:tab/>?</text:span><text:span text:style-name="T284_2">location</text:span><text:span text:style-name="T284_3"><text:s/></text:span><text:span text:style-name="T284_4">movie</text:span><text:span text:style-name="T284_5">:</text:span><text:span text:style-name="T284_6">film</text:span><text:span text:style-name="T284_7">_</text:span><text:span text:style-name="T284_8">location</text:span><text:span text:style-name="T284_9">_</text:span><text:span text:style-name="T284_10">name</text:span><text:span text:style-name="T284_11"><text:s/>?</text:span><text:span text:style-name="T284_12">locname</text:span><text:span text:style-name="T284_13">.</text:span></text:p>
            <text:p text:style-name="P285"><text:span text:style-name="T285_1">}</text:span></text:p>
          </table:table-cell>
        </table:table-row>
      </table:table>
      <text:p text:style-name="P286"/>
      <text:p text:style-name="P287"><text:span text:style-name="T287_1">Query</text:span><text:span text:style-name="T287_2"><text:s/>9<text:s/>-<text:s/></text:span><text:span text:style-name="T287_3">Retornando</text:span><text:span text:style-name="T287_4"><text:s/></text:span><text:span text:style-name="T287_5">informações</text:span><text:span text:style-name="T287_6"><text:s/></text:span><text:span text:style-name="T287_7">de</text:span><text:span text:style-name="T287_8"><text:s/></text:span><text:span text:style-name="T287_9">duas</text:span><text:span text:style-name="T287_10"><text:s/></text:span><text:span text:style-name="T287_11">bases</text:span><text:span text:style-name="T287_12"><text:s/></text:span><text:span text:style-name="T287_13">de</text:span><text:span text:style-name="T287_14"><text:s/></text:span><text:span text:style-name="T287_15">conhecimento</text:span><text:span text:style-name="T287_16"><text:s/></text:span><text:span text:style-name="T287_17">distintas</text:span><text:span text:style-name="T287_18">:<text:s/></text:span><text:span text:style-name="T287_19">DBpedia</text:span><text:span text:style-name="T287_20"><text:s/></text:span><text:span text:style-name="T287_21">e</text:span><text:span text:style-name="T287_22"><text:s/></text:span><text:span text:style-name="T287_23">Linkedmdb</text:span></text:p>
      <text:p text:style-name="P288"/>
      <text:p text:style-name="P289"><text:span text:style-name="T289_1">Imaginemos</text:span><text:span text:style-name="T289_2"><text:s/></text:span><text:span text:style-name="T289_3">agora</text:span><text:span text:style-name="T289_4"><text:s/></text:span><text:span text:style-name="T289_5">que</text:span><text:span text:style-name="T289_6"><text:s/></text:span><text:span text:style-name="T289_7">queiramos</text:span><text:span text:style-name="T289_8"><text:s/></text:span><text:span text:style-name="T289_9">saber</text:span><text:span text:style-name="T289_10"><text:s/></text:span><text:span text:style-name="T289_11">as</text:span><text:span text:style-name="T289_12"><text:s/></text:span><text:span text:style-name="T289_13">sinopses</text:span><text:span text:style-name="T289_14"><text:s/></text:span><text:span text:style-name="T289_15">dos</text:span><text:span text:style-name="T289_16"><text:s/></text:span><text:span text:style-name="T289_17">filmes</text:span><text:span text:style-name="T289_18">.<text:s/></text:span><text:span text:style-name="T289_19">Observe</text:span><text:span text:style-name="T289_20">,<text:s/></text:span><text:span text:style-name="T289_21">no</text:span><text:span text:style-name="T289_22"><text:s/></text:span><text:span text:style-name="T289_23">entanto</text:span><text:span text:style-name="T289_24">,<text:s/></text:span><text:span text:style-name="T289_25">que</text:span><text:span text:style-name="T289_26"><text:s/></text:span><text:span text:style-name="T289_27">o</text:span><text:span text:style-name="T289_28"><text:s/></text:span><text:span text:style-name="T289_29"><text:a xlink:type="simple" xlink:href="http://data.linkedmdb.org/"><text:span text:style-name="T289_30">http</text:span></text:a></text:span><text:span text:style-name="T289_31"><text:a xlink:type="simple" xlink:href="http://data.linkedmdb.org/"><text:span text:style-name="T289_32">://</text:span></text:a></text:span><text:span text:style-name="T289_33"><text:a xlink:type="simple" xlink:href="http://data.linkedmdb.org/"><text:span text:style-name="T289_34">data</text:span></text:a></text:span><text:span text:style-name="T289_35"><text:a xlink:type="simple" xlink:href="http://data.linkedmdb.org/"><text:span text:style-name="T289_36">.</text:span></text:a></text:span><text:span text:style-name="T289_37"><text:a xlink:type="simple" xlink:href="http://data.linkedmdb.org/"><text:span text:style-name="T289_38">linkedmdb</text:span></text:a></text:span><text:span text:style-name="T289_39"><text:a xlink:type="simple" xlink:href="http://data.linkedmdb.org/"><text:span text:style-name="T289_40">.</text:span></text:a></text:span><text:span text:style-name="T289_41"><text:a xlink:type="simple" xlink:href="http://data.linkedmdb.org/"><text:span text:style-name="T289_42">org</text:span></text:a></text:span><text:span text:style-name="T289_43"><text:a xlink:type="simple" xlink:href="http://data.linkedmdb.org/"><text:span text:style-name="T289_44">/</text:span></text:a></text:span><text:span text:style-name="T289_45"><text:s text:c="2"/></text:span><text:span text:style-name="T289_46">não</text:span><text:span text:style-name="T289_47"><text:s/></text:span><text:span text:style-name="T289_48">tem</text:span><text:span text:style-name="T289_49"><text:s/></text:span><text:span text:style-name="T289_50">tal</text:span><text:span text:style-name="T289_51"><text:s/></text:span><text:span text:style-name="T289_52">informação</text:span><text:span text:style-name="T289_53">.<text:s/></text:span><text:span text:style-name="T289_54">O</text:span><text:span text:style-name="T289_55"><text:s/></text:span><text:span text:style-name="T289_56">DBPedia</text:span><text:span text:style-name="T289_57">,<text:s/></text:span><text:span text:style-name="T289_58">por</text:span><text:span text:style-name="T289_59"><text:s/></text:span><text:span text:style-name="T289_60">outro</text:span><text:span text:style-name="T289_61"><text:s/></text:span><text:span text:style-name="T289_62">lado</text:span><text:span text:style-name="T289_63">,<text:s/></text:span><text:span text:style-name="T289_64">tem</text:span><text:span text:style-name="T289_65"><text:s/></text:span><text:span text:style-name="T289_66">estas</text:span><text:span text:style-name="T289_67"><text:s/></text:span><text:span text:style-name="T289_68">informações</text:span><text:span text:style-name="T289_69">,<text:s/></text:span><text:span text:style-name="T289_70">podemos</text:span><text:span text:style-name="T289_71"><text:s/></text:span><text:span text:style-name="T289_72">assim</text:span><text:span text:style-name="T289_73">,<text:s/></text:span><text:span text:style-name="T289_74">fazer</text:span><text:span text:style-name="T289_75"><text:s/></text:span><text:span text:style-name="T289_76">uma</text:span><text:span text:style-name="T289_77"><text:s/></text:span><text:span text:style-name="T289_78">ligação</text:span><text:span text:style-name="T289_79"><text:s/></text:span><text:span text:style-name="T289_80">entre</text:span><text:span text:style-name="T289_81"><text:s/></text:span><text:span text:style-name="T289_82">os</text:span><text:span text:style-name="T289_83"><text:s/></text:span><text:span text:style-name="T289_84">dois</text:span><text:span text:style-name="T289_85"><text:s/></text:span><text:span text:style-name="T289_86">datasets</text:span><text:span text:style-name="T289_87"><text:s/></text:span><text:span text:style-name="T289_88">a</text:span><text:span text:style-name="T289_89"><text:s/></text:span><text:span text:style-name="T289_90">fim</text:span><text:span text:style-name="T289_91"><text:s/></text:span><text:span text:style-name="T289_92">de</text:span><text:span text:style-name="T289_93"><text:s/></text:span><text:span text:style-name="T289_94">obter</text:span><text:span text:style-name="T289_95"><text:s/></text:span><text:span text:style-name="T289_96">tais</text:span><text:span text:style-name="T289_97"><text:s/></text:span><text:span text:style-name="T289_98">informações</text:span><text:span text:style-name="T289_99">.<text:s/></text:span></text:p>
      <text:p text:style-name="P290"><text:span text:style-name="T290_1">Para</text:span><text:span text:style-name="T290_2"><text:s/></text:span><text:span text:style-name="T290_3">isto</text:span><text:span text:style-name="T290_4">,<text:s/></text:span><text:span text:style-name="T290_5">precisamos</text:span><text:span text:style-name="T290_6"><text:s/></text:span><text:span text:style-name="T290_7">ligar</text:span><text:span text:style-name="T290_8"><text:s/></text:span><text:span text:style-name="T290_9">os</text:span><text:span text:style-name="T290_10"><text:s/></text:span><text:span text:style-name="T290_11">dois</text:span><text:span text:style-name="T290_12"><text:s/></text:span><text:span text:style-name="T290_13">datasets</text:span><text:span text:style-name="T290_14">.<text:s/></text:span><text:span text:style-name="T290_15">Isto</text:span><text:span text:style-name="T290_16"><text:s/></text:span><text:span text:style-name="T290_17">pode</text:span><text:span text:style-name="T290_18"><text:s/></text:span><text:span text:style-name="T290_19">ser</text:span><text:span text:style-name="T290_20"><text:s/></text:span><text:span text:style-name="T290_21">feito</text:span><text:span text:style-name="T290_22"><text:s/></text:span><text:span text:style-name="T290_23">através</text:span><text:span text:style-name="T290_24"><text:s/></text:span><text:span text:style-name="T290_25">da</text:span><text:span text:style-name="T290_26"><text:s/></text:span><text:span text:style-name="T290_27">propriedade</text:span><text:span text:style-name="T290_28"><text:s/></text:span><text:span text:style-name="T290_29">sameAs</text:span><text:span text:style-name="T290_30">.<text:s/></text:span><text:span text:style-name="T290_31">Para</text:span><text:span text:style-name="T290_32"><text:s/></text:span><text:span text:style-name="T290_33">fazermos</text:span><text:span text:style-name="T290_34"><text:s/></text:span><text:span text:style-name="T290_35">a</text:span><text:span text:style-name="T290_36"><text:s/></text:span><text:span text:style-name="T290_37">ligação</text:span><text:span text:style-name="T290_38"><text:s/></text:span><text:span text:style-name="T290_39">com</text:span><text:span text:style-name="T290_40"><text:s/></text:span><text:span text:style-name="T290_41">o</text:span><text:span text:style-name="T290_42"><text:s/></text:span><text:span text:style-name="T290_43">DBPedia</text:span><text:span text:style-name="T290_44">,<text:s/></text:span><text:span text:style-name="T290_45">é</text:span><text:span text:style-name="T290_46"><text:s/></text:span><text:span text:style-name="T290_47">suficiente</text:span><text:span text:style-name="T290_48"><text:s/></text:span><text:span text:style-name="T290_49">adicionarmos</text:span><text:span text:style-name="T290_50"><text:s/></text:span><text:span text:style-name="T290_51">mais</text:span><text:span text:style-name="T290_52"><text:s/></text:span><text:span text:style-name="T290_53">um</text:span><text:span text:style-name="T290_54"><text:s/></text:span><text:span text:style-name="T290_55">SERVICE</text:span><text:span text:style-name="T290_56"><text:s/></text:span><text:span text:style-name="T290_57">apontando</text:span><text:span text:style-name="T290_58"><text:s/></text:span><text:span text:style-name="T290_59">para</text:span><text:span text:style-name="T290_60"><text:s/></text:span><text:span text:style-name="T290_61">o</text:span><text:span text:style-name="T290_62"><text:s/></text:span><text:span text:style-name="T290_63">mesmo</text:span><text:span text:style-name="T290_64"><text:s/></text:span><text:span text:style-name="T290_65">e</text:span><text:span text:style-name="T290_66"><text:s/></text:span><text:span text:style-name="T290_67">escrever</text:span><text:span text:style-name="T290_68"><text:s/></text:span><text:span text:style-name="T290_69">a</text:span><text:span text:style-name="T290_70"><text:s/></text:span><text:span text:style-name="T290_71">consulta</text:span><text:span text:style-name="T290_72"><text:s/></text:span><text:span text:style-name="T290_73">a</text:span><text:span text:style-name="T290_74"><text:s/></text:span><text:span text:style-name="T290_75">fim</text:span><text:span text:style-name="T290_76"><text:s/></text:span><text:span text:style-name="T290_77">de</text:span><text:span text:style-name="T290_78"><text:s/></text:span><text:span text:style-name="T290_79">retornar</text:span><text:span text:style-name="T290_80"><text:s/></text:span><text:span text:style-name="T290_81">as</text:span><text:span text:style-name="T290_82"><text:s/></text:span><text:span text:style-name="T290_83">propriedades</text:span><text:span text:style-name="T290_84"><text:s/></text:span><text:span text:style-name="T290_85">desejadas</text:span><text:span text:style-name="T290_86">.</text:span></text:p>
      <text:p text:style-name="P291"><text:span text:style-name="T291_1">Nome</text:span><text:span text:style-name="T291_2"><text:s/></text:span><text:span text:style-name="T291_3">dos</text:span><text:span text:style-name="T291_4"><text:s/></text:span><text:span text:style-name="T291_5">filmes</text:span><text:span text:style-name="T291_6">,<text:s/></text:span><text:span text:style-name="T291_7">seus</text:span><text:span text:style-name="T291_8"><text:s/></text:span><text:span text:style-name="T291_9">locais</text:span><text:span text:style-name="T291_10"><text:s/></text:span><text:span text:style-name="T291_11">de</text:span><text:span text:style-name="T291_12"><text:s/></text:span><text:span text:style-name="T291_13">gravação</text:span><text:span text:style-name="T291_14"><text:s/></text:span><text:span text:style-name="T291_15">e</text:span><text:span text:style-name="T291_16"><text:s/></text:span><text:span text:style-name="T291_17">comentários</text:span><text:span text:style-name="T291_18"><text:s/></text:span><text:span text:style-name="T291_19">sobre</text:span><text:span text:style-name="T291_20"><text:s/></text:span><text:span text:style-name="T291_21">os</text:span><text:span text:style-name="T291_22"><text:s/></text:span><text:span text:style-name="T291_23">mesmos</text:span><text:span text:style-name="T291_24">.</text:span></text:p>
      <table:table table:style-name="Table14">
        <table:table-column table:style-name="Column14"/>
        <table:table-row table:style-name="Row14">
          <table:table-cell table:style-name="Cell14">
            <text:p text:style-name="P292"><text:span text:style-name="T292_1">PREFIX</text:span><text:span text:style-name="T292_2"><text:s/></text:span><text:span text:style-name="T292_3">owl</text:span><text:span text:style-name="T292_4">:<text:s/>&lt;</text:span><text:span text:style-name="T292_5">http</text:span><text:span text:style-name="T292_6">://</text:span><text:span text:style-name="T292_7">www</text:span><text:span text:style-name="T292_8">.</text:span><text:span text:style-name="T292_9">w</text:span><text:span text:style-name="T292_10">3.</text:span><text:span text:style-name="T292_11">org</text:span><text:span text:style-name="T292_12">/2002/07/</text:span><text:span text:style-name="T292_13">owl</text:span><text:span text:style-name="T292_14">#&gt;</text:span></text:p>
            <text:p text:style-name="P293"><text:span text:style-name="T293_1">PREFIX</text:span><text:span text:style-name="T293_2"><text:s/></text:span><text:span text:style-name="T293_3">rdfs</text:span><text:span text:style-name="T293_4">:<text:s/>&lt;</text:span><text:span text:style-name="T293_5">http</text:span><text:span text:style-name="T293_6">://</text:span><text:span text:style-name="T293_7">www</text:span><text:span text:style-name="T293_8">.</text:span><text:span text:style-name="T293_9">w</text:span><text:span text:style-name="T293_10">3.</text:span><text:span text:style-name="T293_11">org</text:span><text:span text:style-name="T293_12">/2000/01/</text:span><text:span text:style-name="T293_13">rdf</text:span><text:span text:style-name="T293_14">-</text:span><text:span text:style-name="T293_15">schema</text:span><text:span text:style-name="T293_16">#&gt;</text:span></text:p>
            <text:p text:style-name="P294"><text:span text:style-name="T294_1">PREFIX</text:span><text:span text:style-name="T294_2"><text:s/></text:span><text:span text:style-name="T294_3">movie</text:span><text:span text:style-name="T294_4">:<text:s/>&lt;</text:span><text:span text:style-name="T294_5">http</text:span><text:span text:style-name="T294_6">://</text:span><text:span text:style-name="T294_7">data</text:span><text:span text:style-name="T294_8">.</text:span><text:span text:style-name="T294_9">linkedmdb</text:span><text:span text:style-name="T294_10">.</text:span><text:span text:style-name="T294_11">org</text:span><text:span text:style-name="T294_12">/</text:span><text:span text:style-name="T294_13">resource</text:span><text:span text:style-name="T294_14">/</text:span><text:span text:style-name="T294_15">movie</text:span><text:span text:style-name="T294_16">/&gt;</text:span></text:p>
            <text:p text:style-name="P295"><text:span text:style-name="T295_1">PREFIX</text:span><text:span text:style-name="T295_2"><text:s/></text:span><text:span text:style-name="T295_3">dcterms</text:span><text:span text:style-name="T295_4">:<text:s/>&lt;</text:span><text:span text:style-name="T295_5">http</text:span><text:span text:style-name="T295_6">://</text:span><text:span text:style-name="T295_7">purl</text:span><text:span text:style-name="T295_8">.</text:span><text:span text:style-name="T295_9">org</text:span><text:span text:style-name="T295_10">/</text:span><text:span text:style-name="T295_11">dc</text:span><text:span text:style-name="T295_12">/</text:span><text:span text:style-name="T295_13">terms</text:span><text:span text:style-name="T295_14">/&gt;</text:span></text:p>
            <text:p text:style-name="P296"><text:span text:style-name="T296_1">PREFIX</text:span><text:span text:style-name="T296_2"><text:s/></text:span><text:span text:style-name="T296_3">dbpedia</text:span><text:span text:style-name="T296_4">-</text:span><text:span text:style-name="T296_5">owl</text:span><text:span text:style-name="T296_6">:<text:s/>&lt;</text:span><text:span text:style-name="T296_7">http</text:span><text:span text:style-name="T296_8">://</text:span><text:span text:style-name="T296_9">dbpedia</text:span><text:span text:style-name="T296_10">.</text:span><text:span text:style-name="T296_11">org</text:span><text:span text:style-name="T296_12">/</text:span><text:span text:style-name="T296_13">ontology</text:span><text:span text:style-name="T296_14">/&gt;</text:span></text:p>
            <text:p text:style-name="P297"><text:span text:style-name="T297_1">PREFIX</text:span><text:span text:style-name="T297_2"><text:s/></text:span><text:span text:style-name="T297_3">rdf</text:span><text:span text:style-name="T297_4">:<text:s/>&lt;</text:span><text:span text:style-name="T297_5">http</text:span><text:span text:style-name="T297_6">://</text:span><text:span text:style-name="T297_7">www</text:span><text:span text:style-name="T297_8">.</text:span><text:span text:style-name="T297_9">w</text:span><text:span text:style-name="T297_10">3.</text:span><text:span text:style-name="T297_11">org</text:span><text:span text:style-name="T297_12">/1999/02/22-</text:span><text:span text:style-name="T297_13">rdf</text:span><text:span text:style-name="T297_14">-</text:span><text:span text:style-name="T297_15">syntax</text:span><text:span text:style-name="T297_16">-</text:span><text:span text:style-name="T297_17">ns</text:span><text:span text:style-name="T297_18">#&gt;</text:span></text:p>
            <text:p text:style-name="P298"><text:span text:style-name="T298_1">PREFIX</text:span><text:span text:style-name="T298_2"><text:s/></text:span><text:span text:style-name="T298_3">dbpprop</text:span><text:span text:style-name="T298_4">:<text:s/>&lt;</text:span><text:span text:style-name="T298_5">http</text:span><text:span text:style-name="T298_6">://</text:span><text:span text:style-name="T298_7">dbpedia</text:span><text:span text:style-name="T298_8">.</text:span><text:span text:style-name="T298_9">org</text:span><text:span text:style-name="T298_10">/</text:span><text:span text:style-name="T298_11">property</text:span><text:span text:style-name="T298_12">/&gt;</text:span></text:p>
            <text:p text:style-name="P299"/>
            <text:p text:style-name="P300"><text:span text:style-name="T300_1">SELECT</text:span><text:span text:style-name="T300_2"><text:s/>?</text:span><text:span text:style-name="T300_3">label</text:span><text:span text:style-name="T300_4"><text:s text:c="2"/>?</text:span><text:span text:style-name="T300_5">locname</text:span><text:span text:style-name="T300_6"><text:s/></text:span><text:span text:style-name="T300_7">?</text:span><text:span text:style-name="T300_8">comment</text:span><text:span text:style-name="T300_9"><text:s/></text:span><text:span text:style-name="T300_10">WHERE</text:span><text:span text:style-name="T300_11"><text:s/>{</text:span></text:p>
            <text:p text:style-name="P301"><text:span text:style-name="T301_1"><text:tab/></text:span><text:span text:style-name="T301_2">SERVICE</text:span><text:span text:style-name="T301_3"><text:s/>&lt;</text:span><text:span text:style-name="T301_4">http</text:span><text:span text:style-name="T301_5">://</text:span><text:span text:style-name="T301_6">data</text:span><text:span text:style-name="T301_7">.</text:span><text:span text:style-name="T301_8">linkedmdb</text:span><text:span text:style-name="T301_9">.</text:span><text:span text:style-name="T301_10">org</text:span><text:span text:style-name="T301_11">/</text:span><text:span text:style-name="T301_12">sparql</text:span><text:span text:style-name="T301_13">&gt;<text:s/>{</text:span></text:p>
            <text:p text:style-name="P302"><text:span text:style-name="T302_1"><text:s text:c="4"/><text:tab/>?</text:span><text:span text:style-name="T302_2">film</text:span><text:span text:style-name="T302_3"><text:s/></text:span><text:span text:style-name="T302_4">a</text:span><text:span text:style-name="T302_5"><text:s/></text:span><text:span text:style-name="T302_6">movie</text:span><text:span text:style-name="T302_7">:</text:span><text:span text:style-name="T302_8">film</text:span><text:span text:style-name="T302_9"><text:s/>.</text:span></text:p>
            <text:p text:style-name="P303"><text:span text:style-name="T303_1"><text:s text:c="4"/><text:tab/>?</text:span><text:span text:style-name="T303_2">film</text:span><text:span text:style-name="T303_3"><text:s/></text:span><text:span text:style-name="T303_4">rdfs</text:span><text:span text:style-name="T303_5">:</text:span><text:span text:style-name="T303_6">label</text:span><text:span text:style-name="T303_7"><text:s/>?</text:span><text:span text:style-name="T303_8">label</text:span><text:span text:style-name="T303_9"><text:s/>.</text:span></text:p>
            <text:p text:style-name="P304"><text:span text:style-name="T304_1"><text:s text:c="4"/><text:tab/>?</text:span><text:span text:style-name="T304_2">film</text:span><text:span text:style-name="T304_3"><text:s text:c="2"/></text:span><text:span text:style-name="T304_4">movie</text:span><text:span text:style-name="T304_5">:</text:span><text:span text:style-name="T304_6">featured</text:span><text:span text:style-name="T304_7">_</text:span><text:span text:style-name="T304_8">film</text:span><text:span text:style-name="T304_9">_</text:span><text:span text:style-name="T304_10">location</text:span><text:span text:style-name="T304_11"><text:s text:c="2"/>?</text:span><text:span text:style-name="T304_12">location</text:span><text:span text:style-name="T304_13">.</text:span></text:p>
            <text:p text:style-name="P305"><text:span text:style-name="T305_1"><text:s text:c="4"/><text:tab/>?</text:span><text:span text:style-name="T305_2">location</text:span><text:span text:style-name="T305_3"><text:s/></text:span><text:span text:style-name="T305_4">movie</text:span><text:span text:style-name="T305_5">:</text:span><text:span text:style-name="T305_6">film</text:span><text:span text:style-name="T305_7">_</text:span><text:span text:style-name="T305_8">location</text:span><text:span text:style-name="T305_9">_</text:span><text:span text:style-name="T305_10">name</text:span><text:span text:style-name="T305_11"><text:s/>?</text:span><text:span text:style-name="T305_12">locname</text:span><text:span text:style-name="T305_13">.</text:span></text:p>
            <text:p text:style-name="P306"><text:span text:style-name="T306_1"><text:s text:c="4"/><text:tab/>?</text:span><text:span text:style-name="T306_2">film</text:span><text:span text:style-name="T306_3"><text:s/></text:span><text:span text:style-name="T306_4">owl</text:span><text:span text:style-name="T306_5">:</text:span><text:span text:style-name="T306_6">sameAs</text:span><text:span text:style-name="T306_7"><text:s/>?</text:span><text:span text:style-name="T306_8">dbpediaLink</text:span><text:span text:style-name="T306_9">.</text:span></text:p>
            <text:p text:style-name="P307"/>
            <text:p text:style-name="P308"><text:span text:style-name="T308_1">FILTER</text:span><text:span text:style-name="T308_2">(</text:span><text:span text:style-name="T308_3">regex</text:span><text:span text:style-name="T308_4">(</text:span><text:span text:style-name="T308_5">str</text:span><text:span text:style-name="T308_6">(?</text:span><text:span text:style-name="T308_7">dbpediaLink</text:span><text:span text:style-name="T308_8">),<text:s/>"</text:span><text:span text:style-name="T308_9">dbpedia</text:span><text:span text:style-name="T308_10">",<text:s/>"</text:span><text:span text:style-name="T308_11">i</text:span><text:span text:style-name="T308_12">")).</text:span></text:p>
            <text:p text:style-name="P309"/>
            <text:p text:style-name="P310"/>
            <text:p text:style-name="P311"><text:span text:style-name="T311_1">}</text:span></text:p>
            <text:p text:style-name="P312"><text:span text:style-name="T312_1">SERVICE</text:span><text:span text:style-name="T312_2"><text:s/>&lt;</text:span><text:span text:style-name="T312_3">http</text:span><text:span text:style-name="T312_4">://</text:span><text:span text:style-name="T312_5">dbpedia</text:span><text:span text:style-name="T312_6">.</text:span><text:span text:style-name="T312_7">org</text:span><text:span text:style-name="T312_8">/</text:span><text:span text:style-name="T312_9">sparql</text:span><text:span text:style-name="T312_10">&gt;<text:s/>{</text:span></text:p>
            <text:p text:style-name="P313"><text:span text:style-name="T313_1"><text:s text:c="4"/><text:tab/>?</text:span><text:span text:style-name="T313_2">dbpediaLink</text:span><text:span text:style-name="T313_3"><text:s/></text:span><text:span text:style-name="T313_4">rdfs</text:span><text:span text:style-name="T313_5">:</text:span><text:span text:style-name="T313_6">comment</text:span><text:span text:style-name="T313_7"><text:s/>?</text:span><text:span text:style-name="T313_8">comment</text:span><text:span text:style-name="T313_9">.</text:span></text:p>
            <text:p text:style-name="P314"/>
            <text:p text:style-name="P315"><text:span text:style-name="T315_1"><text:tab/>}</text:span></text:p>
            <text:p text:style-name="P316"/>
            <text:p text:style-name="P317"><text:span text:style-name="T317_1">}</text:span></text:p>
            <text:p text:style-name="P318"/>
            <text:p text:style-name="P319"><text:span text:style-name="T319_1">LIMIT</text:span><text:span text:style-name="T319_2"><text:s/>50</text:span></text:p>
          </table:table-cell>
        </table:table-row>
      </table:table>
      <text:p text:style-name="P320"/>
      <text:p text:style-name="P321"><text:span text:style-name="T321_1">Querry</text:span><text:span text:style-name="T321_2"><text:s/>10<text:s/>-<text:s/>4</text:span><text:span text:style-name="T321_3">ª</text:span><text:span text:style-name="T321_4"><text:s/></text:span><text:span text:style-name="T321_5">Atividade</text:span></text:p>
      <text:p text:style-name="P322"><text:span text:style-name="T322_1">Utilizando</text:span><text:span text:style-name="T322_2"><text:s/></text:span><text:span text:style-name="T322_3">o</text:span><text:span text:style-name="T322_4"><text:s/></text:span><text:span text:style-name="T322_5">Linkedmdb</text:span><text:span text:style-name="T322_6"><text:s/></text:span><text:span text:style-name="T322_7">e</text:span><text:span text:style-name="T322_8"><text:s/></text:span><text:span text:style-name="T322_9">o</text:span><text:span text:style-name="T322_10"><text:s/></text:span><text:span text:style-name="T322_11">DBpedia</text:span><text:span text:style-name="T322_12">,<text:s/></text:span><text:span text:style-name="T322_13">para</text:span><text:span text:style-name="T322_14"><text:s/></text:span><text:span text:style-name="T322_15">o</text:span><text:span text:style-name="T322_16"><text:s/></text:span><text:span text:style-name="T322_17">filme</text:span><text:span text:style-name="T322_18"><text:s/></text:span><text:span text:style-name="T322_19">Casino</text:span><text:span text:style-name="T322_20"><text:s/></text:span><text:span text:style-name="T322_21">Royale</text:span><text:span text:style-name="T322_22">,<text:s/></text:span><text:span text:style-name="T322_23">retorne</text:span><text:span text:style-name="T322_24"><text:s/></text:span><text:span text:style-name="T322_25">o</text:span><text:span text:style-name="T322_26"><text:s/></text:span><text:span text:style-name="T322_27">título</text:span><text:span text:style-name="T322_28"><text:s/></text:span><text:span text:style-name="T322_29">do</text:span><text:span text:style-name="T322_30"><text:s/></text:span><text:span text:style-name="T322_31">filme</text:span><text:span text:style-name="T322_32">,<text:s/></text:span><text:span text:style-name="T322_33">onde</text:span><text:span text:style-name="T322_34"><text:s/></text:span><text:span text:style-name="T322_35">o</text:span><text:span text:style-name="T322_36"><text:s/></text:span><text:span text:style-name="T322_37">mesmo</text:span><text:span text:style-name="T322_38"><text:s/></text:span><text:span text:style-name="T322_39">foi</text:span><text:span text:style-name="T322_40"><text:s/></text:span><text:span text:style-name="T322_41">baseado</text:span><text:span text:style-name="T322_42">,<text:s/></text:span><text:span text:style-name="T322_43">o</text:span><text:span text:style-name="T322_44"><text:s/></text:span><text:span text:style-name="T322_45">orçamento</text:span><text:span text:style-name="T322_46"><text:s/></text:span><text:span text:style-name="T322_47">e</text:span><text:span text:style-name="T322_48"><text:s/></text:span><text:span text:style-name="T322_49">o</text:span><text:span text:style-name="T322_50"><text:s/></text:span><text:span text:style-name="T322_51">nome</text:span><text:span text:style-name="T322_52"><text:s/></text:span><text:span text:style-name="T322_53">dos</text:span><text:span text:style-name="T322_54"><text:s/></text:span><text:span text:style-name="T322_55">atores</text:span><text:span text:style-name="T322_56">.</text:span></text:p>
      <text:p text:style-name="P323"/>
      <table:table table:style-name="Table15">
        <table:table-column table:style-name="Column15"/>
        <table:table-row table:style-name="Row15">
          <table:table-cell table:style-name="Cell15">
            <text:p text:style-name="P324"><text:span text:style-name="T324_1">PREFIX</text:span><text:span text:style-name="T324_2"><text:s/></text:span><text:span text:style-name="T324_3">owl</text:span><text:span text:style-name="T324_4">:<text:s/>&lt;</text:span><text:span text:style-name="T324_5">http</text:span><text:span text:style-name="T324_6">://</text:span><text:span text:style-name="T324_7">www</text:span><text:span text:style-name="T324_8">.</text:span><text:span text:style-name="T324_9">w</text:span><text:span text:style-name="T324_10">3.</text:span><text:span text:style-name="T324_11">org</text:span><text:span text:style-name="T324_12">/2002/07/</text:span><text:span text:style-name="T324_13">owl</text:span><text:span text:style-name="T324_14">#&gt;</text:span></text:p>
            <text:p text:style-name="P325"><text:span text:style-name="T325_1">PREFIX</text:span><text:span text:style-name="T325_2"><text:s/></text:span><text:span text:style-name="T325_3">rdfs</text:span><text:span text:style-name="T325_4">:<text:s/>&lt;</text:span><text:span text:style-name="T325_5">http</text:span><text:span text:style-name="T325_6">://</text:span><text:span text:style-name="T325_7">www</text:span><text:span text:style-name="T325_8">.</text:span><text:span text:style-name="T325_9">w</text:span><text:span text:style-name="T325_10">3.</text:span><text:span text:style-name="T325_11">org</text:span><text:span text:style-name="T325_12">/2000/01/</text:span><text:span text:style-name="T325_13">rdf</text:span><text:span text:style-name="T325_14">-</text:span><text:span text:style-name="T325_15">schema</text:span><text:span text:style-name="T325_16">#&gt;</text:span></text:p>
            <text:p text:style-name="P326"><text:span text:style-name="T326_1">PREFIX</text:span><text:span text:style-name="T326_2"><text:s/></text:span><text:span text:style-name="T326_3">movie</text:span><text:span text:style-name="T326_4">:<text:s/>&lt;</text:span><text:span text:style-name="T326_5">http</text:span><text:span text:style-name="T326_6">://</text:span><text:span text:style-name="T326_7">data</text:span><text:span text:style-name="T326_8">.</text:span><text:span text:style-name="T326_9">linkedmdb</text:span><text:span text:style-name="T326_10">.</text:span><text:span text:style-name="T326_11">org</text:span><text:span text:style-name="T326_12">/</text:span><text:span text:style-name="T326_13">resource</text:span><text:span text:style-name="T326_14">/</text:span><text:span text:style-name="T326_15">movie</text:span><text:span text:style-name="T326_16">/&gt;</text:span></text:p>
            <text:p text:style-name="P327"><text:span text:style-name="T327_1">PREFIX</text:span><text:span text:style-name="T327_2"><text:s/></text:span><text:span text:style-name="T327_3">dcterms</text:span><text:span text:style-name="T327_4">:<text:s/>&lt;</text:span><text:span text:style-name="T327_5">http</text:span><text:span text:style-name="T327_6">://</text:span><text:span text:style-name="T327_7">purl</text:span><text:span text:style-name="T327_8">.</text:span><text:span text:style-name="T327_9">org</text:span><text:span text:style-name="T327_10">/</text:span><text:span text:style-name="T327_11">dc</text:span><text:span text:style-name="T327_12">/</text:span><text:span text:style-name="T327_13">terms</text:span><text:span text:style-name="T327_14">/&gt;</text:span></text:p>
            <text:p text:style-name="P328"><text:span text:style-name="T328_1">PREFIX</text:span><text:span text:style-name="T328_2"><text:s/></text:span><text:span text:style-name="T328_3">dbpedia</text:span><text:span text:style-name="T328_4">-</text:span><text:span text:style-name="T328_5">owl</text:span><text:span text:style-name="T328_6">:<text:s/>&lt;</text:span><text:span text:style-name="T328_7">http</text:span><text:span text:style-name="T328_8">://</text:span><text:span text:style-name="T328_9">dbpedia</text:span><text:span text:style-name="T328_10">.</text:span><text:span text:style-name="T328_11">org</text:span><text:span text:style-name="T328_12">/</text:span><text:span text:style-name="T328_13">ontology</text:span><text:span text:style-name="T328_14">/&gt;</text:span></text:p>
            <text:p text:style-name="P329"><text:span text:style-name="T329_1">PREFIX</text:span><text:span text:style-name="T329_2"><text:s/></text:span><text:span text:style-name="T329_3">rdf</text:span><text:span text:style-name="T329_4">:<text:s/>&lt;</text:span><text:span text:style-name="T329_5">http</text:span><text:span text:style-name="T329_6">://</text:span><text:span text:style-name="T329_7">www</text:span><text:span text:style-name="T329_8">.</text:span><text:span text:style-name="T329_9">w</text:span><text:span text:style-name="T329_10">3.</text:span><text:span text:style-name="T329_11">org</text:span><text:span text:style-name="T329_12">/1999/02/22-</text:span><text:span text:style-name="T329_13">rdf</text:span><text:span text:style-name="T329_14">-</text:span><text:span text:style-name="T329_15">syntax</text:span><text:span text:style-name="T329_16">-</text:span><text:span text:style-name="T329_17">ns</text:span><text:span text:style-name="T329_18">#&gt;</text:span></text:p>
            <text:p text:style-name="P330"><text:span text:style-name="T330_1">PREFIX</text:span><text:span text:style-name="T330_2"><text:s/></text:span><text:span text:style-name="T330_3">dbpprop</text:span><text:span text:style-name="T330_4">:<text:s/>&lt;</text:span><text:span text:style-name="T330_5">http</text:span><text:span text:style-name="T330_6">://</text:span><text:span text:style-name="T330_7">dbpedia</text:span><text:span text:style-name="T330_8">.</text:span><text:span text:style-name="T330_9">org</text:span><text:span text:style-name="T330_10">/</text:span><text:span text:style-name="T330_11">property</text:span><text:span text:style-name="T330_12">/&gt;</text:span></text:p>
            <text:p text:style-name="P331"><text:span text:style-name="T331_1">PREFIX</text:span><text:span text:style-name="T331_2"><text:s/></text:span><text:span text:style-name="T331_3">rsc</text:span><text:span text:style-name="T331_4">:&lt;</text:span><text:span text:style-name="T331_5">http</text:span><text:span text:style-name="T331_6">://</text:span><text:span text:style-name="T331_7">dbpedia</text:span><text:span text:style-name="T331_8">.</text:span><text:span text:style-name="T331_9">org</text:span><text:span text:style-name="T331_10">/</text:span><text:span text:style-name="T331_11">resource</text:span><text:span text:style-name="T331_12">/&gt;</text:span></text:p>
            <text:p text:style-name="P332"><text:span text:style-name="T332_1">PREFIX</text:span><text:span text:style-name="T332_2"><text:s/></text:span><text:span text:style-name="T332_3">foaf</text:span><text:span text:style-name="T332_4">:<text:s/>&lt;</text:span><text:span text:style-name="T332_5">http</text:span><text:span text:style-name="T332_6">://</text:span><text:span text:style-name="T332_7">xmlns</text:span><text:span text:style-name="T332_8">.</text:span><text:span text:style-name="T332_9">com</text:span><text:span text:style-name="T332_10">/</text:span><text:span text:style-name="T332_11">foaf</text:span><text:span text:style-name="T332_12">/0.1/&gt;</text:span></text:p>
            <text:p text:style-name="P333"/>
            <text:p text:style-name="P334"><text:span text:style-name="T334_1">SELECT</text:span><text:span text:style-name="T334_2"><text:s/>?</text:span><text:span text:style-name="T334_3">label</text:span><text:span text:style-name="T334_4"><text:s/>?</text:span><text:span text:style-name="T334_5">bnear</text:span><text:span text:style-name="T334_6"><text:s text:c="2"/>?</text:span><text:span text:style-name="T334_7">actorName</text:span><text:span text:style-name="T334_8"><text:s/>?</text:span><text:span text:style-name="T334_9">nomes</text:span><text:span text:style-name="T334_10"><text:s/></text:span><text:span text:style-name="T334_11">WHERE</text:span><text:span text:style-name="T334_12"><text:s/>{</text:span></text:p>
            <text:p text:style-name="P335"><text:span text:style-name="T335_1"><text:tab/></text:span><text:span text:style-name="T335_2">SERVICE</text:span><text:span text:style-name="T335_3"><text:s/>&lt;</text:span><text:span text:style-name="T335_4">http</text:span><text:span text:style-name="T335_5">://</text:span><text:span text:style-name="T335_6">data</text:span><text:span text:style-name="T335_7">.</text:span><text:span text:style-name="T335_8">linkedmdb</text:span><text:span text:style-name="T335_9">.</text:span><text:span text:style-name="T335_10">org</text:span><text:span text:style-name="T335_11">/</text:span><text:span text:style-name="T335_12">sparql</text:span><text:span text:style-name="T335_13">&gt;<text:s/>{</text:span></text:p>
            <text:p text:style-name="P336"><text:span text:style-name="T336_1"><text:s text:c="4"/><text:tab/>?</text:span><text:span text:style-name="T336_2">film</text:span><text:span text:style-name="T336_3"><text:s/></text:span><text:span text:style-name="T336_4">a</text:span><text:span text:style-name="T336_5"><text:s/></text:span><text:span text:style-name="T336_6">movie</text:span><text:span text:style-name="T336_7">:</text:span><text:span text:style-name="T336_8">film</text:span><text:span text:style-name="T336_9"><text:s/>.</text:span></text:p>
            <text:p text:style-name="P337"><text:span text:style-name="T337_1"><text:s text:c="4"/><text:tab/>?</text:span><text:span text:style-name="T337_2">film</text:span><text:span text:style-name="T337_3"><text:s/></text:span><text:span text:style-name="T337_4">rdfs</text:span><text:span text:style-name="T337_5">:</text:span><text:span text:style-name="T337_6">label</text:span><text:span text:style-name="T337_7"><text:s/>?</text:span><text:span text:style-name="T337_8">label</text:span><text:span text:style-name="T337_9"><text:s/>.</text:span></text:p>
            <text:p text:style-name="P338"/>
            <text:p text:style-name="P339"><text:span text:style-name="T339_1"><text:s text:c="13"/></text:span><text:span text:style-name="T339_2">OPTIONAL</text:span><text:span text:style-name="T339_3">{</text:span></text:p>
            <text:p text:style-name="P340"><text:span text:style-name="T340_1"><text:s text:c="21"/>?</text:span><text:span text:style-name="T340_2">film</text:span><text:span text:style-name="T340_3"><text:s/></text:span><text:span text:style-name="T340_4">foaf</text:span><text:span text:style-name="T340_5">:</text:span><text:span text:style-name="T340_6">based</text:span><text:span text:style-name="T340_7">_</text:span><text:span text:style-name="T340_8">near</text:span><text:span text:style-name="T340_9"><text:s/>?</text:span><text:span text:style-name="T340_10">bnear</text:span><text:span text:style-name="T340_11">.</text:span></text:p>
            <text:p text:style-name="P341"><text:span text:style-name="T341_1"><text:s text:c="21"/>?</text:span><text:span text:style-name="T341_2">film</text:span><text:span text:style-name="T341_3"><text:s/></text:span><text:span text:style-name="T341_4">movie</text:span><text:span text:style-name="T341_5">:</text:span><text:span text:style-name="T341_6">actor</text:span><text:span text:style-name="T341_7"><text:s/>?</text:span><text:span text:style-name="T341_8">actor</text:span><text:span text:style-name="T341_9">.</text:span></text:p>
            <text:p text:style-name="P342"><text:span text:style-name="T342_1"><text:s text:c="8"/><text:tab/><text:s text:c="9"/>?</text:span><text:span text:style-name="T342_2">actor</text:span><text:span text:style-name="T342_3"><text:s/></text:span><text:span text:style-name="T342_4">movie</text:span><text:span text:style-name="T342_5">:</text:span><text:span text:style-name="T342_6">actor</text:span><text:span text:style-name="T342_7">_</text:span><text:span text:style-name="T342_8">name</text:span><text:span text:style-name="T342_9"><text:s/>?</text:span><text:span text:style-name="T342_10">actorName</text:span><text:span text:style-name="T342_11">.</text:span></text:p>
            <text:p text:style-name="P343"><text:span text:style-name="T343_1"><text:s text:c="14"/>}</text:span></text:p>
            <text:p text:style-name="P344"/>
            <text:p text:style-name="P345"><text:span text:style-name="T345_1">?</text:span><text:span text:style-name="T345_2">film</text:span><text:span text:style-name="T345_3"><text:s/></text:span><text:span text:style-name="T345_4">owl</text:span><text:span text:style-name="T345_5">:</text:span><text:span text:style-name="T345_6">sameAs</text:span><text:span text:style-name="T345_7"><text:s/>?</text:span><text:span text:style-name="T345_8">dbpediaLink</text:span><text:span text:style-name="T345_9">.</text:span></text:p>
            <text:p text:style-name="P346"><text:span text:style-name="T346_1">FILTER</text:span><text:span text:style-name="T346_2">(</text:span><text:span text:style-name="T346_3">regex</text:span><text:span text:style-name="T346_4">(</text:span><text:span text:style-name="T346_5">str</text:span><text:span text:style-name="T346_6">(?</text:span><text:span text:style-name="T346_7">dbpediaLink</text:span><text:span text:style-name="T346_8">),<text:s/>"</text:span><text:span text:style-name="T346_9">dbpedia</text:span><text:span text:style-name="T346_10">",<text:s/>"</text:span><text:span text:style-name="T346_11">i</text:span><text:span text:style-name="T346_12">")).</text:span></text:p>
            <text:p text:style-name="P347"/>
            <text:p text:style-name="P348"><text:span text:style-name="T348_1">}</text:span></text:p>
            <text:p text:style-name="P349"/>
            <text:p text:style-name="P350"><text:span text:style-name="T350_1">SERVICE</text:span><text:span text:style-name="T350_2"><text:s/>&lt;</text:span><text:span text:style-name="T350_3">http</text:span><text:span text:style-name="T350_4">://</text:span><text:span text:style-name="T350_5">dbpedia</text:span><text:span text:style-name="T350_6">.</text:span><text:span text:style-name="T350_7">org</text:span><text:span text:style-name="T350_8">/</text:span><text:span text:style-name="T350_9">sparql</text:span><text:span text:style-name="T350_10">&gt;<text:s/>{</text:span></text:p>
            <text:p text:style-name="P351"><text:span text:style-name="T351_1"><text:s text:c="4"/><text:tab/>?</text:span><text:span text:style-name="T351_2">dbpediaLink</text:span><text:span text:style-name="T351_3"><text:s/></text:span><text:span text:style-name="T351_4">rdfs</text:span><text:span text:style-name="T351_5">:</text:span><text:span text:style-name="T351_6">label</text:span><text:span text:style-name="T351_7"><text:s/>?</text:span><text:span text:style-name="T351_8">nomes</text:span><text:span text:style-name="T351_9">.</text:span></text:p>
            <text:p text:style-name="P352"/>
            <text:p text:style-name="P353"><text:span text:style-name="T353_1">}</text:span></text:p>
            <text:p text:style-name="P354"/>
            <text:p text:style-name="P355"/>
            <text:p text:style-name="P356"><text:span text:style-name="T356_1">}</text:span></text:p>
            <text:p text:style-name="P357"/>
            <text:p text:style-name="P358"><text:span text:style-name="T358_1">LIMIT</text:span><text:span text:style-name="T358_2"><text:s/>100</text:span></text:p>
          </table:table-cell>
        </table:table-row>
      </table:table>
      <text:p text:style-name="P359"/>
      <text:p text:style-name="P360"/>
      <text:list text:style-name="LS5" xml:id="list73" text:continue-list="list27">
        <text:list-item>
          <text:list>
            <text:list-item>
              <text:p text:style-name="P361"><text:span text:style-name="T361_1">Usando</text:span><text:span text:style-name="T361_2"><text:s/></text:span><text:span text:style-name="T361_3">Jena</text:span></text:p>
            </text:list-item>
          </text:list>
        </text:list-item>
      </text:list>
      <text:p text:style-name="P362"><text:span text:style-name="T362_1"><text:tab/></text:span><text:span text:style-name="T362_2">A</text:span><text:span text:style-name="T362_3"><text:s/></text:span><text:span text:style-name="T362_4">API</text:span><text:span text:style-name="T362_5"><text:s/></text:span><text:span text:style-name="T362_6">Jena</text:span><text:span text:style-name="T362_7"><text:s/></text:span><text:span text:style-name="T362_8">nos</text:span><text:span text:style-name="T362_9"><text:s/></text:span><text:span text:style-name="T362_10">permite</text:span><text:span text:style-name="T362_11"><text:s/></text:span><text:span text:style-name="T362_12">realizar</text:span><text:span text:style-name="T362_13"><text:s/></text:span><text:span text:style-name="T362_14">consultas</text:span><text:span text:style-name="T362_15"><text:s/></text:span><text:span text:style-name="T362_16">SPARQL</text:span><text:span text:style-name="T362_17"><text:s/></text:span><text:span text:style-name="T362_18">em</text:span><text:span text:style-name="T362_19"><text:s/></text:span><text:span text:style-name="T362_20">endpoints</text:span><text:span text:style-name="T362_21"><text:s/></text:span><text:span text:style-name="T362_22">distintos</text:span><text:span text:style-name="T362_23">.<text:s/></text:span><text:span text:style-name="T362_24">Como</text:span><text:span text:style-name="T362_25"><text:s/></text:span><text:span text:style-name="T362_26">a</text:span><text:span text:style-name="T362_27"><text:s/></text:span><text:span text:style-name="T362_28">API</text:span><text:span text:style-name="T362_29"><text:s/></text:span><text:span text:style-name="T362_30">é</text:span><text:span text:style-name="T362_31"><text:s/></text:span><text:span text:style-name="T362_32">em</text:span><text:span text:style-name="T362_33"><text:s/></text:span><text:span text:style-name="T362_34">Java</text:span><text:span text:style-name="T362_35"><text:s/></text:span><text:span text:style-name="T362_36">e</text:span><text:span text:style-name="T362_37"><text:s/></text:span><text:span text:style-name="T362_38">podendo</text:span><text:span text:style-name="T362_39"><text:s/></text:span><text:span text:style-name="T362_40">ser</text:span><text:span text:style-name="T362_41"><text:s/></text:span><text:span text:style-name="T362_42">utilizada</text:span><text:span text:style-name="T362_43"><text:s/></text:span><text:span text:style-name="T362_44">em</text:span><text:span text:style-name="T362_45"><text:s/></text:span><text:span text:style-name="T362_46">qualquer</text:span><text:span text:style-name="T362_47"><text:s/></text:span><text:span text:style-name="T362_48">aplicação</text:span><text:span text:style-name="T362_49"><text:s/></text:span><text:span text:style-name="T362_50">Java</text:span><text:span text:style-name="T362_51">,<text:s/></text:span><text:span text:style-name="T362_52">a</text:span><text:span text:style-name="T362_53"><text:s/></text:span><text:span text:style-name="T362_54">mesma</text:span><text:span text:style-name="T362_55"><text:s/></text:span><text:span text:style-name="T362_56">pode</text:span><text:span text:style-name="T362_57"><text:s/></text:span><text:span text:style-name="T362_58">ser</text:span><text:span text:style-name="T362_59"><text:s/></text:span><text:span text:style-name="T362_60">utilizada</text:span><text:span text:style-name="T362_61"><text:s/></text:span><text:span text:style-name="T362_62">para</text:span><text:span text:style-name="T362_63"><text:s/></text:span><text:span text:style-name="T362_64">alimentar</text:span><text:span text:style-name="T362_65"><text:s/></text:span><text:span text:style-name="T362_66">aplicações</text:span><text:span text:style-name="T362_67"><text:s/></text:span><text:span text:style-name="T362_68">Java</text:span><text:span text:style-name="T362_69"><text:s/></text:span><text:span text:style-name="T362_70">com</text:span><text:span text:style-name="T362_71"><text:s/></text:span><text:span text:style-name="T362_72">dados</text:span><text:span text:style-name="T362_73"><text:s/></text:span><text:span text:style-name="T362_74">abertos</text:span><text:span text:style-name="T362_75"><text:s/></text:span><text:span text:style-name="T362_76">e</text:span><text:span text:style-name="T362_77"><text:s/></text:span><text:span text:style-name="T362_78">ligados</text:span><text:span text:style-name="T362_79">.</text:span></text:p>
      <text:p text:style-name="P363"/>
      <text:p text:style-name="P364"><text:span text:style-name="T364_1">Exemplo</text:span><text:span text:style-name="T364_2"><text:s/></text:span><text:span text:style-name="T364_3">Jena</text:span><text:span text:style-name="T364_4"><text:s/>-<text:s/></text:span><text:span text:style-name="T364_5">Projeto</text:span><text:span text:style-name="T364_6"><text:s/></text:span></text:p>
      <text:p text:style-name="P365"><text:span text:style-name="T365_1">Já</text:span><text:span text:style-name="T365_2"><text:s/></text:span><text:span text:style-name="T365_3">sabemos</text:span><text:span text:style-name="T365_4"><text:s/></text:span><text:span text:style-name="T365_5">que</text:span><text:span text:style-name="T365_6"><text:s/></text:span><text:span text:style-name="T365_7">o</text:span><text:span text:style-name="T365_8"><text:s/></text:span><text:span text:style-name="T365_9">DBpedia</text:span><text:span text:style-name="T365_10"><text:s/></text:span><text:span text:style-name="T365_11">é</text:span><text:span text:style-name="T365_12"><text:s/></text:span><text:span text:style-name="T365_13">uma</text:span><text:span text:style-name="T365_14"><text:s/></text:span><text:span text:style-name="T365_15">base</text:span><text:span text:style-name="T365_16"><text:s/></text:span><text:span text:style-name="T365_17">de</text:span><text:span text:style-name="T365_18"><text:s/></text:span><text:span text:style-name="T365_19">conhecimentos</text:span><text:span text:style-name="T365_20"><text:s/></text:span><text:span text:style-name="T365_21">que</text:span><text:span text:style-name="T365_22"><text:s/></text:span><text:span text:style-name="T365_23">extrai</text:span><text:span text:style-name="T365_24"><text:s/></text:span><text:span text:style-name="T365_25">informações</text:span><text:span text:style-name="T365_26"><text:s/></text:span><text:span text:style-name="T365_27">do</text:span><text:span text:style-name="T365_28"><text:s/></text:span><text:span text:style-name="T365_29">Wikipedia</text:span><text:span text:style-name="T365_30">.<text:s/></text:span><text:span text:style-name="T365_31">Sabemos</text:span><text:span text:style-name="T365_32"><text:s/></text:span><text:span text:style-name="T365_33">também</text:span><text:span text:style-name="T365_34"><text:s/></text:span><text:span text:style-name="T365_35">que</text:span><text:span text:style-name="T365_36"><text:s/></text:span><text:span text:style-name="T365_37">o</text:span><text:span text:style-name="T365_38"><text:s/></text:span><text:span text:style-name="T365_39">Linkedmdb</text:span><text:span text:style-name="T365_40"><text:s/></text:span><text:span text:style-name="T365_41">é</text:span><text:span text:style-name="T365_42"><text:s/></text:span><text:span text:style-name="T365_43">a</text:span><text:span text:style-name="T365_44"><text:s/></text:span><text:span text:style-name="T365_45">base</text:span><text:span text:style-name="T365_46"><text:s/></text:span><text:span text:style-name="T365_47">de</text:span><text:span text:style-name="T365_48"><text:s/></text:span><text:span text:style-name="T365_49">conhecimento</text:span><text:span text:style-name="T365_50"><text:s/></text:span><text:span text:style-name="T365_51">do</text:span><text:span text:style-name="T365_52"><text:s/></text:span><text:span text:style-name="T365_53">Imdb</text:span><text:span text:style-name="T365_54">,<text:s/></text:span><text:span text:style-name="T365_55">um</text:span><text:span text:style-name="T365_56"><text:s/></text:span><text:span text:style-name="T365_57">dos</text:span><text:span text:style-name="T365_58"><text:s/></text:span><text:span text:style-name="T365_59">maiores</text:span><text:span text:style-name="T365_60"><text:s/></text:span><text:span text:style-name="T365_61">e</text:span><text:span text:style-name="T365_62"><text:s/></text:span><text:span text:style-name="T365_63">melhores</text:span><text:span text:style-name="T365_64"><text:s/></text:span><text:span text:style-name="T365_65">sites</text:span><text:span text:style-name="T365_66"><text:s/></text:span><text:span text:style-name="T365_67">de</text:span><text:span text:style-name="T365_68"><text:s/></text:span><text:span text:style-name="T365_69">informações</text:span><text:span text:style-name="T365_70"><text:s/></text:span><text:span text:style-name="T365_71">cinéfilas</text:span><text:span text:style-name="T365_72"><text:s/></text:span><text:span text:style-name="T365_73">do</text:span><text:span text:style-name="T365_74"><text:s/></text:span><text:span text:style-name="T365_75">mundo</text:span><text:span text:style-name="T365_76">.<text:s/></text:span><text:span text:style-name="T365_77">O</text:span><text:span text:style-name="T365_78"><text:s/></text:span><text:span text:style-name="T365_79">projeto</text:span><text:span text:style-name="T365_80"><text:s/></text:span><text:span text:style-name="T365_81">XXX</text:span><text:span text:style-name="T365_82"><text:s/></text:span><text:span text:style-name="T365_83">propõe</text:span><text:span text:style-name="T365_84"><text:s/></text:span><text:span text:style-name="T365_85">a</text:span><text:span text:style-name="T365_86"><text:s/></text:span><text:span text:style-name="T365_87">união</text:span><text:span text:style-name="T365_88"><text:s/></text:span><text:span text:style-name="T365_89">dessas</text:span><text:span text:style-name="T365_90"><text:s/></text:span><text:span text:style-name="T365_91">duas</text:span><text:span text:style-name="T365_92"><text:s/></text:span><text:span text:style-name="T365_93">bases</text:span><text:span text:style-name="T365_94"><text:s/></text:span><text:span text:style-name="T365_95">combinando</text:span><text:span text:style-name="T365_96"><text:s/></text:span><text:span text:style-name="T365_97">seus</text:span><text:span text:style-name="T365_98"><text:s/></text:span><text:span text:style-name="T365_99">conjuntos</text:span><text:span text:style-name="T365_100"><text:s/></text:span><text:span text:style-name="T365_101">de</text:span><text:span text:style-name="T365_102"><text:s/></text:span><text:span text:style-name="T365_103">dados</text:span><text:span text:style-name="T365_104">.</text:span></text:p>
      <text:p text:style-name="P366"><text:span text:style-name="T366_1">[</text:span><text:span text:style-name="T366_2">mostrar</text:span><text:span text:style-name="T366_3"><text:s/></text:span><text:span text:style-name="T366_4">o</text:span><text:span text:style-name="T366_5"><text:s/></text:span><text:span text:style-name="T366_6">projeto</text:span><text:span text:style-name="T366_7"><text:s/></text:span><text:span text:style-name="T366_8">que</text:span><text:span text:style-name="T366_9"><text:s/></text:span><text:span text:style-name="T366_10">ainda</text:span><text:span text:style-name="T366_11"><text:s/></text:span><text:span text:style-name="T366_12">não</text:span><text:span text:style-name="T366_13"><text:s/></text:span><text:span text:style-name="T366_14">existe</text:span><text:span text:style-name="T366_15">,<text:s/></text:span><text:span text:style-name="T366_16">hehe</text:span><text:span text:style-name="T366_17">]</text:span></text:p>
      <text:p text:style-name="P367"><text:span text:style-name="T367_1">[</text:span><text:span text:style-name="T367_2">mostrar</text:span><text:span text:style-name="T367_3"><text:s/></text:span><text:span text:style-name="T367_4">os</text:span><text:span text:style-name="T367_5"><text:s/></text:span><text:span text:style-name="T367_6">trechos</text:span><text:span text:style-name="T367_7"><text:s/></text:span><text:span text:style-name="T367_8">importantes</text:span><text:span text:style-name="T367_9"><text:s/></text:span><text:span text:style-name="T367_10">de</text:span><text:span text:style-name="T367_11"><text:s/></text:span><text:span text:style-name="T367_12">códig</text:span></text:p>
      <text:list text:style-name="LS5" xml:id="list74" text:continue-list="list27">
        <text:list-item>
          <text:p text:style-name="P368"><text:span text:style-name="T368_1">Publicação</text:span><text:span text:style-name="T368_2"><text:s/></text:span><text:span text:style-name="T368_3">de</text:span><text:span text:style-name="T368_4"><text:s/></text:span><text:span text:style-name="T368_5">dados</text:span><text:span text:style-name="T368_6"><text:s/></text:span><text:span text:style-name="T368_7">ligados</text:span><text:span text:style-name="T368_8"><text:s/></text:span><text:span text:style-name="T368_9">(</text:span><text:span text:style-name="T368_10">estimativa</text:span><text:span text:style-name="T368_11">:<text:s/>5<text:s/></text:span><text:span text:style-name="T368_12">min</text:span><text:span text:style-name="T368_13">)</text:span></text:p>
          <text:list>
            <text:list-item>
              <text:p text:style-name="P369"><text:span text:style-name="T369_1">Ferramentas</text:span></text:p>
              <text:list>
                <text:list-item>
                  <text:p text:style-name="P370"><text:span text:style-name="T370_1">Triplify</text:span></text:p>
                  <text:list>
                    <text:list-item>
                      <text:p text:style-name="P371"><text:span text:style-name="T371_1">Plugin</text:span><text:span text:style-name="T371_2"><text:s/></text:span><text:span text:style-name="T371_3">para</text:span><text:span text:style-name="T371_4"><text:s/></text:span><text:span text:style-name="T371_5">aplicações</text:span><text:span text:style-name="T371_6"><text:s/></text:span><text:span text:style-name="T371_7">web</text:span><text:span text:style-name="T371_8"><text:s/></text:span><text:span text:style-name="T371_9">PHP</text:span><text:span text:style-name="T371_10">,<text:s/></text:span><text:span text:style-name="T371_11">Ruby</text:span><text:span text:style-name="T371_12">/</text:span><text:span text:style-name="T371_13">Python</text:span></text:p>
                    </text:list-item>
                    <text:list-item>
                      <text:p text:style-name="P372"><text:span text:style-name="T372_1">Disponibiliza</text:span><text:span text:style-name="T372_2"><text:s/></text:span><text:span text:style-name="T372_3">dados</text:span><text:span text:style-name="T372_4"><text:s/></text:span><text:span text:style-name="T372_5">de</text:span><text:span text:style-name="T372_6"><text:s/></text:span><text:span text:style-name="T372_7">bancos</text:span><text:span text:style-name="T372_8"><text:s/></text:span><text:span text:style-name="T372_9">de</text:span><text:span text:style-name="T372_10"><text:s/></text:span><text:span text:style-name="T372_11">dados</text:span><text:span text:style-name="T372_12"><text:s/></text:span><text:span text:style-name="T372_13">relacionais</text:span><text:span text:style-name="T372_14"><text:s/></text:span><text:span text:style-name="T372_15">em</text:span><text:span text:style-name="T372_16"><text:s/></text:span><text:span text:style-name="T372_17">triplas</text:span><text:span text:style-name="T372_18"><text:s/>(</text:span><text:span text:style-name="T372_19">RDF</text:span><text:span text:style-name="T372_20">,<text:s/></text:span><text:span text:style-name="T372_21">JSON</text:span><text:span text:style-name="T372_22"><text:s/></text:span><text:span text:style-name="T372_23">e</text:span><text:span text:style-name="T372_24"><text:s/></text:span><text:span text:style-name="T372_25">Linked</text:span><text:span text:style-name="T372_26"><text:s/></text:span><text:span text:style-name="T372_27">Data</text:span><text:span text:style-name="T372_28">)</text:span></text:p>
                    </text:list-item>
                    <text:list-item>
                      <text:p text:style-name="P373"><text:span text:style-name="T373_1">“</text:span><text:span text:style-name="T373_2">SELECT</text:span><text:span text:style-name="T373_3"><text:s/></text:span><text:span text:style-name="T373_4">id</text:span><text:span text:style-name="T373_5">,<text:s/></text:span><text:span text:style-name="T373_6">name</text:span><text:span text:style-name="T373_7"><text:s/></text:span><text:span text:style-name="T373_8">AS</text:span><text:span text:style-name="T373_9"><text:s/>‘</text:span><text:span text:style-name="T373_10">foaf</text:span><text:span text:style-name="T373_11">:</text:span><text:span text:style-name="T373_12">name</text:span><text:span text:style-name="T373_13">’<text:s/></text:span><text:span text:style-name="T373_14">FROM</text:span><text:span text:style-name="T373_15"><text:s/></text:span><text:span text:style-name="T373_16">users</text:span><text:span text:style-name="T373_17">”</text:span></text:p>
                    </text:list-item>
                    <text:list-item>
                      <text:p text:style-name="P374"><text:span text:style-name="T374_1">imagem</text:span><text:span text:style-name="T374_2"><text:s/></text:span><text:span text:style-name="T374_3">db</text:span><text:span text:style-name="T374_4">_</text:span><text:span text:style-name="T374_5">to</text:span><text:span text:style-name="T374_6">_</text:span><text:span text:style-name="T374_7">tripladb</text:span><text:span text:style-name="T374_8">_</text:span><text:span text:style-name="T374_9">to</text:span><text:span text:style-name="T374_10">_</text:span><text:span text:style-name="T374_11">tripla</text:span></text:p>
                    </text:list-item>
                    <text:list-item>
                      <text:p text:style-name="P375"><text:span text:style-name="T375_1">tem</text:span><text:span text:style-name="T375_2"><text:s/></text:span><text:span text:style-name="T375_3">um</text:span><text:span text:style-name="T375_4"><text:s/></text:span><text:span text:style-name="T375_5">exemplo</text:span><text:span text:style-name="T375_6"><text:s/></text:span><text:span text:style-name="T375_7">aqui</text:span></text:p>
                    </text:list-item>
                  </text:list>
                </text:list-item>
                <text:list-item>
                  <text:p text:style-name="P376"><text:span text:style-name="T376_1">D</text:span><text:span text:style-name="T376_2">2</text:span><text:span text:style-name="T376_3">RQ</text:span><text:span text:style-name="T376_4"><text:s/></text:span><text:span text:style-name="T376_5">e</text:span><text:span text:style-name="T376_6"><text:s/></text:span><text:span text:style-name="T376_7">D</text:span><text:span text:style-name="T376_8">2</text:span><text:span text:style-name="T376_9">R</text:span><text:span text:style-name="T376_10"><text:s/></text:span><text:span text:style-name="T376_11">Server</text:span></text:p>
                  <text:list>
                    <text:list-item>
                      <text:p text:style-name="P377"><text:span text:style-name="T377_1">Permitir</text:span><text:span text:style-name="T377_2"><text:s/></text:span><text:span text:style-name="T377_3">que</text:span><text:span text:style-name="T377_4"><text:s/></text:span><text:span text:style-name="T377_5">aplicações</text:span><text:span text:style-name="T377_6"><text:s/></text:span><text:span text:style-name="T377_7">consigam</text:span><text:span text:style-name="T377_8"><text:s/></text:span><text:span text:style-name="T377_9">ter</text:span><text:span text:style-name="T377_10"><text:s/></text:span><text:span text:style-name="T377_11">uma</text:span><text:span text:style-name="T377_12"><text:s/></text:span><text:span text:style-name="T377_13">RDF</text:span><text:span text:style-name="T377_14">-</text:span><text:span text:style-name="T377_15">view</text:span><text:span text:style-name="T377_16"><text:s/></text:span><text:span text:style-name="T377_17">em</text:span><text:span text:style-name="T377_18"><text:s/></text:span><text:span text:style-name="T377_19">um</text:span><text:span text:style-name="T377_20"><text:s/></text:span><text:span text:style-name="T377_21">banco</text:span><text:span text:style-name="T377_22"><text:s/></text:span><text:span text:style-name="T377_23">de</text:span><text:span text:style-name="T377_24"><text:s/></text:span><text:span text:style-name="T377_25">dados</text:span><text:span text:style-name="T377_26"><text:s/></text:span><text:span text:style-name="T377_27">non</text:span><text:span text:style-name="T377_28">-</text:span><text:span text:style-name="T377_29">RDF</text:span></text:p>
                    </text:list-item>
                    <text:list-item>
                      <text:p text:style-name="P378"><text:span text:style-name="T378_1">Plataforma</text:span><text:span text:style-name="T378_2"><text:s/></text:span><text:span text:style-name="T378_3">desenvolvida</text:span><text:span text:style-name="T378_4"><text:s/></text:span><text:span text:style-name="T378_5">em</text:span><text:span text:style-name="T378_6"><text:s/></text:span><text:span text:style-name="T378_7">Java</text:span><text:span text:style-name="T378_8"><text:s/></text:span><text:span text:style-name="T378_9">para</text:span><text:span text:style-name="T378_10"><text:s/></text:span><text:span text:style-name="T378_11">publicação</text:span><text:span text:style-name="T378_12"><text:s/></text:span><text:span text:style-name="T378_13">de</text:span><text:span text:style-name="T378_14"><text:s/></text:span><text:span text:style-name="T378_15">dados</text:span><text:span text:style-name="T378_16"><text:s/></text:span><text:span text:style-name="T378_17">de</text:span><text:span text:style-name="T378_18"><text:s/></text:span><text:span text:style-name="T378_19">BD</text:span><text:span text:style-name="T378_20"><text:s/></text:span><text:span text:style-name="T378_21">em</text:span><text:span text:style-name="T378_22"><text:s/></text:span><text:span text:style-name="T378_23">grafo</text:span><text:span text:style-name="T378_24"><text:s/></text:span><text:span text:style-name="T378_25">RDF</text:span><text:span text:style-name="T378_26"><text:s/>(</text:span><text:span text:style-name="T378_27">RDF</text:span><text:span text:style-name="T378_28">/</text:span><text:span text:style-name="T378_29">XML</text:span><text:span text:style-name="T378_30">,</text:span><text:span text:style-name="T378_31">N</text:span><text:span text:style-name="T378_32">3,<text:s/></text:span><text:span text:style-name="T378_33">N</text:span><text:span text:style-name="T378_34">-</text:span><text:span text:style-name="T378_35">TRIPLE</text:span><text:span text:style-name="T378_36">)</text:span></text:p>
                    </text:list-item>
                    <text:list-item>
                      <text:p text:style-name="P379"><text:span text:style-name="T379_1">Suporta</text:span><text:span text:style-name="T379_2"><text:s/></text:span><text:span text:style-name="T379_3">Oracle</text:span><text:span text:style-name="T379_4">,<text:s/></text:span><text:span text:style-name="T379_5">MySQL</text:span><text:span text:style-name="T379_6">,<text:s/></text:span><text:span text:style-name="T379_7">PostGreeSQL</text:span><text:span text:style-name="T379_8">,<text:s/></text:span><text:span text:style-name="T379_9">Microsoft</text:span><text:span text:style-name="T379_10"><text:s/></text:span><text:span text:style-name="T379_11">SQL</text:span><text:span text:style-name="T379_12"><text:s/></text:span><text:span text:style-name="T379_13">Server</text:span><text:span text:style-name="T379_14">,<text:s/></text:span><text:span text:style-name="T379_15">fontes</text:span><text:span text:style-name="T379_16"><text:s/></text:span><text:span text:style-name="T379_17">de</text:span><text:span text:style-name="T379_18"><text:s/></text:span><text:span text:style-name="T379_19">dados</text:span><text:span text:style-name="T379_20"><text:s/></text:span><text:span text:style-name="T379_21">ODBC</text:span><text:span text:style-name="T379_22">)</text:span></text:p>
                    </text:list-item>
                    <text:list-item>
                      <text:p text:style-name="P380"><text:span text:style-name="T380_1">Consultas</text:span><text:span text:style-name="T380_2"><text:s/></text:span><text:span text:style-name="T380_3">em</text:span><text:span text:style-name="T380_4"><text:s/></text:span><text:span text:style-name="T380_5">SPARQL</text:span></text:p>
                    </text:list-item>
                    <text:list-item>
                      <text:p text:style-name="P381"><text:span text:style-name="T381_1">D</text:span><text:span text:style-name="T381_2">2</text:span><text:span text:style-name="T381_3">RQ</text:span><text:span text:style-name="T381_4"><text:s/></text:span><text:span text:style-name="T381_5">Mapping</text:span><text:span text:style-name="T381_6"><text:s/></text:span><text:span text:style-name="T381_7">Language</text:span></text:p>
                      <text:list>
                        <text:list-item>
                          <text:p text:style-name="P382"><text:span text:style-name="T382_1">Lingaugem</text:span><text:span text:style-name="T382_2"><text:s/></text:span><text:span text:style-name="T382_3">declarativa</text:span><text:span text:style-name="T382_4"><text:s/></text:span><text:span text:style-name="T382_5">que</text:span><text:span text:style-name="T382_6"><text:s/></text:span><text:span text:style-name="T382_7">descreve</text:span><text:span text:style-name="T382_8"><text:s/></text:span><text:span text:style-name="T382_9">o</text:span><text:span text:style-name="T382_10"><text:s/></text:span><text:span text:style-name="T382_11">mapeamento</text:span></text:p>
                        </text:list-item>
                      </text:list>
                    </text:list-item>
                    <text:list-item>
                      <text:p text:style-name="P383"><text:span text:style-name="T383_1">D</text:span><text:span text:style-name="T383_2">2</text:span><text:span text:style-name="T383_3">R</text:span><text:span text:style-name="T383_4"><text:s/></text:span><text:span text:style-name="T383_5">Server</text:span></text:p>
                      <text:list>
                        <text:list-item>
                          <text:p text:style-name="P384"><text:span text:style-name="T384_1">Servidor</text:span><text:span text:style-name="T384_2"><text:s/></text:span><text:span text:style-name="T384_3">HTTP</text:span><text:span text:style-name="T384_4"><text:s/></text:span><text:span text:style-name="T384_5">que</text:span><text:span text:style-name="T384_6"><text:s/></text:span><text:span text:style-name="T384_7">fornece</text:span><text:span text:style-name="T384_8"><text:s/></text:span><text:span text:style-name="T384_9">uam</text:span><text:span text:style-name="T384_10"><text:s/></text:span><text:span text:style-name="T384_11">visão</text:span><text:span text:style-name="T384_12"><text:s/></text:span><text:span text:style-name="T384_13">Linked</text:span><text:span text:style-name="T384_14"><text:s/></text:span><text:span text:style-name="T384_15">datae</text:span><text:span text:style-name="T384_16"><text:s/></text:span><text:span text:style-name="T384_17">permite</text:span><text:span text:style-name="T384_18"><text:s/></text:span><text:span text:style-name="T384_19">constultas</text:span><text:span text:style-name="T384_20"><text:s/></text:span><text:span text:style-name="T384_21">SPARQL</text:span></text:p>
                        </text:list-item>
                      </text:list>
                    </text:list-item>
                    <text:list-item>
                      <text:p text:style-name="P385"><text:span text:style-name="T385_1">D</text:span><text:span text:style-name="T385_2">2</text:span><text:span text:style-name="T385_3">RQ</text:span><text:span text:style-name="T385_4"><text:s/></text:span><text:span text:style-name="T385_5">Engine</text:span></text:p>
                      <text:list>
                        <text:list-item>
                          <text:p text:style-name="P386"><text:span text:style-name="T386_1">Plug</text:span><text:span text:style-name="T386_2"><text:s/></text:span><text:span text:style-name="T386_3">in</text:span><text:span text:style-name="T386_4"><text:s/></text:span><text:span text:style-name="T386_5">para</text:span><text:span text:style-name="T386_6"><text:s/></text:span><text:span text:style-name="T386_7">Jena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87"><text:span text:style-name="T387_1">Virtuoso</text:span><text:span text:style-name="T387_2"><text:s/></text:span><text:span text:style-name="T387_3">RDF</text:span><text:span text:style-name="T387_4"><text:s/></text:span><text:span text:style-name="T387_5">Views</text:span></text:p>
                  <text:list>
                    <text:list-item>
                      <text:p text:style-name="P388"><text:span text:style-name="T388_1">Dados</text:span><text:span text:style-name="T388_2"><text:s/></text:span><text:span text:style-name="T388_3">relacionais</text:span><text:span text:style-name="T388_4"><text:s/></text:span><text:span text:style-name="T388_5">em</text:span><text:span text:style-name="T388_6"><text:s/></text:span><text:span text:style-name="T388_7">RDF</text:span><text:span text:style-name="T388_8"><text:s/></text:span><text:span text:style-name="T388_9">e</text:span><text:span text:style-name="T388_10"><text:s/></text:span><text:span text:style-name="T388_11">expô</text:span><text:span text:style-name="T388_12">-</text:span><text:span text:style-name="T388_13">lo</text:span><text:span text:style-name="T388_14"><text:s/></text:span><text:span text:style-name="T388_15">no</text:span><text:span text:style-name="T388_16"><text:s/></text:span><text:span text:style-name="T388_17">Virtuoso</text:span><text:span text:style-name="T388_18">-</text:span><text:span text:style-name="T388_19">hosted</text:span><text:span text:style-name="T388_20"><text:s/></text:span><text:span text:style-name="T388_21">SPARQL</text:span><text:span text:style-name="T388_22"><text:s/></text:span><text:span text:style-name="T388_23">endpoint</text:span><text:span text:style-name="T388_24">.</text:span></text:p>
                    </text:list-item>
                    <text:list-item>
                      <text:p text:style-name="P389"><text:span text:style-name="T389_1">Gera</text:span><text:span text:style-name="T389_2"><text:s/></text:span><text:span text:style-name="T389_3">RDF</text:span><text:span text:style-name="T389_4">/</text:span><text:span text:style-name="T389_5">XML</text:span></text:p>
                    </text:list-item>
                    <text:list-item>
                      <text:p text:style-name="P390"><text:span text:style-name="T390_1">Oracle</text:span><text:span text:style-name="T390_2">,<text:s/></text:span><text:span text:style-name="T390_3">MS</text:span><text:span text:style-name="T390_4"><text:s/></text:span><text:span text:style-name="T390_5">Server</text:span><text:span text:style-name="T390_6">,<text:s/></text:span><text:span text:style-name="T390_7">DB</text:span><text:span text:style-name="T390_8">2,<text:s/></text:span><text:span text:style-name="T390_9">Informix</text:span><text:span text:style-name="T390_10">,<text:s/></text:span><text:span text:style-name="T390_11">Progress</text:span><text:span text:style-name="T390_12">,<text:s/></text:span><text:span text:style-name="T390_13">MySQL</text:span><text:span text:style-name="T390_14">,<text:s/></text:span><text:span text:style-name="T390_15">Ingres</text:span><text:span text:style-name="T390_16">,<text:s/></text:span><text:span text:style-name="T390_17">Firebird</text:span><text:span text:style-name="T390_18">,<text:s/></text:span><text:span text:style-name="T390_19">PostgreSQL</text:span><text:span text:style-name="T390_20"><text:s/></text:span><text:span text:style-name="T390_21">e</text:span><text:span text:style-name="T390_22"><text:s/></text:span><text:span text:style-name="T390_23">ODBC</text:span><text:span text:style-name="T390_24"><text:s/></text:span><text:span text:style-name="T390_25">ou</text:span><text:span text:style-name="T390_26"><text:s/></text:span><text:span text:style-name="T390_27">JDBC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1"/>
      <text:p text:style-name="P392"/>
      <text:p text:style-name="P393"/>
      <text:p text:style-name="P394"><text:span text:style-name="T394_1">APÊNDICE</text:span><text:span text:style-name="T394_2"><text:s/></text:span><text:span text:style-name="T394_3">A</text:span><text:span text:style-name="T394_4"><text:s/>-<text:s/></text:span><text:span text:style-name="T394_5">VOCABULÁRIO</text:span></text:p>
      <text:p text:style-name="P395"/>
      <text:p text:style-name="P396"/>
      <text:p text:style-name="P397"/>
      <text:p text:style-name="P398"><text:span text:style-name="T398_1">PREFIX</text:span><text:span text:style-name="T398_2"><text:s/></text:span><text:span text:style-name="T398_3">owl</text:span><text:span text:style-name="T398_4">:<text:s/>&lt;</text:span><text:span text:style-name="T398_5">http</text:span><text:span text:style-name="T398_6">://</text:span><text:span text:style-name="T398_7">www</text:span><text:span text:style-name="T398_8">.</text:span><text:span text:style-name="T398_9">w</text:span><text:span text:style-name="T398_10">3.</text:span><text:span text:style-name="T398_11">org</text:span><text:span text:style-name="T398_12">/2002/07/</text:span><text:span text:style-name="T398_13">owl</text:span><text:span text:style-name="T398_14">#&gt;</text:span></text:p>
      <text:p text:style-name="P399"><text:span text:style-name="T399_1">PREFIX</text:span><text:span text:style-name="T399_2"><text:s/></text:span><text:span text:style-name="T399_3">rdfs</text:span><text:span text:style-name="T399_4">:<text:s/>&lt;</text:span><text:span text:style-name="T399_5">http</text:span><text:span text:style-name="T399_6">://</text:span><text:span text:style-name="T399_7">www</text:span><text:span text:style-name="T399_8">.</text:span><text:span text:style-name="T399_9">w</text:span><text:span text:style-name="T399_10">3.</text:span><text:span text:style-name="T399_11">org</text:span><text:span text:style-name="T399_12">/2000/01/</text:span><text:span text:style-name="T399_13">rdf</text:span><text:span text:style-name="T399_14">-</text:span><text:span text:style-name="T399_15">schema</text:span><text:span text:style-name="T399_16">#&gt;</text:span></text:p>
      <text:p text:style-name="P400"><text:span text:style-name="T400_1">PREFIX</text:span><text:span text:style-name="T400_2"><text:s/></text:span><text:span text:style-name="T400_3">movie</text:span><text:span text:style-name="T400_4">:<text:s/>&lt;</text:span><text:span text:style-name="T400_5">http</text:span><text:span text:style-name="T400_6">://</text:span><text:span text:style-name="T400_7">data</text:span><text:span text:style-name="T400_8">.</text:span><text:span text:style-name="T400_9">linkedmdb</text:span><text:span text:style-name="T400_10">.</text:span><text:span text:style-name="T400_11">org</text:span><text:span text:style-name="T400_12">/</text:span><text:span text:style-name="T400_13">resource</text:span><text:span text:style-name="T400_14">/</text:span><text:span text:style-name="T400_15">movie</text:span><text:span text:style-name="T400_16">/&gt;</text:span></text:p>
      <text:p text:style-name="P401"><text:span text:style-name="T401_1">PREFIX</text:span><text:span text:style-name="T401_2"><text:s/></text:span><text:span text:style-name="T401_3">dcterms</text:span><text:span text:style-name="T401_4">:<text:s/>&lt;</text:span><text:span text:style-name="T401_5">http</text:span><text:span text:style-name="T401_6">://</text:span><text:span text:style-name="T401_7">purl</text:span><text:span text:style-name="T401_8">.</text:span><text:span text:style-name="T401_9">org</text:span><text:span text:style-name="T401_10">/</text:span><text:span text:style-name="T401_11">dc</text:span><text:span text:style-name="T401_12">/</text:span><text:span text:style-name="T401_13">terms</text:span><text:span text:style-name="T401_14">/&gt;</text:span></text:p>
      <text:p text:style-name="P402"><text:span text:style-name="T402_1">PREFIX</text:span><text:span text:style-name="T402_2"><text:s/></text:span><text:span text:style-name="T402_3">dbpedia</text:span><text:span text:style-name="T402_4">-</text:span><text:span text:style-name="T402_5">owl</text:span><text:span text:style-name="T402_6">:<text:s/>&lt;</text:span><text:span text:style-name="T402_7">http</text:span><text:span text:style-name="T402_8">://</text:span><text:span text:style-name="T402_9">dbpedia</text:span><text:span text:style-name="T402_10">.</text:span><text:span text:style-name="T402_11">org</text:span><text:span text:style-name="T402_12">/</text:span><text:span text:style-name="T402_13">ontology</text:span><text:span text:style-name="T402_14">/&gt;</text:span></text:p>
      <text:p text:style-name="P403"><text:span text:style-name="T403_1">PREFIX</text:span><text:span text:style-name="T403_2"><text:s/></text:span><text:span text:style-name="T403_3">rdf</text:span><text:span text:style-name="T403_4">:<text:s/>&lt;</text:span><text:span text:style-name="T403_5">http</text:span><text:span text:style-name="T403_6">://</text:span><text:span text:style-name="T403_7">www</text:span><text:span text:style-name="T403_8">.</text:span><text:span text:style-name="T403_9">w</text:span><text:span text:style-name="T403_10">3.</text:span><text:span text:style-name="T403_11">org</text:span><text:span text:style-name="T403_12">/1999/02/22-</text:span><text:span text:style-name="T403_13">rdf</text:span><text:span text:style-name="T403_14">-</text:span><text:span text:style-name="T403_15">syntax</text:span><text:span text:style-name="T403_16">-</text:span><text:span text:style-name="T403_17">ns</text:span><text:span text:style-name="T403_18">#&gt;</text:span></text:p>
      <text:p text:style-name="P404"><text:span text:style-name="T404_1">PREFIX</text:span><text:span text:style-name="T404_2"><text:s/></text:span><text:span text:style-name="T404_3">dbpprop</text:span><text:span text:style-name="T404_4">:<text:s/>&lt;</text:span><text:span text:style-name="T404_5">http</text:span><text:span text:style-name="T404_6">://</text:span><text:span text:style-name="T404_7">dbpedia</text:span><text:span text:style-name="T404_8">.</text:span><text:span text:style-name="T404_9">org</text:span><text:span text:style-name="T404_10">/</text:span><text:span text:style-name="T404_11">property</text:span><text:span text:style-name="T404_12">/&gt;</text:span></text:p>
      <text:p text:style-name="P405"><text:span text:style-name="T405_1">PREFIX</text:span><text:span text:style-name="T405_2"><text:s/></text:span><text:span text:style-name="T405_3">rsc</text:span><text:span text:style-name="T405_4">:&lt;</text:span><text:span text:style-name="T405_5">http</text:span><text:span text:style-name="T405_6">://</text:span><text:span text:style-name="T405_7">dbpedia</text:span><text:span text:style-name="T405_8">.</text:span><text:span text:style-name="T405_9">org</text:span><text:span text:style-name="T405_10">/</text:span><text:span text:style-name="T405_11">resource</text:span><text:span text:style-name="T405_12">/&gt;</text:span></text:p>
      <text:p text:style-name="P406"><text:span text:style-name="T406_1">PREFIX</text:span><text:span text:style-name="T406_2"><text:s/></text:span><text:span text:style-name="T406_3">foaf</text:span><text:span text:style-name="T406_4">:<text:s/>&lt;</text:span><text:span text:style-name="T406_5"><text:a xlink:type="simple" xlink:href="http://xmlns.com/foaf/0.1/"><text:span text:style-name="T406_6">http</text:span></text:a></text:span><text:span text:style-name="T406_7"><text:a xlink:type="simple" xlink:href="http://xmlns.com/foaf/0.1/"><text:span text:style-name="T406_8">://</text:span></text:a></text:span><text:span text:style-name="T406_9"><text:a xlink:type="simple" xlink:href="http://xmlns.com/foaf/0.1/"><text:span text:style-name="T406_10">xmlns</text:span></text:a></text:span><text:span text:style-name="T406_11"><text:a xlink:type="simple" xlink:href="http://xmlns.com/foaf/0.1/"><text:span text:style-name="T406_12">.</text:span></text:a></text:span><text:span text:style-name="T406_13"><text:a xlink:type="simple" xlink:href="http://xmlns.com/foaf/0.1/"><text:span text:style-name="T406_14">com</text:span></text:a></text:span><text:span text:style-name="T406_15"><text:a xlink:type="simple" xlink:href="http://xmlns.com/foaf/0.1/"><text:span text:style-name="T406_16">/</text:span></text:a></text:span><text:span text:style-name="T406_17"><text:a xlink:type="simple" xlink:href="http://xmlns.com/foaf/0.1/"><text:span text:style-name="T406_18">foaf</text:span></text:a></text:span><text:span text:style-name="T406_19"><text:a xlink:type="simple" xlink:href="http://xmlns.com/foaf/0.1/"><text:span text:style-name="T406_20">/0.1/</text:span></text:a></text:span><text:span text:style-name="T406_21">&gt;</text:span></text:p>
      <text:p text:style-name="P407"/>
      <text:p text:style-name="P408"/>
      <text:p text:style-name="P409"><text:span text:style-name="T409_1">Propriedade</text:span></text:p>
      <text:p text:style-name="P410"/>
      <text:p text:style-name="P411"><text:span text:style-name="T411_1">DBPedia</text:span></text:p>
      <text:p text:style-name="P412"/>
      <text:p text:style-name="P413"><text:span text:style-name="T413_1"><text:a xlink:type="simple" xlink:href="http://dbpedia.org/ontology/Film"><text:span text:style-name="T413_2">http</text:span></text:a></text:span><text:span text:style-name="T413_3"><text:a xlink:type="simple" xlink:href="http://dbpedia.org/ontology/Film"><text:span text:style-name="T413_4">://</text:span></text:a></text:span><text:span text:style-name="T413_5"><text:a xlink:type="simple" xlink:href="http://dbpedia.org/ontology/Film"><text:span text:style-name="T413_6">dbpedia</text:span></text:a></text:span><text:span text:style-name="T413_7"><text:a xlink:type="simple" xlink:href="http://dbpedia.org/ontology/Film"><text:span text:style-name="T413_8">.</text:span></text:a></text:span><text:span text:style-name="T413_9"><text:a xlink:type="simple" xlink:href="http://dbpedia.org/ontology/Film"><text:span text:style-name="T413_10">org</text:span></text:a></text:span><text:span text:style-name="T413_11"><text:a xlink:type="simple" xlink:href="http://dbpedia.org/ontology/Film"><text:span text:style-name="T413_12">/</text:span></text:a></text:span><text:span text:style-name="T413_13"><text:a xlink:type="simple" xlink:href="http://dbpedia.org/ontology/Film"><text:span text:style-name="T413_14">ontology</text:span></text:a></text:span><text:span text:style-name="T413_15"><text:a xlink:type="simple" xlink:href="http://dbpedia.org/ontology/Film"><text:span text:style-name="T413_16">/</text:span></text:a></text:span><text:span text:style-name="T413_17"><text:a xlink:type="simple" xlink:href="http://dbpedia.org/ontology/Film"><text:span text:style-name="T413_18">Film</text:span></text:a></text:span><text:span text:style-name="T413_19"><text:s/>=<text:s/></text:span><text:span text:style-name="T413_20">todos</text:span><text:span text:style-name="T413_21"><text:s/></text:span><text:span text:style-name="T413_22">os</text:span><text:span text:style-name="T413_23"><text:s/></text:span><text:span text:style-name="T413_24">filmes</text:span></text:p>
      <text:p text:style-name="P414"/>
      <text:p text:style-name="P415"><text:span text:style-name="T415_1">Filme</text:span></text:p>
      <text:p text:style-name="P416"><text:span text:style-name="T416_1">dbpedia</text:span><text:span text:style-name="T416_2">-</text:span><text:span text:style-name="T416_3">owl</text:span><text:span text:style-name="T416_4">:</text:span><text:span text:style-name="T416_5">starring</text:span><text:span text:style-name="T416_6"><text:s text:c="2"/>=<text:s/></text:span><text:span text:style-name="T416_7">estrelas</text:span><text:span text:style-name="T416_8"><text:s/></text:span><text:span text:style-name="T416_9">de</text:span><text:span text:style-name="T416_10"><text:s/></text:span><text:span text:style-name="T416_11">um</text:span><text:span text:style-name="T416_12"><text:s/></text:span><text:span text:style-name="T416_13">determinado</text:span><text:span text:style-name="T416_14"><text:s/></text:span><text:span text:style-name="T416_15">filme</text:span></text:p>
      <text:p text:style-name="P417"><text:span text:style-name="T417_1">foaf</text:span><text:span text:style-name="T417_2">:</text:span><text:span text:style-name="T417_3">name</text:span><text:span text:style-name="T417_4"><text:s/>=<text:s/></text:span><text:span text:style-name="T417_5">nome</text:span><text:span text:style-name="T417_6"><text:s/></text:span><text:span text:style-name="T417_7">do</text:span><text:span text:style-name="T417_8"><text:s/></text:span><text:span text:style-name="T417_9">filme</text:span></text:p>
      <text:p text:style-name="P418"/>
      <text:p text:style-name="P419"><text:span text:style-name="T419_1">Ator</text:span></text:p>
      <text:p text:style-name="P420"/>
      <text:p text:style-name="P421"><text:span text:style-name="T421_1">dbpedia</text:span><text:span text:style-name="T421_2">-</text:span><text:span text:style-name="T421_3">owl</text:span><text:span text:style-name="T421_4">:</text:span><text:span text:style-name="T421_5">birthDate</text:span><text:span text:style-name="T421_6"><text:s/></text:span><text:span text:style-name="T421_7">data</text:span><text:span text:style-name="T421_8"><text:s/></text:span><text:span text:style-name="T421_9">de</text:span><text:span text:style-name="T421_10"><text:s/></text:span><text:span text:style-name="T421_11">nascimento</text:span></text:p>
      <text:p text:style-name="P422"><text:span text:style-name="T422_1">dbpprop</text:span><text:span text:style-name="T422_2">:</text:span><text:span text:style-name="T422_3">birthPlace</text:span><text:span text:style-name="T422_4"><text:s/></text:span><text:span text:style-name="T422_5">Local</text:span><text:span text:style-name="T422_6"><text:s/></text:span><text:span text:style-name="T422_7">de</text:span><text:span text:style-name="T422_8"><text:s/></text:span><text:span text:style-name="T422_9">nascimento</text:span></text:p>
      <text:p text:style-name="P423"/>
      <text:p text:style-name="P424"/>
      <text:p text:style-name="P425"><text:span text:style-name="T425_1">LinkedMDB</text:span></text:p>
      <text:p text:style-name="P426"/>
      <text:p text:style-name="P427"><text:span text:style-name="T427_1"><text:a xlink:type="simple" xlink:href="http://data.linkedmdb.org/resource/movie/"><text:span text:style-name="T427_2">http</text:span></text:a></text:span><text:span text:style-name="T427_3"><text:a xlink:type="simple" xlink:href="http://data.linkedmdb.org/resource/movie/"><text:span text:style-name="T427_4">://</text:span></text:a></text:span><text:span text:style-name="T427_5"><text:a xlink:type="simple" xlink:href="http://data.linkedmdb.org/resource/movie/"><text:span text:style-name="T427_6">data</text:span></text:a></text:span><text:span text:style-name="T427_7"><text:a xlink:type="simple" xlink:href="http://data.linkedmdb.org/resource/movie/"><text:span text:style-name="T427_8">.</text:span></text:a></text:span><text:span text:style-name="T427_9"><text:a xlink:type="simple" xlink:href="http://data.linkedmdb.org/resource/movie/"><text:span text:style-name="T427_10">linkedmdb</text:span></text:a></text:span><text:span text:style-name="T427_11"><text:a xlink:type="simple" xlink:href="http://data.linkedmdb.org/resource/movie/"><text:span text:style-name="T427_12">.</text:span></text:a></text:span><text:span text:style-name="T427_13"><text:a xlink:type="simple" xlink:href="http://data.linkedmdb.org/resource/movie/"><text:span text:style-name="T427_14">org</text:span></text:a></text:span><text:span text:style-name="T427_15"><text:a xlink:type="simple" xlink:href="http://data.linkedmdb.org/resource/movie/"><text:span text:style-name="T427_16">/</text:span></text:a></text:span><text:span text:style-name="T427_17"><text:a xlink:type="simple" xlink:href="http://data.linkedmdb.org/resource/movie/"><text:span text:style-name="T427_18">resource</text:span></text:a></text:span><text:span text:style-name="T427_19"><text:a xlink:type="simple" xlink:href="http://data.linkedmdb.org/resource/movie/"><text:span text:style-name="T427_20">/</text:span></text:a></text:span><text:span text:style-name="T427_21"><text:a xlink:type="simple" xlink:href="http://data.linkedmdb.org/resource/movie/"><text:span text:style-name="T427_22">movie</text:span></text:a></text:span><text:span text:style-name="T427_23"><text:a xlink:type="simple" xlink:href="http://data.linkedmdb.org/resource/movie/"><text:span text:style-name="T427_24">/</text:span></text:a></text:span></text:p>
      <text:p text:style-name="P428"><text:span text:style-name="T428_1"><text:s/></text:span></text:p>
      <text:p text:style-name="P429"><text:span text:style-name="T429_1">film</text:span><text:span text:style-name="T429_2"><text:s/>=<text:s/></text:span><text:span text:style-name="T429_3">todos</text:span><text:span text:style-name="T429_4"><text:s/></text:span><text:span text:style-name="T429_5">os</text:span><text:span text:style-name="T429_6"><text:s/></text:span><text:span text:style-name="T429_7">filmes</text:span></text:p>
      <text:p text:style-name="P430"/>
      <text:p text:style-name="P431"><text:span text:style-name="T431_1">rdfs</text:span><text:span text:style-name="T431_2">:</text:span><text:span text:style-name="T431_3">label</text:span><text:span text:style-name="T431_4"><text:s/>=<text:s/></text:span><text:span text:style-name="T431_5">rotulo</text:span><text:span text:style-name="T431_6"><text:s/></text:span><text:span text:style-name="T431_7">da</text:span><text:span text:style-name="T431_8"><text:s/></text:span><text:span text:style-name="T431_9">entidade</text:span><text:span text:style-name="T431_10"><text:s/>(</text:span><text:span text:style-name="T431_11">Filme</text:span><text:span text:style-name="T431_12"><text:s/></text:span><text:span text:style-name="T431_13">e</text:span><text:span text:style-name="T431_14"><text:s/></text:span><text:span text:style-name="T431_15">Ator</text:span><text:span text:style-name="T431_16">)</text:span></text:p>
      <text:p text:style-name="P432"><text:span text:style-name="T432_1">movie</text:span><text:span text:style-name="T432_2">:</text:span><text:span text:style-name="T432_3">featured</text:span><text:span text:style-name="T432_4">_</text:span><text:span text:style-name="T432_5">film</text:span><text:span text:style-name="T432_6">_</text:span><text:span text:style-name="T432_7">location</text:span><text:span text:style-name="T432_8"><text:s/>=<text:s/></text:span><text:span text:style-name="T432_9">local</text:span><text:span text:style-name="T432_10"><text:s/></text:span><text:span text:style-name="T432_11">de</text:span><text:span text:style-name="T432_12"><text:s/></text:span><text:span text:style-name="T432_13">gravação</text:span><text:span text:style-name="T432_14"><text:s/></text:span><text:span text:style-name="T432_15">do</text:span><text:span text:style-name="T432_16"><text:s/></text:span><text:span text:style-name="T432_17">filme</text:span><text:span text:style-name="T432_18"><text:s/>(</text:span><text:span text:style-name="T432_19">geolocation</text:span><text:span text:style-name="T432_20">)</text:span></text:p>
      <text:p text:style-name="P433"><text:span text:style-name="T433_1">movie</text:span><text:span text:style-name="T433_2">:</text:span><text:span text:style-name="T433_3">film</text:span><text:span text:style-name="T433_4">_</text:span><text:span text:style-name="T433_5">location</text:span><text:span text:style-name="T433_6">_</text:span><text:span text:style-name="T433_7">name</text:span><text:span text:style-name="T433_8"><text:s/>=<text:s/></text:span><text:span text:style-name="T433_9">nome</text:span><text:span text:style-name="T433_10"><text:s/></text:span><text:span text:style-name="T433_11">do</text:span><text:span text:style-name="T433_12"><text:s/></text:span><text:span text:style-name="T433_13">local</text:span><text:span text:style-name="T433_14"><text:s/></text:span><text:span text:style-name="T433_15">de</text:span><text:span text:style-name="T433_16"><text:s/></text:span><text:span text:style-name="T433_17">gravação</text:span><text:span text:style-name="T433_18"><text:s/></text:span><text:span text:style-name="T433_19">do</text:span><text:span text:style-name="T433_20"><text:s/></text:span><text:span text:style-name="T433_21">filme</text:span></text:p>
      <text:p text:style-name="P434"/>
      <text:p text:style-name="P435"/>
      <text:p text:style-name="P4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fo:color="#222222" style:font-name="Verdana" fo:font-size="10pt" style:font-name-asian="Verdana" style:font-size-asian="10pt" style:font-name-complex="Verdana" style:font-size-complex="10pt"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fo:color="#222222" style:font-name="Verdana" fo:font-size="10pt" style:font-name-asian="Verdana" style:font-size-asian="10pt" style:font-name-complex="Verdana" style:font-size-complex="10pt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color="#222222" style:font-name="Verdana" fo:font-size="10pt" style:font-name-asian="Verdana" style:font-size-asian="10pt" style:font-name-complex="Verdana" style:font-size-complex="10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color="#222222" style:font-name="Verdana" fo:font-size="10pt" style:font-name-asian="Verdana" style:font-size-asian="10pt" style:font-name-complex="Verdana" style:font-size-complex="10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fo:color="#222222" style:font-name="Verdana" fo:font-size="10pt" style:font-name-asian="Verdana" style:font-size-asian="10pt" style:font-name-complex="Verdana" style:font-size-complex="10pt"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fo:color="#222222" style:font-name="Verdana" fo:font-size="10pt" style:font-name-asian="Verdana" style:font-size-asian="10pt" style:font-name-complex="Verdana" style:font-size-complex="10pt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fo:color="#222222" style:font-name="Verdana" fo:font-size="10pt" style:font-name-asian="Verdana" style:font-size-asian="10pt" style:font-name-complex="Verdana" style:font-size-complex="10pt"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fo:color="#222222" style:font-name="Verdana" fo:font-size="10pt" style:font-name-asian="Verdana" style:font-size-asian="10pt" style:font-name-complex="Verdana" style:font-size-complex="10pt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